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4.8453in"/>
    </style:style>
    <style:style style:name="co3" style:family="table-column">
      <style:table-column-properties fo:break-before="auto" style:column-width="2.4701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98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9" style:family="table-cell" style:parent-style-name="Default" style:data-style-name="N100"/>
    <style:style style:name="ce10" style:family="table-cell" style:parent-style-name="Default" style:data-style-name="N11"/>
    <style:style style:name="ce11" style:family="table-cell" style:parent-style-name="Default" style:data-style-name="N0"/>
    <style:style style:name="ce1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internal_medicine_pass_r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7" table:default-cell-style-name="Default"/>
        <table:table-column table:style-name="co3" table:default-cell-style-name="Default"/>
        <table:table-column table:style-name="co5" table:default-cell-style-name="ce11"/>
        <table:table-row table:style-name="ro1">
          <table:table-cell/>
          <table:table-cell office:value-type="string" calcext:value-type="string">
            <text:p>Alabama</text:p>
          </table:table-cell>
          <table:table-cell/>
          <table:table-cell office:value-type="string" calcext:value-type="string">
            <text:p>Number of Examinees</text:p>
          </table:table-cell>
          <table:table-cell office:value-type="string" calcext:value-type="string">
            <text:p>Percent Passing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New lab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ookwood Baptist Health Progr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4" calcext:value-type="float">
            <text:p>0.84</text:p>
          </table:table-cell>
          <table:table-cell table:style-name="ce11" office:value-type="float" office:value="0" calcext:value-type="float">
            <text:p>0</text:p>
          </table:table-cell>
          <table:table-cell table:formula="of:=IF([.F3]=0;[.B2];COM.MICROSOFT.CONCAT([.B2];&quot; &quot;;[.B3]))" office:value-type="string" office:string-value="Brookwood Baptist Health Program" calcext:value-type="string">
            <text:p>Brookwood Baptist Health Program</text:p>
          </table:table-cell>
          <table:table-cell/>
          <table:table-cell table:formula="of:=IF(ISNUMBER(SEARCH(&quot;(Combined&quot;;[.B2]));COM.MICROSOFT.CONCAT([.B1];&quot; &quot;;[.B2]);[.B2])" office:value-type="string" office:string-value="Brookwood Baptist Health Program" calcext:value-type="string">
            <text:p>Brookwood Baptist Health Program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University of Alabama Hospital Progr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3]+[.E3]=[.D2]+[.E2];1;0)" office:value-type="float" office:value="0" calcext:value-type="float">
            <text:p>0</text:p>
          </table:table-cell>
          <table:table-cell table:formula="of:=IF([.F4]=0;[.B3];COM.MICROSOFT.CONCAT([.B3];&quot; &quot;;[.B4]))" office:value-type="string" office:string-value="University of Alabama Hospital Program" calcext:value-type="string">
            <text:p>University of Alabama Hospital Program</text:p>
          </table:table-cell>
          <table:table-cell/>
          <table:table-cell table:formula="of:=IF(ISNUMBER(SEARCH(&quot;(Combined&quot;;[.B3]));COM.MICROSOFT.CONCAT([.B2];&quot; &quot;;[.B3]);[.B3])" office:value-type="string" office:string-value="University of Alabama Hospital Program" calcext:value-type="string">
            <text:p>University of Alabama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Alabama Medical Center (Montgomery) Progr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83" calcext:value-type="float">
            <text:p>0.83</text:p>
          </table:table-cell>
          <table:table-cell table:style-name="ce11" table:formula="of:=IF([.D4]+[.E4]=[.D3]+[.E3];1;0)" office:value-type="float" office:value="0" calcext:value-type="float">
            <text:p>0</text:p>
          </table:table-cell>
          <table:table-cell table:formula="of:=IF([.F5]=0;[.B4];COM.MICROSOFT.CONCAT([.B4];&quot; &quot;;[.B5]))" office:value-type="string" office:string-value="University of Alabama Medical Center (Montgomery) Program" calcext:value-type="string">
            <text:p>University of Alabama Medical Center (Montgomery) Program</text:p>
          </table:table-cell>
          <table:table-cell/>
          <table:table-cell table:formula="of:=IF(ISNUMBER(SEARCH(&quot;(Combined&quot;;[.B4]));COM.MICROSOFT.CONCAT([.B3];&quot; &quot;;[.B4]);[.B4])" office:value-type="string" office:string-value="University of Alabama Medical Center (Montgomery) Program" calcext:value-type="string">
            <text:p>University of Alabama Medical Center (Montgomery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Alabama Medical Center Program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5]+[.E5]=[.D4]+[.E4];1;0)" office:value-type="float" office:value="0" calcext:value-type="float">
            <text:p>0</text:p>
          </table:table-cell>
          <table:table-cell table:formula="of:=IF([.F6]=0;[.B5];COM.MICROSOFT.CONCAT([.B5];&quot; &quot;;[.B6]))" office:value-type="string" office:string-value="University of Alabama Medical Center Program" calcext:value-type="string">
            <text:p>University of Alabama Medical Center Program</text:p>
          </table:table-cell>
          <table:table-cell/>
          <table:table-cell table:formula="of:=IF(ISNUMBER(SEARCH(&quot;(Combined&quot;;[.B5]));COM.MICROSOFT.CONCAT([.B4];&quot; &quot;;[.B5]);[.B5])" office:value-type="string" office:string-value="University of Alabama Medical Center Program" calcext:value-type="string">
            <text:p>University of Alabama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6]+[.E6]=[.D5]+[.E5];1;0)" office:value-type="float" office:value="0" calcext:value-type="float">
            <text:p>0</text:p>
          </table:table-cell>
          <table:table-cell table:formula="of:=IF([.F7]=0;[.B6];COM.MICROSOFT.CONCAT([.B6];&quot; &quot;;[.B7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6]));COM.MICROSOFT.CONCAT([.B5];&quot; &quot;;[.B6]);[.B6])" office:value-type="string" office:string-value="University of Alabama Medical Center Program (Combined Internal Medicine-Pediatrics)" calcext:value-type="string">
            <text:p>University of Alabama Medical Center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A Health Program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7]+[.E7]=[.D6]+[.E6];1;0)" office:value-type="float" office:value="0" calcext:value-type="float">
            <text:p>0</text:p>
          </table:table-cell>
          <table:table-cell table:formula="of:=IF([.F8]=0;[.B7];COM.MICROSOFT.CONCAT([.B7];&quot; &quot;;[.B8]))" office:value-type="string" office:string-value="USA Health Program" calcext:value-type="string">
            <text:p>USA Health Program</text:p>
          </table:table-cell>
          <table:table-cell/>
          <table:table-cell table:formula="of:=IF(ISNUMBER(SEARCH(&quot;(Combined&quot;;[.B7]));COM.MICROSOFT.CONCAT([.B6];&quot; &quot;;[.B7]);[.B7])" office:value-type="string" office:string-value="USA Health Program" calcext:value-type="string">
            <text:p>USA Heal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ighton University School of Medicine (Phoenix) Progr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8]+[.E8]=[.D7]+[.E7];1;0)" office:value-type="float" office:value="0" calcext:value-type="float">
            <text:p>0</text:p>
          </table:table-cell>
          <table:table-cell table:formula="of:=IF([.F9]=0;[.B8];COM.MICROSOFT.CONCAT([.B8];&quot; &quot;;[.B9]))" office:value-type="string" office:string-value="Creighton University School of Medicine (Phoenix) Program" calcext:value-type="string">
            <text:p>Creighton University School of Medicine (Phoenix) Program</text:p>
          </table:table-cell>
          <table:table-cell/>
          <table:table-cell table:formula="of:=IF(ISNUMBER(SEARCH(&quot;(Combined&quot;;[.B8]));COM.MICROSOFT.CONCAT([.B7];&quot; &quot;;[.B8]);[.B8])" office:value-type="string" office:string-value="Creighton University School of Medicine (Phoenix) Program" calcext:value-type="string">
            <text:p>Creighton University School of Medicine (Phoenix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ighton University School of Medicine/Maricopa Medical Center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9]+[.E9]=[.D8]+[.E8];1;0)" office:value-type="float" office:value="0" calcext:value-type="float">
            <text:p>0</text:p>
          </table:table-cell>
          <table:table-cell table:formula="of:=IF([.F10]=0;[.B9];COM.MICROSOFT.CONCAT([.B9];&quot; &quot;;[.B10]))" office:value-type="string" office:string-value="Creighton University School of Medicine/Maricopa Medical Center (Phoenix) Program" calcext:value-type="string">
            <text:p>Creighton University School of Medicine/Maricopa Medical Center (Phoenix) Program</text:p>
          </table:table-cell>
          <table:table-cell/>
          <table:table-cell table:formula="of:=IF(ISNUMBER(SEARCH(&quot;(Combined&quot;;[.B9]));COM.MICROSOFT.CONCAT([.B8];&quot; &quot;;[.B9]);[.B9])" office:value-type="string" office:string-value="Creighton University School of Medicine/Maricopa Medical Center" calcext:value-type="string">
            <text:p>Creighton University School of Medicine/Maricopa Medical Ce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Phoenix) Program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10]+[.E10]=[.D9]+[.E9];1;0)" office:value-type="float" office:value="1" calcext:value-type="float">
            <text:p>1</text:p>
          </table:table-cell>
          <table:table-cell table:formula="of:=IF([.F11]=0;[.B10];COM.MICROSOFT.CONCAT([.B10];&quot; &quot;;[.B11]))" office:value-type="string" office:string-value="(Phoenix) Program" calcext:value-type="string">
            <text:p>(Phoenix) Program</text:p>
          </table:table-cell>
          <table:table-cell/>
          <table:table-cell table:formula="of:=IF(ISNUMBER(SEARCH(&quot;(Combined&quot;;[.B10]));COM.MICROSOFT.CONCAT([.B9];&quot; &quot;;[.B10]);[.B10])" office:value-type="string" office:string-value="(Phoenix) Program" calcext:value-type="string">
            <text:p>(Phoenix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orHealth Progra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table:formula="of:=IF([.D11]+[.E11]=[.D10]+[.E10];1;0)" office:value-type="float" office:value="0" calcext:value-type="float">
            <text:p>0</text:p>
          </table:table-cell>
          <table:table-cell table:formula="of:=IF([.F12]=0;[.B11];COM.MICROSOFT.CONCAT([.B11];&quot; &quot;;[.B12]))" office:value-type="string" office:string-value="HonorHealth Program" calcext:value-type="string">
            <text:p>HonorHealth Program</text:p>
          </table:table-cell>
          <table:table-cell/>
          <table:table-cell table:formula="of:=IF(ISNUMBER(SEARCH(&quot;(Combined&quot;;[.B11]));COM.MICROSOFT.CONCAT([.B10];&quot; &quot;;[.B11]);[.B11])" office:value-type="string" office:string-value="HonorHealth Program" calcext:value-type="string">
            <text:p>HonorHeal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yo Clinic College of Medicine and Science (Arizona)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12]+[.E12]=[.D11]+[.E11];1;0)" office:value-type="float" office:value="0" calcext:value-type="float">
            <text:p>0</text:p>
          </table:table-cell>
          <table:table-cell table:formula="of:=IF([.F13]=0;[.B12];COM.MICROSOFT.CONCAT([.B12];&quot; &quot;;[.B13]))" office:value-type="string" office:string-value="Mayo Clinic College of Medicine and Science (Arizona) Program" calcext:value-type="string">
            <text:p>Mayo Clinic College of Medicine and Science (Arizona) Program</text:p>
          </table:table-cell>
          <table:table-cell/>
          <table:table-cell table:formula="of:=IF(ISNUMBER(SEARCH(&quot;(Combined&quot;;[.B12]));COM.MICROSOFT.CONCAT([.B11];&quot; &quot;;[.B12]);[.B12])" office:value-type="string" office:string-value="Mayo Clinic College of Medicine and Science (Arizona) Program" calcext:value-type="string">
            <text:p>Mayo Clinic College of Medicine and Science (Arizona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Arizona College of Medicine-Phoenix Program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13]+[.E13]=[.D12]+[.E12];1;0)" office:value-type="float" office:value="0" calcext:value-type="float">
            <text:p>0</text:p>
          </table:table-cell>
          <table:table-cell table:formula="of:=IF([.F14]=0;[.B13];COM.MICROSOFT.CONCAT([.B13];&quot; &quot;;[.B14]))" office:value-type="string" office:string-value="University of Arizona College of Medicine-Phoenix Program" calcext:value-type="string">
            <text:p>University of Arizona College of Medicine-Phoenix Program</text:p>
          </table:table-cell>
          <table:table-cell/>
          <table:table-cell table:formula="of:=IF(ISNUMBER(SEARCH(&quot;(Combined&quot;;[.B13]));COM.MICROSOFT.CONCAT([.B12];&quot; &quot;;[.B13]);[.B13])" office:value-type="string" office:string-value="University of Arizona College of Medicine-Phoenix Program" calcext:value-type="string">
            <text:p>University of Arizona College of Medicine-Phoenix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14]+[.E14]=[.D13]+[.E13];1;0)" office:value-type="float" office:value="0" calcext:value-type="float">
            <text:p>0</text:p>
          </table:table-cell>
          <table:table-cell table:formula="of:=IF([.F15]=0;[.B14];COM.MICROSOFT.CONCAT([.B14];&quot; &quot;;[.B15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14]));COM.MICROSOFT.CONCAT([.B13];&quot; &quot;;[.B14]);[.B14])" office:value-type="string" office:string-value="University of Arizona College of Medicine-Phoenix Program (Combined Internal Medicine-Pediatrics)" calcext:value-type="string">
            <text:p>University of Arizona College of Medicine-Phoenix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Arizona College of Medicine-Tucson (South Campus)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5" calcext:value-type="float">
            <text:p>0.65</text:p>
          </table:table-cell>
          <table:table-cell table:style-name="ce11" table:formula="of:=IF([.D15]+[.E15]=[.D14]+[.E14];1;0)" office:value-type="float" office:value="0" calcext:value-type="float">
            <text:p>0</text:p>
          </table:table-cell>
          <table:table-cell table:formula="of:=IF([.F16]=0;[.B15];COM.MICROSOFT.CONCAT([.B15];&quot; &quot;;[.B16]))" office:value-type="string" office:string-value="University of Arizona College of Medicine-Tucson (South Campus) Program" calcext:value-type="string">
            <text:p>University of Arizona College of Medicine-Tucson (South Campus) Program</text:p>
          </table:table-cell>
          <table:table-cell/>
          <table:table-cell table:formula="of:=IF(ISNUMBER(SEARCH(&quot;(Combined&quot;;[.B15]));COM.MICROSOFT.CONCAT([.B14];&quot; &quot;;[.B15]);[.B15])" office:value-type="string" office:string-value="University of Arizona College of Medicine-Tucson (South Campus)" calcext:value-type="string">
            <text:p>University of Arizona College of Medicine-Tucson (South Campu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5" calcext:value-type="float">
            <text:p>0.65</text:p>
          </table:table-cell>
          <table:table-cell table:style-name="ce11" table:formula="of:=IF([.D16]+[.E16]=[.D15]+[.E15];1;0)" office:value-type="float" office:value="1" calcext:value-type="float">
            <text:p>1</text:p>
          </table:table-cell>
          <table:table-cell table:formula="of:=IF([.F17]=0;[.B16];COM.MICROSOFT.CONCAT([.B16];&quot; &quot;;[.B17]))" office:value-type="string" office:string-value="Program" calcext:value-type="string">
            <text:p>Program</text:p>
          </table:table-cell>
          <table:table-cell/>
          <table:table-cell table:formula="of:=IF(ISNUMBER(SEARCH(&quot;(Combined&quot;;[.B16]));COM.MICROSOFT.CONCAT([.B15];&quot; &quot;;[.B16]);[.B16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Arizona College of Medicine-Tucson Program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17]+[.E17]=[.D16]+[.E16];1;0)" office:value-type="float" office:value="0" calcext:value-type="float">
            <text:p>0</text:p>
          </table:table-cell>
          <table:table-cell table:formula="of:=IF([.F18]=0;[.B17];COM.MICROSOFT.CONCAT([.B17];&quot; &quot;;[.B18]))" office:value-type="string" office:string-value="University of Arizona College of Medicine-Tucson Program" calcext:value-type="string">
            <text:p>University of Arizona College of Medicine-Tucson Program</text:p>
          </table:table-cell>
          <table:table-cell/>
          <table:table-cell table:formula="of:=IF(ISNUMBER(SEARCH(&quot;(Combined&quot;;[.B17]));COM.MICROSOFT.CONCAT([.B16];&quot; &quot;;[.B17]);[.B17])" office:value-type="string" office:string-value="University of Arizona College of Medicine-Tucson Program" calcext:value-type="string">
            <text:p>University of Arizona College of Medicine-Tucson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kansa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1" table:formula="of:=IF([.D18]+[.E18]=[.D17]+[.E17];1;0)" office:value-type="float" office:value="0" calcext:value-type="float">
            <text:p>0</text:p>
          </table:table-cell>
          <table:table-cell table:formula="of:=IF([.F19]=0;[.B18];COM.MICROSOFT.CONCAT([.B18];&quot; &quot;;[.B19]))" office:value-type="string" office:string-value="Arkansas" calcext:value-type="string">
            <text:p>Arkansas</text:p>
          </table:table-cell>
          <table:table-cell/>
          <table:table-cell table:formula="of:=IF(ISNUMBER(SEARCH(&quot;(Combined&quot;;[.B18]));COM.MICROSOFT.CONCAT([.B17];&quot; &quot;;[.B18]);[.B18])" office:value-type="string" office:string-value="Arkansas" calcext:value-type="string">
            <text:p>Arkans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Arkansas for Medical Sciences (UAMS) College of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style-name="ce11" table:formula="of:=IF([.D19]+[.E19]=[.D18]+[.E18];1;0)" office:value-type="float" office:value="0" calcext:value-type="float">
            <text:p>0</text:p>
          </table:table-cell>
          <table:table-cell table:formula="of:=IF([.F20]=0;[.B19];COM.MICROSOFT.CONCAT([.B19];&quot; &quot;;[.B20]))" office:value-type="string" office:string-value="University of Arkansas for Medical Sciences (UAMS) College of Medicine (Northwest) Program" calcext:value-type="string">
            <text:p>University of Arkansas for Medical Sciences (UAMS) College of Medicine (Northwest) Program</text:p>
          </table:table-cell>
          <table:table-cell/>
          <table:table-cell table:formula="of:=IF(ISNUMBER(SEARCH(&quot;(Combined&quot;;[.B19]));COM.MICROSOFT.CONCAT([.B18];&quot; &quot;;[.B19]);[.B19])" office:value-type="string" office:string-value="University of Arkansas for Medical Sciences (UAMS) College of" calcext:value-type="string">
            <text:p>University of Arkansas for Medical Sciences (UAMS) College o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ine (Northwest) Progra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style-name="ce11" table:formula="of:=IF([.D20]+[.E20]=[.D19]+[.E19];1;0)" office:value-type="float" office:value="1" calcext:value-type="float">
            <text:p>1</text:p>
          </table:table-cell>
          <table:table-cell table:formula="of:=IF([.F21]=0;[.B20];COM.MICROSOFT.CONCAT([.B20];&quot; &quot;;[.B21]))" office:value-type="string" office:string-value="Medicine (Northwest) Program" calcext:value-type="string">
            <text:p>Medicine (Northwest) Program</text:p>
          </table:table-cell>
          <table:table-cell/>
          <table:table-cell table:formula="of:=IF(ISNUMBER(SEARCH(&quot;(Combined&quot;;[.B20]));COM.MICROSOFT.CONCAT([.B19];&quot; &quot;;[.B20]);[.B20])" office:value-type="string" office:string-value="Medicine (Northwest) Program" calcext:value-type="string">
            <text:p>Medicine (Northwest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Arkansas for Medical Sciences (UAMS) College of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21]+[.E21]=[.D20]+[.E20];1;0)" office:value-type="float" office:value="0" calcext:value-type="float">
            <text:p>0</text:p>
          </table:table-cell>
          <table:table-cell table:formula="of:=IF([.F22]=0;[.B21];COM.MICROSOFT.CONCAT([.B21];&quot; &quot;;[.B22]))" office:value-type="string" office:string-value="University of Arkansas for Medical Sciences (UAMS) College of Medicine Program" calcext:value-type="string">
            <text:p>University of Arkansas for Medical Sciences (UAMS) College of Medicine Program</text:p>
          </table:table-cell>
          <table:table-cell/>
          <table:table-cell table:formula="of:=IF(ISNUMBER(SEARCH(&quot;(Combined&quot;;[.B21]));COM.MICROSOFT.CONCAT([.B20];&quot; &quot;;[.B21]);[.B21])" office:value-type="string" office:string-value="University of Arkansas for Medical Sciences (UAMS) College of" calcext:value-type="string">
            <text:p>University of Arkansas for Medical Sciences (UAMS) College o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ine Program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22]+[.E22]=[.D21]+[.E21];1;0)" office:value-type="float" office:value="1" calcext:value-type="float">
            <text:p>1</text:p>
          </table:table-cell>
          <table:table-cell table:formula="of:=IF([.F23]=0;[.B22];COM.MICROSOFT.CONCAT([.B22];&quot; &quot;;[.B23]))" office:value-type="string" office:string-value="Medicine Program" calcext:value-type="string">
            <text:p>Medicine Program</text:p>
          </table:table-cell>
          <table:table-cell/>
          <table:table-cell table:formula="of:=IF(ISNUMBER(SEARCH(&quot;(Combined&quot;;[.B22]));COM.MICROSOFT.CONCAT([.B21];&quot; &quot;;[.B22]);[.B22])" office:value-type="string" office:string-value="Medicine Program" calcext:value-type="string">
            <text:p>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0.83" calcext:value-type="float">
            <text:p>0.83</text:p>
          </table:table-cell>
          <table:table-cell table:style-name="ce11" table:formula="of:=IF([.D23]+[.E23]=[.D22]+[.E22];1;0)" office:value-type="float" office:value="0" calcext:value-type="float">
            <text:p>0</text:p>
          </table:table-cell>
          <table:table-cell table:formula="of:=IF([.F24]=0;[.B23];COM.MICROSOFT.CONCAT([.B23];&quot; &quot;;[.B24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23]));COM.MICROSOFT.CONCAT([.B22];&quot; &quot;;[.B23]);[.B23])" office:value-type="string" office:string-value="Medicine Program (Combined Internal Medicine-Pediatrics)" calcext:value-type="string">
            <text:p>Medicine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forni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style-name="ce11" table:formula="of:=IF([.D24]+[.E24]=[.D23]+[.E23];1;0)" office:value-type="float" office:value="0" calcext:value-type="float">
            <text:p>0</text:p>
          </table:table-cell>
          <table:table-cell table:formula="of:=IF([.F25]=0;[.B24];COM.MICROSOFT.CONCAT([.B24];&quot; &quot;;[.B25]))" office:value-type="string" office:string-value="California Adventist Health White Memorial Program" calcext:value-type="string">
            <text:p>California Adventist Health White Memorial Program</text:p>
          </table:table-cell>
          <table:table-cell/>
          <table:table-cell table:formula="of:=IF(ISNUMBER(SEARCH(&quot;(Combined&quot;;[.B24]));COM.MICROSOFT.CONCAT([.B23];&quot; &quot;;[.B24]);[.B24])" office:value-type="string" office:string-value="California" calcext:value-type="string">
            <text:p>Califor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ventist Health White Memorial Progra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style-name="ce11" table:formula="of:=IF([.D25]+[.E25]=[.D24]+[.E24];1;0)" office:value-type="float" office:value="1" calcext:value-type="float">
            <text:p>1</text:p>
          </table:table-cell>
          <table:table-cell table:formula="of:=IF([.F26]=0;[.B25];COM.MICROSOFT.CONCAT([.B25];&quot; &quot;;[.B26]))" office:value-type="string" office:string-value="Adventist Health White Memorial Program" calcext:value-type="string">
            <text:p>Adventist Health White Memorial Program</text:p>
          </table:table-cell>
          <table:table-cell/>
          <table:table-cell table:formula="of:=IF(ISNUMBER(SEARCH(&quot;(Combined&quot;;[.B25]));COM.MICROSOFT.CONCAT([.B24];&quot; &quot;;[.B25]);[.B25])" office:value-type="string" office:string-value="Adventist Health White Memorial Program" calcext:value-type="string">
            <text:p>Adventist Health White Memori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meda Health System-Highland Hospital Program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2" calcext:value-type="float">
            <text:p>0.82</text:p>
          </table:table-cell>
          <table:table-cell table:style-name="ce11" table:formula="of:=IF([.D26]+[.E26]=[.D25]+[.E25];1;0)" office:value-type="float" office:value="0" calcext:value-type="float">
            <text:p>0</text:p>
          </table:table-cell>
          <table:table-cell table:formula="of:=IF([.F27]=0;[.B26];COM.MICROSOFT.CONCAT([.B26];&quot; &quot;;[.B27]))" office:value-type="string" office:string-value="Alameda Health System-Highland Hospital Program" calcext:value-type="string">
            <text:p>Alameda Health System-Highland Hospital Program</text:p>
          </table:table-cell>
          <table:table-cell/>
          <table:table-cell table:formula="of:=IF(ISNUMBER(SEARCH(&quot;(Combined&quot;;[.B26]));COM.MICROSOFT.CONCAT([.B25];&quot; &quot;;[.B26]);[.B26])" office:value-type="string" office:string-value="Alameda Health System-Highland Hospital Program" calcext:value-type="string">
            <text:p>Alameda Health System-Highland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rowhead Regional Medical Center Progra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27]+[.E27]=[.D26]+[.E26];1;0)" office:value-type="float" office:value="0" calcext:value-type="float">
            <text:p>0</text:p>
          </table:table-cell>
          <table:table-cell table:formula="of:=IF([.F28]=0;[.B27];COM.MICROSOFT.CONCAT([.B27];&quot; &quot;;[.B28]))" office:value-type="string" office:string-value="Arrowhead Regional Medical Center Program" calcext:value-type="string">
            <text:p>Arrowhead Regional Medical Center Program</text:p>
          </table:table-cell>
          <table:table-cell/>
          <table:table-cell table:formula="of:=IF(ISNUMBER(SEARCH(&quot;(Combined&quot;;[.B27]));COM.MICROSOFT.CONCAT([.B26];&quot; &quot;;[.B27]);[.B27])" office:value-type="string" office:string-value="Arrowhead Regional Medical Center Program" calcext:value-type="string">
            <text:p>Arrowhead Region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fornia Pacific Medical Center Program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28]+[.E28]=[.D27]+[.E27];1;0)" office:value-type="float" office:value="0" calcext:value-type="float">
            <text:p>0</text:p>
          </table:table-cell>
          <table:table-cell table:formula="of:=IF([.F29]=0;[.B28];COM.MICROSOFT.CONCAT([.B28];&quot; &quot;;[.B29]))" office:value-type="string" office:string-value="California Pacific Medical Center Program" calcext:value-type="string">
            <text:p>California Pacific Medical Center Program</text:p>
          </table:table-cell>
          <table:table-cell/>
          <table:table-cell table:formula="of:=IF(ISNUMBER(SEARCH(&quot;(Combined&quot;;[.B28]));COM.MICROSOFT.CONCAT([.B27];&quot; &quot;;[.B28]);[.B28])" office:value-type="string" office:string-value="California Pacific Medical Center Program" calcext:value-type="string">
            <text:p>California Pacific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dars-Sinai Medical Center Program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29]+[.E29]=[.D28]+[.E28];1;0)" office:value-type="float" office:value="0" calcext:value-type="float">
            <text:p>0</text:p>
          </table:table-cell>
          <table:table-cell table:formula="of:=IF([.F30]=0;[.B29];COM.MICROSOFT.CONCAT([.B29];&quot; &quot;;[.B30]))" office:value-type="string" office:string-value="Cedars-Sinai Medical Center Program" calcext:value-type="string">
            <text:p>Cedars-Sinai Medical Center Program</text:p>
          </table:table-cell>
          <table:table-cell/>
          <table:table-cell table:formula="of:=IF(ISNUMBER(SEARCH(&quot;(Combined&quot;;[.B29]));COM.MICROSOFT.CONCAT([.B28];&quot; &quot;;[.B29]);[.B29])" office:value-type="string" office:string-value="Cedars-Sinai Medical Center Program" calcext:value-type="string">
            <text:p>Cedars-Sinai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unity Memorial Health System Progra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9" calcext:value-type="float">
            <text:p>0.69</text:p>
          </table:table-cell>
          <table:table-cell table:style-name="ce11" table:formula="of:=IF([.D30]+[.E30]=[.D29]+[.E29];1;0)" office:value-type="float" office:value="0" calcext:value-type="float">
            <text:p>0</text:p>
          </table:table-cell>
          <table:table-cell table:formula="of:=IF([.F31]=0;[.B30];COM.MICROSOFT.CONCAT([.B30];&quot; &quot;;[.B31]))" office:value-type="string" office:string-value="Community Memorial Health System Program" calcext:value-type="string">
            <text:p>Community Memorial Health System Program</text:p>
          </table:table-cell>
          <table:table-cell/>
          <table:table-cell table:formula="of:=IF(ISNUMBER(SEARCH(&quot;(Combined&quot;;[.B30]));COM.MICROSOFT.CONCAT([.B29];&quot; &quot;;[.B30]);[.B30])" office:value-type="string" office:string-value="Community Memorial Health System Program" calcext:value-type="string">
            <text:p>Community Memorial Health Syste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ert Regional Medical Center Progra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style-name="ce11" table:formula="of:=IF([.D31]+[.E31]=[.D30]+[.E30];1;0)" office:value-type="float" office:value="0" calcext:value-type="float">
            <text:p>0</text:p>
          </table:table-cell>
          <table:table-cell table:formula="of:=IF([.F32]=0;[.B31];COM.MICROSOFT.CONCAT([.B31];&quot; &quot;;[.B32]))" office:value-type="string" office:string-value="Desert Regional Medical Center Program" calcext:value-type="string">
            <text:p>Desert Regional Medical Center Program</text:p>
          </table:table-cell>
          <table:table-cell/>
          <table:table-cell table:formula="of:=IF(ISNUMBER(SEARCH(&quot;(Combined&quot;;[.B31]));COM.MICROSOFT.CONCAT([.B30];&quot; &quot;;[.B31]);[.B31])" office:value-type="string" office:string-value="Desert Regional Medical Center Program" calcext:value-type="string">
            <text:p>Desert Region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senhower Medical Center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1" table:formula="of:=IF([.D32]+[.E32]=[.D31]+[.E31];1;0)" office:value-type="float" office:value="0" calcext:value-type="float">
            <text:p>0</text:p>
          </table:table-cell>
          <table:table-cell table:formula="of:=IF([.F33]=0;[.B32];COM.MICROSOFT.CONCAT([.B32];&quot; &quot;;[.B33]))" office:value-type="string" office:string-value="Eisenhower Medical Center Program" calcext:value-type="string">
            <text:p>Eisenhower Medical Center Program</text:p>
          </table:table-cell>
          <table:table-cell/>
          <table:table-cell table:formula="of:=IF(ISNUMBER(SEARCH(&quot;(Combined&quot;;[.B32]));COM.MICROSOFT.CONCAT([.B31];&quot; &quot;;[.B32]);[.B32])" office:value-type="string" office:string-value="Eisenhower Medical Center Program" calcext:value-type="string">
            <text:p>Eisenhower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ntington Memorial Hospital Progra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33]+[.E33]=[.D32]+[.E32];1;0)" office:value-type="float" office:value="0" calcext:value-type="float">
            <text:p>0</text:p>
          </table:table-cell>
          <table:table-cell table:formula="of:=IF([.F34]=0;[.B33];COM.MICROSOFT.CONCAT([.B33];&quot; &quot;;[.B34]))" office:value-type="string" office:string-value="Huntington Memorial Hospital Program" calcext:value-type="string">
            <text:p>Huntington Memorial Hospital Program</text:p>
          </table:table-cell>
          <table:table-cell/>
          <table:table-cell table:formula="of:=IF(ISNUMBER(SEARCH(&quot;(Combined&quot;;[.B33]));COM.MICROSOFT.CONCAT([.B32];&quot; &quot;;[.B33]);[.B33])" office:value-type="string" office:string-value="Huntington Memorial Hospital Program" calcext:value-type="string">
            <text:p>Huntington Memori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iser Permanente Northern California (Oakland) Program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1" table:formula="of:=IF([.D34]+[.E34]=[.D33]+[.E33];1;0)" office:value-type="float" office:value="0" calcext:value-type="float">
            <text:p>0</text:p>
          </table:table-cell>
          <table:table-cell table:formula="of:=IF([.F35]=0;[.B34];COM.MICROSOFT.CONCAT([.B34];&quot; &quot;;[.B35]))" office:value-type="string" office:string-value="Kaiser Permanente Northern California (Oakland) Program" calcext:value-type="string">
            <text:p>Kaiser Permanente Northern California (Oakland) Program</text:p>
          </table:table-cell>
          <table:table-cell/>
          <table:table-cell table:formula="of:=IF(ISNUMBER(SEARCH(&quot;(Combined&quot;;[.B34]));COM.MICROSOFT.CONCAT([.B33];&quot; &quot;;[.B34]);[.B34])" office:value-type="string" office:string-value="Kaiser Permanente Northern California (Oakland) Program" calcext:value-type="string">
            <text:p>Kaiser Permanente Northern California (Oakland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iser Permanente Northern California (San Francisco) Progr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5" calcext:value-type="float">
            <text:p>0.85</text:p>
          </table:table-cell>
          <table:table-cell table:style-name="ce11" table:formula="of:=IF([.D35]+[.E35]=[.D34]+[.E34];1;0)" office:value-type="float" office:value="0" calcext:value-type="float">
            <text:p>0</text:p>
          </table:table-cell>
          <table:table-cell table:formula="of:=IF([.F36]=0;[.B35];COM.MICROSOFT.CONCAT([.B35];&quot; &quot;;[.B36]))" office:value-type="string" office:string-value="Kaiser Permanente Northern California (San Francisco) Program" calcext:value-type="string">
            <text:p>Kaiser Permanente Northern California (San Francisco) Program</text:p>
          </table:table-cell>
          <table:table-cell/>
          <table:table-cell table:formula="of:=IF(ISNUMBER(SEARCH(&quot;(Combined&quot;;[.B35]));COM.MICROSOFT.CONCAT([.B34];&quot; &quot;;[.B35]);[.B35])" office:value-type="string" office:string-value="Kaiser Permanente Northern California (San Francisco) Program" calcext:value-type="string">
            <text:p>Kaiser Permanente Northern California (San Francisco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iser Permanente Northern California (Santa Clara) Program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36]+[.E36]=[.D35]+[.E35];1;0)" office:value-type="float" office:value="0" calcext:value-type="float">
            <text:p>0</text:p>
          </table:table-cell>
          <table:table-cell table:formula="of:=IF([.F37]=0;[.B36];COM.MICROSOFT.CONCAT([.B36];&quot; &quot;;[.B37]))" office:value-type="string" office:string-value="Kaiser Permanente Northern California (Santa Clara) Program" calcext:value-type="string">
            <text:p>Kaiser Permanente Northern California (Santa Clara) Program</text:p>
          </table:table-cell>
          <table:table-cell/>
          <table:table-cell table:formula="of:=IF(ISNUMBER(SEARCH(&quot;(Combined&quot;;[.B36]));COM.MICROSOFT.CONCAT([.B35];&quot; &quot;;[.B36]);[.B36])" office:value-type="string" office:string-value="Kaiser Permanente Northern California (Santa Clara) Program" calcext:value-type="string">
            <text:p>Kaiser Permanente Northern California (Santa Clara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iser Permanente Southern California (Los Angeles) Progra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37]+[.E37]=[.D36]+[.E36];1;0)" office:value-type="float" office:value="0" calcext:value-type="float">
            <text:p>0</text:p>
          </table:table-cell>
          <table:table-cell table:formula="of:=IF([.F38]=0;[.B37];COM.MICROSOFT.CONCAT([.B37];&quot; &quot;;[.B38]))" office:value-type="string" office:string-value="Kaiser Permanente Southern California (Los Angeles) Program" calcext:value-type="string">
            <text:p>Kaiser Permanente Southern California (Los Angeles) Program</text:p>
          </table:table-cell>
          <table:table-cell/>
          <table:table-cell table:formula="of:=IF(ISNUMBER(SEARCH(&quot;(Combined&quot;;[.B37]));COM.MICROSOFT.CONCAT([.B36];&quot; &quot;;[.B37]);[.B37])" office:value-type="string" office:string-value="Kaiser Permanente Southern California (Los Angeles) Program" calcext:value-type="string">
            <text:p>Kaiser Permanente Southern California (Los Angeles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iser Permanente Southern California Progra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1" table:formula="of:=IF([.D38]+[.E38]=[.D37]+[.E37];1;0)" office:value-type="float" office:value="0" calcext:value-type="float">
            <text:p>0</text:p>
          </table:table-cell>
          <table:table-cell table:formula="of:=IF([.F39]=0;[.B38];COM.MICROSOFT.CONCAT([.B38];&quot; &quot;;[.B39]))" office:value-type="string" office:string-value="Kaiser Permanente Southern California Program" calcext:value-type="string">
            <text:p>Kaiser Permanente Southern California Program</text:p>
          </table:table-cell>
          <table:table-cell/>
          <table:table-cell table:formula="of:=IF(ISNUMBER(SEARCH(&quot;(Combined&quot;;[.B38]));COM.MICROSOFT.CONCAT([.B37];&quot; &quot;;[.B38]);[.B38])" office:value-type="string" office:string-value="Kaiser Permanente Southern California Program" calcext:value-type="string">
            <text:p>Kaiser Permanente Southern Californi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rn Medical Center Progr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39]+[.E39]=[.D38]+[.E38];1;0)" office:value-type="float" office:value="0" calcext:value-type="float">
            <text:p>0</text:p>
          </table:table-cell>
          <table:table-cell table:formula="of:=IF([.F40]=0;[.B39];COM.MICROSOFT.CONCAT([.B39];&quot; &quot;;[.B40]))" office:value-type="string" office:string-value="Kern Medical Center Program" calcext:value-type="string">
            <text:p>Kern Medical Center Program</text:p>
          </table:table-cell>
          <table:table-cell/>
          <table:table-cell table:formula="of:=IF(ISNUMBER(SEARCH(&quot;(Combined&quot;;[.B39]));COM.MICROSOFT.CONCAT([.B38];&quot; &quot;;[.B39]);[.B39])" office:value-type="string" office:string-value="Kern Medical Center Program" calcext:value-type="string">
            <text:p>Kern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C Health Progra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style-name="ce11" table:formula="of:=IF([.D40]+[.E40]=[.D39]+[.E39];1;0)" office:value-type="float" office:value="0" calcext:value-type="float">
            <text:p>0</text:p>
          </table:table-cell>
          <table:table-cell table:formula="of:=IF([.F41]=0;[.B40];COM.MICROSOFT.CONCAT([.B40];&quot; &quot;;[.B41]))" office:value-type="string" office:string-value="KPC Health Program" calcext:value-type="string">
            <text:p>KPC Health Program</text:p>
          </table:table-cell>
          <table:table-cell/>
          <table:table-cell table:formula="of:=IF(ISNUMBER(SEARCH(&quot;(Combined&quot;;[.B40]));COM.MICROSOFT.CONCAT([.B39];&quot; &quot;;[.B40]);[.B40])" office:value-type="string" office:string-value="KPC Health Program" calcext:value-type="string">
            <text:p>KPC Heal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ma Linda University Health Education Consortium Program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84" calcext:value-type="float">
            <text:p>0.84</text:p>
          </table:table-cell>
          <table:table-cell table:style-name="ce11" table:formula="of:=IF([.D41]+[.E41]=[.D40]+[.E40];1;0)" office:value-type="float" office:value="0" calcext:value-type="float">
            <text:p>0</text:p>
          </table:table-cell>
          <table:table-cell table:formula="of:=IF([.F42]=0;[.B41];COM.MICROSOFT.CONCAT([.B41];&quot; &quot;;[.B42]))" office:value-type="string" office:string-value="Loma Linda University Health Education Consortium Program" calcext:value-type="string">
            <text:p>Loma Linda University Health Education Consortium Program</text:p>
          </table:table-cell>
          <table:table-cell/>
          <table:table-cell table:formula="of:=IF(ISNUMBER(SEARCH(&quot;(Combined&quot;;[.B41]));COM.MICROSOFT.CONCAT([.B40];&quot; &quot;;[.B41]);[.B41])" office:value-type="string" office:string-value="Loma Linda University Health Education Consortium Program" calcext:value-type="string">
            <text:p>Loma Linda University Health Education Consortiu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 Angeles County-Harbor-UCLA Medical Center Progra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1" table:formula="of:=IF([.D42]+[.E42]=[.D41]+[.E41];1;0)" office:value-type="float" office:value="0" calcext:value-type="float">
            <text:p>0</text:p>
          </table:table-cell>
          <table:table-cell table:formula="of:=IF([.F43]=0;[.B42];COM.MICROSOFT.CONCAT([.B42];&quot; &quot;;[.B43]))" office:value-type="string" office:string-value="Los Angeles County-Harbor-UCLA Medical Center Program" calcext:value-type="string">
            <text:p>Los Angeles County-Harbor-UCLA Medical Center Program</text:p>
          </table:table-cell>
          <table:table-cell/>
          <table:table-cell table:formula="of:=IF(ISNUMBER(SEARCH(&quot;(Combined&quot;;[.B42]));COM.MICROSOFT.CONCAT([.B41];&quot; &quot;;[.B42]);[.B42])" office:value-type="string" office:string-value="Los Angeles County-Harbor-UCLA Medical Center Program" calcext:value-type="string">
            <text:p>Los Angeles County-Harbor-UCLA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al Medical Center (San Diego) Progra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43]+[.E43]=[.D42]+[.E42];1;0)" office:value-type="float" office:value="0" calcext:value-type="float">
            <text:p>0</text:p>
          </table:table-cell>
          <table:table-cell table:formula="of:=IF([.F44]=0;[.B43];COM.MICROSOFT.CONCAT([.B43];&quot; &quot;;[.B44]))" office:value-type="string" office:string-value="Naval Medical Center (San Diego) Program" calcext:value-type="string">
            <text:p>Naval Medical Center (San Diego) Program</text:p>
          </table:table-cell>
          <table:table-cell/>
          <table:table-cell table:formula="of:=IF(ISNUMBER(SEARCH(&quot;(Combined&quot;;[.B43]));COM.MICROSOFT.CONCAT([.B42];&quot; &quot;;[.B43]);[.B43])" office:value-type="string" office:string-value="Naval Medical Center (San Diego) Program" calcext:value-type="string">
            <text:p>Naval Medical Center (San Diego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ive View/UCLA Medical Center Progra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44]+[.E44]=[.D43]+[.E43];1;0)" office:value-type="float" office:value="0" calcext:value-type="float">
            <text:p>0</text:p>
          </table:table-cell>
          <table:table-cell table:formula="of:=IF([.F45]=0;[.B44];COM.MICROSOFT.CONCAT([.B44];&quot; &quot;;[.B45]))" office:value-type="string" office:string-value="Olive View/UCLA Medical Center Program" calcext:value-type="string">
            <text:p>Olive View/UCLA Medical Center Program</text:p>
          </table:table-cell>
          <table:table-cell/>
          <table:table-cell table:formula="of:=IF(ISNUMBER(SEARCH(&quot;(Combined&quot;;[.B44]));COM.MICROSOFT.CONCAT([.B43];&quot; &quot;;[.B44]);[.B44])" office:value-type="string" office:string-value="Olive View/UCLA Medical Center Program" calcext:value-type="string">
            <text:p>Olive View/UCLA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verside Community Hospital/University of California Riversid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table:formula="of:=IF([.D45]+[.E45]=[.D44]+[.E44];1;0)" office:value-type="float" office:value="0" calcext:value-type="float">
            <text:p>0</text:p>
          </table:table-cell>
          <table:table-cell table:formula="of:=IF([.F46]=0;[.B45];COM.MICROSOFT.CONCAT([.B45];&quot; &quot;;[.B46]))" office:value-type="string" office:string-value="Riverside Community Hospital/University of California Riverside School of Medicine Program" calcext:value-type="string">
            <text:p>Riverside Community Hospital/University of California Riverside School of Medicine Program</text:p>
          </table:table-cell>
          <table:table-cell/>
          <table:table-cell table:formula="of:=IF(ISNUMBER(SEARCH(&quot;(Combined&quot;;[.B45]));COM.MICROSOFT.CONCAT([.B44];&quot; &quot;;[.B45]);[.B45])" office:value-type="string" office:string-value="Riverside Community Hospital/University of California Riverside" calcext:value-type="string">
            <text:p>Riverside Community Hospital/University of California River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ool of Medicine 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table:formula="of:=IF([.D46]+[.E46]=[.D45]+[.E45];1;0)" office:value-type="float" office:value="1" calcext:value-type="float">
            <text:p>1</text:p>
          </table:table-cell>
          <table:table-cell table:formula="of:=IF([.F47]=0;[.B46];COM.MICROSOFT.CONCAT([.B46];&quot; &quot;;[.B47]))" office:value-type="string" office:string-value="School of Medicine Program" calcext:value-type="string">
            <text:p>School of Medicine Program</text:p>
          </table:table-cell>
          <table:table-cell/>
          <table:table-cell table:formula="of:=IF(ISNUMBER(SEARCH(&quot;(Combined&quot;;[.B46]));COM.MICROSOFT.CONCAT([.B45];&quot; &quot;;[.B46]);[.B46])" office:value-type="string" office:string-value="School of Medicine Program" calcext:value-type="string">
            <text:p>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 Joaquin General Hospital Progr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47]+[.E47]=[.D46]+[.E46];1;0)" office:value-type="float" office:value="0" calcext:value-type="float">
            <text:p>0</text:p>
          </table:table-cell>
          <table:table-cell table:formula="of:=IF([.F48]=0;[.B47];COM.MICROSOFT.CONCAT([.B47];&quot; &quot;;[.B48]))" office:value-type="string" office:string-value="San Joaquin General Hospital Program" calcext:value-type="string">
            <text:p>San Joaquin General Hospital Program</text:p>
          </table:table-cell>
          <table:table-cell/>
          <table:table-cell table:formula="of:=IF(ISNUMBER(SEARCH(&quot;(Combined&quot;;[.B47]));COM.MICROSOFT.CONCAT([.B46];&quot; &quot;;[.B47]);[.B47])" office:value-type="string" office:string-value="San Joaquin General Hospital Program" calcext:value-type="string">
            <text:p>San Joaquin Gener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ta Barbara Cottage Hospital Progr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48]+[.E48]=[.D47]+[.E47];1;0)" office:value-type="float" office:value="0" calcext:value-type="float">
            <text:p>0</text:p>
          </table:table-cell>
          <table:table-cell table:formula="of:=IF([.F49]=0;[.B48];COM.MICROSOFT.CONCAT([.B48];&quot; &quot;;[.B49]))" office:value-type="string" office:string-value="Santa Barbara Cottage Hospital Program" calcext:value-type="string">
            <text:p>Santa Barbara Cottage Hospital Program</text:p>
          </table:table-cell>
          <table:table-cell/>
          <table:table-cell table:formula="of:=IF(ISNUMBER(SEARCH(&quot;(Combined&quot;;[.B48]));COM.MICROSOFT.CONCAT([.B47];&quot; &quot;;[.B48]);[.B48])" office:value-type="string" office:string-value="Santa Barbara Cottage Hospital Program" calcext:value-type="string">
            <text:p>Santa Barbara Cottage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ta Clara Valley Medical Center Progra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49]+[.E49]=[.D48]+[.E48];1;0)" office:value-type="float" office:value="0" calcext:value-type="float">
            <text:p>0</text:p>
          </table:table-cell>
          <table:table-cell table:formula="of:=IF([.F50]=0;[.B49];COM.MICROSOFT.CONCAT([.B49];&quot; &quot;;[.B50]))" office:value-type="string" office:string-value="Santa Clara Valley Medical Center Program" calcext:value-type="string">
            <text:p>Santa Clara Valley Medical Center Program</text:p>
          </table:table-cell>
          <table:table-cell/>
          <table:table-cell table:formula="of:=IF(ISNUMBER(SEARCH(&quot;(Combined&quot;;[.B49]));COM.MICROSOFT.CONCAT([.B48];&quot; &quot;;[.B49]);[.B49])" office:value-type="string" office:string-value="Santa Clara Valley Medical Center Program" calcext:value-type="string">
            <text:p>Santa Clara Valle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ipps Clinic/Scripps Green Hospital Program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50]+[.E50]=[.D49]+[.E49];1;0)" office:value-type="float" office:value="0" calcext:value-type="float">
            <text:p>0</text:p>
          </table:table-cell>
          <table:table-cell table:formula="of:=IF([.F51]=0;[.B50];COM.MICROSOFT.CONCAT([.B50];&quot; &quot;;[.B51]))" office:value-type="string" office:string-value="Scripps Clinic/Scripps Green Hospital Program" calcext:value-type="string">
            <text:p>Scripps Clinic/Scripps Green Hospital Program</text:p>
          </table:table-cell>
          <table:table-cell/>
          <table:table-cell table:formula="of:=IF(ISNUMBER(SEARCH(&quot;(Combined&quot;;[.B50]));COM.MICROSOFT.CONCAT([.B49];&quot; &quot;;[.B50]);[.B50])" office:value-type="string" office:string-value="Scripps Clinic/Scripps Green Hospital Program" calcext:value-type="string">
            <text:p>Scripps Clinic/Scripps Green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ipps Mercy Hospital Program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1" table:formula="of:=IF([.D51]+[.E51]=[.D50]+[.E50];1;0)" office:value-type="float" office:value="0" calcext:value-type="float">
            <text:p>0</text:p>
          </table:table-cell>
          <table:table-cell table:formula="of:=IF([.F52]=0;[.B51];COM.MICROSOFT.CONCAT([.B51];&quot; &quot;;[.B52]))" office:value-type="string" office:string-value="Scripps Mercy Hospital Program" calcext:value-type="string">
            <text:p>Scripps Mercy Hospital Program</text:p>
          </table:table-cell>
          <table:table-cell/>
          <table:table-cell table:formula="of:=IF(ISNUMBER(SEARCH(&quot;(Combined&quot;;[.B51]));COM.MICROSOFT.CONCAT([.B50];&quot; &quot;;[.B51]);[.B51])" office:value-type="string" office:string-value="Scripps Mercy Hospital Program" calcext:value-type="string">
            <text:p>Scripps Merc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Mary Medical Center Progr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52]+[.E52]=[.D51]+[.E51];1;0)" office:value-type="float" office:value="0" calcext:value-type="float">
            <text:p>0</text:p>
          </table:table-cell>
          <table:table-cell table:formula="of:=IF([.F53]=0;[.B52];COM.MICROSOFT.CONCAT([.B52];&quot; &quot;;[.B53]))" office:value-type="string" office:string-value="St Mary Medical Center Program" calcext:value-type="string">
            <text:p>St Mary Medical Center Program</text:p>
          </table:table-cell>
          <table:table-cell/>
          <table:table-cell table:formula="of:=IF(ISNUMBER(SEARCH(&quot;(Combined&quot;;[.B52]));COM.MICROSOFT.CONCAT([.B51];&quot; &quot;;[.B52]);[.B52])" office:value-type="string" office:string-value="St Mary Medical Center Program" calcext:value-type="string">
            <text:p>St Mar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Mary's Hospital and Medical Center Progr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5" calcext:value-type="float">
            <text:p>0.85</text:p>
          </table:table-cell>
          <table:table-cell table:style-name="ce11" table:formula="of:=IF([.D53]+[.E53]=[.D52]+[.E52];1;0)" office:value-type="float" office:value="0" calcext:value-type="float">
            <text:p>0</text:p>
          </table:table-cell>
          <table:table-cell table:formula="of:=IF([.F54]=0;[.B53];COM.MICROSOFT.CONCAT([.B53];&quot; &quot;;[.B54]))" office:value-type="string" office:string-value="St Mary's Hospital and Medical Center Program" calcext:value-type="string">
            <text:p>St Mary's Hospital and Medical Center Program</text:p>
          </table:table-cell>
          <table:table-cell/>
          <table:table-cell table:formula="of:=IF(ISNUMBER(SEARCH(&quot;(Combined&quot;;[.B53]));COM.MICROSOFT.CONCAT([.B52];&quot; &quot;;[.B53]);[.B53])" office:value-type="string" office:string-value="St Mary's Hospital and Medical Center Program" calcext:value-type="string">
            <text:p>St Mary's Hospital and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ford Health Care-Sponsored Stanford University Program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1" table:formula="of:=IF([.D54]+[.E54]=[.D53]+[.E53];1;0)" office:value-type="float" office:value="0" calcext:value-type="float">
            <text:p>0</text:p>
          </table:table-cell>
          <table:table-cell table:formula="of:=IF([.F55]=0;[.B54];COM.MICROSOFT.CONCAT([.B54];&quot; &quot;;[.B55]))" office:value-type="string" office:string-value="Stanford Health Care-Sponsored Stanford University Program" calcext:value-type="string">
            <text:p>Stanford Health Care-Sponsored Stanford University Program</text:p>
          </table:table-cell>
          <table:table-cell/>
          <table:table-cell table:formula="of:=IF(ISNUMBER(SEARCH(&quot;(Combined&quot;;[.B54]));COM.MICROSOFT.CONCAT([.B53];&quot; &quot;;[.B54]);[.B54])" office:value-type="string" office:string-value="Stanford Health Care-Sponsored Stanford University Program" calcext:value-type="string">
            <text:p>Stanford Health Care-Sponsored Stanford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CLA David Geffen School of Medicine/UCLA Medical Center Program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55]+[.E55]=[.D54]+[.E54];1;0)" office:value-type="float" office:value="0" calcext:value-type="float">
            <text:p>0</text:p>
          </table:table-cell>
          <table:table-cell table:formula="of:=IF([.F56]=0;[.B55];COM.MICROSOFT.CONCAT([.B55];&quot; &quot;;[.B56]))" office:value-type="string" office:string-value="UCLA David Geffen School of Medicine/UCLA Medical Center Program" calcext:value-type="string">
            <text:p>UCLA David Geffen School of Medicine/UCLA Medical Center Program</text:p>
          </table:table-cell>
          <table:table-cell/>
          <table:table-cell table:formula="of:=IF(ISNUMBER(SEARCH(&quot;(Combined&quot;;[.B55]));COM.MICROSOFT.CONCAT([.B54];&quot; &quot;;[.B55]);[.B55])" office:value-type="string" office:string-value="UCLA David Geffen School of Medicine/UCLA Medical Center Program" calcext:value-type="string">
            <text:p>UCLA David Geffen School of Medicine/UCLA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56]+[.E56]=[.D55]+[.E55];1;0)" office:value-type="float" office:value="0" calcext:value-type="float">
            <text:p>0</text:p>
          </table:table-cell>
          <table:table-cell table:formula="of:=IF([.F57]=0;[.B56];COM.MICROSOFT.CONCAT([.B56];&quot; &quot;;[.B57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56]));COM.MICROSOFT.CONCAT([.B55];&quot; &quot;;[.B56]);[.B56])" office:value-type="string" office:string-value="UCLA David Geffen School of Medicine/UCLA Medical Center Program (Combined Internal Medicine-Pediatrics)" calcext:value-type="string">
            <text:p>UCLA David Geffen School of Medicine/UCLA Medical Center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alifornia (Irvine) Program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57]+[.E57]=[.D56]+[.E56];1;0)" office:value-type="float" office:value="0" calcext:value-type="float">
            <text:p>0</text:p>
          </table:table-cell>
          <table:table-cell table:formula="of:=IF([.F58]=0;[.B57];COM.MICROSOFT.CONCAT([.B57];&quot; &quot;;[.B58]))" office:value-type="string" office:string-value="University of California (Irvine) Program" calcext:value-type="string">
            <text:p>University of California (Irvine) Program</text:p>
          </table:table-cell>
          <table:table-cell/>
          <table:table-cell table:formula="of:=IF(ISNUMBER(SEARCH(&quot;(Combined&quot;;[.B57]));COM.MICROSOFT.CONCAT([.B56];&quot; &quot;;[.B57]);[.B57])" office:value-type="string" office:string-value="University of California (Irvine) Program" calcext:value-type="string">
            <text:p>University of California (Irvin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alifornia (San Diego) Medical Center Program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58]+[.E58]=[.D57]+[.E57];1;0)" office:value-type="float" office:value="0" calcext:value-type="float">
            <text:p>0</text:p>
          </table:table-cell>
          <table:table-cell table:formula="of:=IF([.F59]=0;[.B58];COM.MICROSOFT.CONCAT([.B58];&quot; &quot;;[.B59]))" office:value-type="string" office:string-value="University of California (San Diego) Medical Center Program" calcext:value-type="string">
            <text:p>University of California (San Diego) Medical Center Program</text:p>
          </table:table-cell>
          <table:table-cell/>
          <table:table-cell table:formula="of:=IF(ISNUMBER(SEARCH(&quot;(Combined&quot;;[.B58]));COM.MICROSOFT.CONCAT([.B57];&quot; &quot;;[.B58]);[.B58])" office:value-type="string" office:string-value="University of California (San Diego) Medical Center Program" calcext:value-type="string">
            <text:p>University of California (San Diego)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76" calcext:value-type="float">
            <text:p>176</text:p>
          </table:table-cell>
          <table:table-cell table:style-name="ce9" office:value-type="float" office:value="0.99" calcext:value-type="float">
            <text:p>0.99</text:p>
          </table:table-cell>
          <table:table-cell table:style-name="ce11" table:formula="of:=IF([.D59]+[.E59]=[.D58]+[.E58];1;0)" office:value-type="float" office:value="0" calcext:value-type="float">
            <text:p>0</text:p>
          </table:table-cell>
          <table:table-cell table:formula="of:=IF([.F60]=0;[.B59];COM.MICROSOFT.CONCAT([.B59];&quot; &quot;;[.B60]))" office:value-type="string" office:string-value="(Combined Internal Medicine-Pediatrics) University of California (San Francisco) Program" calcext:value-type="string">
            <text:p>(Combined Internal Medicine-Pediatrics) University of California (San Francisco) Program</text:p>
          </table:table-cell>
          <table:table-cell/>
          <table:table-cell table:formula="of:=IF(ISNUMBER(SEARCH(&quot;(Combined&quot;;[.B59]));COM.MICROSOFT.CONCAT([.B58];&quot; &quot;;[.B59]);[.B59])" office:value-type="string" office:string-value="University of California (San Diego) Medical Center Program (Combined Internal Medicine-Pediatrics)" calcext:value-type="string">
            <text:p>University of California (San Diego) Medical Center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alifornia (San Francisco) Program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60]+[.E60]=[.D59]+[.E59];1;0)" office:value-type="float" office:value="1" calcext:value-type="float">
            <text:p>1</text:p>
          </table:table-cell>
          <table:table-cell table:formula="of:=IF([.F61]=0;[.B60];COM.MICROSOFT.CONCAT([.B60];&quot; &quot;;[.B61]))" office:value-type="string" office:string-value="University of California (San Francisco) Program" calcext:value-type="string">
            <text:p>University of California (San Francisco) Program</text:p>
          </table:table-cell>
          <table:table-cell/>
          <table:table-cell table:formula="of:=IF(ISNUMBER(SEARCH(&quot;(Combined&quot;;[.B60]));COM.MICROSOFT.CONCAT([.B59];&quot; &quot;;[.B60]);[.B60])" office:value-type="string" office:string-value="University of California (San Francisco) Program" calcext:value-type="string">
            <text:p>University of California (San Francisco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alifornia (San Francisco)/Fresno Program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61]+[.E61]=[.D60]+[.E60];1;0)" office:value-type="float" office:value="0" calcext:value-type="float">
            <text:p>0</text:p>
          </table:table-cell>
          <table:table-cell table:formula="of:=IF([.F62]=0;[.B61];COM.MICROSOFT.CONCAT([.B61];&quot; &quot;;[.B62]))" office:value-type="string" office:string-value="University of California (San Francisco)/Fresno Program" calcext:value-type="string">
            <text:p>University of California (San Francisco)/Fresno Program</text:p>
          </table:table-cell>
          <table:table-cell/>
          <table:table-cell table:formula="of:=IF(ISNUMBER(SEARCH(&quot;(Combined&quot;;[.B61]));COM.MICROSOFT.CONCAT([.B60];&quot; &quot;;[.B61]);[.B61])" office:value-type="string" office:string-value="University of California (San Francisco)/Fresno Program" calcext:value-type="string">
            <text:p>University of California (San Francisco)/Fresno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alifornia Davis Health Program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62]+[.E62]=[.D61]+[.E61];1;0)" office:value-type="float" office:value="0" calcext:value-type="float">
            <text:p>0</text:p>
          </table:table-cell>
          <table:table-cell table:formula="of:=IF([.F63]=0;[.B62];COM.MICROSOFT.CONCAT([.B62];&quot; &quot;;[.B63]))" office:value-type="string" office:string-value="University of California Davis Health Program" calcext:value-type="string">
            <text:p>University of California Davis Health Program</text:p>
          </table:table-cell>
          <table:table-cell/>
          <table:table-cell table:formula="of:=IF(ISNUMBER(SEARCH(&quot;(Combined&quot;;[.B62]));COM.MICROSOFT.CONCAT([.B61];&quot; &quot;;[.B62]);[.B62])" office:value-type="string" office:string-value="University of California Davis Health Program" calcext:value-type="string">
            <text:p>University of California Davis Heal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alifornia Riverside School of Medicine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table:style-name="ce11" table:formula="of:=IF([.D63]+[.E63]=[.D62]+[.E62];1;0)" office:value-type="float" office:value="0" calcext:value-type="float">
            <text:p>0</text:p>
          </table:table-cell>
          <table:table-cell table:formula="of:=IF([.F64]=0;[.B63];COM.MICROSOFT.CONCAT([.B63];&quot; &quot;;[.B64]))" office:value-type="string" office:string-value="University of California Riverside School of Medicine Program" calcext:value-type="string">
            <text:p>University of California Riverside School of Medicine Program</text:p>
          </table:table-cell>
          <table:table-cell/>
          <table:table-cell table:formula="of:=IF(ISNUMBER(SEARCH(&quot;(Combined&quot;;[.B63]));COM.MICROSOFT.CONCAT([.B62];&quot; &quot;;[.B63]);[.B63])" office:value-type="string" office:string-value="University of California Riverside School of Medicine Program" calcext:value-type="string">
            <text:p>University of California Riverside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Southern California/LAC+USC Medical Center Program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64]+[.E64]=[.D63]+[.E63];1;0)" office:value-type="float" office:value="0" calcext:value-type="float">
            <text:p>0</text:p>
          </table:table-cell>
          <table:table-cell table:formula="of:=IF([.F65]=0;[.B64];COM.MICROSOFT.CONCAT([.B64];&quot; &quot;;[.B65]))" office:value-type="string" office:string-value="University of Southern California/LAC+USC Medical Center Program" calcext:value-type="string">
            <text:p>University of Southern California/LAC+USC Medical Center Program</text:p>
          </table:table-cell>
          <table:table-cell/>
          <table:table-cell table:formula="of:=IF(ISNUMBER(SEARCH(&quot;(Combined&quot;;[.B64]));COM.MICROSOFT.CONCAT([.B63];&quot; &quot;;[.B64]);[.B64])" office:value-type="string" office:string-value="University of Southern California/LAC+USC Medical Center Program" calcext:value-type="string">
            <text:p>University of Southern California/LAC+USC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orad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65]+[.E65]=[.D64]+[.E64];1;0)" office:value-type="float" office:value="0" calcext:value-type="float">
            <text:p>0</text:p>
          </table:table-cell>
          <table:table-cell table:formula="of:=IF([.F66]=0;[.B65];COM.MICROSOFT.CONCAT([.B65];&quot; &quot;;[.B66]))" office:value-type="string" office:string-value="Colorado HCA HealthONE Program" calcext:value-type="string">
            <text:p>Colorado HCA HealthONE Program</text:p>
          </table:table-cell>
          <table:table-cell/>
          <table:table-cell table:formula="of:=IF(ISNUMBER(SEARCH(&quot;(Combined&quot;;[.B65]));COM.MICROSOFT.CONCAT([.B64];&quot; &quot;;[.B65]);[.B65])" office:value-type="string" office:string-value="Colorado" calcext:value-type="string">
            <text:p>Color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ONE Prog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66]+[.E66]=[.D65]+[.E65];1;0)" office:value-type="float" office:value="1" calcext:value-type="float">
            <text:p>1</text:p>
          </table:table-cell>
          <table:table-cell table:formula="of:=IF([.F67]=0;[.B66];COM.MICROSOFT.CONCAT([.B66];&quot; &quot;;[.B67]))" office:value-type="string" office:string-value="HCA HealthONE Program" calcext:value-type="string">
            <text:p>HCA HealthONE Program</text:p>
          </table:table-cell>
          <table:table-cell/>
          <table:table-cell table:formula="of:=IF(ISNUMBER(SEARCH(&quot;(Combined&quot;;[.B66]));COM.MICROSOFT.CONCAT([.B65];&quot; &quot;;[.B66]);[.B66])" office:value-type="string" office:string-value="HCA HealthONE Program" calcext:value-type="string">
            <text:p>HCA HealthO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kview Medical Center Progra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67]+[.E67]=[.D66]+[.E66];1;0)" office:value-type="float" office:value="0" calcext:value-type="float">
            <text:p>0</text:p>
          </table:table-cell>
          <table:table-cell table:formula="of:=IF([.F68]=0;[.B67];COM.MICROSOFT.CONCAT([.B67];&quot; &quot;;[.B68]))" office:value-type="string" office:string-value="Parkview Medical Center Program" calcext:value-type="string">
            <text:p>Parkview Medical Center Program</text:p>
          </table:table-cell>
          <table:table-cell/>
          <table:table-cell table:formula="of:=IF(ISNUMBER(SEARCH(&quot;(Combined&quot;;[.B67]));COM.MICROSOFT.CONCAT([.B66];&quot; &quot;;[.B67]);[.B67])" office:value-type="string" office:string-value="Parkview Medical Center Program" calcext:value-type="string">
            <text:p>Parkview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nt Joseph Hospital Progr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68]+[.E68]=[.D67]+[.E67];1;0)" office:value-type="float" office:value="0" calcext:value-type="float">
            <text:p>0</text:p>
          </table:table-cell>
          <table:table-cell table:formula="of:=IF([.F69]=0;[.B68];COM.MICROSOFT.CONCAT([.B68];&quot; &quot;;[.B69]))" office:value-type="string" office:string-value="Saint Joseph Hospital Program" calcext:value-type="string">
            <text:p>Saint Joseph Hospital Program</text:p>
          </table:table-cell>
          <table:table-cell/>
          <table:table-cell table:formula="of:=IF(ISNUMBER(SEARCH(&quot;(Combined&quot;;[.B68]));COM.MICROSOFT.CONCAT([.B67];&quot; &quot;;[.B68]);[.B68])" office:value-type="string" office:string-value="Saint Joseph Hospital Program" calcext:value-type="string">
            <text:p>Saint Joseph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olorado Program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69]+[.E69]=[.D68]+[.E68];1;0)" office:value-type="float" office:value="0" calcext:value-type="float">
            <text:p>0</text:p>
          </table:table-cell>
          <table:table-cell table:formula="of:=IF([.F70]=0;[.B69];COM.MICROSOFT.CONCAT([.B69];&quot; &quot;;[.B70]))" office:value-type="string" office:string-value="University of Colorado Program" calcext:value-type="string">
            <text:p>University of Colorado Program</text:p>
          </table:table-cell>
          <table:table-cell/>
          <table:table-cell table:formula="of:=IF(ISNUMBER(SEARCH(&quot;(Combined&quot;;[.B69]));COM.MICROSOFT.CONCAT([.B68];&quot; &quot;;[.B69]);[.B69])" office:value-type="string" office:string-value="University of Colorado Program" calcext:value-type="string">
            <text:p>University of Colorado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70]+[.E70]=[.D69]+[.E69];1;0)" office:value-type="float" office:value="0" calcext:value-type="float">
            <text:p>0</text:p>
          </table:table-cell>
          <table:table-cell table:formula="of:=IF([.F71]=0;[.B70];COM.MICROSOFT.CONCAT([.B70];&quot; &quot;;[.B71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70]));COM.MICROSOFT.CONCAT([.B69];&quot; &quot;;[.B70]);[.B70])" office:value-type="string" office:string-value="University of Colorado Program (Combined Internal Medicine-Pediatrics)" calcext:value-type="string">
            <text:p>University of Colorado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necticu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71]+[.E71]=[.D70]+[.E70];1;0)" office:value-type="float" office:value="0" calcext:value-type="float">
            <text:p>0</text:p>
          </table:table-cell>
          <table:table-cell table:formula="of:=IF([.F72]=0;[.B71];COM.MICROSOFT.CONCAT([.B71];&quot; &quot;;[.B72]))" office:value-type="string" office:string-value="Connecticut Bridgeport Hospital/Yale University Program" calcext:value-type="string">
            <text:p>Connecticut Bridgeport Hospital/Yale University Program</text:p>
          </table:table-cell>
          <table:table-cell/>
          <table:table-cell table:formula="of:=IF(ISNUMBER(SEARCH(&quot;(Combined&quot;;[.B71]));COM.MICROSOFT.CONCAT([.B70];&quot; &quot;;[.B71]);[.B71])" office:value-type="string" office:string-value="Connecticut" calcext:value-type="string">
            <text:p>Connecti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dgeport Hospital/Yale University Program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72]+[.E72]=[.D71]+[.E71];1;0)" office:value-type="float" office:value="1" calcext:value-type="float">
            <text:p>1</text:p>
          </table:table-cell>
          <table:table-cell table:formula="of:=IF([.F73]=0;[.B72];COM.MICROSOFT.CONCAT([.B72];&quot; &quot;;[.B73]))" office:value-type="string" office:string-value="Bridgeport Hospital/Yale University Program" calcext:value-type="string">
            <text:p>Bridgeport Hospital/Yale University Program</text:p>
          </table:table-cell>
          <table:table-cell/>
          <table:table-cell table:formula="of:=IF(ISNUMBER(SEARCH(&quot;(Combined&quot;;[.B72]));COM.MICROSOFT.CONCAT([.B71];&quot; &quot;;[.B72]);[.B72])" office:value-type="string" office:string-value="Bridgeport Hospital/Yale University Program" calcext:value-type="string">
            <text:p>Bridgeport Hospital/Yal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necticut Institute For Communities/Greater Danbury Communit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1" table:formula="of:=IF([.D73]+[.E73]=[.D72]+[.E72];1;0)" office:value-type="float" office:value="0" calcext:value-type="float">
            <text:p>0</text:p>
          </table:table-cell>
          <table:table-cell table:formula="of:=IF([.F74]=0;[.B73];COM.MICROSOFT.CONCAT([.B73];&quot; &quot;;[.B74]))" office:value-type="string" office:string-value="Connecticut Institute For Communities/Greater Danbury Community Health Center (Primary Care) Program" calcext:value-type="string">
            <text:p>Connecticut Institute For Communities/Greater Danbury Community Health Center (Primary Care) Program</text:p>
          </table:table-cell>
          <table:table-cell/>
          <table:table-cell table:formula="of:=IF(ISNUMBER(SEARCH(&quot;(Combined&quot;;[.B73]));COM.MICROSOFT.CONCAT([.B72];&quot; &quot;;[.B73]);[.B73])" office:value-type="string" office:string-value="Connecticut Institute For Communities/Greater Danbury Community" calcext:value-type="string">
            <text:p>Connecticut Institute For Communities/Greater Danbury Commun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lth Center (Primary Care) Progr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1" table:formula="of:=IF([.D74]+[.E74]=[.D73]+[.E73];1;0)" office:value-type="float" office:value="1" calcext:value-type="float">
            <text:p>1</text:p>
          </table:table-cell>
          <table:table-cell table:formula="of:=IF([.F75]=0;[.B74];COM.MICROSOFT.CONCAT([.B74];&quot; &quot;;[.B75]))" office:value-type="string" office:string-value="Health Center (Primary Care) Program" calcext:value-type="string">
            <text:p>Health Center (Primary Care) Program</text:p>
          </table:table-cell>
          <table:table-cell/>
          <table:table-cell table:formula="of:=IF(ISNUMBER(SEARCH(&quot;(Combined&quot;;[.B74]));COM.MICROSOFT.CONCAT([.B73];&quot; &quot;;[.B74]);[.B74])" office:value-type="string" office:string-value="Health Center (Primary Care) Program" calcext:value-type="string">
            <text:p>Health Center (Primary Car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bury Hospital Program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75]+[.E75]=[.D74]+[.E74];1;0)" office:value-type="float" office:value="0" calcext:value-type="float">
            <text:p>0</text:p>
          </table:table-cell>
          <table:table-cell table:formula="of:=IF([.F76]=0;[.B75];COM.MICROSOFT.CONCAT([.B75];&quot; &quot;;[.B76]))" office:value-type="string" office:string-value="Danbury Hospital Program" calcext:value-type="string">
            <text:p>Danbury Hospital Program</text:p>
          </table:table-cell>
          <table:table-cell/>
          <table:table-cell table:formula="of:=IF(ISNUMBER(SEARCH(&quot;(Combined&quot;;[.B75]));COM.MICROSOFT.CONCAT([.B74];&quot; &quot;;[.B75]);[.B75])" office:value-type="string" office:string-value="Danbury Hospital Program" calcext:value-type="string">
            <text:p>Danbur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wich Hospital Association Progra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1" table:formula="of:=IF([.D76]+[.E76]=[.D75]+[.E75];1;0)" office:value-type="float" office:value="0" calcext:value-type="float">
            <text:p>0</text:p>
          </table:table-cell>
          <table:table-cell table:formula="of:=IF([.F77]=0;[.B76];COM.MICROSOFT.CONCAT([.B76];&quot; &quot;;[.B77]))" office:value-type="string" office:string-value="Greenwich Hospital Association Program" calcext:value-type="string">
            <text:p>Greenwich Hospital Association Program</text:p>
          </table:table-cell>
          <table:table-cell/>
          <table:table-cell table:formula="of:=IF(ISNUMBER(SEARCH(&quot;(Combined&quot;;[.B76]));COM.MICROSOFT.CONCAT([.B75];&quot; &quot;;[.B76]);[.B76])" office:value-type="string" office:string-value="Greenwich Hospital Association Program" calcext:value-type="string">
            <text:p>Greenwich Hospital Association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iffin Hospital Progra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table:style-name="ce11" table:formula="of:=IF([.D77]+[.E77]=[.D76]+[.E76];1;0)" office:value-type="float" office:value="0" calcext:value-type="float">
            <text:p>0</text:p>
          </table:table-cell>
          <table:table-cell table:formula="of:=IF([.F78]=0;[.B77];COM.MICROSOFT.CONCAT([.B77];&quot; &quot;;[.B78]))" office:value-type="string" office:string-value="Griffin Hospital Program" calcext:value-type="string">
            <text:p>Griffin Hospital Program</text:p>
          </table:table-cell>
          <table:table-cell/>
          <table:table-cell table:formula="of:=IF(ISNUMBER(SEARCH(&quot;(Combined&quot;;[.B77]));COM.MICROSOFT.CONCAT([.B76];&quot; &quot;;[.B77]);[.B77])" office:value-type="string" office:string-value="Griffin Hospital Program" calcext:value-type="string">
            <text:p>Griffin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walk Hospital/Yale University Program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1" table:formula="of:=IF([.D78]+[.E78]=[.D77]+[.E77];1;0)" office:value-type="float" office:value="0" calcext:value-type="float">
            <text:p>0</text:p>
          </table:table-cell>
          <table:table-cell table:formula="of:=IF([.F79]=0;[.B78];COM.MICROSOFT.CONCAT([.B78];&quot; &quot;;[.B79]))" office:value-type="string" office:string-value="Norwalk Hospital/Yale University Program" calcext:value-type="string">
            <text:p>Norwalk Hospital/Yale University Program</text:p>
          </table:table-cell>
          <table:table-cell/>
          <table:table-cell table:formula="of:=IF(ISNUMBER(SEARCH(&quot;(Combined&quot;;[.B78]));COM.MICROSOFT.CONCAT([.B77];&quot; &quot;;[.B78]);[.B78])" office:value-type="string" office:string-value="Norwalk Hospital/Yale University Program" calcext:value-type="string">
            <text:p>Norwalk Hospital/Yal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nnipiac University Frank H. Netter MD School of Medicine/S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1" table:formula="of:=IF([.D79]+[.E79]=[.D78]+[.E78];1;0)" office:value-type="float" office:value="0" calcext:value-type="float">
            <text:p>0</text:p>
          </table:table-cell>
          <table:table-cell table:formula="of:=IF([.F80]=0;[.B79];COM.MICROSOFT.CONCAT([.B79];&quot; &quot;;[.B80]))" office:value-type="string" office:string-value="Quinnipiac University Frank H. Netter MD School of Medicine/St VIncent's Medical Center Program" calcext:value-type="string">
            <text:p>Quinnipiac University Frank H. Netter MD School of Medicine/St VIncent's Medical Center Program</text:p>
          </table:table-cell>
          <table:table-cell/>
          <table:table-cell table:formula="of:=IF(ISNUMBER(SEARCH(&quot;(Combined&quot;;[.B79]));COM.MICROSOFT.CONCAT([.B78];&quot; &quot;;[.B79]);[.B79])" office:value-type="string" office:string-value="Quinnipiac University Frank H. Netter MD School of Medicine/St" calcext:value-type="string">
            <text:p>Quinnipiac University Frank H. Netter MD School of Medicine/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cent's Medical Center Progr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1" table:formula="of:=IF([.D80]+[.E80]=[.D79]+[.E79];1;0)" office:value-type="float" office:value="1" calcext:value-type="float">
            <text:p>1</text:p>
          </table:table-cell>
          <table:table-cell table:formula="of:=IF([.F81]=0;[.B80];COM.MICROSOFT.CONCAT([.B80];&quot; &quot;;[.B81]))" office:value-type="string" office:string-value="VIncent's Medical Center Program" calcext:value-type="string">
            <text:p>VIncent's Medical Center Program</text:p>
          </table:table-cell>
          <table:table-cell/>
          <table:table-cell table:formula="of:=IF(ISNUMBER(SEARCH(&quot;(Combined&quot;;[.B80]));COM.MICROSOFT.CONCAT([.B79];&quot; &quot;;[.B80]);[.B80])" office:value-type="string" office:string-value="VIncent's Medical Center Program" calcext:value-type="string">
            <text:p>VIncent's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Mary's Hospital (Waterbury) Progra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81]+[.E81]=[.D80]+[.E80];1;0)" office:value-type="float" office:value="0" calcext:value-type="float">
            <text:p>0</text:p>
          </table:table-cell>
          <table:table-cell table:formula="of:=IF([.F82]=0;[.B81];COM.MICROSOFT.CONCAT([.B81];&quot; &quot;;[.B82]))" office:value-type="string" office:string-value="St Mary's Hospital (Waterbury) Program" calcext:value-type="string">
            <text:p>St Mary's Hospital (Waterbury) Program</text:p>
          </table:table-cell>
          <table:table-cell/>
          <table:table-cell table:formula="of:=IF(ISNUMBER(SEARCH(&quot;(Combined&quot;;[.B81]));COM.MICROSOFT.CONCAT([.B80];&quot; &quot;;[.B81]);[.B81])" office:value-type="string" office:string-value="St Mary's Hospital (Waterbury) Program" calcext:value-type="string">
            <text:p>St Mary's Hospital (Waterbury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mford Hospital/Columbia University College of Physicians an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82]+[.E82]=[.D81]+[.E81];1;0)" office:value-type="float" office:value="0" calcext:value-type="float">
            <text:p>0</text:p>
          </table:table-cell>
          <table:table-cell table:formula="of:=IF([.F83]=0;[.B82];COM.MICROSOFT.CONCAT([.B82];&quot; &quot;;[.B83]))" office:value-type="string" office:string-value="Stamford Hospital/Columbia University College of Physicians and Surgeons Program" calcext:value-type="string">
            <text:p>Stamford Hospital/Columbia University College of Physicians and Surgeons Program</text:p>
          </table:table-cell>
          <table:table-cell/>
          <table:table-cell table:formula="of:=IF(ISNUMBER(SEARCH(&quot;(Combined&quot;;[.B82]));COM.MICROSOFT.CONCAT([.B81];&quot; &quot;;[.B82]);[.B82])" office:value-type="string" office:string-value="Stamford Hospital/Columbia University College of Physicians and" calcext:value-type="string">
            <text:p>Stamford Hospital/Columbia University College of Physicians 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geons Progra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83]+[.E83]=[.D82]+[.E82];1;0)" office:value-type="float" office:value="1" calcext:value-type="float">
            <text:p>1</text:p>
          </table:table-cell>
          <table:table-cell table:formula="of:=IF([.F84]=0;[.B83];COM.MICROSOFT.CONCAT([.B83];&quot; &quot;;[.B84]))" office:value-type="string" office:string-value="Surgeons Program" calcext:value-type="string">
            <text:p>Surgeons Program</text:p>
          </table:table-cell>
          <table:table-cell/>
          <table:table-cell table:formula="of:=IF(ISNUMBER(SEARCH(&quot;(Combined&quot;;[.B83]));COM.MICROSOFT.CONCAT([.B82];&quot; &quot;;[.B83]);[.B83])" office:value-type="string" office:string-value="Surgeons Program" calcext:value-type="string">
            <text:p>Surgeon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onnecticut (New Britain) Program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84]+[.E84]=[.D83]+[.E83];1;0)" office:value-type="float" office:value="0" calcext:value-type="float">
            <text:p>0</text:p>
          </table:table-cell>
          <table:table-cell table:formula="of:=IF([.F85]=0;[.B84];COM.MICROSOFT.CONCAT([.B84];&quot; &quot;;[.B85]))" office:value-type="string" office:string-value="University of Connecticut (New Britain) Program" calcext:value-type="string">
            <text:p>University of Connecticut (New Britain) Program</text:p>
          </table:table-cell>
          <table:table-cell/>
          <table:table-cell table:formula="of:=IF(ISNUMBER(SEARCH(&quot;(Combined&quot;;[.B84]));COM.MICROSOFT.CONCAT([.B83];&quot; &quot;;[.B84]);[.B84])" office:value-type="string" office:string-value="University of Connecticut (New Britain) Program" calcext:value-type="string">
            <text:p>University of Connecticut (New Britain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onnecticut Program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85]+[.E85]=[.D84]+[.E84];1;0)" office:value-type="float" office:value="0" calcext:value-type="float">
            <text:p>0</text:p>
          </table:table-cell>
          <table:table-cell table:formula="of:=IF([.F86]=0;[.B85];COM.MICROSOFT.CONCAT([.B85];&quot; &quot;;[.B86]))" office:value-type="string" office:string-value="University of Connecticut Program" calcext:value-type="string">
            <text:p>University of Connecticut Program</text:p>
          </table:table-cell>
          <table:table-cell/>
          <table:table-cell table:formula="of:=IF(ISNUMBER(SEARCH(&quot;(Combined&quot;;[.B85]));COM.MICROSOFT.CONCAT([.B84];&quot; &quot;;[.B85]);[.B85])" office:value-type="string" office:string-value="University of Connecticut Program" calcext:value-type="string">
            <text:p>University of Connecticut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le-New Haven Medical Center (Primary Care) Program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86]+[.E86]=[.D85]+[.E85];1;0)" office:value-type="float" office:value="0" calcext:value-type="float">
            <text:p>0</text:p>
          </table:table-cell>
          <table:table-cell table:formula="of:=IF([.F87]=0;[.B86];COM.MICROSOFT.CONCAT([.B86];&quot; &quot;;[.B87]))" office:value-type="string" office:string-value="Yale-New Haven Medical Center (Primary Care) Program" calcext:value-type="string">
            <text:p>Yale-New Haven Medical Center (Primary Care) Program</text:p>
          </table:table-cell>
          <table:table-cell/>
          <table:table-cell table:formula="of:=IF(ISNUMBER(SEARCH(&quot;(Combined&quot;;[.B86]));COM.MICROSOFT.CONCAT([.B85];&quot; &quot;;[.B86]);[.B86])" office:value-type="string" office:string-value="Yale-New Haven Medical Center (Primary Care) Program" calcext:value-type="string">
            <text:p>Yale-New Haven Medical Center (Primary Car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87]+[.E87]=[.D86]+[.E86];1;0)" office:value-type="float" office:value="0" calcext:value-type="float">
            <text:p>0</text:p>
          </table:table-cell>
          <table:table-cell table:formula="of:=IF([.F88]=0;[.B87];COM.MICROSOFT.CONCAT([.B87];&quot; &quot;;[.B88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87]));COM.MICROSOFT.CONCAT([.B86];&quot; &quot;;[.B87]);[.B87])" office:value-type="string" office:string-value="Yale-New Haven Medical Center (Primary Care) Program (Combined Internal Medicine-Pediatrics)" calcext:value-type="string">
            <text:p>Yale-New Haven Medical Center (Primary Care)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le-New Haven Medical Center (Waterbury) 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9" calcext:value-type="float">
            <text:p>0.79</text:p>
          </table:table-cell>
          <table:table-cell table:style-name="ce11" table:formula="of:=IF([.D88]+[.E88]=[.D87]+[.E87];1;0)" office:value-type="float" office:value="0" calcext:value-type="float">
            <text:p>0</text:p>
          </table:table-cell>
          <table:table-cell table:formula="of:=IF([.F89]=0;[.B88];COM.MICROSOFT.CONCAT([.B88];&quot; &quot;;[.B89]))" office:value-type="string" office:string-value="Yale-New Haven Medical Center (Waterbury) Program" calcext:value-type="string">
            <text:p>Yale-New Haven Medical Center (Waterbury) Program</text:p>
          </table:table-cell>
          <table:table-cell/>
          <table:table-cell table:formula="of:=IF(ISNUMBER(SEARCH(&quot;(Combined&quot;;[.B88]));COM.MICROSOFT.CONCAT([.B87];&quot; &quot;;[.B88]);[.B88])" office:value-type="string" office:string-value="Yale-New Haven Medical Center (Waterbury) Program" calcext:value-type="string">
            <text:p>Yale-New Haven Medical Center (Waterbury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le-New Haven Medical Center Program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89]+[.E89]=[.D88]+[.E88];1;0)" office:value-type="float" office:value="0" calcext:value-type="float">
            <text:p>0</text:p>
          </table:table-cell>
          <table:table-cell table:formula="of:=IF([.F90]=0;[.B89];COM.MICROSOFT.CONCAT([.B89];&quot; &quot;;[.B90]))" office:value-type="string" office:string-value="Yale-New Haven Medical Center Program" calcext:value-type="string">
            <text:p>Yale-New Haven Medical Center Program</text:p>
          </table:table-cell>
          <table:table-cell/>
          <table:table-cell table:formula="of:=IF(ISNUMBER(SEARCH(&quot;(Combined&quot;;[.B89]));COM.MICROSOFT.CONCAT([.B88];&quot; &quot;;[.B89]);[.B89])" office:value-type="string" office:string-value="Yale-New Haven Medical Center Program" calcext:value-type="string">
            <text:p>Yale-New Haven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wa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1" table:formula="of:=IF([.D90]+[.E90]=[.D89]+[.E89];1;0)" office:value-type="float" office:value="0" calcext:value-type="float">
            <text:p>0</text:p>
          </table:table-cell>
          <table:table-cell table:formula="of:=IF([.F91]=0;[.B90];COM.MICROSOFT.CONCAT([.B90];&quot; &quot;;[.B91]))" office:value-type="string" office:string-value="Delaware" calcext:value-type="string">
            <text:p>Delaware</text:p>
          </table:table-cell>
          <table:table-cell/>
          <table:table-cell table:formula="of:=IF(ISNUMBER(SEARCH(&quot;(Combined&quot;;[.B90]));COM.MICROSOFT.CONCAT([.B89];&quot; &quot;;[.B90]);[.B90])" office:value-type="string" office:string-value="Delaware" calcext:value-type="string">
            <text:p>Delaw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ney Kimmel Medical College at Thomas Jefferso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91]+[.E91]=[.D90]+[.E90];1;0)" office:value-type="float" office:value="0" calcext:value-type="float">
            <text:p>0</text:p>
          </table:table-cell>
          <table:table-cell table:formula="of:=IF([.F92]=0;[.B91];COM.MICROSOFT.CONCAT([.B91];&quot; &quot;;[.B92]))" office:value-type="string" office:string-value="Sidney Kimmel Medical College at Thomas Jefferson University/Christiana Care Health Services Program" calcext:value-type="string">
            <text:p>Sidney Kimmel Medical College at Thomas Jefferson University/Christiana Care Health Services Program</text:p>
          </table:table-cell>
          <table:table-cell/>
          <table:table-cell table:formula="of:=IF(ISNUMBER(SEARCH(&quot;(Combined&quot;;[.B91]));COM.MICROSOFT.CONCAT([.B90];&quot; &quot;;[.B91]);[.B91])" office:value-type="string" office:string-value="Sidney Kimmel Medical College at Thomas Jefferson" calcext:value-type="string">
            <text:p>Sidney Kimmel Medical College at Thomas Jeff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/Christiana Care Health Services Progra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92]+[.E92]=[.D91]+[.E91];1;0)" office:value-type="float" office:value="1" calcext:value-type="float">
            <text:p>1</text:p>
          </table:table-cell>
          <table:table-cell table:formula="of:=IF([.F93]=0;[.B92];COM.MICROSOFT.CONCAT([.B92];&quot; &quot;;[.B93]))" office:value-type="string" office:string-value="University/Christiana Care Health Services Program" calcext:value-type="string">
            <text:p>University/Christiana Care Health Services Program</text:p>
          </table:table-cell>
          <table:table-cell/>
          <table:table-cell table:formula="of:=IF(ISNUMBER(SEARCH(&quot;(Combined&quot;;[.B92]));COM.MICROSOFT.CONCAT([.B91];&quot; &quot;;[.B92]);[.B92])" office:value-type="string" office:string-value="University/Christiana Care Health Services Program" calcext:value-type="string">
            <text:p>University/Christiana Care Health Service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93]+[.E93]=[.D92]+[.E92];1;0)" office:value-type="float" office:value="0" calcext:value-type="float">
            <text:p>0</text:p>
          </table:table-cell>
          <table:table-cell table:formula="of:=IF([.F94]=0;[.B93];COM.MICROSOFT.CONCAT([.B93];&quot; &quot;;[.B94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93]));COM.MICROSOFT.CONCAT([.B92];&quot; &quot;;[.B93]);[.B93])" office:value-type="string" office:string-value="University/Christiana Care Health Services Program (Combined Internal Medicine-Pediatrics)" calcext:value-type="string">
            <text:p>University/Christiana Care Health Services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rict of Columbia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94]+[.E94]=[.D93]+[.E93];1;0)" office:value-type="float" office:value="0" calcext:value-type="float">
            <text:p>0</text:p>
          </table:table-cell>
          <table:table-cell table:formula="of:=IF([.F95]=0;[.B94];COM.MICROSOFT.CONCAT([.B94];&quot; &quot;;[.B95]))" office:value-type="string" office:string-value="District of Columbia George Washington University Program" calcext:value-type="string">
            <text:p>District of Columbia George Washington University Program</text:p>
          </table:table-cell>
          <table:table-cell/>
          <table:table-cell table:formula="of:=IF(ISNUMBER(SEARCH(&quot;(Combined&quot;;[.B94]));COM.MICROSOFT.CONCAT([.B93];&quot; &quot;;[.B94]);[.B94])" office:value-type="string" office:string-value="District of Columbia" calcext:value-type="string">
            <text:p>District of Colum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rge Washington University Program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95]+[.E95]=[.D94]+[.E94];1;0)" office:value-type="float" office:value="1" calcext:value-type="float">
            <text:p>1</text:p>
          </table:table-cell>
          <table:table-cell table:formula="of:=IF([.F96]=0;[.B95];COM.MICROSOFT.CONCAT([.B95];&quot; &quot;;[.B96]))" office:value-type="string" office:string-value="George Washington University Program" calcext:value-type="string">
            <text:p>George Washington University Program</text:p>
          </table:table-cell>
          <table:table-cell/>
          <table:table-cell table:formula="of:=IF(ISNUMBER(SEARCH(&quot;(Combined&quot;;[.B95]));COM.MICROSOFT.CONCAT([.B94];&quot; &quot;;[.B95]);[.B95])" office:value-type="string" office:string-value="George Washington University Program" calcext:value-type="string">
            <text:p>George Washington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ard University Progra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96]+[.E96]=[.D95]+[.E95];1;0)" office:value-type="float" office:value="0" calcext:value-type="float">
            <text:p>0</text:p>
          </table:table-cell>
          <table:table-cell table:formula="of:=IF([.F97]=0;[.B96];COM.MICROSOFT.CONCAT([.B96];&quot; &quot;;[.B97]))" office:value-type="string" office:string-value="Howard University Program" calcext:value-type="string">
            <text:p>Howard University Program</text:p>
          </table:table-cell>
          <table:table-cell/>
          <table:table-cell table:formula="of:=IF(ISNUMBER(SEARCH(&quot;(Combined&quot;;[.B96]));COM.MICROSOFT.CONCAT([.B95];&quot; &quot;;[.B96]);[.B96])" office:value-type="string" office:string-value="Howard University Program" calcext:value-type="string">
            <text:p>Howard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Star Health/Georgetown University Hospital Program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97]+[.E97]=[.D96]+[.E96];1;0)" office:value-type="float" office:value="0" calcext:value-type="float">
            <text:p>0</text:p>
          </table:table-cell>
          <table:table-cell table:formula="of:=IF([.F98]=0;[.B97];COM.MICROSOFT.CONCAT([.B97];&quot; &quot;;[.B98]))" office:value-type="string" office:string-value="MedStar Health/Georgetown University Hospital Program" calcext:value-type="string">
            <text:p>MedStar Health/Georgetown University Hospital Program</text:p>
          </table:table-cell>
          <table:table-cell/>
          <table:table-cell table:formula="of:=IF(ISNUMBER(SEARCH(&quot;(Combined&quot;;[.B97]));COM.MICROSOFT.CONCAT([.B96];&quot; &quot;;[.B97]);[.B97])" office:value-type="string" office:string-value="MedStar Health/Georgetown University Hospital Program" calcext:value-type="string">
            <text:p>MedStar Health/Georgetown Univers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98]+[.E98]=[.D97]+[.E97];1;0)" office:value-type="float" office:value="0" calcext:value-type="float">
            <text:p>0</text:p>
          </table:table-cell>
          <table:table-cell table:formula="of:=IF([.F99]=0;[.B98];COM.MICROSOFT.CONCAT([.B98];&quot; &quot;;[.B99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98]));COM.MICROSOFT.CONCAT([.B97];&quot; &quot;;[.B98]);[.B98])" office:value-type="string" office:string-value="MedStar Health/Georgetown University Hospital Program (Combined Internal Medicine-Pediatrics)" calcext:value-type="string">
            <text:p>MedStar Health/Georgetown University Hospital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Star Health/Georgetown-Washington Hospital Center Program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99]+[.E99]=[.D98]+[.E98];1;0)" office:value-type="float" office:value="0" calcext:value-type="float">
            <text:p>0</text:p>
          </table:table-cell>
          <table:table-cell table:formula="of:=IF([.F100]=0;[.B99];COM.MICROSOFT.CONCAT([.B99];&quot; &quot;;[.B100]))" office:value-type="string" office:string-value="MedStar Health/Georgetown-Washington Hospital Center Program" calcext:value-type="string">
            <text:p>MedStar Health/Georgetown-Washington Hospital Center Program</text:p>
          </table:table-cell>
          <table:table-cell/>
          <table:table-cell table:formula="of:=IF(ISNUMBER(SEARCH(&quot;(Combined&quot;;[.B99]));COM.MICROSOFT.CONCAT([.B98];&quot; &quot;;[.B99]);[.B99])" office:value-type="string" office:string-value="MedStar Health/Georgetown-Washington Hospital Center Program" calcext:value-type="string">
            <text:p>MedStar Health/Georgetown-Washington Hospit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ventHealth Florida (Orlando) Progra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style-name="ce11" table:formula="of:=IF([.D100]+[.E100]=[.D99]+[.E99];1;0)" office:value-type="float" office:value="0" calcext:value-type="float">
            <text:p>0</text:p>
          </table:table-cell>
          <table:table-cell table:formula="of:=IF([.F101]=0;[.B100];COM.MICROSOFT.CONCAT([.B100];&quot; &quot;;[.B101]))" office:value-type="string" office:string-value="AdventHealth Florida (Orlando) Program" calcext:value-type="string">
            <text:p>AdventHealth Florida (Orlando) Program</text:p>
          </table:table-cell>
          <table:table-cell/>
          <table:table-cell table:formula="of:=IF(ISNUMBER(SEARCH(&quot;(Combined&quot;;[.B100]));COM.MICROSOFT.CONCAT([.B99];&quot; &quot;;[.B100]);[.B100])" office:value-type="string" office:string-value="AdventHealth Florida (Orlando) Program" calcext:value-type="string">
            <text:p>AdventHealth Florida (Orlando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ward Health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5" calcext:value-type="float">
            <text:p>0.85</text:p>
          </table:table-cell>
          <table:table-cell table:style-name="ce11" table:formula="of:=IF([.D101]+[.E101]=[.D100]+[.E100];1;0)" office:value-type="float" office:value="0" calcext:value-type="float">
            <text:p>0</text:p>
          </table:table-cell>
          <table:table-cell table:formula="of:=IF([.F102]=0;[.B101];COM.MICROSOFT.CONCAT([.B101];&quot; &quot;;[.B102]))" office:value-type="string" office:string-value="Broward Health Program" calcext:value-type="string">
            <text:p>Broward Health Program</text:p>
          </table:table-cell>
          <table:table-cell/>
          <table:table-cell table:formula="of:=IF(ISNUMBER(SEARCH(&quot;(Combined&quot;;[.B101]));COM.MICROSOFT.CONCAT([.B100];&quot; &quot;;[.B101]);[.B101])" office:value-type="string" office:string-value="Broward Health Program" calcext:value-type="string">
            <text:p>Broward Heal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veland Clinic (Florida) Progr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style-name="ce11" table:formula="of:=IF([.D102]+[.E102]=[.D101]+[.E101];1;0)" office:value-type="float" office:value="0" calcext:value-type="float">
            <text:p>0</text:p>
          </table:table-cell>
          <table:table-cell table:formula="of:=IF([.F103]=0;[.B102];COM.MICROSOFT.CONCAT([.B102];&quot; &quot;;[.B103]))" office:value-type="string" office:string-value="Cleveland Clinic (Florida) Program" calcext:value-type="string">
            <text:p>Cleveland Clinic (Florida) Program</text:p>
          </table:table-cell>
          <table:table-cell/>
          <table:table-cell table:formula="of:=IF(ISNUMBER(SEARCH(&quot;(Combined&quot;;[.B102]));COM.MICROSOFT.CONCAT([.B101];&quot; &quot;;[.B102]);[.B102])" office:value-type="string" office:string-value="Cleveland Clinic (Florida) Program" calcext:value-type="string">
            <text:p>Cleveland Clinic (Florida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ida Atlantic University Charles E. Schmidt College of Medicin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103]+[.E103]=[.D102]+[.E102];1;0)" office:value-type="float" office:value="0" calcext:value-type="float">
            <text:p>0</text:p>
          </table:table-cell>
          <table:table-cell table:formula="of:=IF([.F104]=0;[.B103];COM.MICROSOFT.CONCAT([.B103];&quot; &quot;;[.B104]))" office:value-type="string" office:string-value="Florida Atlantic University Charles E. Schmidt College of Medicine Program" calcext:value-type="string">
            <text:p>Florida Atlantic University Charles E. Schmidt College of Medicine Program</text:p>
          </table:table-cell>
          <table:table-cell/>
          <table:table-cell table:formula="of:=IF(ISNUMBER(SEARCH(&quot;(Combined&quot;;[.B103]));COM.MICROSOFT.CONCAT([.B102];&quot; &quot;;[.B103]);[.B103])" office:value-type="string" office:string-value="Florida Atlantic University Charles E. Schmidt College of Medicine" calcext:value-type="string">
            <text:p>Florida Atlantic University Charles E. Schmidt College of Medic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104]+[.E104]=[.D103]+[.E103];1;0)" office:value-type="float" office:value="1" calcext:value-type="float">
            <text:p>1</text:p>
          </table:table-cell>
          <table:table-cell table:formula="of:=IF([.F105]=0;[.B104];COM.MICROSOFT.CONCAT([.B104];&quot; &quot;;[.B105]))" office:value-type="string" office:string-value="Program" calcext:value-type="string">
            <text:p>Program</text:p>
          </table:table-cell>
          <table:table-cell/>
          <table:table-cell table:formula="of:=IF(ISNUMBER(SEARCH(&quot;(Combined&quot;;[.B104]));COM.MICROSOFT.CONCAT([.B103];&quot; &quot;;[.B104]);[.B104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ida State University College of Medicine (Sarasota) Progra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table:formula="of:=IF([.D105]+[.E105]=[.D104]+[.E104];1;0)" office:value-type="float" office:value="0" calcext:value-type="float">
            <text:p>0</text:p>
          </table:table-cell>
          <table:table-cell table:formula="of:=IF([.F106]=0;[.B105];COM.MICROSOFT.CONCAT([.B105];&quot; &quot;;[.B106]))" office:value-type="string" office:string-value="Florida State University College of Medicine (Sarasota) Program" calcext:value-type="string">
            <text:p>Florida State University College of Medicine (Sarasota) Program</text:p>
          </table:table-cell>
          <table:table-cell/>
          <table:table-cell table:formula="of:=IF(ISNUMBER(SEARCH(&quot;(Combined&quot;;[.B105]));COM.MICROSOFT.CONCAT([.B104];&quot; &quot;;[.B105]);[.B105])" office:value-type="string" office:string-value="Florida State University College of Medicine (Sarasota) Program" calcext:value-type="string">
            <text:p>Florida State University College of Medicine (Sarasota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ida State University College of Medicine (Tallahassee) Progra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table:style-name="ce11" table:formula="of:=IF([.D106]+[.E106]=[.D105]+[.E105];1;0)" office:value-type="float" office:value="0" calcext:value-type="float">
            <text:p>0</text:p>
          </table:table-cell>
          <table:table-cell table:formula="of:=IF([.F107]=0;[.B106];COM.MICROSOFT.CONCAT([.B106];&quot; &quot;;[.B107]))" office:value-type="string" office:string-value="Florida State University College of Medicine (Tallahassee) Program" calcext:value-type="string">
            <text:p>Florida State University College of Medicine (Tallahassee) Program</text:p>
          </table:table-cell>
          <table:table-cell/>
          <table:table-cell table:formula="of:=IF(ISNUMBER(SEARCH(&quot;(Combined&quot;;[.B106]));COM.MICROSOFT.CONCAT([.B105];&quot; &quot;;[.B106]);[.B106])" office:value-type="string" office:string-value="Florida State University College of Medicine (Tallahassee) Program" calcext:value-type="string">
            <text:p>Florida State University College of Medicine (Tallahasse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/Mercer University School of Medicine/Orange Park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107]+[.E107]=[.D106]+[.E106];1;0)" office:value-type="float" office:value="0" calcext:value-type="float">
            <text:p>0</text:p>
          </table:table-cell>
          <table:table-cell table:formula="of:=IF([.F108]=0;[.B107];COM.MICROSOFT.CONCAT([.B107];&quot; &quot;;[.B108]))" office:value-type="string" office:string-value="HCA Healthcare/Mercer University School of Medicine/Orange Park Medical Center Program" calcext:value-type="string">
            <text:p>HCA Healthcare/Mercer University School of Medicine/Orange Park Medical Center Program</text:p>
          </table:table-cell>
          <table:table-cell/>
          <table:table-cell table:formula="of:=IF(ISNUMBER(SEARCH(&quot;(Combined&quot;;[.B107]));COM.MICROSOFT.CONCAT([.B106];&quot; &quot;;[.B107]);[.B107])" office:value-type="string" office:string-value="HCA Healthcare/Mercer University School of Medicine/Orange Park" calcext:value-type="string">
            <text:p>HCA Healthcare/Mercer University School of Medicine/Orange Pa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 Center Progra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108]+[.E108]=[.D107]+[.E107];1;0)" office:value-type="float" office:value="1" calcext:value-type="float">
            <text:p>1</text:p>
          </table:table-cell>
          <table:table-cell table:formula="of:=IF([.F109]=0;[.B108];COM.MICROSOFT.CONCAT([.B108];&quot; &quot;;[.B109]))" office:value-type="string" office:string-value="Medical Center Program" calcext:value-type="string">
            <text:p>Medical Center Program</text:p>
          </table:table-cell>
          <table:table-cell/>
          <table:table-cell table:formula="of:=IF(ISNUMBER(SEARCH(&quot;(Combined&quot;;[.B108]));COM.MICROSOFT.CONCAT([.B107];&quot; &quot;;[.B108]);[.B108])" office:value-type="string" office:string-value="Medical Center Program" calcext:value-type="string">
            <text:p>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/USF Morsani College of Medicine GME: Blake Medic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109]+[.E109]=[.D108]+[.E108];1;0)" office:value-type="float" office:value="0" calcext:value-type="float">
            <text:p>0</text:p>
          </table:table-cell>
          <table:table-cell table:formula="of:=IF([.F110]=0;[.B109];COM.MICROSOFT.CONCAT([.B109];&quot; &quot;;[.B110]))" office:value-type="string" office:string-value="HCA Healthcare/USF Morsani College of Medicine GME: Blake Medical Center Program" calcext:value-type="string">
            <text:p>HCA Healthcare/USF Morsani College of Medicine GME: Blake Medical Center Program</text:p>
          </table:table-cell>
          <table:table-cell/>
          <table:table-cell table:formula="of:=IF(ISNUMBER(SEARCH(&quot;(Combined&quot;;[.B109]));COM.MICROSOFT.CONCAT([.B108];&quot; &quot;;[.B109]);[.B109])" office:value-type="string" office:string-value="HCA Healthcare/USF Morsani College of Medicine GME: Blake Medical" calcext:value-type="string">
            <text:p>HCA Healthcare/USF Morsani College of Medicine GME: Blake Med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er Progra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110]+[.E110]=[.D109]+[.E109];1;0)" office:value-type="float" office:value="1" calcext:value-type="float">
            <text:p>1</text:p>
          </table:table-cell>
          <table:table-cell table:formula="of:=IF([.F111]=0;[.B110];COM.MICROSOFT.CONCAT([.B110];&quot; &quot;;[.B111]))" office:value-type="string" office:string-value="Center Program" calcext:value-type="string">
            <text:p>Center Program</text:p>
          </table:table-cell>
          <table:table-cell/>
          <table:table-cell table:formula="of:=IF(ISNUMBER(SEARCH(&quot;(Combined&quot;;[.B110]));COM.MICROSOFT.CONCAT([.B109];&quot; &quot;;[.B110]);[.B110])" office:value-type="string" office:string-value="Center Program" calcext:value-type="string">
            <text:p>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/USF Morsani College of Medicine GME: Brandon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79" calcext:value-type="float">
            <text:p>0.79</text:p>
          </table:table-cell>
          <table:table-cell table:style-name="ce11" table:formula="of:=IF([.D111]+[.E111]=[.D110]+[.E110];1;0)" office:value-type="float" office:value="0" calcext:value-type="float">
            <text:p>0</text:p>
          </table:table-cell>
          <table:table-cell table:formula="of:=IF([.F112]=0;[.B111];COM.MICROSOFT.CONCAT([.B111];&quot; &quot;;[.B112]))" office:value-type="string" office:string-value="HCA Healthcare/USF Morsani College of Medicine GME: Brandon Regional Hospital Program" calcext:value-type="string">
            <text:p>HCA Healthcare/USF Morsani College of Medicine GME: Brandon Regional Hospital Program</text:p>
          </table:table-cell>
          <table:table-cell/>
          <table:table-cell table:formula="of:=IF(ISNUMBER(SEARCH(&quot;(Combined&quot;;[.B111]));COM.MICROSOFT.CONCAT([.B110];&quot; &quot;;[.B111]);[.B111])" office:value-type="string" office:string-value="HCA Healthcare/USF Morsani College of Medicine GME: Brandon" calcext:value-type="string">
            <text:p>HCA Healthcare/USF Morsani College of Medicine GME: Brand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ional Hospital Program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79" calcext:value-type="float">
            <text:p>0.79</text:p>
          </table:table-cell>
          <table:table-cell table:style-name="ce11" table:formula="of:=IF([.D112]+[.E112]=[.D111]+[.E111];1;0)" office:value-type="float" office:value="1" calcext:value-type="float">
            <text:p>1</text:p>
          </table:table-cell>
          <table:table-cell table:formula="of:=IF([.F113]=0;[.B112];COM.MICROSOFT.CONCAT([.B112];&quot; &quot;;[.B113]))" office:value-type="string" office:string-value="Regional Hospital Program" calcext:value-type="string">
            <text:p>Regional Hospital Program</text:p>
          </table:table-cell>
          <table:table-cell/>
          <table:table-cell table:formula="of:=IF(ISNUMBER(SEARCH(&quot;(Combined&quot;;[.B112]));COM.MICROSOFT.CONCAT([.B111];&quot; &quot;;[.B112]);[.B112])" office:value-type="string" office:string-value="Regional Hospital Program" calcext:value-type="string">
            <text:p>Region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/USF Morsani College of Medicine GME: Largo Medical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table:style-name="ce11" table:formula="of:=IF([.D113]+[.E113]=[.D112]+[.E112];1;0)" office:value-type="float" office:value="0" calcext:value-type="float">
            <text:p>0</text:p>
          </table:table-cell>
          <table:table-cell table:formula="of:=IF([.F114]=0;[.B113];COM.MICROSOFT.CONCAT([.B113];&quot; &quot;;[.B114]))" office:value-type="string" office:string-value="HCA Healthcare/USF Morsani College of Medicine GME: Largo Medical Center Program" calcext:value-type="string">
            <text:p>HCA Healthcare/USF Morsani College of Medicine GME: Largo Medical Center Program</text:p>
          </table:table-cell>
          <table:table-cell/>
          <table:table-cell table:formula="of:=IF(ISNUMBER(SEARCH(&quot;(Combined&quot;;[.B113]));COM.MICROSOFT.CONCAT([.B112];&quot; &quot;;[.B113]);[.B113])" office:value-type="string" office:string-value="HCA Healthcare/USF Morsani College of Medicine GME: Largo Medical" calcext:value-type="string">
            <text:p>HCA Healthcare/USF Morsani College of Medicine GME: Largo Med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er Program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table:style-name="ce11" table:formula="of:=IF([.D114]+[.E114]=[.D113]+[.E113];1;0)" office:value-type="float" office:value="1" calcext:value-type="float">
            <text:p>1</text:p>
          </table:table-cell>
          <table:table-cell table:formula="of:=IF([.F115]=0;[.B114];COM.MICROSOFT.CONCAT([.B114];&quot; &quot;;[.B115]))" office:value-type="string" office:string-value="Center Program" calcext:value-type="string">
            <text:p>Center Program</text:p>
          </table:table-cell>
          <table:table-cell/>
          <table:table-cell table:formula="of:=IF(ISNUMBER(SEARCH(&quot;(Combined&quot;;[.B114]));COM.MICROSOFT.CONCAT([.B113];&quot; &quot;;[.B114]);[.B114])" office:value-type="string" office:string-value="Center Program" calcext:value-type="string">
            <text:p>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/USF Morsani College of Medicine GME: Northsid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115]+[.E115]=[.D114]+[.E114];1;0)" office:value-type="float" office:value="0" calcext:value-type="float">
            <text:p>0</text:p>
          </table:table-cell>
          <table:table-cell table:formula="of:=IF([.F116]=0;[.B115];COM.MICROSOFT.CONCAT([.B115];&quot; &quot;;[.B116]))" office:value-type="string" office:string-value="HCA Healthcare/USF Morsani College of Medicine GME: Northside Hospital Program" calcext:value-type="string">
            <text:p>HCA Healthcare/USF Morsani College of Medicine GME: Northside Hospital Program</text:p>
          </table:table-cell>
          <table:table-cell/>
          <table:table-cell table:formula="of:=IF(ISNUMBER(SEARCH(&quot;(Combined&quot;;[.B115]));COM.MICROSOFT.CONCAT([.B114];&quot; &quot;;[.B115]);[.B115])" office:value-type="string" office:string-value="HCA Healthcare/USF Morsani College of Medicine GME: Northside" calcext:value-type="string">
            <text:p>HCA Healthcare/USF Morsani College of Medicine GME: North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pital Prog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116]+[.E116]=[.D115]+[.E115];1;0)" office:value-type="float" office:value="1" calcext:value-type="float">
            <text:p>1</text:p>
          </table:table-cell>
          <table:table-cell table:formula="of:=IF([.F117]=0;[.B116];COM.MICROSOFT.CONCAT([.B116];&quot; &quot;;[.B117]))" office:value-type="string" office:string-value="Hospital Program" calcext:value-type="string">
            <text:p>Hospital Program</text:p>
          </table:table-cell>
          <table:table-cell/>
          <table:table-cell table:formula="of:=IF(ISNUMBER(SEARCH(&quot;(Combined&quot;;[.B116]));COM.MICROSOFT.CONCAT([.B115];&quot; &quot;;[.B116]);[.B116])" office:value-type="string" office:string-value="Hospital Program" calcext:value-type="string">
            <text:p>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/USF Morsani College of Medicine GME: Oak Hill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117]+[.E117]=[.D116]+[.E116];1;0)" office:value-type="float" office:value="0" calcext:value-type="float">
            <text:p>0</text:p>
          </table:table-cell>
          <table:table-cell table:formula="of:=IF([.F118]=0;[.B117];COM.MICROSOFT.CONCAT([.B117];&quot; &quot;;[.B118]))" office:value-type="string" office:string-value="HCA Healthcare/USF Morsani College of Medicine GME: Oak Hill Hospital Program" calcext:value-type="string">
            <text:p>HCA Healthcare/USF Morsani College of Medicine GME: Oak Hill Hospital Program</text:p>
          </table:table-cell>
          <table:table-cell/>
          <table:table-cell table:formula="of:=IF(ISNUMBER(SEARCH(&quot;(Combined&quot;;[.B117]));COM.MICROSOFT.CONCAT([.B116];&quot; &quot;;[.B117]);[.B117])" office:value-type="string" office:string-value="HCA Healthcare/USF Morsani College of Medicine GME: Oak Hill" calcext:value-type="string">
            <text:p>HCA Healthcare/USF Morsani College of Medicine GME: Oak H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pital Progra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118]+[.E118]=[.D117]+[.E117];1;0)" office:value-type="float" office:value="1" calcext:value-type="float">
            <text:p>1</text:p>
          </table:table-cell>
          <table:table-cell table:formula="of:=IF([.F119]=0;[.B118];COM.MICROSOFT.CONCAT([.B118];&quot; &quot;;[.B119]))" office:value-type="string" office:string-value="Hospital Program" calcext:value-type="string">
            <text:p>Hospital Program</text:p>
          </table:table-cell>
          <table:table-cell/>
          <table:table-cell table:formula="of:=IF(ISNUMBER(SEARCH(&quot;(Combined&quot;;[.B118]));COM.MICROSOFT.CONCAT([.B117];&quot; &quot;;[.B118]);[.B118])" office:value-type="string" office:string-value="Hospital Program" calcext:value-type="string">
            <text:p>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/USF Morsani College of Medicine GME: Regional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4" calcext:value-type="float">
            <text:p>0.74</text:p>
          </table:table-cell>
          <table:table-cell table:style-name="ce11" table:formula="of:=IF([.D119]+[.E119]=[.D118]+[.E118];1;0)" office:value-type="float" office:value="0" calcext:value-type="float">
            <text:p>0</text:p>
          </table:table-cell>
          <table:table-cell table:formula="of:=IF([.F120]=0;[.B119];COM.MICROSOFT.CONCAT([.B119];&quot; &quot;;[.B120]))" office:value-type="string" office:string-value="HCA Healthcare/USF Morsani College of Medicine GME: Regional Medical Center Bayonet Point Program" calcext:value-type="string">
            <text:p>HCA Healthcare/USF Morsani College of Medicine GME: Regional Medical Center Bayonet Point Program</text:p>
          </table:table-cell>
          <table:table-cell/>
          <table:table-cell table:formula="of:=IF(ISNUMBER(SEARCH(&quot;(Combined&quot;;[.B119]));COM.MICROSOFT.CONCAT([.B118];&quot; &quot;;[.B119]);[.B119])" office:value-type="string" office:string-value="HCA Healthcare/USF Morsani College of Medicine GME: Regional" calcext:value-type="string">
            <text:p>HCA Healthcare/USF Morsani College of Medicine GME: Reg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 Center Bayonet Point Progr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4" calcext:value-type="float">
            <text:p>0.74</text:p>
          </table:table-cell>
          <table:table-cell table:style-name="ce11" table:formula="of:=IF([.D120]+[.E120]=[.D119]+[.E119];1;0)" office:value-type="float" office:value="1" calcext:value-type="float">
            <text:p>1</text:p>
          </table:table-cell>
          <table:table-cell table:formula="of:=IF([.F121]=0;[.B120];COM.MICROSOFT.CONCAT([.B120];&quot; &quot;;[.B121]))" office:value-type="string" office:string-value="Medical Center Bayonet Point Program" calcext:value-type="string">
            <text:p>Medical Center Bayonet Point Program</text:p>
          </table:table-cell>
          <table:table-cell/>
          <table:table-cell table:formula="of:=IF(ISNUMBER(SEARCH(&quot;(Combined&quot;;[.B120]));COM.MICROSOFT.CONCAT([.B119];&quot; &quot;;[.B120]);[.B120])" office:value-type="string" office:string-value="Medical Center Bayonet Point Program" calcext:value-type="string">
            <text:p>Medical Center Bayonet Point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: East Florida Division GME: Aventura Hospital and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121]+[.E121]=[.D120]+[.E120];1;0)" office:value-type="float" office:value="0" calcext:value-type="float">
            <text:p>0</text:p>
          </table:table-cell>
          <table:table-cell table:formula="of:=IF([.F122]=0;[.B121];COM.MICROSOFT.CONCAT([.B121];&quot; &quot;;[.B122]))" office:value-type="string" office:string-value="HCA Healthcare: East Florida Division GME: Aventura Hospital and Medical Center Program" calcext:value-type="string">
            <text:p>HCA Healthcare: East Florida Division GME: Aventura Hospital and Medical Center Program</text:p>
          </table:table-cell>
          <table:table-cell/>
          <table:table-cell table:formula="of:=IF(ISNUMBER(SEARCH(&quot;(Combined&quot;;[.B121]));COM.MICROSOFT.CONCAT([.B120];&quot; &quot;;[.B121]);[.B121])" office:value-type="string" office:string-value="HCA Healthcare: East Florida Division GME: Aventura Hospital and" calcext:value-type="string">
            <text:p>HCA Healthcare: East Florida Division GME: Aventura Hospital 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 Center Progra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122]+[.E122]=[.D121]+[.E121];1;0)" office:value-type="float" office:value="1" calcext:value-type="float">
            <text:p>1</text:p>
          </table:table-cell>
          <table:table-cell table:formula="of:=IF([.F123]=0;[.B122];COM.MICROSOFT.CONCAT([.B122];&quot; &quot;;[.B123]))" office:value-type="string" office:string-value="Medical Center Program" calcext:value-type="string">
            <text:p>Medical Center Program</text:p>
          </table:table-cell>
          <table:table-cell/>
          <table:table-cell table:formula="of:=IF(ISNUMBER(SEARCH(&quot;(Combined&quot;;[.B122]));COM.MICROSOFT.CONCAT([.B121];&quot; &quot;;[.B122]);[.B122])" office:value-type="string" office:string-value="Medical Center Program" calcext:value-type="string">
            <text:p>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: East Florida Division GME: Kendall Regional Medical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123]+[.E123]=[.D122]+[.E122];1;0)" office:value-type="float" office:value="0" calcext:value-type="float">
            <text:p>0</text:p>
          </table:table-cell>
          <table:table-cell table:formula="of:=IF([.F124]=0;[.B123];COM.MICROSOFT.CONCAT([.B123];&quot; &quot;;[.B124]))" office:value-type="string" office:string-value="HCA Healthcare: East Florida Division GME: Kendall Regional Medical CenterProgram" calcext:value-type="string">
            <text:p>HCA Healthcare: East Florida Division GME: Kendall Regional Medical CenterProgram</text:p>
          </table:table-cell>
          <table:table-cell/>
          <table:table-cell table:formula="of:=IF(ISNUMBER(SEARCH(&quot;(Combined&quot;;[.B123]));COM.MICROSOFT.CONCAT([.B122];&quot; &quot;;[.B123]);[.B123])" office:value-type="string" office:string-value="HCA Healthcare: East Florida Division GME: Kendall Regional Medical" calcext:value-type="string">
            <text:p>HCA Healthcare: East Florida Division GME: Kendall Regional Med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erProgr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124]+[.E124]=[.D123]+[.E123];1;0)" office:value-type="float" office:value="1" calcext:value-type="float">
            <text:p>1</text:p>
          </table:table-cell>
          <table:table-cell table:formula="of:=IF([.F125]=0;[.B124];COM.MICROSOFT.CONCAT([.B124];&quot; &quot;;[.B125]))" office:value-type="string" office:string-value="CenterProgram" calcext:value-type="string">
            <text:p>CenterProgram</text:p>
          </table:table-cell>
          <table:table-cell/>
          <table:table-cell table:formula="of:=IF(ISNUMBER(SEARCH(&quot;(Combined&quot;;[.B124]));COM.MICROSOFT.CONCAT([.B123];&quot; &quot;;[.B124]);[.B124])" office:value-type="string" office:string-value="CenterProgram" calcext:value-type="string">
            <text:p>Center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rkinCommunity Hospital Progra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9" calcext:value-type="float">
            <text:p>0.69</text:p>
          </table:table-cell>
          <table:table-cell table:style-name="ce11" table:formula="of:=IF([.D125]+[.E125]=[.D124]+[.E124];1;0)" office:value-type="float" office:value="0" calcext:value-type="float">
            <text:p>0</text:p>
          </table:table-cell>
          <table:table-cell table:formula="of:=IF([.F126]=0;[.B125];COM.MICROSOFT.CONCAT([.B125];&quot; &quot;;[.B126]))" office:value-type="string" office:string-value="LarkinCommunity Hospital Program" calcext:value-type="string">
            <text:p>LarkinCommunity Hospital Program</text:p>
          </table:table-cell>
          <table:table-cell/>
          <table:table-cell table:formula="of:=IF(ISNUMBER(SEARCH(&quot;(Combined&quot;;[.B125]));COM.MICROSOFT.CONCAT([.B124];&quot; &quot;;[.B125]);[.B125])" office:value-type="string" office:string-value="LarkinCommunity Hospital Program" calcext:value-type="string">
            <text:p>LarkinCommun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teeMemorial Hospital Progra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7" calcext:value-type="float">
            <text:p>0.67</text:p>
          </table:table-cell>
          <table:table-cell table:style-name="ce11" table:formula="of:=IF([.D126]+[.E126]=[.D125]+[.E125];1;0)" office:value-type="float" office:value="0" calcext:value-type="float">
            <text:p>0</text:p>
          </table:table-cell>
          <table:table-cell table:formula="of:=IF([.F127]=0;[.B126];COM.MICROSOFT.CONCAT([.B126];&quot; &quot;;[.B127]))" office:value-type="string" office:string-value="ManateeMemorial Hospital Program" calcext:value-type="string">
            <text:p>ManateeMemorial Hospital Program</text:p>
          </table:table-cell>
          <table:table-cell/>
          <table:table-cell table:formula="of:=IF(ISNUMBER(SEARCH(&quot;(Combined&quot;;[.B126]));COM.MICROSOFT.CONCAT([.B125];&quot; &quot;;[.B126]);[.B126])" office:value-type="string" office:string-value="ManateeMemorial Hospital Program" calcext:value-type="string">
            <text:p>ManateeMemori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yo Clinic College of Medicine and Science (Jacksonville) Program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1" table:formula="of:=IF([.D127]+[.E127]=[.D126]+[.E126];1;0)" office:value-type="float" office:value="0" calcext:value-type="float">
            <text:p>0</text:p>
          </table:table-cell>
          <table:table-cell table:formula="of:=IF([.F128]=0;[.B127];COM.MICROSOFT.CONCAT([.B127];&quot; &quot;;[.B128]))" office:value-type="string" office:string-value="Mayo Clinic College of Medicine and Science (Jacksonville) Program" calcext:value-type="string">
            <text:p>Mayo Clinic College of Medicine and Science (Jacksonville) Program</text:p>
          </table:table-cell>
          <table:table-cell/>
          <table:table-cell table:formula="of:=IF(ISNUMBER(SEARCH(&quot;(Combined&quot;;[.B127]));COM.MICROSOFT.CONCAT([.B126];&quot; &quot;;[.B127]);[.B127])" office:value-type="string" office:string-value="Mayo Clinic College of Medicine and Science (Jacksonville) Program" calcext:value-type="string">
            <text:p>Mayo Clinic College of Medicine and Science (Jacksonvill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nt Sinai Medical Center of Florida Program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128]+[.E128]=[.D127]+[.E127];1;0)" office:value-type="float" office:value="0" calcext:value-type="float">
            <text:p>0</text:p>
          </table:table-cell>
          <table:table-cell table:formula="of:=IF([.F129]=0;[.B128];COM.MICROSOFT.CONCAT([.B128];&quot; &quot;;[.B129]))" office:value-type="string" office:string-value="Mount Sinai Medical Center of Florida Program" calcext:value-type="string">
            <text:p>Mount Sinai Medical Center of Florida Program</text:p>
          </table:table-cell>
          <table:table-cell/>
          <table:table-cell table:formula="of:=IF(ISNUMBER(SEARCH(&quot;(Combined&quot;;[.B128]));COM.MICROSOFT.CONCAT([.B127];&quot; &quot;;[.B128]);[.B128])" office:value-type="string" office:string-value="Mount Sinai Medical Center of Florida Program" calcext:value-type="string">
            <text:p>Mount Sinai Medical Center of Florid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landoHealth Program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129]+[.E129]=[.D128]+[.E128];1;0)" office:value-type="float" office:value="0" calcext:value-type="float">
            <text:p>0</text:p>
          </table:table-cell>
          <table:table-cell table:formula="of:=IF([.F130]=0;[.B129];COM.MICROSOFT.CONCAT([.B129];&quot; &quot;;[.B130]))" office:value-type="string" office:string-value="OrlandoHealth Program" calcext:value-type="string">
            <text:p>OrlandoHealth Program</text:p>
          </table:table-cell>
          <table:table-cell/>
          <table:table-cell table:formula="of:=IF(ISNUMBER(SEARCH(&quot;(Combined&quot;;[.B129]));COM.MICROSOFT.CONCAT([.B128];&quot; &quot;;[.B129]);[.B129])" office:value-type="string" office:string-value="OrlandoHealth Program" calcext:value-type="string">
            <text:p>OrlandoHeal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metto General Hospital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3" calcext:value-type="float">
            <text:p>0.83</text:p>
          </table:table-cell>
          <table:table-cell table:style-name="ce11" table:formula="of:=IF([.D130]+[.E130]=[.D129]+[.E129];1;0)" office:value-type="float" office:value="0" calcext:value-type="float">
            <text:p>0</text:p>
          </table:table-cell>
          <table:table-cell table:formula="of:=IF([.F131]=0;[.B130];COM.MICROSOFT.CONCAT([.B130];&quot; &quot;;[.B131]))" office:value-type="string" office:string-value="Palmetto General Hospital Program" calcext:value-type="string">
            <text:p>Palmetto General Hospital Program</text:p>
          </table:table-cell>
          <table:table-cell/>
          <table:table-cell table:formula="of:=IF(ISNUMBER(SEARCH(&quot;(Combined&quot;;[.B130]));COM.MICROSOFT.CONCAT([.B129];&quot; &quot;;[.B130]);[.B130])" office:value-type="string" office:string-value="Palmetto General Hospital Program" calcext:value-type="string">
            <text:p>Palmetto Gener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entral Florida/HCA Healthcare GME (Gainesville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131]+[.E131]=[.D130]+[.E130];1;0)" office:value-type="float" office:value="0" calcext:value-type="float">
            <text:p>0</text:p>
          </table:table-cell>
          <table:table-cell table:formula="of:=IF([.F132]=0;[.B131];COM.MICROSOFT.CONCAT([.B131];&quot; &quot;;[.B132]))" office:value-type="string" office:string-value="University of Central Florida/HCA Healthcare GME (Gainesville)" calcext:value-type="string">
            <text:p>University of Central Florida/HCA Healthcare GME (Gainesville)</text:p>
          </table:table-cell>
          <table:table-cell/>
          <table:table-cell table:formula="of:=IF(ISNUMBER(SEARCH(&quot;(Combined&quot;;[.B131]));COM.MICROSOFT.CONCAT([.B130];&quot; &quot;;[.B131]);[.B131])" office:value-type="string" office:string-value="University of Central Florida/HCA Healthcare GME (Gainesville)" calcext:value-type="string">
            <text:p>University of Central Florida/HCA Healthcare GME (Gainesvill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entral Florida/HCA Healthcare GME (Greater Orlando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132]+[.E132]=[.D131]+[.E131];1;0)" office:value-type="float" office:value="0" calcext:value-type="float">
            <text:p>0</text:p>
          </table:table-cell>
          <table:table-cell table:formula="of:=IF([.F133]=0;[.B132];COM.MICROSOFT.CONCAT([.B132];&quot; &quot;;[.B133]))" office:value-type="string" office:string-value="University of Central Florida/HCA Healthcare GME (Greater Orlando)" calcext:value-type="string">
            <text:p>University of Central Florida/HCA Healthcare GME (Greater Orlando)</text:p>
          </table:table-cell>
          <table:table-cell/>
          <table:table-cell table:formula="of:=IF(ISNUMBER(SEARCH(&quot;(Combined&quot;;[.B132]));COM.MICROSOFT.CONCAT([.B131];&quot; &quot;;[.B132]);[.B132])" office:value-type="string" office:string-value="University of Central Florida/HCA Healthcare GME (Greater Orlando)" calcext:value-type="string">
            <text:p>University of Central Florida/HCA Healthcare GME (Greater Orlando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entral Florida/HCA Healthcare GME (Ocala) Progr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5" calcext:value-type="float">
            <text:p>0.85</text:p>
          </table:table-cell>
          <table:table-cell table:style-name="ce11" table:formula="of:=IF([.D133]+[.E133]=[.D132]+[.E132];1;0)" office:value-type="float" office:value="0" calcext:value-type="float">
            <text:p>0</text:p>
          </table:table-cell>
          <table:table-cell table:formula="of:=IF([.F134]=0;[.B133];COM.MICROSOFT.CONCAT([.B133];&quot; &quot;;[.B134]))" office:value-type="string" office:string-value="University of Central Florida/HCA Healthcare GME (Ocala) Program" calcext:value-type="string">
            <text:p>University of Central Florida/HCA Healthcare GME (Ocala) Program</text:p>
          </table:table-cell>
          <table:table-cell/>
          <table:table-cell table:formula="of:=IF(ISNUMBER(SEARCH(&quot;(Combined&quot;;[.B133]));COM.MICROSOFT.CONCAT([.B132];&quot; &quot;;[.B133]);[.B133])" office:value-type="string" office:string-value="University of Central Florida/HCA Healthcare GME (Ocala) Program" calcext:value-type="string">
            <text:p>University of Central Florida/HCA Healthcare GME (Ocala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Florida College of Medicine (Pensacola) Progra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style-name="ce11" table:formula="of:=IF([.D134]+[.E134]=[.D133]+[.E133];1;0)" office:value-type="float" office:value="0" calcext:value-type="float">
            <text:p>0</text:p>
          </table:table-cell>
          <table:table-cell table:formula="of:=IF([.F135]=0;[.B134];COM.MICROSOFT.CONCAT([.B134];&quot; &quot;;[.B135]))" office:value-type="string" office:string-value="University of Florida College of Medicine (Pensacola) Program" calcext:value-type="string">
            <text:p>University of Florida College of Medicine (Pensacola) Program</text:p>
          </table:table-cell>
          <table:table-cell/>
          <table:table-cell table:formula="of:=IF(ISNUMBER(SEARCH(&quot;(Combined&quot;;[.B134]));COM.MICROSOFT.CONCAT([.B133];&quot; &quot;;[.B134]);[.B134])" office:value-type="string" office:string-value="University of Florida College of Medicine (Pensacola) Program" calcext:value-type="string">
            <text:p>University of Florida College of Medicine (Pensacola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Florida College of Medicine Jacksonville Program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135]+[.E135]=[.D134]+[.E134];1;0)" office:value-type="float" office:value="0" calcext:value-type="float">
            <text:p>0</text:p>
          </table:table-cell>
          <table:table-cell table:formula="of:=IF([.F136]=0;[.B135];COM.MICROSOFT.CONCAT([.B135];&quot; &quot;;[.B136]))" office:value-type="string" office:string-value="University of Florida College of Medicine Jacksonville Program" calcext:value-type="string">
            <text:p>University of Florida College of Medicine Jacksonville Program</text:p>
          </table:table-cell>
          <table:table-cell/>
          <table:table-cell table:formula="of:=IF(ISNUMBER(SEARCH(&quot;(Combined&quot;;[.B135]));COM.MICROSOFT.CONCAT([.B134];&quot; &quot;;[.B135]);[.B135])" office:value-type="string" office:string-value="University of Florida College of Medicine Jacksonville Program" calcext:value-type="string">
            <text:p>University of Florida College of Medicine Jacksonvill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Florida Program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136]+[.E136]=[.D135]+[.E135];1;0)" office:value-type="float" office:value="0" calcext:value-type="float">
            <text:p>0</text:p>
          </table:table-cell>
          <table:table-cell table:formula="of:=IF([.F137]=0;[.B136];COM.MICROSOFT.CONCAT([.B136];&quot; &quot;;[.B137]))" office:value-type="string" office:string-value="University of Florida Program" calcext:value-type="string">
            <text:p>University of Florida Program</text:p>
          </table:table-cell>
          <table:table-cell/>
          <table:table-cell table:formula="of:=IF(ISNUMBER(SEARCH(&quot;(Combined&quot;;[.B136]));COM.MICROSOFT.CONCAT([.B135];&quot; &quot;;[.B136]);[.B136])" office:value-type="string" office:string-value="University of Florida Program" calcext:value-type="string">
            <text:p>University of Florid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iami Hospital and Clinics/Holy Cross Hospital Progra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137]+[.E137]=[.D136]+[.E136];1;0)" office:value-type="float" office:value="0" calcext:value-type="float">
            <text:p>0</text:p>
          </table:table-cell>
          <table:table-cell table:formula="of:=IF([.F138]=0;[.B137];COM.MICROSOFT.CONCAT([.B137];&quot; &quot;;[.B138]))" office:value-type="string" office:string-value="University of Miami Hospital and Clinics/Holy Cross Hospital Program" calcext:value-type="string">
            <text:p>University of Miami Hospital and Clinics/Holy Cross Hospital Program</text:p>
          </table:table-cell>
          <table:table-cell/>
          <table:table-cell table:formula="of:=IF(ISNUMBER(SEARCH(&quot;(Combined&quot;;[.B137]));COM.MICROSOFT.CONCAT([.B136];&quot; &quot;;[.B137]);[.B137])" office:value-type="string" office:string-value="University of Miami Hospital and Clinics/Holy Cross Hospital Program" calcext:value-type="string">
            <text:p>University of Miami Hospital and Clinics/Holy Cross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iami/Jackson Health System Program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138]+[.E138]=[.D137]+[.E137];1;0)" office:value-type="float" office:value="0" calcext:value-type="float">
            <text:p>0</text:p>
          </table:table-cell>
          <table:table-cell table:formula="of:=IF([.F139]=0;[.B138];COM.MICROSOFT.CONCAT([.B138];&quot; &quot;;[.B139]))" office:value-type="string" office:string-value="University of Miami/Jackson Health System Program" calcext:value-type="string">
            <text:p>University of Miami/Jackson Health System Program</text:p>
          </table:table-cell>
          <table:table-cell/>
          <table:table-cell table:formula="of:=IF(ISNUMBER(SEARCH(&quot;(Combined&quot;;[.B138]));COM.MICROSOFT.CONCAT([.B137];&quot; &quot;;[.B138]);[.B138])" office:value-type="string" office:string-value="University of Miami/Jackson Health System Program" calcext:value-type="string">
            <text:p>University of Miami/Jackson Health Syste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 <text:s text:c="25"/>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style-name="ce10" office:value-type="percentage" office:value="0.87" calcext:value-type="percentage">
            <text:p>87.00%</text:p>
          </table:table-cell>
          <table:table-cell table:style-name="ce11" table:formula="of:=IF([.D139]+[.E139]=[.D138]+[.E138];1;0)" office:value-type="float" office:value="0" calcext:value-type="float">
            <text:p>0</text:p>
          </table:table-cell>
          <table:table-cell table:formula="of:=IF([.F140]=0;[.B139];COM.MICROSOFT.CONCAT([.B139];&quot; &quot;;[.B140]))" office:value-type="string" office:string-value="(Combined Internal Medicine-Pediatrics)                          " calcext:value-type="string">
            <text:p>(Combined Internal Medicine-Pediatrics) <text:s text:c="25"/></text:p>
          </table:table-cell>
          <table:table-cell/>
          <table:table-cell table:formula="of:=IF(ISNUMBER(SEARCH(&quot;(Combined&quot;;[.B139]));COM.MICROSOFT.CONCAT([.B138];&quot; &quot;;[.B139]);[.B139])" office:value-type="string" office:string-value="University of Miami/Jackson Health System Program (Combined Internal Medicine-Pediatrics)                          " calcext:value-type="string">
            <text:p>University of Miami/Jackson Health System Program (Combined Internal Medicine-Pediatrics) <text:s text:c="25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iami/JFK Medical Center Palm Beach Regional GME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140]+[.E140]=[.D139]+[.E139];1;0)" office:value-type="float" office:value="0" calcext:value-type="float">
            <text:p>0</text:p>
          </table:table-cell>
          <table:table-cell table:formula="of:=IF([.F141]=0;[.B140];COM.MICROSOFT.CONCAT([.B140];&quot; &quot;;[.B141]))" office:value-type="string" office:string-value="University of Miami/JFK Medical Center Palm Beach Regional GME Consortium Program" calcext:value-type="string">
            <text:p>University of Miami/JFK Medical Center Palm Beach Regional GME Consortium Program</text:p>
          </table:table-cell>
          <table:table-cell/>
          <table:table-cell table:formula="of:=IF(ISNUMBER(SEARCH(&quot;(Combined&quot;;[.B140]));COM.MICROSOFT.CONCAT([.B139];&quot; &quot;;[.B140]);[.B140])" office:value-type="string" office:string-value="University of Miami/JFK Medical Center Palm Beach Regional GME" calcext:value-type="string">
            <text:p>University of Miami/JFK Medical Center Palm Beach Regional G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ortium Program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141]+[.E141]=[.D140]+[.E140];1;0)" office:value-type="float" office:value="1" calcext:value-type="float">
            <text:p>1</text:p>
          </table:table-cell>
          <table:table-cell table:formula="of:=IF([.F142]=0;[.B141];COM.MICROSOFT.CONCAT([.B141];&quot; &quot;;[.B142]))" office:value-type="string" office:string-value="Consortium Program" calcext:value-type="string">
            <text:p>Consortium Program</text:p>
          </table:table-cell>
          <table:table-cell/>
          <table:table-cell table:formula="of:=IF(ISNUMBER(SEARCH(&quot;(Combined&quot;;[.B141]));COM.MICROSOFT.CONCAT([.B140];&quot; &quot;;[.B141]);[.B141])" office:value-type="string" office:string-value="Consortium Program" calcext:value-type="string">
            <text:p>Consortiu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South Florida Morsani Program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142]+[.E142]=[.D141]+[.E141];1;0)" office:value-type="float" office:value="0" calcext:value-type="float">
            <text:p>0</text:p>
          </table:table-cell>
          <table:table-cell table:formula="of:=IF([.F143]=0;[.B142];COM.MICROSOFT.CONCAT([.B142];&quot; &quot;;[.B143]))" office:value-type="string" office:string-value="University of South Florida Morsani Program" calcext:value-type="string">
            <text:p>University of South Florida Morsani Program</text:p>
          </table:table-cell>
          <table:table-cell/>
          <table:table-cell table:formula="of:=IF(ISNUMBER(SEARCH(&quot;(Combined&quot;;[.B142]));COM.MICROSOFT.CONCAT([.B141];&quot; &quot;;[.B142]);[.B142])" office:value-type="string" office:string-value="University of South Florida Morsani Program" calcext:value-type="string">
            <text:p>University of South Florida Morsani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 <text:s text:c="28"/>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143]+[.E143]=[.D142]+[.E142];1;0)" office:value-type="float" office:value="0" calcext:value-type="float">
            <text:p>0</text:p>
          </table:table-cell>
          <table:table-cell table:formula="of:=IF([.F144]=0;[.B143];COM.MICROSOFT.CONCAT([.B143];&quot; &quot;;[.B144]))" office:value-type="string" office:string-value="(Combined Internal Medicine-Pediatrics)                             " calcext:value-type="string">
            <text:p>(Combined Internal Medicine-Pediatrics) <text:s text:c="28"/></text:p>
          </table:table-cell>
          <table:table-cell/>
          <table:table-cell table:formula="of:=IF(ISNUMBER(SEARCH(&quot;(Combined&quot;;[.B143]));COM.MICROSOFT.CONCAT([.B142];&quot; &quot;;[.B143]);[.B143])" office:value-type="string" office:string-value="University of South Florida Morsani Program (Combined Internal Medicine-Pediatrics)                             " calcext:value-type="string">
            <text:p>University of South Florida Morsani Program (Combined Internal Medicine-Pediatrics) <text:s text:c="28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7" calcext:value-type="float">
            <text:p>0.77</text:p>
          </table:table-cell>
          <table:table-cell table:style-name="ce11" table:formula="of:=IF([.D144]+[.E144]=[.D143]+[.E143];1;0)" office:value-type="float" office:value="0" calcext:value-type="float">
            <text:p>0</text:p>
          </table:table-cell>
          <table:table-cell table:formula="of:=IF([.F145]=0;[.B144];COM.MICROSOFT.CONCAT([.B144];&quot; &quot;;[.B145]))" office:value-type="string" office:string-value="Georgia Augusta University/University of Georgia Medical Partnership Program" calcext:value-type="string">
            <text:p>Georgia Augusta University/University of Georgia Medical Partnership Program</text:p>
          </table:table-cell>
          <table:table-cell/>
          <table:table-cell table:formula="of:=IF(ISNUMBER(SEARCH(&quot;(Combined&quot;;[.B144]));COM.MICROSOFT.CONCAT([.B143];&quot; &quot;;[.B144]);[.B144])" office:value-type="string" office:string-value="Georgia" calcext:value-type="string">
            <text:p>Georg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gusta University/University of Georgia Medical Partnership Progra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7" calcext:value-type="float">
            <text:p>0.77</text:p>
          </table:table-cell>
          <table:table-cell table:style-name="ce11" table:formula="of:=IF([.D145]+[.E145]=[.D144]+[.E144];1;0)" office:value-type="float" office:value="1" calcext:value-type="float">
            <text:p>1</text:p>
          </table:table-cell>
          <table:table-cell table:formula="of:=IF([.F146]=0;[.B145];COM.MICROSOFT.CONCAT([.B145];&quot; &quot;;[.B146]))" office:value-type="string" office:string-value="Augusta University/University of Georgia Medical Partnership Program" calcext:value-type="string">
            <text:p>Augusta University/University of Georgia Medical Partnership Program</text:p>
          </table:table-cell>
          <table:table-cell/>
          <table:table-cell table:formula="of:=IF(ISNUMBER(SEARCH(&quot;(Combined&quot;;[.B145]));COM.MICROSOFT.CONCAT([.B144];&quot; &quot;;[.B145]);[.B145])" office:value-type="string" office:string-value="Augusta University/University of Georgia Medical Partnership Program" calcext:value-type="string">
            <text:p>Augusta University/University of Georgia Medical Partnership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wight David Eisenhower Army Medical Center Progr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1" table:formula="of:=IF([.D146]+[.E146]=[.D145]+[.E145];1;0)" office:value-type="float" office:value="0" calcext:value-type="float">
            <text:p>0</text:p>
          </table:table-cell>
          <table:table-cell table:formula="of:=IF([.F147]=0;[.B146];COM.MICROSOFT.CONCAT([.B146];&quot; &quot;;[.B147]))" office:value-type="string" office:string-value="Dwight David Eisenhower Army Medical Center Program" calcext:value-type="string">
            <text:p>Dwight David Eisenhower Army Medical Center Program</text:p>
          </table:table-cell>
          <table:table-cell/>
          <table:table-cell table:formula="of:=IF(ISNUMBER(SEARCH(&quot;(Combined&quot;;[.B146]));COM.MICROSOFT.CONCAT([.B145];&quot; &quot;;[.B146]);[.B146])" office:value-type="string" office:string-value="Dwight David Eisenhower Army Medical Center Program" calcext:value-type="string">
            <text:p>Dwight David Eisenhower Arm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ory University School of Medicine Program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147]+[.E147]=[.D146]+[.E146];1;0)" office:value-type="float" office:value="0" calcext:value-type="float">
            <text:p>0</text:p>
          </table:table-cell>
          <table:table-cell table:formula="of:=IF([.F148]=0;[.B147];COM.MICROSOFT.CONCAT([.B147];&quot; &quot;;[.B148]))" office:value-type="string" office:string-value="Emory University School of Medicine Program" calcext:value-type="string">
            <text:p>Emory University School of Medicine Program</text:p>
          </table:table-cell>
          <table:table-cell/>
          <table:table-cell table:formula="of:=IF(ISNUMBER(SEARCH(&quot;(Combined&quot;;[.B147]));COM.MICROSOFT.CONCAT([.B146];&quot; &quot;;[.B147]);[.B147])" office:value-type="string" office:string-value="Emory University School of Medicine Program" calcext:value-type="string">
            <text:p>Emory University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 Redmond Regional Medical Center Progra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8" calcext:value-type="float">
            <text:p>0.78</text:p>
          </table:table-cell>
          <table:table-cell table:style-name="ce11" table:formula="of:=IF([.D148]+[.E148]=[.D147]+[.E147];1;0)" office:value-type="float" office:value="0" calcext:value-type="float">
            <text:p>0</text:p>
          </table:table-cell>
          <table:table-cell table:formula="of:=IF([.F149]=0;[.B148];COM.MICROSOFT.CONCAT([.B148];&quot; &quot;;[.B149]))" office:value-type="string" office:string-value="HCA Healthcare Redmond Regional Medical Center Program" calcext:value-type="string">
            <text:p>HCA Healthcare Redmond Regional Medical Center Program</text:p>
          </table:table-cell>
          <table:table-cell/>
          <table:table-cell table:formula="of:=IF(ISNUMBER(SEARCH(&quot;(Combined&quot;;[.B148]));COM.MICROSOFT.CONCAT([.B147];&quot; &quot;;[.B148]);[.B148])" office:value-type="string" office:string-value="HCA Healthcare Redmond Regional Medical Center Program" calcext:value-type="string">
            <text:p>HCA Healthcare Redmond Region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/Mercer University School of Medicine/Memorial Health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149]+[.E149]=[.D148]+[.E148];1;0)" office:value-type="float" office:value="0" calcext:value-type="float">
            <text:p>0</text:p>
          </table:table-cell>
          <table:table-cell table:formula="of:=IF([.F150]=0;[.B149];COM.MICROSOFT.CONCAT([.B149];&quot; &quot;;[.B150]))" office:value-type="string" office:string-value="HCA Healthcare/Mercer University School of Medicine/Memorial Health University Medical Center Program" calcext:value-type="string">
            <text:p>HCA Healthcare/Mercer University School of Medicine/Memorial Health University Medical Center Program</text:p>
          </table:table-cell>
          <table:table-cell/>
          <table:table-cell table:formula="of:=IF(ISNUMBER(SEARCH(&quot;(Combined&quot;;[.B149]));COM.MICROSOFT.CONCAT([.B148];&quot; &quot;;[.B149]);[.B149])" office:value-type="string" office:string-value="HCA Healthcare/Mercer University School of Medicine/Memorial Health" calcext:value-type="string">
            <text:p>HCA Healthcare/Mercer University School of Medicine/Memorial Heal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Medical Center Progra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150]+[.E150]=[.D149]+[.E149];1;0)" office:value-type="float" office:value="1" calcext:value-type="float">
            <text:p>1</text:p>
          </table:table-cell>
          <table:table-cell table:formula="of:=IF([.F151]=0;[.B150];COM.MICROSOFT.CONCAT([.B150];&quot; &quot;;[.B151]))" office:value-type="string" office:string-value="University Medical Center Program" calcext:value-type="string">
            <text:p>University Medical Center Program</text:p>
          </table:table-cell>
          <table:table-cell/>
          <table:table-cell table:formula="of:=IF(ISNUMBER(SEARCH(&quot;(Combined&quot;;[.B150]));COM.MICROSOFT.CONCAT([.B149];&quot; &quot;;[.B150]);[.B150])" office:value-type="string" office:string-value="University Medical Center Program" calcext:value-type="string">
            <text:p>Univers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 College of Georgia Program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151]+[.E151]=[.D150]+[.E150];1;0)" office:value-type="float" office:value="0" calcext:value-type="float">
            <text:p>0</text:p>
          </table:table-cell>
          <table:table-cell table:formula="of:=IF([.F152]=0;[.B151];COM.MICROSOFT.CONCAT([.B151];&quot; &quot;;[.B152]))" office:value-type="string" office:string-value="Medical College of Georgia Program" calcext:value-type="string">
            <text:p>Medical College of Georgia Program</text:p>
          </table:table-cell>
          <table:table-cell/>
          <table:table-cell table:formula="of:=IF(ISNUMBER(SEARCH(&quot;(Combined&quot;;[.B151]));COM.MICROSOFT.CONCAT([.B150];&quot; &quot;;[.B151]);[.B151])" office:value-type="string" office:string-value="Medical College of Georgia Program" calcext:value-type="string">
            <text:p>Medical College of Georgi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ehouse School of Medicine Program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152]+[.E152]=[.D151]+[.E151];1;0)" office:value-type="float" office:value="0" calcext:value-type="float">
            <text:p>0</text:p>
          </table:table-cell>
          <table:table-cell table:formula="of:=IF([.F153]=0;[.B152];COM.MICROSOFT.CONCAT([.B152];&quot; &quot;;[.B153]))" office:value-type="string" office:string-value="Morehouse School of Medicine Program" calcext:value-type="string">
            <text:p>Morehouse School of Medicine Program</text:p>
          </table:table-cell>
          <table:table-cell/>
          <table:table-cell table:formula="of:=IF(ISNUMBER(SEARCH(&quot;(Combined&quot;;[.B152]));COM.MICROSOFT.CONCAT([.B151];&quot; &quot;;[.B152]);[.B152])" office:value-type="string" office:string-value="Morehouse School of Medicine Program" calcext:value-type="string">
            <text:p>Morehouse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side Hospital - Gwinnett Progra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153]+[.E153]=[.D152]+[.E152];1;0)" office:value-type="float" office:value="0" calcext:value-type="float">
            <text:p>0</text:p>
          </table:table-cell>
          <table:table-cell table:formula="of:=IF([.F154]=0;[.B153];COM.MICROSOFT.CONCAT([.B153];&quot; &quot;;[.B154]))" office:value-type="string" office:string-value="Northside Hospital - Gwinnett Program" calcext:value-type="string">
            <text:p>Northside Hospital - Gwinnett Program</text:p>
          </table:table-cell>
          <table:table-cell/>
          <table:table-cell table:formula="of:=IF(ISNUMBER(SEARCH(&quot;(Combined&quot;;[.B153]));COM.MICROSOFT.CONCAT([.B152];&quot; &quot;;[.B153]);[.B153])" office:value-type="string" office:string-value="Northside Hospital - Gwinnett Program" calcext:value-type="string">
            <text:p>Northside Hospital - Gwinnett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dmont Athens Regional 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154]+[.E154]=[.D153]+[.E153];1;0)" office:value-type="float" office:value="0" calcext:value-type="float">
            <text:p>0</text:p>
          </table:table-cell>
          <table:table-cell table:formula="of:=IF([.F155]=0;[.B154];COM.MICROSOFT.CONCAT([.B154];&quot; &quot;;[.B155]))" office:value-type="string" office:string-value="Piedmont Athens Regional Program" calcext:value-type="string">
            <text:p>Piedmont Athens Regional Program</text:p>
          </table:table-cell>
          <table:table-cell/>
          <table:table-cell table:formula="of:=IF(ISNUMBER(SEARCH(&quot;(Combined&quot;;[.B154]));COM.MICROSOFT.CONCAT([.B153];&quot; &quot;;[.B154]);[.B154])" office:value-type="string" office:string-value="Piedmont Athens Regional Program" calcext:value-type="string">
            <text:p>Piedmont Athens Region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Medical Center Navicent Health/Mercer University School of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155]+[.E155]=[.D154]+[.E154];1;0)" office:value-type="float" office:value="0" calcext:value-type="float">
            <text:p>0</text:p>
          </table:table-cell>
          <table:table-cell table:formula="of:=IF([.F156]=0;[.B155];COM.MICROSOFT.CONCAT([.B155];&quot; &quot;;[.B156]))" office:value-type="string" office:string-value="The Medical Center Navicent Health/Mercer University School of Medicine Program" calcext:value-type="string">
            <text:p>The Medical Center Navicent Health/Mercer University School of Medicine Program</text:p>
          </table:table-cell>
          <table:table-cell/>
          <table:table-cell table:formula="of:=IF(ISNUMBER(SEARCH(&quot;(Combined&quot;;[.B155]));COM.MICROSOFT.CONCAT([.B154];&quot; &quot;;[.B155]);[.B155])" office:value-type="string" office:string-value="The Medical Center Navicent Health/Mercer University School of" calcext:value-type="string">
            <text:p>The Medical Center Navicent Health/Mercer University School o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ine Progr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156]+[.E156]=[.D155]+[.E155];1;0)" office:value-type="float" office:value="1" calcext:value-type="float">
            <text:p>1</text:p>
          </table:table-cell>
          <table:table-cell table:formula="of:=IF([.F157]=0;[.B156];COM.MICROSOFT.CONCAT([.B156];&quot; &quot;;[.B157]))" office:value-type="string" office:string-value="Medicine Program" calcext:value-type="string">
            <text:p>Medicine Program</text:p>
          </table:table-cell>
          <table:table-cell/>
          <table:table-cell table:formula="of:=IF(ISNUMBER(SEARCH(&quot;(Combined&quot;;[.B156]));COM.MICROSOFT.CONCAT([.B155];&quot; &quot;;[.B156]);[.B156])" office:value-type="string" office:string-value="Medicine Program" calcext:value-type="string">
            <text:p>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llStar Atlanta Medical Center Progr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157]+[.E157]=[.D156]+[.E156];1;0)" office:value-type="float" office:value="0" calcext:value-type="float">
            <text:p>0</text:p>
          </table:table-cell>
          <table:table-cell table:formula="of:=IF([.F158]=0;[.B157];COM.MICROSOFT.CONCAT([.B157];&quot; &quot;;[.B158]))" office:value-type="string" office:string-value="WellStar Atlanta Medical Center Program" calcext:value-type="string">
            <text:p>WellStar Atlanta Medical Center Program</text:p>
          </table:table-cell>
          <table:table-cell/>
          <table:table-cell table:formula="of:=IF(ISNUMBER(SEARCH(&quot;(Combined&quot;;[.B157]));COM.MICROSOFT.CONCAT([.B156];&quot; &quot;;[.B157]);[.B157])" office:value-type="string" office:string-value="WellStar Atlanta Medical Center Program" calcext:value-type="string">
            <text:p>WellStar Atlanta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llStar Kennestone Regional Medical Center Progra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158]+[.E158]=[.D157]+[.E157];1;0)" office:value-type="float" office:value="0" calcext:value-type="float">
            <text:p>0</text:p>
          </table:table-cell>
          <table:table-cell table:formula="of:=IF([.F159]=0;[.B158];COM.MICROSOFT.CONCAT([.B158];&quot; &quot;;[.B159]))" office:value-type="string" office:string-value="WellStar Kennestone Regional Medical Center Program" calcext:value-type="string">
            <text:p>WellStar Kennestone Regional Medical Center Program</text:p>
          </table:table-cell>
          <table:table-cell/>
          <table:table-cell table:formula="of:=IF(ISNUMBER(SEARCH(&quot;(Combined&quot;;[.B158]));COM.MICROSOFT.CONCAT([.B157];&quot; &quot;;[.B158]);[.B158])" office:value-type="string" office:string-value="WellStar Kennestone Regional Medical Center Program" calcext:value-type="string">
            <text:p>WellStar Kennestone Region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iser Permanente Hawaii Progra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1" table:formula="of:=IF([.D159]+[.E159]=[.D158]+[.E158];1;0)" office:value-type="float" office:value="0" calcext:value-type="float">
            <text:p>0</text:p>
          </table:table-cell>
          <table:table-cell table:formula="of:=IF([.F160]=0;[.B159];COM.MICROSOFT.CONCAT([.B159];&quot; &quot;;[.B160]))" office:value-type="string" office:string-value="Kaiser Permanente Hawaii Program" calcext:value-type="string">
            <text:p>Kaiser Permanente Hawaii Program</text:p>
          </table:table-cell>
          <table:table-cell/>
          <table:table-cell table:formula="of:=IF(ISNUMBER(SEARCH(&quot;(Combined&quot;;[.B159]));COM.MICROSOFT.CONCAT([.B158];&quot; &quot;;[.B159]);[.B159])" office:value-type="string" office:string-value="Kaiser Permanente Hawaii Program" calcext:value-type="string">
            <text:p>Kaiser Permanente Hawaii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ler Army Medical Center Progra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5" calcext:value-type="float">
            <text:p>0.85</text:p>
          </table:table-cell>
          <table:table-cell table:style-name="ce11" table:formula="of:=IF([.D160]+[.E160]=[.D159]+[.E159];1;0)" office:value-type="float" office:value="0" calcext:value-type="float">
            <text:p>0</text:p>
          </table:table-cell>
          <table:table-cell table:formula="of:=IF([.F161]=0;[.B160];COM.MICROSOFT.CONCAT([.B160];&quot; &quot;;[.B161]))" office:value-type="string" office:string-value="Tripler Army Medical Center Program" calcext:value-type="string">
            <text:p>Tripler Army Medical Center Program</text:p>
          </table:table-cell>
          <table:table-cell/>
          <table:table-cell table:formula="of:=IF(ISNUMBER(SEARCH(&quot;(Combined&quot;;[.B160]));COM.MICROSOFT.CONCAT([.B159];&quot; &quot;;[.B160]);[.B160])" office:value-type="string" office:string-value="Tripler Army Medical Center Program" calcext:value-type="string">
            <text:p>Tripler Arm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Hawaii Program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161]+[.E161]=[.D160]+[.E160];1;0)" office:value-type="float" office:value="0" calcext:value-type="float">
            <text:p>0</text:p>
          </table:table-cell>
          <table:table-cell table:formula="of:=IF([.F162]=0;[.B161];COM.MICROSOFT.CONCAT([.B161];&quot; &quot;;[.B162]))" office:value-type="string" office:string-value="University of Hawaii Program" calcext:value-type="string">
            <text:p>University of Hawaii Program</text:p>
          </table:table-cell>
          <table:table-cell/>
          <table:table-cell table:formula="of:=IF(ISNUMBER(SEARCH(&quot;(Combined&quot;;[.B161]));COM.MICROSOFT.CONCAT([.B160];&quot; &quot;;[.B161]);[.B161])" office:value-type="string" office:string-value="University of Hawaii Program" calcext:value-type="string">
            <text:p>University of Hawaii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inoi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1" table:formula="of:=IF([.D162]+[.E162]=[.D161]+[.E161];1;0)" office:value-type="float" office:value="0" calcext:value-type="float">
            <text:p>0</text:p>
          </table:table-cell>
          <table:table-cell table:formula="of:=IF([.F163]=0;[.B162];COM.MICROSOFT.CONCAT([.B162];&quot; &quot;;[.B163]))" office:value-type="string" office:string-value="Illinois" calcext:value-type="string">
            <text:p>Illinois</text:p>
          </table:table-cell>
          <table:table-cell/>
          <table:table-cell table:formula="of:=IF(ISNUMBER(SEARCH(&quot;(Combined&quot;;[.B162]));COM.MICROSOFT.CONCAT([.B161];&quot; &quot;;[.B162]);[.B162])" office:value-type="string" office:string-value="Illinois" calcext:value-type="string">
            <text:p>Illino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vocate Health Care (Advocate Illinois Masonic Medical Center)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163]+[.E163]=[.D162]+[.E162];1;0)" office:value-type="float" office:value="0" calcext:value-type="float">
            <text:p>0</text:p>
          </table:table-cell>
          <table:table-cell table:formula="of:=IF([.F164]=0;[.B163];COM.MICROSOFT.CONCAT([.B163];&quot; &quot;;[.B164]))" office:value-type="string" office:string-value="Advocate Health Care (Advocate Illinois Masonic Medical Center) Program" calcext:value-type="string">
            <text:p>Advocate Health Care (Advocate Illinois Masonic Medical Center) Program</text:p>
          </table:table-cell>
          <table:table-cell/>
          <table:table-cell table:formula="of:=IF(ISNUMBER(SEARCH(&quot;(Combined&quot;;[.B163]));COM.MICROSOFT.CONCAT([.B162];&quot; &quot;;[.B163]);[.B163])" office:value-type="string" office:string-value="Advocate Health Care (Advocate Illinois Masonic Medical Center)" calcext:value-type="string">
            <text:p>Advocate Health Care (Advocate Illinois Masonic Medical Cent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164]+[.E164]=[.D163]+[.E163];1;0)" office:value-type="float" office:value="1" calcext:value-type="float">
            <text:p>1</text:p>
          </table:table-cell>
          <table:table-cell table:formula="of:=IF([.F165]=0;[.B164];COM.MICROSOFT.CONCAT([.B164];&quot; &quot;;[.B165]))" office:value-type="string" office:string-value="Program" calcext:value-type="string">
            <text:p>Program</text:p>
          </table:table-cell>
          <table:table-cell/>
          <table:table-cell table:formula="of:=IF(ISNUMBER(SEARCH(&quot;(Combined&quot;;[.B164]));COM.MICROSOFT.CONCAT([.B163];&quot; &quot;;[.B164]);[.B164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vocate Health Care (Advocate Lutheran General Hospital) Program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165]+[.E165]=[.D164]+[.E164];1;0)" office:value-type="float" office:value="0" calcext:value-type="float">
            <text:p>0</text:p>
          </table:table-cell>
          <table:table-cell table:formula="of:=IF([.F166]=0;[.B165];COM.MICROSOFT.CONCAT([.B165];&quot; &quot;;[.B166]))" office:value-type="string" office:string-value="Advocate Health Care (Advocate Lutheran General Hospital) Program" calcext:value-type="string">
            <text:p>Advocate Health Care (Advocate Lutheran General Hospital) Program</text:p>
          </table:table-cell>
          <table:table-cell/>
          <table:table-cell table:formula="of:=IF(ISNUMBER(SEARCH(&quot;(Combined&quot;;[.B165]));COM.MICROSOFT.CONCAT([.B164];&quot; &quot;;[.B165]);[.B165])" office:value-type="string" office:string-value="Advocate Health Care (Advocate Lutheran General Hospital) Program" calcext:value-type="string">
            <text:p>Advocate Health Care (Advocate Lutheran General Hospital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TA Health/Saint Francis Hospital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1" table:formula="of:=IF([.D166]+[.E166]=[.D165]+[.E165];1;0)" office:value-type="float" office:value="0" calcext:value-type="float">
            <text:p>0</text:p>
          </table:table-cell>
          <table:table-cell table:formula="of:=IF([.F167]=0;[.B166];COM.MICROSOFT.CONCAT([.B166];&quot; &quot;;[.B167]))" office:value-type="string" office:string-value="AMITA Health/Saint Francis Hospital Program" calcext:value-type="string">
            <text:p>AMITA Health/Saint Francis Hospital Program</text:p>
          </table:table-cell>
          <table:table-cell/>
          <table:table-cell table:formula="of:=IF(ISNUMBER(SEARCH(&quot;(Combined&quot;;[.B166]));COM.MICROSOFT.CONCAT([.B165];&quot; &quot;;[.B166]);[.B166])" office:value-type="string" office:string-value="AMITA Health/Saint Francis Hospital Program" calcext:value-type="string">
            <text:p>AMITA Health/Saint Francis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TA Health/Saint Joseph Hospital (Chicago) Program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167]+[.E167]=[.D166]+[.E166];1;0)" office:value-type="float" office:value="0" calcext:value-type="float">
            <text:p>0</text:p>
          </table:table-cell>
          <table:table-cell table:formula="of:=IF([.F168]=0;[.B167];COM.MICROSOFT.CONCAT([.B167];&quot; &quot;;[.B168]))" office:value-type="string" office:string-value="AMITA Health/Saint Joseph Hospital (Chicago) Program" calcext:value-type="string">
            <text:p>AMITA Health/Saint Joseph Hospital (Chicago) Program</text:p>
          </table:table-cell>
          <table:table-cell/>
          <table:table-cell table:formula="of:=IF(ISNUMBER(SEARCH(&quot;(Combined&quot;;[.B167]));COM.MICROSOFT.CONCAT([.B166];&quot; &quot;;[.B167]);[.B167])" office:value-type="string" office:string-value="AMITA Health/Saint Joseph Hospital (Chicago) Program" calcext:value-type="string">
            <text:p>AMITA Health/Saint Joseph Hospital (Chicago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le Foundation Hospital Progra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168]+[.E168]=[.D167]+[.E167];1;0)" office:value-type="float" office:value="0" calcext:value-type="float">
            <text:p>0</text:p>
          </table:table-cell>
          <table:table-cell table:formula="of:=IF([.F169]=0;[.B168];COM.MICROSOFT.CONCAT([.B168];&quot; &quot;;[.B169]))" office:value-type="string" office:string-value="Carle Foundation Hospital Program" calcext:value-type="string">
            <text:p>Carle Foundation Hospital Program</text:p>
          </table:table-cell>
          <table:table-cell/>
          <table:table-cell table:formula="of:=IF(ISNUMBER(SEARCH(&quot;(Combined&quot;;[.B168]));COM.MICROSOFT.CONCAT([.B167];&quot; &quot;;[.B168]);[.B168])" office:value-type="string" office:string-value="Carle Foundation Hospital Program" calcext:value-type="string">
            <text:p>Carle Foundation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cago Medical School/Rosalind Franklin University of Medicine &amp;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6" calcext:value-type="float">
            <text:p>0.76</text:p>
          </table:table-cell>
          <table:table-cell table:style-name="ce11" table:formula="of:=IF([.D169]+[.E169]=[.D168]+[.E168];1;0)" office:value-type="float" office:value="0" calcext:value-type="float">
            <text:p>0</text:p>
          </table:table-cell>
          <table:table-cell table:formula="of:=IF([.F170]=0;[.B169];COM.MICROSOFT.CONCAT([.B169];&quot; &quot;;[.B170]))" office:value-type="string" office:string-value="Chicago Medical School/Rosalind Franklin University of Medicine &amp; Science Program" calcext:value-type="string">
            <text:p>Chicago Medical School/Rosalind Franklin University of Medicine &amp; Science Program</text:p>
          </table:table-cell>
          <table:table-cell/>
          <table:table-cell table:formula="of:=IF(ISNUMBER(SEARCH(&quot;(Combined&quot;;[.B169]));COM.MICROSOFT.CONCAT([.B168];&quot; &quot;;[.B169]);[.B169])" office:value-type="string" office:string-value="Chicago Medical School/Rosalind Franklin University of Medicine &amp;" calcext:value-type="string">
            <text:p>Chicago Medical School/Rosalind Franklin University of Medicine &amp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ience Progr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6" calcext:value-type="float">
            <text:p>0.76</text:p>
          </table:table-cell>
          <table:table-cell table:style-name="ce11" table:formula="of:=IF([.D170]+[.E170]=[.D169]+[.E169];1;0)" office:value-type="float" office:value="1" calcext:value-type="float">
            <text:p>1</text:p>
          </table:table-cell>
          <table:table-cell table:formula="of:=IF([.F171]=0;[.B170];COM.MICROSOFT.CONCAT([.B170];&quot; &quot;;[.B171]))" office:value-type="string" office:string-value="Science Program" calcext:value-type="string">
            <text:p>Science Program</text:p>
          </table:table-cell>
          <table:table-cell/>
          <table:table-cell table:formula="of:=IF(ISNUMBER(SEARCH(&quot;(Combined&quot;;[.B170]));COM.MICROSOFT.CONCAT([.B169];&quot; &quot;;[.B170]);[.B170])" office:value-type="string" office:string-value="Science Program" calcext:value-type="string">
            <text:p>Scienc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cago Medical School/Rosalind Franklin University of Medicine &amp;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9" calcext:value-type="float">
            <text:p>0.79</text:p>
          </table:table-cell>
          <table:table-cell table:style-name="ce11" table:formula="of:=IF([.D171]+[.E171]=[.D170]+[.E170];1;0)" office:value-type="float" office:value="0" calcext:value-type="float">
            <text:p>0</text:p>
          </table:table-cell>
          <table:table-cell table:formula="of:=IF([.F172]=0;[.B171];COM.MICROSOFT.CONCAT([.B171];&quot; &quot;;[.B172]))" office:value-type="string" office:string-value="Chicago Medical School/Rosalind Franklin University of Medicine &amp; Science/Northwestern Medicine McHenry Hospital Program" calcext:value-type="string">
            <text:p>Chicago Medical School/Rosalind Franklin University of Medicine &amp; Science/Northwestern Medicine McHenry Hospital Program</text:p>
          </table:table-cell>
          <table:table-cell/>
          <table:table-cell table:formula="of:=IF(ISNUMBER(SEARCH(&quot;(Combined&quot;;[.B171]));COM.MICROSOFT.CONCAT([.B170];&quot; &quot;;[.B171]);[.B171])" office:value-type="string" office:string-value="Chicago Medical School/Rosalind Franklin University of Medicine &amp;" calcext:value-type="string">
            <text:p>Chicago Medical School/Rosalind Franklin University of Medicine &amp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ience/Northwestern Medicine McHenry Hospital Progra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9" calcext:value-type="float">
            <text:p>0.79</text:p>
          </table:table-cell>
          <table:table-cell table:style-name="ce11" table:formula="of:=IF([.D172]+[.E172]=[.D171]+[.E171];1;0)" office:value-type="float" office:value="1" calcext:value-type="float">
            <text:p>1</text:p>
          </table:table-cell>
          <table:table-cell table:formula="of:=IF([.F173]=0;[.B172];COM.MICROSOFT.CONCAT([.B172];&quot; &quot;;[.B173]))" office:value-type="string" office:string-value="Science/Northwestern Medicine McHenry Hospital Program" calcext:value-type="string">
            <text:p>Science/Northwestern Medicine McHenry Hospital Program</text:p>
          </table:table-cell>
          <table:table-cell/>
          <table:table-cell table:formula="of:=IF(ISNUMBER(SEARCH(&quot;(Combined&quot;;[.B172]));COM.MICROSOFT.CONCAT([.B171];&quot; &quot;;[.B172]);[.B172])" office:value-type="string" office:string-value="Science/Northwestern Medicine McHenry Hospital Program" calcext:value-type="string">
            <text:p>Science/Northwestern Medicine McHenr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ok County Health and Hospitals System Program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173]+[.E173]=[.D172]+[.E172];1;0)" office:value-type="float" office:value="0" calcext:value-type="float">
            <text:p>0</text:p>
          </table:table-cell>
          <table:table-cell table:formula="of:=IF([.F174]=0;[.B173];COM.MICROSOFT.CONCAT([.B173];&quot; &quot;;[.B174]))" office:value-type="string" office:string-value="Cook County Health and Hospitals System Program" calcext:value-type="string">
            <text:p>Cook County Health and Hospitals System Program</text:p>
          </table:table-cell>
          <table:table-cell/>
          <table:table-cell table:formula="of:=IF(ISNUMBER(SEARCH(&quot;(Combined&quot;;[.B173]));COM.MICROSOFT.CONCAT([.B172];&quot; &quot;;[.B173]);[.B173])" office:value-type="string" office:string-value="Cook County Health and Hospitals System Program" calcext:value-type="string">
            <text:p>Cook County Health and Hospitals Syste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iscan Health Olympia Fields Progr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1" calcext:value-type="float">
            <text:p>0.71</text:p>
          </table:table-cell>
          <table:table-cell table:style-name="ce11" table:formula="of:=IF([.D174]+[.E174]=[.D173]+[.E173];1;0)" office:value-type="float" office:value="0" calcext:value-type="float">
            <text:p>0</text:p>
          </table:table-cell>
          <table:table-cell table:formula="of:=IF([.F175]=0;[.B174];COM.MICROSOFT.CONCAT([.B174];&quot; &quot;;[.B175]))" office:value-type="string" office:string-value="Franciscan Health Olympia Fields Program" calcext:value-type="string">
            <text:p>Franciscan Health Olympia Fields Program</text:p>
          </table:table-cell>
          <table:table-cell/>
          <table:table-cell table:formula="of:=IF(ISNUMBER(SEARCH(&quot;(Combined&quot;;[.B174]));COM.MICROSOFT.CONCAT([.B173];&quot; &quot;;[.B174]);[.B174])" office:value-type="string" office:string-value="Franciscan Health Olympia Fields Program" calcext:value-type="string">
            <text:p>Franciscan Health Olympia Field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uis A Weiss Memorial Hospital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175]+[.E175]=[.D174]+[.E174];1;0)" office:value-type="float" office:value="0" calcext:value-type="float">
            <text:p>0</text:p>
          </table:table-cell>
          <table:table-cell table:formula="of:=IF([.F176]=0;[.B175];COM.MICROSOFT.CONCAT([.B175];&quot; &quot;;[.B176]))" office:value-type="string" office:string-value="Louis A Weiss Memorial Hospital Program" calcext:value-type="string">
            <text:p>Louis A Weiss Memorial Hospital Program</text:p>
          </table:table-cell>
          <table:table-cell/>
          <table:table-cell table:formula="of:=IF(ISNUMBER(SEARCH(&quot;(Combined&quot;;[.B175]));COM.MICROSOFT.CONCAT([.B174];&quot; &quot;;[.B175]);[.B175])" office:value-type="string" office:string-value="Louis A Weiss Memorial Hospital Program" calcext:value-type="string">
            <text:p>Louis A Weiss Memori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yola Medicine MacNeal Hospital Program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176]+[.E176]=[.D175]+[.E175];1;0)" office:value-type="float" office:value="0" calcext:value-type="float">
            <text:p>0</text:p>
          </table:table-cell>
          <table:table-cell table:formula="of:=IF([.F177]=0;[.B176];COM.MICROSOFT.CONCAT([.B176];&quot; &quot;;[.B177]))" office:value-type="string" office:string-value="Loyola Medicine MacNeal Hospital Program" calcext:value-type="string">
            <text:p>Loyola Medicine MacNeal Hospital Program</text:p>
          </table:table-cell>
          <table:table-cell/>
          <table:table-cell table:formula="of:=IF(ISNUMBER(SEARCH(&quot;(Combined&quot;;[.B176]));COM.MICROSOFT.CONCAT([.B175];&quot; &quot;;[.B176]);[.B176])" office:value-type="string" office:string-value="Loyola Medicine MacNeal Hospital Program" calcext:value-type="string">
            <text:p>Loyola Medicine MacNe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yola University Medical Center Program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177]+[.E177]=[.D176]+[.E176];1;0)" office:value-type="float" office:value="0" calcext:value-type="float">
            <text:p>0</text:p>
          </table:table-cell>
          <table:table-cell table:formula="of:=IF([.F178]=0;[.B177];COM.MICROSOFT.CONCAT([.B177];&quot; &quot;;[.B178]))" office:value-type="string" office:string-value="Loyola University Medical Center Program" calcext:value-type="string">
            <text:p>Loyola University Medical Center Program</text:p>
          </table:table-cell>
          <table:table-cell/>
          <table:table-cell table:formula="of:=IF(ISNUMBER(SEARCH(&quot;(Combined&quot;;[.B177]));COM.MICROSOFT.CONCAT([.B176];&quot; &quot;;[.B177]);[.B177])" office:value-type="string" office:string-value="Loyola University Medical Center Program" calcext:value-type="string">
            <text:p>Loyola Univers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0.9" calcext:value-type="float">
            <text:p>0.9</text:p>
          </table:table-cell>
          <table:table-cell table:style-name="ce11" table:formula="of:=IF([.D178]+[.E178]=[.D177]+[.E177];1;0)" office:value-type="float" office:value="0" calcext:value-type="float">
            <text:p>0</text:p>
          </table:table-cell>
          <table:table-cell table:formula="of:=IF([.F179]=0;[.B178];COM.MICROSOFT.CONCAT([.B178];&quot; &quot;;[.B179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178]));COM.MICROSOFT.CONCAT([.B177];&quot; &quot;;[.B178]);[.B178])" office:value-type="string" office:string-value="Loyola University Medical Center Program (Combined Internal Medicine-Pediatrics)" calcext:value-type="string">
            <text:p>Loyola University Medical Center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yola University Medical Center/Trinity-Mercy Chicago Program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179]+[.E179]=[.D178]+[.E178];1;0)" office:value-type="float" office:value="0" calcext:value-type="float">
            <text:p>0</text:p>
          </table:table-cell>
          <table:table-cell table:formula="of:=IF([.F180]=0;[.B179];COM.MICROSOFT.CONCAT([.B179];&quot; &quot;;[.B180]))" office:value-type="string" office:string-value="Loyola University Medical Center/Trinity-Mercy Chicago Program" calcext:value-type="string">
            <text:p>Loyola University Medical Center/Trinity-Mercy Chicago Program</text:p>
          </table:table-cell>
          <table:table-cell/>
          <table:table-cell table:formula="of:=IF(ISNUMBER(SEARCH(&quot;(Combined&quot;;[.B179]));COM.MICROSOFT.CONCAT([.B178];&quot; &quot;;[.B179]);[.B179])" office:value-type="string" office:string-value="Loyola University Medical Center/Trinity-Mercy Chicago Program" calcext:value-type="string">
            <text:p>Loyola University Medical Center/Trinity-Mercy Chicago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Gaw Medical Center of Northwestern University Program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180]+[.E180]=[.D179]+[.E179];1;0)" office:value-type="float" office:value="0" calcext:value-type="float">
            <text:p>0</text:p>
          </table:table-cell>
          <table:table-cell table:formula="of:=IF([.F181]=0;[.B180];COM.MICROSOFT.CONCAT([.B180];&quot; &quot;;[.B181]))" office:value-type="string" office:string-value="McGaw Medical Center of Northwestern University Program" calcext:value-type="string">
            <text:p>McGaw Medical Center of Northwestern University Program</text:p>
          </table:table-cell>
          <table:table-cell/>
          <table:table-cell table:formula="of:=IF(ISNUMBER(SEARCH(&quot;(Combined&quot;;[.B180]));COM.MICROSOFT.CONCAT([.B179];&quot; &quot;;[.B180]);[.B180])" office:value-type="string" office:string-value="McGaw Medical Center of Northwestern University Program" calcext:value-type="string">
            <text:p>McGaw Medical Center of Northwestern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nt Sinai Hospital Medical Center of Chicago Progra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6" calcext:value-type="float">
            <text:p>0.86</text:p>
          </table:table-cell>
          <table:table-cell table:style-name="ce11" table:formula="of:=IF([.D181]+[.E181]=[.D180]+[.E180];1;0)" office:value-type="float" office:value="0" calcext:value-type="float">
            <text:p>0</text:p>
          </table:table-cell>
          <table:table-cell table:formula="of:=IF([.F182]=0;[.B181];COM.MICROSOFT.CONCAT([.B181];&quot; &quot;;[.B182]))" office:value-type="string" office:string-value="Mount Sinai Hospital Medical Center of Chicago Program" calcext:value-type="string">
            <text:p>Mount Sinai Hospital Medical Center of Chicago Program</text:p>
          </table:table-cell>
          <table:table-cell/>
          <table:table-cell table:formula="of:=IF(ISNUMBER(SEARCH(&quot;(Combined&quot;;[.B181]));COM.MICROSOFT.CONCAT([.B180];&quot; &quot;;[.B181]);[.B181])" office:value-type="string" office:string-value="Mount Sinai Hospital Medical Center of Chicago Program" calcext:value-type="string">
            <text:p>Mount Sinai Hospital Medical Center of Chicago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verside Medical Center Progra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182]+[.E182]=[.D181]+[.E181];1;0)" office:value-type="float" office:value="0" calcext:value-type="float">
            <text:p>0</text:p>
          </table:table-cell>
          <table:table-cell table:formula="of:=IF([.F183]=0;[.B182];COM.MICROSOFT.CONCAT([.B182];&quot; &quot;;[.B183]))" office:value-type="string" office:string-value="Riverside Medical Center Program" calcext:value-type="string">
            <text:p>Riverside Medical Center Program</text:p>
          </table:table-cell>
          <table:table-cell/>
          <table:table-cell table:formula="of:=IF(ISNUMBER(SEARCH(&quot;(Combined&quot;;[.B182]));COM.MICROSOFT.CONCAT([.B181];&quot; &quot;;[.B182]);[.B182])" office:value-type="string" office:string-value="Riverside Medical Center Program" calcext:value-type="string">
            <text:p>Riverside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h University Medical Center Program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183]+[.E183]=[.D182]+[.E182];1;0)" office:value-type="float" office:value="0" calcext:value-type="float">
            <text:p>0</text:p>
          </table:table-cell>
          <table:table-cell table:formula="of:=IF([.F184]=0;[.B183];COM.MICROSOFT.CONCAT([.B183];&quot; &quot;;[.B184]))" office:value-type="string" office:string-value="Rush University Medical Center Program" calcext:value-type="string">
            <text:p>Rush University Medical Center Program</text:p>
          </table:table-cell>
          <table:table-cell/>
          <table:table-cell table:formula="of:=IF(ISNUMBER(SEARCH(&quot;(Combined&quot;;[.B183]));COM.MICROSOFT.CONCAT([.B182];&quot; &quot;;[.B183]);[.B183])" office:value-type="string" office:string-value="Rush University Medical Center Program" calcext:value-type="string">
            <text:p>Rush Univers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0.89" calcext:value-type="float">
            <text:p>0.89</text:p>
          </table:table-cell>
          <table:table-cell table:style-name="ce11" table:formula="of:=IF([.D184]+[.E184]=[.D183]+[.E183];1;0)" office:value-type="float" office:value="0" calcext:value-type="float">
            <text:p>0</text:p>
          </table:table-cell>
          <table:table-cell table:formula="of:=IF([.F185]=0;[.B184];COM.MICROSOFT.CONCAT([.B184];&quot; &quot;;[.B185]))" office:value-type="string" office:string-value="(Combined Internal Medicine-Pediatrics) Southern Illinois University Program" calcext:value-type="string">
            <text:p>(Combined Internal Medicine-Pediatrics) Southern Illinois University Program</text:p>
          </table:table-cell>
          <table:table-cell/>
          <table:table-cell table:formula="of:=IF(ISNUMBER(SEARCH(&quot;(Combined&quot;;[.B184]));COM.MICROSOFT.CONCAT([.B183];&quot; &quot;;[.B184]);[.B184])" office:value-type="string" office:string-value="Rush University Medical Center Program (Combined Internal Medicine-Pediatrics)" calcext:value-type="string">
            <text:p>Rush University Medical Center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ern Illinois University Progra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185]+[.E185]=[.D184]+[.E184];1;0)" office:value-type="float" office:value="1" calcext:value-type="float">
            <text:p>1</text:p>
          </table:table-cell>
          <table:table-cell table:formula="of:=IF([.F186]=0;[.B185];COM.MICROSOFT.CONCAT([.B185];&quot; &quot;;[.B186]))" office:value-type="string" office:string-value="Southern Illinois University Program" calcext:value-type="string">
            <text:p>Southern Illinois University Program</text:p>
          </table:table-cell>
          <table:table-cell/>
          <table:table-cell table:formula="of:=IF(ISNUMBER(SEARCH(&quot;(Combined&quot;;[.B185]));COM.MICROSOFT.CONCAT([.B184];&quot; &quot;;[.B185]);[.B185])" office:value-type="string" office:string-value="Southern Illinois University Program" calcext:value-type="string">
            <text:p>Southern Illinois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edish Hospital Progra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77" calcext:value-type="float">
            <text:p>0.77</text:p>
          </table:table-cell>
          <table:table-cell table:style-name="ce11" table:formula="of:=IF([.D186]+[.E186]=[.D185]+[.E185];1;0)" office:value-type="float" office:value="0" calcext:value-type="float">
            <text:p>0</text:p>
          </table:table-cell>
          <table:table-cell table:formula="of:=IF([.F187]=0;[.B186];COM.MICROSOFT.CONCAT([.B186];&quot; &quot;;[.B187]))" office:value-type="string" office:string-value="Swedish Hospital Program" calcext:value-type="string">
            <text:p>Swedish Hospital Program</text:p>
          </table:table-cell>
          <table:table-cell/>
          <table:table-cell table:formula="of:=IF(ISNUMBER(SEARCH(&quot;(Combined&quot;;[.B186]));COM.MICROSOFT.CONCAT([.B185];&quot; &quot;;[.B186]);[.B186])" office:value-type="string" office:string-value="Swedish Hospital Program" calcext:value-type="string">
            <text:p>Swedish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hicago (NorthShore) Progra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187]+[.E187]=[.D186]+[.E186];1;0)" office:value-type="float" office:value="0" calcext:value-type="float">
            <text:p>0</text:p>
          </table:table-cell>
          <table:table-cell table:formula="of:=IF([.F188]=0;[.B187];COM.MICROSOFT.CONCAT([.B187];&quot; &quot;;[.B188]))" office:value-type="string" office:string-value="University of Chicago (NorthShore) Program" calcext:value-type="string">
            <text:p>University of Chicago (NorthShore) Program</text:p>
          </table:table-cell>
          <table:table-cell/>
          <table:table-cell table:formula="of:=IF(ISNUMBER(SEARCH(&quot;(Combined&quot;;[.B187]));COM.MICROSOFT.CONCAT([.B186];&quot; &quot;;[.B187]);[.B187])" office:value-type="string" office:string-value="University of Chicago (NorthShore) Program" calcext:value-type="string">
            <text:p>University of Chicago (NorthShor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hicago Program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188]+[.E188]=[.D187]+[.E187];1;0)" office:value-type="float" office:value="0" calcext:value-type="float">
            <text:p>0</text:p>
          </table:table-cell>
          <table:table-cell table:formula="of:=IF([.F189]=0;[.B188];COM.MICROSOFT.CONCAT([.B188];&quot; &quot;;[.B189]))" office:value-type="string" office:string-value="University of Chicago Program" calcext:value-type="string">
            <text:p>University of Chicago Program</text:p>
          </table:table-cell>
          <table:table-cell/>
          <table:table-cell table:formula="of:=IF(ISNUMBER(SEARCH(&quot;(Combined&quot;;[.B188]));COM.MICROSOFT.CONCAT([.B187];&quot; &quot;;[.B188]);[.B188])" office:value-type="string" office:string-value="University of Chicago Program" calcext:value-type="string">
            <text:p>University of Chicago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189]+[.E189]=[.D188]+[.E188];1;0)" office:value-type="float" office:value="0" calcext:value-type="float">
            <text:p>0</text:p>
          </table:table-cell>
          <table:table-cell table:formula="of:=IF([.F190]=0;[.B189];COM.MICROSOFT.CONCAT([.B189];&quot; &quot;;[.B190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189]));COM.MICROSOFT.CONCAT([.B188];&quot; &quot;;[.B189]);[.B189])" office:value-type="string" office:string-value="University of Chicago Program (Combined Internal Medicine-Pediatrics)" calcext:value-type="string">
            <text:p>University of Chicago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Illinois College of Medicine at Chicago Program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190]+[.E190]=[.D189]+[.E189];1;0)" office:value-type="float" office:value="0" calcext:value-type="float">
            <text:p>0</text:p>
          </table:table-cell>
          <table:table-cell table:formula="of:=IF([.F191]=0;[.B190];COM.MICROSOFT.CONCAT([.B190];&quot; &quot;;[.B191]))" office:value-type="string" office:string-value="University of Illinois College of Medicine at Chicago Program" calcext:value-type="string">
            <text:p>University of Illinois College of Medicine at Chicago Program</text:p>
          </table:table-cell>
          <table:table-cell/>
          <table:table-cell table:formula="of:=IF(ISNUMBER(SEARCH(&quot;(Combined&quot;;[.B190]));COM.MICROSOFT.CONCAT([.B189];&quot; &quot;;[.B190]);[.B190])" office:value-type="string" office:string-value="University of Illinois College of Medicine at Chicago Program" calcext:value-type="string">
            <text:p>University of Illinois College of Medicine at Chicago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191]+[.E191]=[.D190]+[.E190];1;0)" office:value-type="float" office:value="0" calcext:value-type="float">
            <text:p>0</text:p>
          </table:table-cell>
          <table:table-cell table:formula="of:=IF([.F192]=0;[.B191];COM.MICROSOFT.CONCAT([.B191];&quot; &quot;;[.B192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191]));COM.MICROSOFT.CONCAT([.B190];&quot; &quot;;[.B191]);[.B191])" office:value-type="string" office:string-value="University of Illinois College of Medicine at Chicago Program (Combined Internal Medicine-Pediatrics)" calcext:value-type="string">
            <text:p>University of Illinois College of Medicine at Chicago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Illinois College of Medicine at Chicago/AdvocateChris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192]+[.E192]=[.D191]+[.E191];1;0)" office:value-type="float" office:value="0" calcext:value-type="float">
            <text:p>0</text:p>
          </table:table-cell>
          <table:table-cell table:formula="of:=IF([.F193]=0;[.B192];COM.MICROSOFT.CONCAT([.B192];&quot; &quot;;[.B193]))" office:value-type="string" office:string-value="University of Illinois College of Medicine at Chicago/AdvocateChrist Medical Center Program" calcext:value-type="string">
            <text:p>University of Illinois College of Medicine at Chicago/AdvocateChrist Medical Center Program</text:p>
          </table:table-cell>
          <table:table-cell/>
          <table:table-cell table:formula="of:=IF(ISNUMBER(SEARCH(&quot;(Combined&quot;;[.B192]));COM.MICROSOFT.CONCAT([.B191];&quot; &quot;;[.B192]);[.B192])" office:value-type="string" office:string-value="University of Illinois College of Medicine at Chicago/AdvocateChrist" calcext:value-type="string">
            <text:p>University of Illinois College of Medicine at Chicago/AdvocateChr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 Center Program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193]+[.E193]=[.D192]+[.E192];1;0)" office:value-type="float" office:value="1" calcext:value-type="float">
            <text:p>1</text:p>
          </table:table-cell>
          <table:table-cell table:formula="of:=IF([.F194]=0;[.B193];COM.MICROSOFT.CONCAT([.B193];&quot; &quot;;[.B194]))" office:value-type="string" office:string-value="Medical Center Program" calcext:value-type="string">
            <text:p>Medical Center Program</text:p>
          </table:table-cell>
          <table:table-cell/>
          <table:table-cell table:formula="of:=IF(ISNUMBER(SEARCH(&quot;(Combined&quot;;[.B193]));COM.MICROSOFT.CONCAT([.B192];&quot; &quot;;[.B193]);[.B193])" office:value-type="string" office:string-value="Medical Center Program" calcext:value-type="string">
            <text:p>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Illinois College of Medicine at Peoria Program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194]+[.E194]=[.D193]+[.E193];1;0)" office:value-type="float" office:value="0" calcext:value-type="float">
            <text:p>0</text:p>
          </table:table-cell>
          <table:table-cell table:formula="of:=IF([.F195]=0;[.B194];COM.MICROSOFT.CONCAT([.B194];&quot; &quot;;[.B195]))" office:value-type="string" office:string-value="University of Illinois College of Medicine at Peoria Program" calcext:value-type="string">
            <text:p>University of Illinois College of Medicine at Peoria Program</text:p>
          </table:table-cell>
          <table:table-cell/>
          <table:table-cell table:formula="of:=IF(ISNUMBER(SEARCH(&quot;(Combined&quot;;[.B194]));COM.MICROSOFT.CONCAT([.B193];&quot; &quot;;[.B194]);[.B194])" office:value-type="string" office:string-value="University of Illinois College of Medicine at Peoria Program" calcext:value-type="string">
            <text:p>University of Illinois College of Medicine at Peori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0" office:value-type="percentage" office:value="0.86" calcext:value-type="percentage">
            <text:p>86.00%</text:p>
          </table:table-cell>
          <table:table-cell table:style-name="ce11" table:formula="of:=IF([.D195]+[.E195]=[.D194]+[.E194];1;0)" office:value-type="float" office:value="0" calcext:value-type="float">
            <text:p>0</text:p>
          </table:table-cell>
          <table:table-cell table:formula="of:=IF([.F196]=0;[.B195];COM.MICROSOFT.CONCAT([.B195];&quot; &quot;;[.B196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195]));COM.MICROSOFT.CONCAT([.B194];&quot; &quot;;[.B195]);[.B195])" office:value-type="string" office:string-value="University of Illinois College of Medicine at Peoria Program (Combined Internal Medicine-Pediatrics)" calcext:value-type="string">
            <text:p>University of Illinois College of Medicine at Peoria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Suburban Medical Center Progra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6" calcext:value-type="float">
            <text:p>0.86</text:p>
          </table:table-cell>
          <table:table-cell table:style-name="ce11" table:formula="of:=IF([.D196]+[.E196]=[.D195]+[.E195];1;0)" office:value-type="float" office:value="0" calcext:value-type="float">
            <text:p>0</text:p>
          </table:table-cell>
          <table:table-cell table:formula="of:=IF([.F197]=0;[.B196];COM.MICROSOFT.CONCAT([.B196];&quot; &quot;;[.B197]))" office:value-type="string" office:string-value="West Suburban Medical Center Program" calcext:value-type="string">
            <text:p>West Suburban Medical Center Program</text:p>
          </table:table-cell>
          <table:table-cell/>
          <table:table-cell table:formula="of:=IF(ISNUMBER(SEARCH(&quot;(Combined&quot;;[.B196]));COM.MICROSOFT.CONCAT([.B195];&quot; &quot;;[.B196]);[.B196])" office:value-type="string" office:string-value="West Suburban Medical Center Program" calcext:value-type="string">
            <text:p>West Suburban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ana University Health Ball Memorial Hospital Progra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7" calcext:value-type="float">
            <text:p>0.77</text:p>
          </table:table-cell>
          <table:table-cell table:style-name="ce11" table:formula="of:=IF([.D197]+[.E197]=[.D196]+[.E196];1;0)" office:value-type="float" office:value="0" calcext:value-type="float">
            <text:p>0</text:p>
          </table:table-cell>
          <table:table-cell table:formula="of:=IF([.F198]=0;[.B197];COM.MICROSOFT.CONCAT([.B197];&quot; &quot;;[.B198]))" office:value-type="string" office:string-value="Indiana University Health Ball Memorial Hospital Program" calcext:value-type="string">
            <text:p>Indiana University Health Ball Memorial Hospital Program</text:p>
          </table:table-cell>
          <table:table-cell/>
          <table:table-cell table:formula="of:=IF(ISNUMBER(SEARCH(&quot;(Combined&quot;;[.B197]));COM.MICROSOFT.CONCAT([.B196];&quot; &quot;;[.B197]);[.B197])" office:value-type="string" office:string-value="Indiana University Health Ball Memorial Hospital Program" calcext:value-type="string">
            <text:p>Indiana University Health Ball Memori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ana University School of Medicine Program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198]+[.E198]=[.D197]+[.E197];1;0)" office:value-type="float" office:value="0" calcext:value-type="float">
            <text:p>0</text:p>
          </table:table-cell>
          <table:table-cell table:formula="of:=IF([.F199]=0;[.B198];COM.MICROSOFT.CONCAT([.B198];&quot; &quot;;[.B199]))" office:value-type="string" office:string-value="Indiana University School of Medicine Program" calcext:value-type="string">
            <text:p>Indiana University School of Medicine Program</text:p>
          </table:table-cell>
          <table:table-cell/>
          <table:table-cell table:formula="of:=IF(ISNUMBER(SEARCH(&quot;(Combined&quot;;[.B198]));COM.MICROSOFT.CONCAT([.B197];&quot; &quot;;[.B198]);[.B198])" office:value-type="string" office:string-value="Indiana University School of Medicine Program" calcext:value-type="string">
            <text:p>Indiana University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199]+[.E199]=[.D198]+[.E198];1;0)" office:value-type="float" office:value="0" calcext:value-type="float">
            <text:p>0</text:p>
          </table:table-cell>
          <table:table-cell table:formula="of:=IF([.F200]=0;[.B199];COM.MICROSOFT.CONCAT([.B199];&quot; &quot;;[.B200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199]));COM.MICROSOFT.CONCAT([.B198];&quot; &quot;;[.B199]);[.B199])" office:value-type="string" office:string-value="Indiana University School of Medicine Program (Combined Internal Medicine-Pediatrics)" calcext:value-type="string">
            <text:p>Indiana University School of Medicine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Vincent Hospital and Health Care Center Program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3" calcext:value-type="float">
            <text:p>0.83</text:p>
          </table:table-cell>
          <table:table-cell table:style-name="ce11" table:formula="of:=IF([.D200]+[.E200]=[.D199]+[.E199];1;0)" office:value-type="float" office:value="0" calcext:value-type="float">
            <text:p>0</text:p>
          </table:table-cell>
          <table:table-cell table:formula="of:=IF([.F201]=0;[.B200];COM.MICROSOFT.CONCAT([.B200];&quot; &quot;;[.B201]))" office:value-type="string" office:string-value="St Vincent Hospital and Health Care Center Program" calcext:value-type="string">
            <text:p>St Vincent Hospital and Health Care Center Program</text:p>
          </table:table-cell>
          <table:table-cell/>
          <table:table-cell table:formula="of:=IF(ISNUMBER(SEARCH(&quot;(Combined&quot;;[.B200]));COM.MICROSOFT.CONCAT([.B199];&quot; &quot;;[.B200]);[.B200])" office:value-type="string" office:string-value="St Vincent Hospital and Health Care Center Program" calcext:value-type="string">
            <text:p>St Vincent Hospital and Health Care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wa Medical Education Collaborative 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table:formula="of:=IF([.D201]+[.E201]=[.D200]+[.E200];1;0)" office:value-type="float" office:value="0" calcext:value-type="float">
            <text:p>0</text:p>
          </table:table-cell>
          <table:table-cell table:formula="of:=IF([.F202]=0;[.B201];COM.MICROSOFT.CONCAT([.B201];&quot; &quot;;[.B202]))" office:value-type="string" office:string-value="Iowa Medical Education Collaborative Program" calcext:value-type="string">
            <text:p>Iowa Medical Education Collaborative Program</text:p>
          </table:table-cell>
          <table:table-cell/>
          <table:table-cell table:formula="of:=IF(ISNUMBER(SEARCH(&quot;(Combined&quot;;[.B201]));COM.MICROSOFT.CONCAT([.B200];&quot; &quot;;[.B201]);[.B201])" office:value-type="string" office:string-value="Iowa Medical Education Collaborative Program" calcext:value-type="string">
            <text:p>Iowa Medical Education Collaborativ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Iowa (Des Moines)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1" table:formula="of:=IF([.D202]+[.E202]=[.D201]+[.E201];1;0)" office:value-type="float" office:value="0" calcext:value-type="float">
            <text:p>0</text:p>
          </table:table-cell>
          <table:table-cell table:formula="of:=IF([.F203]=0;[.B202];COM.MICROSOFT.CONCAT([.B202];&quot; &quot;;[.B203]))" office:value-type="string" office:string-value="University of Iowa (Des Moines) Program" calcext:value-type="string">
            <text:p>University of Iowa (Des Moines) Program</text:p>
          </table:table-cell>
          <table:table-cell/>
          <table:table-cell table:formula="of:=IF(ISNUMBER(SEARCH(&quot;(Combined&quot;;[.B202]));COM.MICROSOFT.CONCAT([.B201];&quot; &quot;;[.B202]);[.B202])" office:value-type="string" office:string-value="University of Iowa (Des Moines) Program" calcext:value-type="string">
            <text:p>University of Iowa (Des Moines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Iowa Hospitals and Clinics Program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1" table:formula="of:=IF([.D203]+[.E203]=[.D202]+[.E202];1;0)" office:value-type="float" office:value="0" calcext:value-type="float">
            <text:p>0</text:p>
          </table:table-cell>
          <table:table-cell table:formula="of:=IF([.F204]=0;[.B203];COM.MICROSOFT.CONCAT([.B203];&quot; &quot;;[.B204]))" office:value-type="string" office:string-value="University of Iowa Hospitals and Clinics Program" calcext:value-type="string">
            <text:p>University of Iowa Hospitals and Clinics Program</text:p>
          </table:table-cell>
          <table:table-cell/>
          <table:table-cell table:formula="of:=IF(ISNUMBER(SEARCH(&quot;(Combined&quot;;[.B203]));COM.MICROSOFT.CONCAT([.B202];&quot; &quot;;[.B203]);[.B203])" office:value-type="string" office:string-value="University of Iowa Hospitals and Clinics Program" calcext:value-type="string">
            <text:p>University of Iowa Hospitals and Clinic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Kansas (Wichita) Progra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204]+[.E204]=[.D203]+[.E203];1;0)" office:value-type="float" office:value="0" calcext:value-type="float">
            <text:p>0</text:p>
          </table:table-cell>
          <table:table-cell table:formula="of:=IF([.F205]=0;[.B204];COM.MICROSOFT.CONCAT([.B204];&quot; &quot;;[.B205]))" office:value-type="string" office:string-value="University of Kansas (Wichita) Program" calcext:value-type="string">
            <text:p>University of Kansas (Wichita) Program</text:p>
          </table:table-cell>
          <table:table-cell/>
          <table:table-cell table:formula="of:=IF(ISNUMBER(SEARCH(&quot;(Combined&quot;;[.B204]));COM.MICROSOFT.CONCAT([.B203];&quot; &quot;;[.B204]);[.B204])" office:value-type="string" office:string-value="University of Kansas (Wichita) Program" calcext:value-type="string">
            <text:p>University of Kansas (Wichita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Kansas School of Medicine Program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205]+[.E205]=[.D204]+[.E204];1;0)" office:value-type="float" office:value="0" calcext:value-type="float">
            <text:p>0</text:p>
          </table:table-cell>
          <table:table-cell table:formula="of:=IF([.F206]=0;[.B205];COM.MICROSOFT.CONCAT([.B205];&quot; &quot;;[.B206]))" office:value-type="string" office:string-value="University of Kansas School of Medicine Program" calcext:value-type="string">
            <text:p>University of Kansas School of Medicine Program</text:p>
          </table:table-cell>
          <table:table-cell/>
          <table:table-cell table:formula="of:=IF(ISNUMBER(SEARCH(&quot;(Combined&quot;;[.B205]));COM.MICROSOFT.CONCAT([.B204];&quot; &quot;;[.B205]);[.B205])" office:value-type="string" office:string-value="University of Kansas School of Medicine Program" calcext:value-type="string">
            <text:p>University of Kansas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ntuck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1" table:formula="of:=IF([.D206]+[.E206]=[.D205]+[.E205];1;0)" office:value-type="float" office:value="0" calcext:value-type="float">
            <text:p>0</text:p>
          </table:table-cell>
          <table:table-cell table:formula="of:=IF([.F207]=0;[.B206];COM.MICROSOFT.CONCAT([.B206];&quot; &quot;;[.B207]))" office:value-type="string" office:string-value="Kentucky" calcext:value-type="string">
            <text:p>Kentucky</text:p>
          </table:table-cell>
          <table:table-cell/>
          <table:table-cell table:formula="of:=IF(ISNUMBER(SEARCH(&quot;(Combined&quot;;[.B206]));COM.MICROSOFT.CONCAT([.B205];&quot; &quot;;[.B206]);[.B206])" office:value-type="string" office:string-value="Kentucky" calcext:value-type="string">
            <text:p>Kentuck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alachian Osteopathic Postgraduate Training Institut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IF([.D207]+[.E207]=[.D206]+[.E206];1;0)" office:value-type="float" office:value="0" calcext:value-type="float">
            <text:p>0</text:p>
          </table:table-cell>
          <table:table-cell table:formula="of:=IF([.F208]=0;[.B207];COM.MICROSOFT.CONCAT([.B207];&quot; &quot;;[.B208]))" office:value-type="string" office:string-value="Appalachian Osteopathic Postgraduate Training Institute Consortium/Lake Cumberland Regional Hospital Program" calcext:value-type="string">
            <text:p>Appalachian Osteopathic Postgraduate Training Institute Consortium/Lake Cumberland Regional Hospital Program</text:p>
          </table:table-cell>
          <table:table-cell/>
          <table:table-cell table:formula="of:=IF(ISNUMBER(SEARCH(&quot;(Combined&quot;;[.B207]));COM.MICROSOFT.CONCAT([.B206];&quot; &quot;;[.B207]);[.B207])" office:value-type="string" office:string-value="Appalachian Osteopathic Postgraduate Training Institute" calcext:value-type="string">
            <text:p>Appalachian Osteopathic Postgraduate Training Institu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ortium/Lake Cumberland Regional Hospital Prog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IF([.D208]+[.E208]=[.D207]+[.E207];1;0)" office:value-type="float" office:value="1" calcext:value-type="float">
            <text:p>1</text:p>
          </table:table-cell>
          <table:table-cell table:formula="of:=IF([.F209]=0;[.B208];COM.MICROSOFT.CONCAT([.B208];&quot; &quot;;[.B209]))" office:value-type="string" office:string-value="Consortium/Lake Cumberland Regional Hospital Program" calcext:value-type="string">
            <text:p>Consortium/Lake Cumberland Regional Hospital Program</text:p>
          </table:table-cell>
          <table:table-cell/>
          <table:table-cell table:formula="of:=IF(ISNUMBER(SEARCH(&quot;(Combined&quot;;[.B208]));COM.MICROSOFT.CONCAT([.B207];&quot; &quot;;[.B208]);[.B208])" office:value-type="string" office:string-value="Consortium/Lake Cumberland Regional Hospital Program" calcext:value-type="string">
            <text:p>Consortium/Lake Cumberland Region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Kentucky College of Medicine Program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1" table:formula="of:=IF([.D209]+[.E209]=[.D208]+[.E208];1;0)" office:value-type="float" office:value="0" calcext:value-type="float">
            <text:p>0</text:p>
          </table:table-cell>
          <table:table-cell table:formula="of:=IF([.F210]=0;[.B209];COM.MICROSOFT.CONCAT([.B209];&quot; &quot;;[.B210]))" office:value-type="string" office:string-value="University of Kentucky College of Medicine Program" calcext:value-type="string">
            <text:p>University of Kentucky College of Medicine Program</text:p>
          </table:table-cell>
          <table:table-cell/>
          <table:table-cell table:formula="of:=IF(ISNUMBER(SEARCH(&quot;(Combined&quot;;[.B209]));COM.MICROSOFT.CONCAT([.B208];&quot; &quot;;[.B209]);[.B209])" office:value-type="string" office:string-value="University of Kentucky College of Medicine Program" calcext:value-type="string">
            <text:p>University of Kentucky College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0" office:value-type="percentage" office:value="0.96" calcext:value-type="percentage">
            <text:p>96.00%</text:p>
          </table:table-cell>
          <table:table-cell table:style-name="ce11" table:formula="of:=IF([.D210]+[.E210]=[.D209]+[.E209];1;0)" office:value-type="float" office:value="0" calcext:value-type="float">
            <text:p>0</text:p>
          </table:table-cell>
          <table:table-cell table:formula="of:=IF([.F211]=0;[.B210];COM.MICROSOFT.CONCAT([.B210];&quot; &quot;;[.B211]))" office:value-type="string" office:string-value="(Combined Internal Medicine-Pediatrics) University of Louisville School of Medicine Program" calcext:value-type="string">
            <text:p>(Combined Internal Medicine-Pediatrics) University of Louisville School of Medicine Program</text:p>
          </table:table-cell>
          <table:table-cell/>
          <table:table-cell table:formula="of:=IF(ISNUMBER(SEARCH(&quot;(Combined&quot;;[.B210]));COM.MICROSOFT.CONCAT([.B209];&quot; &quot;;[.B210]);[.B210])" office:value-type="string" office:string-value="University of Kentucky College of Medicine Program (Combined Internal Medicine-Pediatrics)" calcext:value-type="string">
            <text:p>University of Kentucky College of Medicine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Louisville School of Medicine Program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211]+[.E211]=[.D210]+[.E210];1;0)" office:value-type="float" office:value="1" calcext:value-type="float">
            <text:p>1</text:p>
          </table:table-cell>
          <table:table-cell table:formula="of:=IF([.F212]=0;[.B211];COM.MICROSOFT.CONCAT([.B211];&quot; &quot;;[.B212]))" office:value-type="string" office:string-value="University of Louisville School of Medicine Program" calcext:value-type="string">
            <text:p>University of Louisville School of Medicine Program</text:p>
          </table:table-cell>
          <table:table-cell/>
          <table:table-cell table:formula="of:=IF(ISNUMBER(SEARCH(&quot;(Combined&quot;;[.B211]));COM.MICROSOFT.CONCAT([.B210];&quot; &quot;;[.B211]);[.B211])" office:value-type="string" office:string-value="University of Louisville School of Medicine Program" calcext:value-type="string">
            <text:p>University of Louisville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212]+[.E212]=[.D211]+[.E211];1;0)" office:value-type="float" office:value="0" calcext:value-type="float">
            <text:p>0</text:p>
          </table:table-cell>
          <table:table-cell table:formula="of:=IF([.F213]=0;[.B212];COM.MICROSOFT.CONCAT([.B212];&quot; &quot;;[.B213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212]));COM.MICROSOFT.CONCAT([.B211];&quot; &quot;;[.B212]);[.B212])" office:value-type="string" office:string-value="University of Louisville School of Medicine Program (Combined Internal Medicine-Pediatrics)" calcext:value-type="string">
            <text:p>University of Louisville School of Medicine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uisian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table:formula="of:=IF([.D213]+[.E213]=[.D212]+[.E212];1;0)" office:value-type="float" office:value="0" calcext:value-type="float">
            <text:p>0</text:p>
          </table:table-cell>
          <table:table-cell table:formula="of:=IF([.F214]=0;[.B213];COM.MICROSOFT.CONCAT([.B213];&quot; &quot;;[.B214]))" office:value-type="string" office:string-value="Louisiana Baton Rouge General Program" calcext:value-type="string">
            <text:p>Louisiana Baton Rouge General Program</text:p>
          </table:table-cell>
          <table:table-cell/>
          <table:table-cell table:formula="of:=IF(ISNUMBER(SEARCH(&quot;(Combined&quot;;[.B213]));COM.MICROSOFT.CONCAT([.B212];&quot; &quot;;[.B213]);[.B213])" office:value-type="string" office:string-value="Louisiana" calcext:value-type="string">
            <text:p>Louis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on Rouge General 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table:formula="of:=IF([.D214]+[.E214]=[.D213]+[.E213];1;0)" office:value-type="float" office:value="1" calcext:value-type="float">
            <text:p>1</text:p>
          </table:table-cell>
          <table:table-cell table:formula="of:=IF([.F215]=0;[.B214];COM.MICROSOFT.CONCAT([.B214];&quot; &quot;;[.B215]))" office:value-type="string" office:string-value="Baton Rouge General Program" calcext:value-type="string">
            <text:p>Baton Rouge General Program</text:p>
          </table:table-cell>
          <table:table-cell/>
          <table:table-cell table:formula="of:=IF(ISNUMBER(SEARCH(&quot;(Combined&quot;;[.B214]));COM.MICROSOFT.CONCAT([.B213];&quot; &quot;;[.B214]);[.B214])" office:value-type="string" office:string-value="Baton Rouge General Program" calcext:value-type="string">
            <text:p>Baton Rouge Gener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onard J Chabert Medical Center Progra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215]+[.E215]=[.D214]+[.E214];1;0)" office:value-type="float" office:value="0" calcext:value-type="float">
            <text:p>0</text:p>
          </table:table-cell>
          <table:table-cell table:formula="of:=IF([.F216]=0;[.B215];COM.MICROSOFT.CONCAT([.B215];&quot; &quot;;[.B216]))" office:value-type="string" office:string-value="Leonard J Chabert Medical Center Program" calcext:value-type="string">
            <text:p>Leonard J Chabert Medical Center Program</text:p>
          </table:table-cell>
          <table:table-cell/>
          <table:table-cell table:formula="of:=IF(ISNUMBER(SEARCH(&quot;(Combined&quot;;[.B215]));COM.MICROSOFT.CONCAT([.B214];&quot; &quot;;[.B215]);[.B215])" office:value-type="string" office:string-value="Leonard J Chabert Medical Center Program" calcext:value-type="string">
            <text:p>Leonard J Chabert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uisiana State University (Baton Rouge) Progra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1" table:formula="of:=IF([.D216]+[.E216]=[.D215]+[.E215];1;0)" office:value-type="float" office:value="0" calcext:value-type="float">
            <text:p>0</text:p>
          </table:table-cell>
          <table:table-cell table:formula="of:=IF([.F217]=0;[.B216];COM.MICROSOFT.CONCAT([.B216];&quot; &quot;;[.B217]))" office:value-type="string" office:string-value="Louisiana State University (Baton Rouge) Program" calcext:value-type="string">
            <text:p>Louisiana State University (Baton Rouge) Program</text:p>
          </table:table-cell>
          <table:table-cell/>
          <table:table-cell table:formula="of:=IF(ISNUMBER(SEARCH(&quot;(Combined&quot;;[.B216]));COM.MICROSOFT.CONCAT([.B215];&quot; &quot;;[.B216]);[.B216])" office:value-type="string" office:string-value="Louisiana State University (Baton Rouge) Program" calcext:value-type="string">
            <text:p>Louisiana State University (Baton Roug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uisiana State University (Shreveport) Program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217]+[.E217]=[.D216]+[.E216];1;0)" office:value-type="float" office:value="0" calcext:value-type="float">
            <text:p>0</text:p>
          </table:table-cell>
          <table:table-cell table:formula="of:=IF([.F218]=0;[.B217];COM.MICROSOFT.CONCAT([.B217];&quot; &quot;;[.B218]))" office:value-type="string" office:string-value="Louisiana State University (Shreveport) Program" calcext:value-type="string">
            <text:p>Louisiana State University (Shreveport) Program</text:p>
          </table:table-cell>
          <table:table-cell/>
          <table:table-cell table:formula="of:=IF(ISNUMBER(SEARCH(&quot;(Combined&quot;;[.B217]));COM.MICROSOFT.CONCAT([.B216];&quot; &quot;;[.B217]);[.B217])" office:value-type="string" office:string-value="Louisiana State University (Shreveport) Program" calcext:value-type="string">
            <text:p>Louisiana State University (Shreveport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0" office:value-type="percentage" office:value="0.87" calcext:value-type="percentage">
            <text:p>87.00%</text:p>
          </table:table-cell>
          <table:table-cell table:style-name="ce11" table:formula="of:=IF([.D218]+[.E218]=[.D217]+[.E217];1;0)" office:value-type="float" office:value="0" calcext:value-type="float">
            <text:p>0</text:p>
          </table:table-cell>
          <table:table-cell table:formula="of:=IF([.F219]=0;[.B218];COM.MICROSOFT.CONCAT([.B218];&quot; &quot;;[.B219]))" office:value-type="string" office:string-value="(Combined Internal Medicine-Pediatrics) Louisiana State University Program" calcext:value-type="string">
            <text:p>(Combined Internal Medicine-Pediatrics) Louisiana State University Program</text:p>
          </table:table-cell>
          <table:table-cell/>
          <table:table-cell table:formula="of:=IF(ISNUMBER(SEARCH(&quot;(Combined&quot;;[.B218]));COM.MICROSOFT.CONCAT([.B217];&quot; &quot;;[.B218]);[.B218])" office:value-type="string" office:string-value="Louisiana State University (Shreveport) Program (Combined Internal Medicine-Pediatrics)" calcext:value-type="string">
            <text:p>Louisiana State University (Shreveport)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uisiana State University Progra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219]+[.E219]=[.D218]+[.E218];1;0)" office:value-type="float" office:value="1" calcext:value-type="float">
            <text:p>1</text:p>
          </table:table-cell>
          <table:table-cell table:formula="of:=IF([.F220]=0;[.B219];COM.MICROSOFT.CONCAT([.B219];&quot; &quot;;[.B220]))" office:value-type="string" office:string-value="Louisiana State University Program" calcext:value-type="string">
            <text:p>Louisiana State University Program</text:p>
          </table:table-cell>
          <table:table-cell/>
          <table:table-cell table:formula="of:=IF(ISNUMBER(SEARCH(&quot;(Combined&quot;;[.B219]));COM.MICROSOFT.CONCAT([.B218];&quot; &quot;;[.B219]);[.B219])" office:value-type="string" office:string-value="Louisiana State University Program" calcext:value-type="string">
            <text:p>Louisiana Stat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220]+[.E220]=[.D219]+[.E219];1;0)" office:value-type="float" office:value="0" calcext:value-type="float">
            <text:p>0</text:p>
          </table:table-cell>
          <table:table-cell table:formula="of:=IF([.F221]=0;[.B220];COM.MICROSOFT.CONCAT([.B220];&quot; &quot;;[.B221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220]));COM.MICROSOFT.CONCAT([.B219];&quot; &quot;;[.B220]);[.B220])" office:value-type="string" office:string-value="Louisiana State University Program (Combined Internal Medicine-Pediatrics)" calcext:value-type="string">
            <text:p>Louisiana State University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SU Health Sciences Center/University Hospital and Clinic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5" calcext:value-type="float">
            <text:p>0.75</text:p>
          </table:table-cell>
          <table:table-cell table:style-name="ce11" table:formula="of:=IF([.D221]+[.E221]=[.D220]+[.E220];1;0)" office:value-type="float" office:value="0" calcext:value-type="float">
            <text:p>0</text:p>
          </table:table-cell>
          <table:table-cell table:formula="of:=IF([.F222]=0;[.B221];COM.MICROSOFT.CONCAT([.B221];&quot; &quot;;[.B222]))" office:value-type="string" office:string-value="LSU Health Sciences Center/University Hospital and Clinics (Lafayette) Program" calcext:value-type="string">
            <text:p>LSU Health Sciences Center/University Hospital and Clinics (Lafayette) Program</text:p>
          </table:table-cell>
          <table:table-cell/>
          <table:table-cell table:formula="of:=IF(ISNUMBER(SEARCH(&quot;(Combined&quot;;[.B221]));COM.MICROSOFT.CONCAT([.B220];&quot; &quot;;[.B221]);[.B221])" office:value-type="string" office:string-value="LSU Health Sciences Center/University Hospital and Clinics" calcext:value-type="string">
            <text:p>LSU Health Sciences Center/University Hospital and Clin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Lafayette) Progr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5" calcext:value-type="float">
            <text:p>0.75</text:p>
          </table:table-cell>
          <table:table-cell table:style-name="ce11" table:formula="of:=IF([.D222]+[.E222]=[.D221]+[.E221];1;0)" office:value-type="float" office:value="1" calcext:value-type="float">
            <text:p>1</text:p>
          </table:table-cell>
          <table:table-cell table:formula="of:=IF([.F223]=0;[.B222];COM.MICROSOFT.CONCAT([.B222];&quot; &quot;;[.B223]))" office:value-type="string" office:string-value="(Lafayette) Program" calcext:value-type="string">
            <text:p>(Lafayette) Program</text:p>
          </table:table-cell>
          <table:table-cell/>
          <table:table-cell table:formula="of:=IF(ISNUMBER(SEARCH(&quot;(Combined&quot;;[.B222]));COM.MICROSOFT.CONCAT([.B221];&quot; &quot;;[.B222]);[.B222])" office:value-type="string" office:string-value="(Lafayette) Program" calcext:value-type="string">
            <text:p>(Lafayett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hsner Clinic Foundation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table:style-name="ce11" table:formula="of:=IF([.D223]+[.E223]=[.D222]+[.E222];1;0)" office:value-type="float" office:value="0" calcext:value-type="float">
            <text:p>0</text:p>
          </table:table-cell>
          <table:table-cell table:formula="of:=IF([.F224]=0;[.B223];COM.MICROSOFT.CONCAT([.B223];&quot; &quot;;[.B224]))" office:value-type="string" office:string-value="Ochsner Clinic Foundation Program" calcext:value-type="string">
            <text:p>Ochsner Clinic Foundation Program</text:p>
          </table:table-cell>
          <table:table-cell/>
          <table:table-cell table:formula="of:=IF(ISNUMBER(SEARCH(&quot;(Combined&quot;;[.B223]));COM.MICROSOFT.CONCAT([.B222];&quot; &quot;;[.B223]);[.B223])" office:value-type="string" office:string-value="Ochsner Clinic Foundation Program" calcext:value-type="string">
            <text:p>Ochsner Clinic Foundation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lane University Program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224]+[.E224]=[.D223]+[.E223];1;0)" office:value-type="float" office:value="0" calcext:value-type="float">
            <text:p>0</text:p>
          </table:table-cell>
          <table:table-cell table:formula="of:=IF([.F225]=0;[.B224];COM.MICROSOFT.CONCAT([.B224];&quot; &quot;;[.B225]))" office:value-type="string" office:string-value="Tulane University Program" calcext:value-type="string">
            <text:p>Tulane University Program</text:p>
          </table:table-cell>
          <table:table-cell/>
          <table:table-cell table:formula="of:=IF(ISNUMBER(SEARCH(&quot;(Combined&quot;;[.B224]));COM.MICROSOFT.CONCAT([.B223];&quot; &quot;;[.B224]);[.B224])" office:value-type="string" office:string-value="Tulane University Program" calcext:value-type="string">
            <text:p>Tulan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381" calcext:value-type="float">
            <text:p>381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225]+[.E225]=[.D224]+[.E224];1;0)" office:value-type="float" office:value="0" calcext:value-type="float">
            <text:p>0</text:p>
          </table:table-cell>
          <table:table-cell table:formula="of:=IF([.F226]=0;[.B225];COM.MICROSOFT.CONCAT([.B225];&quot; &quot;;[.B226]))" office:value-type="string" office:string-value="(Combined Internal Medicine-Pediatrics) Maine Medical Center Program" calcext:value-type="string">
            <text:p>(Combined Internal Medicine-Pediatrics) Maine Medical Center Program</text:p>
          </table:table-cell>
          <table:table-cell/>
          <table:table-cell table:formula="of:=IF(ISNUMBER(SEARCH(&quot;(Combined&quot;;[.B225]));COM.MICROSOFT.CONCAT([.B224];&quot; &quot;;[.B225]);[.B225])" office:value-type="string" office:string-value="Tulane University Program (Combined Internal Medicine-Pediatrics)" calcext:value-type="string">
            <text:p>Tulane University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e Medical Center Program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style-name="ce11" table:formula="of:=IF([.D226]+[.E226]=[.D225]+[.E225];1;0)" office:value-type="float" office:value="1" calcext:value-type="float">
            <text:p>1</text:p>
          </table:table-cell>
          <table:table-cell table:formula="of:=IF([.F227]=0;[.B226];COM.MICROSOFT.CONCAT([.B226];&quot; &quot;;[.B227]))" office:value-type="string" office:string-value="Maine Medical Center Program" calcext:value-type="string">
            <text:p>Maine Medical Center Program</text:p>
          </table:table-cell>
          <table:table-cell/>
          <table:table-cell table:formula="of:=IF(ISNUMBER(SEARCH(&quot;(Combined&quot;;[.B226]));COM.MICROSOFT.CONCAT([.B225];&quot; &quot;;[.B226]);[.B226])" office:value-type="string" office:string-value="Maine Medical Center Program" calcext:value-type="string">
            <text:p>Maine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yland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227]+[.E227]=[.D226]+[.E226];1;0)" office:value-type="float" office:value="0" calcext:value-type="float">
            <text:p>0</text:p>
          </table:table-cell>
          <table:table-cell table:formula="of:=IF([.F228]=0;[.B227];COM.MICROSOFT.CONCAT([.B227];&quot; &quot;;[.B228]))" office:value-type="string" office:string-value="Maryland Greater Baltimore Medical Center Program" calcext:value-type="string">
            <text:p>Maryland Greater Baltimore Medical Center Program</text:p>
          </table:table-cell>
          <table:table-cell/>
          <table:table-cell table:formula="of:=IF(ISNUMBER(SEARCH(&quot;(Combined&quot;;[.B227]));COM.MICROSOFT.CONCAT([.B226];&quot; &quot;;[.B227]);[.B227])" office:value-type="string" office:string-value="Maryland" calcext:value-type="string">
            <text:p>Mary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ater Baltimore Medical Center Progra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228]+[.E228]=[.D227]+[.E227];1;0)" office:value-type="float" office:value="1" calcext:value-type="float">
            <text:p>1</text:p>
          </table:table-cell>
          <table:table-cell table:formula="of:=IF([.F229]=0;[.B228];COM.MICROSOFT.CONCAT([.B228];&quot; &quot;;[.B229]))" office:value-type="string" office:string-value="Greater Baltimore Medical Center Program" calcext:value-type="string">
            <text:p>Greater Baltimore Medical Center Program</text:p>
          </table:table-cell>
          <table:table-cell/>
          <table:table-cell table:formula="of:=IF(ISNUMBER(SEARCH(&quot;(Combined&quot;;[.B228]));COM.MICROSOFT.CONCAT([.B227];&quot; &quot;;[.B228]);[.B228])" office:value-type="string" office:string-value="Greater Baltimore Medical Center Program" calcext:value-type="string">
            <text:p>Greater Baltimore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s Hopkins University Program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229]+[.E229]=[.D228]+[.E228];1;0)" office:value-type="float" office:value="0" calcext:value-type="float">
            <text:p>0</text:p>
          </table:table-cell>
          <table:table-cell table:formula="of:=IF([.F230]=0;[.B229];COM.MICROSOFT.CONCAT([.B229];&quot; &quot;;[.B230]))" office:value-type="string" office:string-value="Johns Hopkins University Program" calcext:value-type="string">
            <text:p>Johns Hopkins University Program</text:p>
          </table:table-cell>
          <table:table-cell/>
          <table:table-cell table:formula="of:=IF(ISNUMBER(SEARCH(&quot;(Combined&quot;;[.B229]));COM.MICROSOFT.CONCAT([.B228];&quot; &quot;;[.B229]);[.B229])" office:value-type="string" office:string-value="Johns Hopkins University Program" calcext:value-type="string">
            <text:p>Johns Hopkins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10" office:value-type="percentage" office:value="0.98" calcext:value-type="percentage">
            <text:p>98.00%</text:p>
          </table:table-cell>
          <table:table-cell table:style-name="ce11" table:formula="of:=IF([.D230]+[.E230]=[.D229]+[.E229];1;0)" office:value-type="float" office:value="0" calcext:value-type="float">
            <text:p>0</text:p>
          </table:table-cell>
          <table:table-cell table:formula="of:=IF([.F231]=0;[.B230];COM.MICROSOFT.CONCAT([.B230];&quot; &quot;;[.B231]))" office:value-type="string" office:string-value="(Combined Internal Medicine-Pediatrics) Johns Hopkins University/Bayview Medical Center Program" calcext:value-type="string">
            <text:p>(Combined Internal Medicine-Pediatrics) Johns Hopkins University/Bayview Medical Center Program</text:p>
          </table:table-cell>
          <table:table-cell/>
          <table:table-cell table:formula="of:=IF(ISNUMBER(SEARCH(&quot;(Combined&quot;;[.B230]));COM.MICROSOFT.CONCAT([.B229];&quot; &quot;;[.B230]);[.B230])" office:value-type="string" office:string-value="Johns Hopkins University Program (Combined Internal Medicine-Pediatrics)" calcext:value-type="string">
            <text:p>Johns Hopkins University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s Hopkins University/Bayview Medical Center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231]+[.E231]=[.D230]+[.E230];1;0)" office:value-type="float" office:value="1" calcext:value-type="float">
            <text:p>1</text:p>
          </table:table-cell>
          <table:table-cell table:formula="of:=IF([.F232]=0;[.B231];COM.MICROSOFT.CONCAT([.B231];&quot; &quot;;[.B232]))" office:value-type="string" office:string-value="Johns Hopkins University/Bayview Medical Center Program" calcext:value-type="string">
            <text:p>Johns Hopkins University/Bayview Medical Center Program</text:p>
          </table:table-cell>
          <table:table-cell/>
          <table:table-cell table:formula="of:=IF(ISNUMBER(SEARCH(&quot;(Combined&quot;;[.B231]));COM.MICROSOFT.CONCAT([.B230];&quot; &quot;;[.B231]);[.B231])" office:value-type="string" office:string-value="Johns Hopkins University/Bayview Medical Center Program" calcext:value-type="string">
            <text:p>Johns Hopkins University/Bayview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Star Health (Baltimore) Program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232]+[.E232]=[.D231]+[.E231];1;0)" office:value-type="float" office:value="0" calcext:value-type="float">
            <text:p>0</text:p>
          </table:table-cell>
          <table:table-cell table:formula="of:=IF([.F233]=0;[.B232];COM.MICROSOFT.CONCAT([.B232];&quot; &quot;;[.B233]))" office:value-type="string" office:string-value="MedStar Health (Baltimore) Program" calcext:value-type="string">
            <text:p>MedStar Health (Baltimore) Program</text:p>
          </table:table-cell>
          <table:table-cell/>
          <table:table-cell table:formula="of:=IF(ISNUMBER(SEARCH(&quot;(Combined&quot;;[.B232]));COM.MICROSOFT.CONCAT([.B231];&quot; &quot;;[.B232]);[.B232])" office:value-type="string" office:string-value="MedStar Health (Baltimore) Program" calcext:value-type="string">
            <text:p>MedStar Health (Baltimor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ional Capital Consortium Program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233]+[.E233]=[.D232]+[.E232];1;0)" office:value-type="float" office:value="0" calcext:value-type="float">
            <text:p>0</text:p>
          </table:table-cell>
          <table:table-cell table:formula="of:=IF([.F234]=0;[.B233];COM.MICROSOFT.CONCAT([.B233];&quot; &quot;;[.B234]))" office:value-type="string" office:string-value="National Capital Consortium Program" calcext:value-type="string">
            <text:p>National Capital Consortium Program</text:p>
          </table:table-cell>
          <table:table-cell/>
          <table:table-cell table:formula="of:=IF(ISNUMBER(SEARCH(&quot;(Combined&quot;;[.B233]));COM.MICROSOFT.CONCAT([.B232];&quot; &quot;;[.B233]);[.B233])" office:value-type="string" office:string-value="National Capital Consortium Program" calcext:value-type="string">
            <text:p>National Capital Consortiu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ai Hospital of Baltimore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8" calcext:value-type="float">
            <text:p>0.78</text:p>
          </table:table-cell>
          <table:table-cell table:style-name="ce11" table:formula="of:=IF([.D234]+[.E234]=[.D233]+[.E233];1;0)" office:value-type="float" office:value="0" calcext:value-type="float">
            <text:p>0</text:p>
          </table:table-cell>
          <table:table-cell table:formula="of:=IF([.F235]=0;[.B234];COM.MICROSOFT.CONCAT([.B234];&quot; &quot;;[.B235]))" office:value-type="string" office:string-value="Sinai Hospital of Baltimore Program" calcext:value-type="string">
            <text:p>Sinai Hospital of Baltimore Program</text:p>
          </table:table-cell>
          <table:table-cell/>
          <table:table-cell table:formula="of:=IF(ISNUMBER(SEARCH(&quot;(Combined&quot;;[.B234]));COM.MICROSOFT.CONCAT([.B233];&quot; &quot;;[.B234]);[.B234])" office:value-type="string" office:string-value="Sinai Hospital of Baltimore Program" calcext:value-type="string">
            <text:p>Sinai Hospital of Baltimor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Agnes HealthCare Program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235]+[.E235]=[.D234]+[.E234];1;0)" office:value-type="float" office:value="0" calcext:value-type="float">
            <text:p>0</text:p>
          </table:table-cell>
          <table:table-cell table:formula="of:=IF([.F236]=0;[.B235];COM.MICROSOFT.CONCAT([.B235];&quot; &quot;;[.B236]))" office:value-type="string" office:string-value="St Agnes HealthCare Program" calcext:value-type="string">
            <text:p>St Agnes HealthCare Program</text:p>
          </table:table-cell>
          <table:table-cell/>
          <table:table-cell table:formula="of:=IF(ISNUMBER(SEARCH(&quot;(Combined&quot;;[.B235]));COM.MICROSOFT.CONCAT([.B234];&quot; &quot;;[.B235]);[.B235])" office:value-type="string" office:string-value="St Agnes HealthCare Program" calcext:value-type="string">
            <text:p>St Agnes HealthCar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aryland Medical Center Midtown Campus Progra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6" calcext:value-type="float">
            <text:p>0.86</text:p>
          </table:table-cell>
          <table:table-cell table:style-name="ce11" table:formula="of:=IF([.D236]+[.E236]=[.D235]+[.E235];1;0)" office:value-type="float" office:value="0" calcext:value-type="float">
            <text:p>0</text:p>
          </table:table-cell>
          <table:table-cell table:formula="of:=IF([.F237]=0;[.B236];COM.MICROSOFT.CONCAT([.B236];&quot; &quot;;[.B237]))" office:value-type="string" office:string-value="University of Maryland Medical Center Midtown Campus Program" calcext:value-type="string">
            <text:p>University of Maryland Medical Center Midtown Campus Program</text:p>
          </table:table-cell>
          <table:table-cell/>
          <table:table-cell table:formula="of:=IF(ISNUMBER(SEARCH(&quot;(Combined&quot;;[.B236]));COM.MICROSOFT.CONCAT([.B235];&quot; &quot;;[.B236]);[.B236])" office:value-type="string" office:string-value="University of Maryland Medical Center Midtown Campus Program" calcext:value-type="string">
            <text:p>University of Maryland Medical Center Midtown Campu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aryland Prince George's Hospital Center Progra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5" calcext:value-type="float">
            <text:p>0.75</text:p>
          </table:table-cell>
          <table:table-cell table:style-name="ce11" table:formula="of:=IF([.D237]+[.E237]=[.D236]+[.E236];1;0)" office:value-type="float" office:value="0" calcext:value-type="float">
            <text:p>0</text:p>
          </table:table-cell>
          <table:table-cell table:formula="of:=IF([.F238]=0;[.B237];COM.MICROSOFT.CONCAT([.B237];&quot; &quot;;[.B238]))" office:value-type="string" office:string-value="University of Maryland Prince George's Hospital Center Program" calcext:value-type="string">
            <text:p>University of Maryland Prince George's Hospital Center Program</text:p>
          </table:table-cell>
          <table:table-cell/>
          <table:table-cell table:formula="of:=IF(ISNUMBER(SEARCH(&quot;(Combined&quot;;[.B237]));COM.MICROSOFT.CONCAT([.B236];&quot; &quot;;[.B237]);[.B237])" office:value-type="string" office:string-value="University of Maryland Prince George's Hospital Center Program" calcext:value-type="string">
            <text:p>University of Maryland Prince George's Hospit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aryland Program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238]+[.E238]=[.D237]+[.E237];1;0)" office:value-type="float" office:value="0" calcext:value-type="float">
            <text:p>0</text:p>
          </table:table-cell>
          <table:table-cell table:formula="of:=IF([.F239]=0;[.B238];COM.MICROSOFT.CONCAT([.B238];&quot; &quot;;[.B239]))" office:value-type="string" office:string-value="University of Maryland Program" calcext:value-type="string">
            <text:p>University of Maryland Program</text:p>
          </table:table-cell>
          <table:table-cell/>
          <table:table-cell table:formula="of:=IF(ISNUMBER(SEARCH(&quot;(Combined&quot;;[.B238]));COM.MICROSOFT.CONCAT([.B237];&quot; &quot;;[.B238]);[.B238])" office:value-type="string" office:string-value="University of Maryland Program" calcext:value-type="string">
            <text:p>University of Maryland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0" office:value-type="percentage" office:value="0.92" calcext:value-type="percentage">
            <text:p>92.00%</text:p>
          </table:table-cell>
          <table:table-cell table:style-name="ce11" table:formula="of:=IF([.D239]+[.E239]=[.D238]+[.E238];1;0)" office:value-type="float" office:value="0" calcext:value-type="float">
            <text:p>0</text:p>
          </table:table-cell>
          <table:table-cell table:formula="of:=IF([.F240]=0;[.B239];COM.MICROSOFT.CONCAT([.B239];&quot; &quot;;[.B240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239]));COM.MICROSOFT.CONCAT([.B238];&quot; &quot;;[.B239]);[.B239])" office:value-type="string" office:string-value="University of Maryland Program (Combined Internal Medicine-Pediatrics)" calcext:value-type="string">
            <text:p>University of Maryland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achusett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240]+[.E240]=[.D239]+[.E239];1;0)" office:value-type="float" office:value="0" calcext:value-type="float">
            <text:p>0</text:p>
          </table:table-cell>
          <table:table-cell table:formula="of:=IF([.F241]=0;[.B240];COM.MICROSOFT.CONCAT([.B240];&quot; &quot;;[.B241]))" office:value-type="string" office:string-value="Massachusetts Berkshire Medical Center Program" calcext:value-type="string">
            <text:p>Massachusetts Berkshire Medical Center Program</text:p>
          </table:table-cell>
          <table:table-cell/>
          <table:table-cell table:formula="of:=IF(ISNUMBER(SEARCH(&quot;(Combined&quot;;[.B240]));COM.MICROSOFT.CONCAT([.B239];&quot; &quot;;[.B240]);[.B240])" office:value-type="string" office:string-value="Massachusetts" calcext:value-type="string">
            <text:p>Massachuse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kshire Medical Center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241]+[.E241]=[.D240]+[.E240];1;0)" office:value-type="float" office:value="1" calcext:value-type="float">
            <text:p>1</text:p>
          </table:table-cell>
          <table:table-cell table:formula="of:=IF([.F242]=0;[.B241];COM.MICROSOFT.CONCAT([.B241];&quot; &quot;;[.B242]))" office:value-type="string" office:string-value="Berkshire Medical Center Program" calcext:value-type="string">
            <text:p>Berkshire Medical Center Program</text:p>
          </table:table-cell>
          <table:table-cell/>
          <table:table-cell table:formula="of:=IF(ISNUMBER(SEARCH(&quot;(Combined&quot;;[.B241]));COM.MICROSOFT.CONCAT([.B240];&quot; &quot;;[.B241]);[.B241])" office:value-type="string" office:string-value="Berkshire Medical Center Program" calcext:value-type="string">
            <text:p>Berkshire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h Israel Deaconess Medical Center Program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1" table:formula="of:=IF([.D242]+[.E242]=[.D241]+[.E241];1;0)" office:value-type="float" office:value="0" calcext:value-type="float">
            <text:p>0</text:p>
          </table:table-cell>
          <table:table-cell table:formula="of:=IF([.F243]=0;[.B242];COM.MICROSOFT.CONCAT([.B242];&quot; &quot;;[.B243]))" office:value-type="string" office:string-value="Beth Israel Deaconess Medical Center Program" calcext:value-type="string">
            <text:p>Beth Israel Deaconess Medical Center Program</text:p>
          </table:table-cell>
          <table:table-cell/>
          <table:table-cell table:formula="of:=IF(ISNUMBER(SEARCH(&quot;(Combined&quot;;[.B242]));COM.MICROSOFT.CONCAT([.B241];&quot; &quot;;[.B242]);[.B242])" office:value-type="string" office:string-value="Beth Israel Deaconess Medical Center Program" calcext:value-type="string">
            <text:p>Beth Israel Deaconess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ston University Medical Center Program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243]+[.E243]=[.D242]+[.E242];1;0)" office:value-type="float" office:value="0" calcext:value-type="float">
            <text:p>0</text:p>
          </table:table-cell>
          <table:table-cell table:formula="of:=IF([.F244]=0;[.B243];COM.MICROSOFT.CONCAT([.B243];&quot; &quot;;[.B244]))" office:value-type="string" office:string-value="Boston University Medical Center Program" calcext:value-type="string">
            <text:p>Boston University Medical Center Program</text:p>
          </table:table-cell>
          <table:table-cell/>
          <table:table-cell table:formula="of:=IF(ISNUMBER(SEARCH(&quot;(Combined&quot;;[.B243]));COM.MICROSOFT.CONCAT([.B242];&quot; &quot;;[.B243]);[.B243])" office:value-type="string" office:string-value="Boston University Medical Center Program" calcext:value-type="string">
            <text:p>Boston Univers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gham and Women's Hospital Program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244]+[.E244]=[.D243]+[.E243];1;0)" office:value-type="float" office:value="0" calcext:value-type="float">
            <text:p>0</text:p>
          </table:table-cell>
          <table:table-cell table:formula="of:=IF([.F245]=0;[.B244];COM.MICROSOFT.CONCAT([.B244];&quot; &quot;;[.B245]))" office:value-type="string" office:string-value="Brigham and Women's Hospital Program" calcext:value-type="string">
            <text:p>Brigham and Women's Hospital Program</text:p>
          </table:table-cell>
          <table:table-cell/>
          <table:table-cell table:formula="of:=IF(ISNUMBER(SEARCH(&quot;(Combined&quot;;[.B244]));COM.MICROSOFT.CONCAT([.B243];&quot; &quot;;[.B244]);[.B244])" office:value-type="string" office:string-value="Brigham and Women's Hospital Program" calcext:value-type="string">
            <text:p>Brigham and Women's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245]+[.E245]=[.D244]+[.E244];1;0)" office:value-type="float" office:value="0" calcext:value-type="float">
            <text:p>0</text:p>
          </table:table-cell>
          <table:table-cell table:formula="of:=IF([.F246]=0;[.B245];COM.MICROSOFT.CONCAT([.B245];&quot; &quot;;[.B246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245]));COM.MICROSOFT.CONCAT([.B244];&quot; &quot;;[.B245]);[.B245])" office:value-type="string" office:string-value="Brigham and Women's Hospital Program (Combined Internal Medicine-Pediatrics)" calcext:value-type="string">
            <text:p>Brigham and Women's Hospital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bridge Health Alliance Program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0" office:value-type="percentage" office:value="0.96" calcext:value-type="percentage">
            <text:p>96.00%</text:p>
          </table:table-cell>
          <table:table-cell table:style-name="ce11" table:formula="of:=IF([.D246]+[.E246]=[.D245]+[.E245];1;0)" office:value-type="float" office:value="0" calcext:value-type="float">
            <text:p>0</text:p>
          </table:table-cell>
          <table:table-cell table:formula="of:=IF([.F247]=0;[.B246];COM.MICROSOFT.CONCAT([.B246];&quot; &quot;;[.B247]))" office:value-type="string" office:string-value="Cambridge Health Alliance Program" calcext:value-type="string">
            <text:p>Cambridge Health Alliance Program</text:p>
          </table:table-cell>
          <table:table-cell/>
          <table:table-cell table:formula="of:=IF(ISNUMBER(SEARCH(&quot;(Combined&quot;;[.B246]));COM.MICROSOFT.CONCAT([.B245];&quot; &quot;;[.B246]);[.B246])" office:value-type="string" office:string-value="Cambridge Health Alliance Program" calcext:value-type="string">
            <text:p>Cambridge Health Allianc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hey Clinic Program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0" office:value-type="percentage" office:value="0.89" calcext:value-type="percentage">
            <text:p>89.00%</text:p>
          </table:table-cell>
          <table:table-cell table:style-name="ce11" table:formula="of:=IF([.D247]+[.E247]=[.D246]+[.E246];1;0)" office:value-type="float" office:value="0" calcext:value-type="float">
            <text:p>0</text:p>
          </table:table-cell>
          <table:table-cell table:formula="of:=IF([.F248]=0;[.B247];COM.MICROSOFT.CONCAT([.B247];&quot; &quot;;[.B248]))" office:value-type="string" office:string-value="Lahey Clinic Program" calcext:value-type="string">
            <text:p>Lahey Clinic Program</text:p>
          </table:table-cell>
          <table:table-cell/>
          <table:table-cell table:formula="of:=IF(ISNUMBER(SEARCH(&quot;(Combined&quot;;[.B247]));COM.MICROSOFT.CONCAT([.B246];&quot; &quot;;[.B247]);[.B247])" office:value-type="string" office:string-value="Lahey Clinic Program" calcext:value-type="string">
            <text:p>Lahey Clinic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achusetts General Hospital Program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10" office:value-type="percentage" office:value="0.97" calcext:value-type="percentage">
            <text:p>97.00%</text:p>
          </table:table-cell>
          <table:table-cell table:style-name="ce11" table:formula="of:=IF([.D248]+[.E248]=[.D247]+[.E247];1;0)" office:value-type="float" office:value="0" calcext:value-type="float">
            <text:p>0</text:p>
          </table:table-cell>
          <table:table-cell table:formula="of:=IF([.F249]=0;[.B248];COM.MICROSOFT.CONCAT([.B248];&quot; &quot;;[.B249]))" office:value-type="string" office:string-value="Massachusetts General Hospital Program" calcext:value-type="string">
            <text:p>Massachusetts General Hospital Program</text:p>
          </table:table-cell>
          <table:table-cell/>
          <table:table-cell table:formula="of:=IF(ISNUMBER(SEARCH(&quot;(Combined&quot;;[.B248]));COM.MICROSOFT.CONCAT([.B247];&quot; &quot;;[.B248]);[.B248])" office:value-type="string" office:string-value="Massachusetts General Hospital Program" calcext:value-type="string">
            <text:p>Massachusetts Gener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249]+[.E249]=[.D248]+[.E248];1;0)" office:value-type="float" office:value="0" calcext:value-type="float">
            <text:p>0</text:p>
          </table:table-cell>
          <table:table-cell table:formula="of:=IF([.F250]=0;[.B249];COM.MICROSOFT.CONCAT([.B249];&quot; &quot;;[.B250]))" office:value-type="string" office:string-value="(Combined Internal Medicine-Pediatrics) MetroWest Medical Center Program" calcext:value-type="string">
            <text:p>(Combined Internal Medicine-Pediatrics) MetroWest Medical Center Program</text:p>
          </table:table-cell>
          <table:table-cell/>
          <table:table-cell table:formula="of:=IF(ISNUMBER(SEARCH(&quot;(Combined&quot;;[.B249]));COM.MICROSOFT.CONCAT([.B248];&quot; &quot;;[.B249]);[.B249])" office:value-type="string" office:string-value="Massachusetts General Hospital Program (Combined Internal Medicine-Pediatrics)" calcext:value-type="string">
            <text:p>Massachusetts General Hospital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West Medical Center Progr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1" table:formula="of:=IF([.D250]+[.E250]=[.D249]+[.E249];1;0)" office:value-type="float" office:value="1" calcext:value-type="float">
            <text:p>1</text:p>
          </table:table-cell>
          <table:table-cell table:formula="of:=IF([.F251]=0;[.B250];COM.MICROSOFT.CONCAT([.B250];&quot; &quot;;[.B251]))" office:value-type="string" office:string-value="MetroWest Medical Center Program" calcext:value-type="string">
            <text:p>MetroWest Medical Center Program</text:p>
          </table:table-cell>
          <table:table-cell/>
          <table:table-cell table:formula="of:=IF(ISNUMBER(SEARCH(&quot;(Combined&quot;;[.B250]));COM.MICROSOFT.CONCAT([.B249];&quot; &quot;;[.B250]);[.B250])" office:value-type="string" office:string-value="MetroWest Medical Center Program" calcext:value-type="string">
            <text:p>MetroWest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nt Auburn Hospital Progra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2" calcext:value-type="float">
            <text:p>0.82</text:p>
          </table:table-cell>
          <table:table-cell table:style-name="ce11" table:formula="of:=IF([.D251]+[.E251]=[.D250]+[.E250];1;0)" office:value-type="float" office:value="0" calcext:value-type="float">
            <text:p>0</text:p>
          </table:table-cell>
          <table:table-cell table:formula="of:=IF([.F252]=0;[.B251];COM.MICROSOFT.CONCAT([.B251];&quot; &quot;;[.B252]))" office:value-type="string" office:string-value="Mount Auburn Hospital Program" calcext:value-type="string">
            <text:p>Mount Auburn Hospital Program</text:p>
          </table:table-cell>
          <table:table-cell/>
          <table:table-cell table:formula="of:=IF(ISNUMBER(SEARCH(&quot;(Combined&quot;;[.B251]));COM.MICROSOFT.CONCAT([.B250];&quot; &quot;;[.B251]);[.B251])" office:value-type="string" office:string-value="Mount Auburn Hospital Program" calcext:value-type="string">
            <text:p>Mount Auburn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em Hospital Progra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2" calcext:value-type="float">
            <text:p>0.82</text:p>
          </table:table-cell>
          <table:table-cell table:style-name="ce11" table:formula="of:=IF([.D252]+[.E252]=[.D251]+[.E251];1;0)" office:value-type="float" office:value="0" calcext:value-type="float">
            <text:p>0</text:p>
          </table:table-cell>
          <table:table-cell table:formula="of:=IF([.F253]=0;[.B252];COM.MICROSOFT.CONCAT([.B252];&quot; &quot;;[.B253]))" office:value-type="string" office:string-value="Salem Hospital Program" calcext:value-type="string">
            <text:p>Salem Hospital Program</text:p>
          </table:table-cell>
          <table:table-cell/>
          <table:table-cell table:formula="of:=IF(ISNUMBER(SEARCH(&quot;(Combined&quot;;[.B252]));COM.MICROSOFT.CONCAT([.B251];&quot; &quot;;[.B252]);[.B252])" office:value-type="string" office:string-value="Salem Hospital Program" calcext:value-type="string">
            <text:p>Salem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Elizabeth's Medical Center Progra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253]+[.E253]=[.D252]+[.E252];1;0)" office:value-type="float" office:value="0" calcext:value-type="float">
            <text:p>0</text:p>
          </table:table-cell>
          <table:table-cell table:formula="of:=IF([.F254]=0;[.B253];COM.MICROSOFT.CONCAT([.B253];&quot; &quot;;[.B254]))" office:value-type="string" office:string-value="St Elizabeth's Medical Center Program" calcext:value-type="string">
            <text:p>St Elizabeth's Medical Center Program</text:p>
          </table:table-cell>
          <table:table-cell/>
          <table:table-cell table:formula="of:=IF(ISNUMBER(SEARCH(&quot;(Combined&quot;;[.B253]));COM.MICROSOFT.CONCAT([.B252];&quot; &quot;;[.B253]);[.B253])" office:value-type="string" office:string-value="St Elizabeth's Medical Center Program" calcext:value-type="string">
            <text:p>St Elizabeth's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Vincent Hospital Progra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254]+[.E254]=[.D253]+[.E253];1;0)" office:value-type="float" office:value="0" calcext:value-type="float">
            <text:p>0</text:p>
          </table:table-cell>
          <table:table-cell table:formula="of:=IF([.F255]=0;[.B254];COM.MICROSOFT.CONCAT([.B254];&quot; &quot;;[.B255]))" office:value-type="string" office:string-value="St Vincent Hospital Program" calcext:value-type="string">
            <text:p>St Vincent Hospital Program</text:p>
          </table:table-cell>
          <table:table-cell/>
          <table:table-cell table:formula="of:=IF(ISNUMBER(SEARCH(&quot;(Combined&quot;;[.B254]));COM.MICROSOFT.CONCAT([.B253];&quot; &quot;;[.B254]);[.B254])" office:value-type="string" office:string-value="St Vincent Hospital Program" calcext:value-type="string">
            <text:p>St Vincent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ward Carney Hospital 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5" calcext:value-type="float">
            <text:p>0.75</text:p>
          </table:table-cell>
          <table:table-cell table:style-name="ce11" table:formula="of:=IF([.D255]+[.E255]=[.D254]+[.E254];1;0)" office:value-type="float" office:value="0" calcext:value-type="float">
            <text:p>0</text:p>
          </table:table-cell>
          <table:table-cell table:formula="of:=IF([.F256]=0;[.B255];COM.MICROSOFT.CONCAT([.B255];&quot; &quot;;[.B256]))" office:value-type="string" office:string-value="Steward Carney Hospital Program" calcext:value-type="string">
            <text:p>Steward Carney Hospital Program</text:p>
          </table:table-cell>
          <table:table-cell/>
          <table:table-cell table:formula="of:=IF(ISNUMBER(SEARCH(&quot;(Combined&quot;;[.B255]));COM.MICROSOFT.CONCAT([.B254];&quot; &quot;;[.B255]);[.B255])" office:value-type="string" office:string-value="Steward Carney Hospital Program" calcext:value-type="string">
            <text:p>Steward Carne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fts Medical Center Program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1" table:formula="of:=IF([.D256]+[.E256]=[.D255]+[.E255];1;0)" office:value-type="float" office:value="0" calcext:value-type="float">
            <text:p>0</text:p>
          </table:table-cell>
          <table:table-cell table:formula="of:=IF([.F257]=0;[.B256];COM.MICROSOFT.CONCAT([.B256];&quot; &quot;;[.B257]))" office:value-type="string" office:string-value="Tufts Medical Center Program" calcext:value-type="string">
            <text:p>Tufts Medical Center Program</text:p>
          </table:table-cell>
          <table:table-cell/>
          <table:table-cell table:formula="of:=IF(ISNUMBER(SEARCH(&quot;(Combined&quot;;[.B256]));COM.MICROSOFT.CONCAT([.B255];&quot; &quot;;[.B256]);[.B256])" office:value-type="string" office:string-value="Tufts Medical Center Program" calcext:value-type="string">
            <text:p>Tufts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MS-Baystate Program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257]+[.E257]=[.D256]+[.E256];1;0)" office:value-type="float" office:value="0" calcext:value-type="float">
            <text:p>0</text:p>
          </table:table-cell>
          <table:table-cell table:formula="of:=IF([.F258]=0;[.B257];COM.MICROSOFT.CONCAT([.B257];&quot; &quot;;[.B258]))" office:value-type="string" office:string-value="UMMS-Baystate Program" calcext:value-type="string">
            <text:p>UMMS-Baystate Program</text:p>
          </table:table-cell>
          <table:table-cell/>
          <table:table-cell table:formula="of:=IF(ISNUMBER(SEARCH(&quot;(Combined&quot;;[.B257]));COM.MICROSOFT.CONCAT([.B256];&quot; &quot;;[.B257]);[.B257])" office:value-type="string" office:string-value="UMMS-Baystate Program" calcext:value-type="string">
            <text:p>UMMS-Baystat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10" office:value-type="percentage" office:value="0.96" calcext:value-type="percentage">
            <text:p>96.00%</text:p>
          </table:table-cell>
          <table:table-cell table:style-name="ce11" table:formula="of:=IF([.D258]+[.E258]=[.D257]+[.E257];1;0)" office:value-type="float" office:value="0" calcext:value-type="float">
            <text:p>0</text:p>
          </table:table-cell>
          <table:table-cell table:formula="of:=IF([.F259]=0;[.B258];COM.MICROSOFT.CONCAT([.B258];&quot; &quot;;[.B259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258]));COM.MICROSOFT.CONCAT([.B257];&quot; &quot;;[.B258]);[.B258])" office:value-type="string" office:string-value="UMMS-Baystate Program (Combined Internal Medicine-Pediatrics)" calcext:value-type="string">
            <text:p>UMMS-Baystate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assachusetts Program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86" calcext:value-type="float">
            <text:p>0.86</text:p>
          </table:table-cell>
          <table:table-cell table:style-name="ce11" table:formula="of:=IF([.D259]+[.E259]=[.D258]+[.E258];1;0)" office:value-type="float" office:value="0" calcext:value-type="float">
            <text:p>0</text:p>
          </table:table-cell>
          <table:table-cell table:formula="of:=IF([.F260]=0;[.B259];COM.MICROSOFT.CONCAT([.B259];&quot; &quot;;[.B260]))" office:value-type="string" office:string-value="University of Massachusetts Program" calcext:value-type="string">
            <text:p>University of Massachusetts Program</text:p>
          </table:table-cell>
          <table:table-cell/>
          <table:table-cell table:formula="of:=IF(ISNUMBER(SEARCH(&quot;(Combined&quot;;[.B259]));COM.MICROSOFT.CONCAT([.B258];&quot; &quot;;[.B259]);[.B259])" office:value-type="string" office:string-value="University of Massachusetts Program" calcext:value-type="string">
            <text:p>University of Massachusett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" office:value-type="percentage" office:value="0.92" calcext:value-type="percentage">
            <text:p>92.00%</text:p>
          </table:table-cell>
          <table:table-cell table:style-name="ce11" table:formula="of:=IF([.D260]+[.E260]=[.D259]+[.E259];1;0)" office:value-type="float" office:value="0" calcext:value-type="float">
            <text:p>0</text:p>
          </table:table-cell>
          <table:table-cell table:formula="of:=IF([.F261]=0;[.B260];COM.MICROSOFT.CONCAT([.B260];&quot; &quot;;[.B261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260]));COM.MICROSOFT.CONCAT([.B259];&quot; &quot;;[.B260]);[.B260])" office:value-type="string" office:string-value="University of Massachusetts Program (Combined Internal Medicine-Pediatrics)" calcext:value-type="string">
            <text:p>University of Massachusetts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igan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9" calcext:value-type="float">
            <text:p>0.79</text:p>
          </table:table-cell>
          <table:table-cell table:style-name="ce11" table:formula="of:=IF([.D261]+[.E261]=[.D260]+[.E260];1;0)" office:value-type="float" office:value="0" calcext:value-type="float">
            <text:p>0</text:p>
          </table:table-cell>
          <table:table-cell table:formula="of:=IF([.F262]=0;[.B261];COM.MICROSOFT.CONCAT([.B261];&quot; &quot;;[.B262]))" office:value-type="string" office:string-value="Michigan Ascension Genesys Hospital Program" calcext:value-type="string">
            <text:p>Michigan Ascension Genesys Hospital Program</text:p>
          </table:table-cell>
          <table:table-cell/>
          <table:table-cell table:formula="of:=IF(ISNUMBER(SEARCH(&quot;(Combined&quot;;[.B261]));COM.MICROSOFT.CONCAT([.B260];&quot; &quot;;[.B261]);[.B261])" office:value-type="string" office:string-value="Michigan" calcext:value-type="string">
            <text:p>Michig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cension Genesys Hospital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9" calcext:value-type="float">
            <text:p>0.79</text:p>
          </table:table-cell>
          <table:table-cell table:style-name="ce11" table:formula="of:=IF([.D262]+[.E262]=[.D261]+[.E261];1;0)" office:value-type="float" office:value="1" calcext:value-type="float">
            <text:p>1</text:p>
          </table:table-cell>
          <table:table-cell table:formula="of:=IF([.F263]=0;[.B262];COM.MICROSOFT.CONCAT([.B262];&quot; &quot;;[.B263]))" office:value-type="string" office:string-value="Ascension Genesys Hospital Program" calcext:value-type="string">
            <text:p>Ascension Genesys Hospital Program</text:p>
          </table:table-cell>
          <table:table-cell/>
          <table:table-cell table:formula="of:=IF(ISNUMBER(SEARCH(&quot;(Combined&quot;;[.B262]));COM.MICROSOFT.CONCAT([.B261];&quot; &quot;;[.B262]);[.B262])" office:value-type="string" office:string-value="Ascension Genesys Hospital Program" calcext:value-type="string">
            <text:p>Ascension Genesys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cension Macomb-Oakland Hospital Progra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1" calcext:value-type="float">
            <text:p>0.81</text:p>
          </table:table-cell>
          <table:table-cell table:style-name="ce11" table:formula="of:=IF([.D263]+[.E263]=[.D262]+[.E262];1;0)" office:value-type="float" office:value="0" calcext:value-type="float">
            <text:p>0</text:p>
          </table:table-cell>
          <table:table-cell table:formula="of:=IF([.F264]=0;[.B263];COM.MICROSOFT.CONCAT([.B263];&quot; &quot;;[.B264]))" office:value-type="string" office:string-value="Ascension Macomb-Oakland Hospital Program" calcext:value-type="string">
            <text:p>Ascension Macomb-Oakland Hospital Program</text:p>
          </table:table-cell>
          <table:table-cell/>
          <table:table-cell table:formula="of:=IF(ISNUMBER(SEARCH(&quot;(Combined&quot;;[.B263]));COM.MICROSOFT.CONCAT([.B262];&quot; &quot;;[.B263]);[.B263])" office:value-type="string" office:string-value="Ascension Macomb-Oakland Hospital Program" calcext:value-type="string">
            <text:p>Ascension Macomb-Oakland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cension Providence/MSUCHM Progra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264]+[.E264]=[.D263]+[.E263];1;0)" office:value-type="float" office:value="0" calcext:value-type="float">
            <text:p>0</text:p>
          </table:table-cell>
          <table:table-cell table:formula="of:=IF([.F265]=0;[.B264];COM.MICROSOFT.CONCAT([.B264];&quot; &quot;;[.B265]))" office:value-type="string" office:string-value="Ascension Providence/MSUCHM Program" calcext:value-type="string">
            <text:p>Ascension Providence/MSUCHM Program</text:p>
          </table:table-cell>
          <table:table-cell/>
          <table:table-cell table:formula="of:=IF(ISNUMBER(SEARCH(&quot;(Combined&quot;;[.B264]));COM.MICROSOFT.CONCAT([.B263];&quot; &quot;;[.B264]);[.B264])" office:value-type="string" office:string-value="Ascension Providence/MSUCHM Program" calcext:value-type="string">
            <text:p>Ascension Providence/MSUCH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cension St John Hospital Program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265]+[.E265]=[.D264]+[.E264];1;0)" office:value-type="float" office:value="0" calcext:value-type="float">
            <text:p>0</text:p>
          </table:table-cell>
          <table:table-cell table:formula="of:=IF([.F266]=0;[.B265];COM.MICROSOFT.CONCAT([.B265];&quot; &quot;;[.B266]))" office:value-type="string" office:string-value="Ascension St John Hospital Program" calcext:value-type="string">
            <text:p>Ascension St John Hospital Program</text:p>
          </table:table-cell>
          <table:table-cell/>
          <table:table-cell table:formula="of:=IF(ISNUMBER(SEARCH(&quot;(Combined&quot;;[.B265]));COM.MICROSOFT.CONCAT([.B264];&quot; &quot;;[.B265]);[.B265])" office:value-type="string" office:string-value="Ascension St John Hospital Program" calcext:value-type="string">
            <text:p>Ascension St John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aumont Health (Dearborn)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1" table:formula="of:=IF([.D266]+[.E266]=[.D265]+[.E265];1;0)" office:value-type="float" office:value="0" calcext:value-type="float">
            <text:p>0</text:p>
          </table:table-cell>
          <table:table-cell table:formula="of:=IF([.F267]=0;[.B266];COM.MICROSOFT.CONCAT([.B266];&quot; &quot;;[.B267]))" office:value-type="string" office:string-value="Beaumont Health (Dearborn) Program" calcext:value-type="string">
            <text:p>Beaumont Health (Dearborn) Program</text:p>
          </table:table-cell>
          <table:table-cell/>
          <table:table-cell table:formula="of:=IF(ISNUMBER(SEARCH(&quot;(Combined&quot;;[.B266]));COM.MICROSOFT.CONCAT([.B265];&quot; &quot;;[.B266]);[.B266])" office:value-type="string" office:string-value="Beaumont Health (Dearborn) Program" calcext:value-type="string">
            <text:p>Beaumont Health (Dearborn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aumont Health (Farmington Hills) Progr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1" calcext:value-type="float">
            <text:p>0.81</text:p>
          </table:table-cell>
          <table:table-cell table:style-name="ce11" table:formula="of:=IF([.D267]+[.E267]=[.D266]+[.E266];1;0)" office:value-type="float" office:value="0" calcext:value-type="float">
            <text:p>0</text:p>
          </table:table-cell>
          <table:table-cell table:formula="of:=IF([.F268]=0;[.B267];COM.MICROSOFT.CONCAT([.B267];&quot; &quot;;[.B268]))" office:value-type="string" office:string-value="Beaumont Health (Farmington Hills) Program" calcext:value-type="string">
            <text:p>Beaumont Health (Farmington Hills) Program</text:p>
          </table:table-cell>
          <table:table-cell/>
          <table:table-cell table:formula="of:=IF(ISNUMBER(SEARCH(&quot;(Combined&quot;;[.B267]));COM.MICROSOFT.CONCAT([.B266];&quot; &quot;;[.B267]);[.B267])" office:value-type="string" office:string-value="Beaumont Health (Farmington Hills) Program" calcext:value-type="string">
            <text:p>Beaumont Health (Farmington Hills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aumont Health (Royal Oak) Program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1" table:formula="of:=IF([.D268]+[.E268]=[.D267]+[.E267];1;0)" office:value-type="float" office:value="0" calcext:value-type="float">
            <text:p>0</text:p>
          </table:table-cell>
          <table:table-cell table:formula="of:=IF([.F269]=0;[.B268];COM.MICROSOFT.CONCAT([.B268];&quot; &quot;;[.B269]))" office:value-type="string" office:string-value="Beaumont Health (Royal Oak) Program" calcext:value-type="string">
            <text:p>Beaumont Health (Royal Oak) Program</text:p>
          </table:table-cell>
          <table:table-cell/>
          <table:table-cell table:formula="of:=IF(ISNUMBER(SEARCH(&quot;(Combined&quot;;[.B268]));COM.MICROSOFT.CONCAT([.B267];&quot; &quot;;[.B268]);[.B268])" office:value-type="string" office:string-value="Beaumont Health (Royal Oak) Program" calcext:value-type="string">
            <text:p>Beaumont Health (Royal Oak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269]+[.E269]=[.D268]+[.E268];1;0)" office:value-type="float" office:value="0" calcext:value-type="float">
            <text:p>0</text:p>
          </table:table-cell>
          <table:table-cell table:formula="of:=IF([.F270]=0;[.B269];COM.MICROSOFT.CONCAT([.B269];&quot; &quot;;[.B270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269]));COM.MICROSOFT.CONCAT([.B268];&quot; &quot;;[.B269]);[.B269])" office:value-type="string" office:string-value="Beaumont Health (Royal Oak) Program (Combined Internal Medicine-Pediatrics)" calcext:value-type="string">
            <text:p>Beaumont Health (Royal Oak)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al Michigan University College of Medicine Progra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7" calcext:value-type="float">
            <text:p>0.77</text:p>
          </table:table-cell>
          <table:table-cell table:style-name="ce11" table:formula="of:=IF([.D270]+[.E270]=[.D269]+[.E269];1;0)" office:value-type="float" office:value="0" calcext:value-type="float">
            <text:p>0</text:p>
          </table:table-cell>
          <table:table-cell table:formula="of:=IF([.F271]=0;[.B270];COM.MICROSOFT.CONCAT([.B270];&quot; &quot;;[.B271]))" office:value-type="string" office:string-value="Central Michigan University College of Medicine Program" calcext:value-type="string">
            <text:p>Central Michigan University College of Medicine Program</text:p>
          </table:table-cell>
          <table:table-cell/>
          <table:table-cell table:formula="of:=IF(ISNUMBER(SEARCH(&quot;(Combined&quot;;[.B270]));COM.MICROSOFT.CONCAT([.B269];&quot; &quot;;[.B270]);[.B270])" office:value-type="string" office:string-value="Central Michigan University College of Medicine Program" calcext:value-type="string">
            <text:p>Central Michigan University College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troit Medical Center Corporation (Huron Valley-Sinai)) Progra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271]+[.E271]=[.D270]+[.E270];1;0)" office:value-type="float" office:value="0" calcext:value-type="float">
            <text:p>0</text:p>
          </table:table-cell>
          <table:table-cell table:formula="of:=IF([.F272]=0;[.B271];COM.MICROSOFT.CONCAT([.B271];&quot; &quot;;[.B272]))" office:value-type="string" office:string-value="Detroit Medical Center Corporation (Huron Valley-Sinai)) Program" calcext:value-type="string">
            <text:p>Detroit Medical Center Corporation (Huron Valley-Sinai)) Program</text:p>
          </table:table-cell>
          <table:table-cell/>
          <table:table-cell table:formula="of:=IF(ISNUMBER(SEARCH(&quot;(Combined&quot;;[.B271]));COM.MICROSOFT.CONCAT([.B270];&quot; &quot;;[.B271]);[.B271])" office:value-type="string" office:string-value="Detroit Medical Center Corporation (Huron Valley-Sinai)) Program" calcext:value-type="string">
            <text:p>Detroit Medical Center Corporation (Huron Valley-Sinai)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troit Medical Center/Wayne State University (Sinai Grace)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272]+[.E272]=[.D271]+[.E271];1;0)" office:value-type="float" office:value="0" calcext:value-type="float">
            <text:p>0</text:p>
          </table:table-cell>
          <table:table-cell table:formula="of:=IF([.F273]=0;[.B272];COM.MICROSOFT.CONCAT([.B272];&quot; &quot;;[.B273]))" office:value-type="string" office:string-value="Detroit Medical Center/Wayne State University (Sinai Grace) Program" calcext:value-type="string">
            <text:p>Detroit Medical Center/Wayne State University (Sinai Grace) Program</text:p>
          </table:table-cell>
          <table:table-cell/>
          <table:table-cell table:formula="of:=IF(ISNUMBER(SEARCH(&quot;(Combined&quot;;[.B272]));COM.MICROSOFT.CONCAT([.B271];&quot; &quot;;[.B272]);[.B272])" office:value-type="string" office:string-value="Detroit Medical Center/Wayne State University (Sinai Grace)" calcext:value-type="string">
            <text:p>Detroit Medical Center/Wayne State University (Sinai Grac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273]+[.E273]=[.D272]+[.E272];1;0)" office:value-type="float" office:value="1" calcext:value-type="float">
            <text:p>1</text:p>
          </table:table-cell>
          <table:table-cell table:formula="of:=IF([.F274]=0;[.B273];COM.MICROSOFT.CONCAT([.B273];&quot; &quot;;[.B274]))" office:value-type="string" office:string-value="Program" calcext:value-type="string">
            <text:p>Program</text:p>
          </table:table-cell>
          <table:table-cell/>
          <table:table-cell table:formula="of:=IF(ISNUMBER(SEARCH(&quot;(Combined&quot;;[.B273]));COM.MICROSOFT.CONCAT([.B272];&quot; &quot;;[.B273]);[.B273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troit Medical Center/Wayne State University Program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274]+[.E274]=[.D273]+[.E273];1;0)" office:value-type="float" office:value="0" calcext:value-type="float">
            <text:p>0</text:p>
          </table:table-cell>
          <table:table-cell table:formula="of:=IF([.F275]=0;[.B274];COM.MICROSOFT.CONCAT([.B274];&quot; &quot;;[.B275]))" office:value-type="string" office:string-value="Detroit Medical Center/Wayne State University Program" calcext:value-type="string">
            <text:p>Detroit Medical Center/Wayne State University Program</text:p>
          </table:table-cell>
          <table:table-cell/>
          <table:table-cell table:formula="of:=IF(ISNUMBER(SEARCH(&quot;(Combined&quot;;[.B274]));COM.MICROSOFT.CONCAT([.B273];&quot; &quot;;[.B274]);[.B274])" office:value-type="string" office:string-value="Detroit Medical Center/Wayne State University Program" calcext:value-type="string">
            <text:p>Detroit Medical Center/Wayne Stat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275]+[.E275]=[.D274]+[.E274];1;0)" office:value-type="float" office:value="0" calcext:value-type="float">
            <text:p>0</text:p>
          </table:table-cell>
          <table:table-cell table:formula="of:=IF([.F276]=0;[.B275];COM.MICROSOFT.CONCAT([.B275];&quot; &quot;;[.B276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275]));COM.MICROSOFT.CONCAT([.B274];&quot; &quot;;[.B275]);[.B275])" office:value-type="string" office:string-value="Detroit Medical Center/Wayne State University Program (Combined Internal Medicine-Pediatrics)" calcext:value-type="string">
            <text:p>Detroit Medical Center/Wayne State University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troit Wayne County Health Authority (Authority Health) GM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4" calcext:value-type="float">
            <text:p>0.64</text:p>
          </table:table-cell>
          <table:table-cell table:style-name="ce11" table:formula="of:=IF([.D276]+[.E276]=[.D275]+[.E275];1;0)" office:value-type="float" office:value="0" calcext:value-type="float">
            <text:p>0</text:p>
          </table:table-cell>
          <table:table-cell table:formula="of:=IF([.F277]=0;[.B276];COM.MICROSOFT.CONCAT([.B276];&quot; &quot;;[.B277]))" office:value-type="string" office:string-value="Detroit Wayne County Health Authority (Authority Health) GME Consortium Program" calcext:value-type="string">
            <text:p>Detroit Wayne County Health Authority (Authority Health) GME Consortium Program</text:p>
          </table:table-cell>
          <table:table-cell/>
          <table:table-cell table:formula="of:=IF(ISNUMBER(SEARCH(&quot;(Combined&quot;;[.B276]));COM.MICROSOFT.CONCAT([.B275];&quot; &quot;;[.B276]);[.B276])" office:value-type="string" office:string-value="Detroit Wayne County Health Authority (Authority Health) GME" calcext:value-type="string">
            <text:p>Detroit Wayne County Health Authority (Authority Health) G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ortium Progra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4" calcext:value-type="float">
            <text:p>0.64</text:p>
          </table:table-cell>
          <table:table-cell table:style-name="ce11" table:formula="of:=IF([.D277]+[.E277]=[.D276]+[.E276];1;0)" office:value-type="float" office:value="1" calcext:value-type="float">
            <text:p>1</text:p>
          </table:table-cell>
          <table:table-cell table:formula="of:=IF([.F278]=0;[.B277];COM.MICROSOFT.CONCAT([.B277];&quot; &quot;;[.B278]))" office:value-type="string" office:string-value="Consortium Program" calcext:value-type="string">
            <text:p>Consortium Program</text:p>
          </table:table-cell>
          <table:table-cell/>
          <table:table-cell table:formula="of:=IF(ISNUMBER(SEARCH(&quot;(Combined&quot;;[.B277]));COM.MICROSOFT.CONCAT([.B276];&quot; &quot;;[.B277]);[.B277])" office:value-type="string" office:string-value="Consortium Program" calcext:value-type="string">
            <text:p>Consortiu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den City Hospital Progra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3" calcext:value-type="float">
            <text:p>0.43</text:p>
          </table:table-cell>
          <table:table-cell table:style-name="ce11" table:formula="of:=IF([.D278]+[.E278]=[.D277]+[.E277];1;0)" office:value-type="float" office:value="0" calcext:value-type="float">
            <text:p>0</text:p>
          </table:table-cell>
          <table:table-cell table:formula="of:=IF([.F279]=0;[.B278];COM.MICROSOFT.CONCAT([.B278];&quot; &quot;;[.B279]))" office:value-type="string" office:string-value="Garden City Hospital Program" calcext:value-type="string">
            <text:p>Garden City Hospital Program</text:p>
          </table:table-cell>
          <table:table-cell/>
          <table:table-cell table:formula="of:=IF(ISNUMBER(SEARCH(&quot;(Combined&quot;;[.B278]));COM.MICROSOFT.CONCAT([.B277];&quot; &quot;;[.B278]);[.B278])" office:value-type="string" office:string-value="Garden City Hospital Program" calcext:value-type="string">
            <text:p>Garden C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nry Ford Allegiance Health Progra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279]+[.E279]=[.D278]+[.E278];1;0)" office:value-type="float" office:value="0" calcext:value-type="float">
            <text:p>0</text:p>
          </table:table-cell>
          <table:table-cell table:formula="of:=IF([.F280]=0;[.B279];COM.MICROSOFT.CONCAT([.B279];&quot; &quot;;[.B280]))" office:value-type="string" office:string-value="Henry Ford Allegiance Health Program" calcext:value-type="string">
            <text:p>Henry Ford Allegiance Health Program</text:p>
          </table:table-cell>
          <table:table-cell/>
          <table:table-cell table:formula="of:=IF(ISNUMBER(SEARCH(&quot;(Combined&quot;;[.B279]));COM.MICROSOFT.CONCAT([.B278];&quot; &quot;;[.B279]);[.B279])" office:value-type="string" office:string-value="Henry Ford Allegiance Health Program" calcext:value-type="string">
            <text:p>Henry Ford Allegiance Heal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nry Ford Hospital/Wayne State University Program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280]+[.E280]=[.D279]+[.E279];1;0)" office:value-type="float" office:value="0" calcext:value-type="float">
            <text:p>0</text:p>
          </table:table-cell>
          <table:table-cell table:formula="of:=IF([.F281]=0;[.B280];COM.MICROSOFT.CONCAT([.B280];&quot; &quot;;[.B281]))" office:value-type="string" office:string-value="Henry Ford Hospital/Wayne State University Program" calcext:value-type="string">
            <text:p>Henry Ford Hospital/Wayne State University Program</text:p>
          </table:table-cell>
          <table:table-cell/>
          <table:table-cell table:formula="of:=IF(ISNUMBER(SEARCH(&quot;(Combined&quot;;[.B280]));COM.MICROSOFT.CONCAT([.B279];&quot; &quot;;[.B280]);[.B280])" office:value-type="string" office:string-value="Henry Ford Hospital/Wayne State University Program" calcext:value-type="string">
            <text:p>Henry Ford Hospital/Wayne Stat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nry Ford Macomb Hospital 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281]+[.E281]=[.D280]+[.E280];1;0)" office:value-type="float" office:value="0" calcext:value-type="float">
            <text:p>0</text:p>
          </table:table-cell>
          <table:table-cell table:formula="of:=IF([.F282]=0;[.B281];COM.MICROSOFT.CONCAT([.B281];&quot; &quot;;[.B282]))" office:value-type="string" office:string-value="Henry Ford Macomb Hospital Program" calcext:value-type="string">
            <text:p>Henry Ford Macomb Hospital Program</text:p>
          </table:table-cell>
          <table:table-cell/>
          <table:table-cell table:formula="of:=IF(ISNUMBER(SEARCH(&quot;(Combined&quot;;[.B281]));COM.MICROSOFT.CONCAT([.B280];&quot; &quot;;[.B281]);[.B281])" office:value-type="string" office:string-value="Henry Ford Macomb Hospital Program" calcext:value-type="string">
            <text:p>Henry Ford Macomb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rley Medical Center/Michigan State University Program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1" table:formula="of:=IF([.D282]+[.E282]=[.D281]+[.E281];1;0)" office:value-type="float" office:value="0" calcext:value-type="float">
            <text:p>0</text:p>
          </table:table-cell>
          <table:table-cell table:formula="of:=IF([.F283]=0;[.B282];COM.MICROSOFT.CONCAT([.B282];&quot; &quot;;[.B283]))" office:value-type="string" office:string-value="Hurley Medical Center/Michigan State University Program" calcext:value-type="string">
            <text:p>Hurley Medical Center/Michigan State University Program</text:p>
          </table:table-cell>
          <table:table-cell/>
          <table:table-cell table:formula="of:=IF(ISNUMBER(SEARCH(&quot;(Combined&quot;;[.B282]));COM.MICROSOFT.CONCAT([.B281];&quot; &quot;;[.B282]);[.B282])" office:value-type="string" office:string-value="Hurley Medical Center/Michigan State University Program" calcext:value-type="string">
            <text:p>Hurley Medical Center/Michigan Stat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283]+[.E283]=[.D282]+[.E282];1;0)" office:value-type="float" office:value="0" calcext:value-type="float">
            <text:p>0</text:p>
          </table:table-cell>
          <table:table-cell table:formula="of:=IF([.F284]=0;[.B283];COM.MICROSOFT.CONCAT([.B283];&quot; &quot;;[.B284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283]));COM.MICROSOFT.CONCAT([.B282];&quot; &quot;;[.B283]);[.B283])" office:value-type="string" office:string-value="Hurley Medical Center/Michigan State University Program (Combined Internal Medicine-Pediatrics)" calcext:value-type="string">
            <text:p>Hurley Medical Center/Michigan State University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Laren Health Care/Flint/MSU Progra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284]+[.E284]=[.D283]+[.E283];1;0)" office:value-type="float" office:value="0" calcext:value-type="float">
            <text:p>0</text:p>
          </table:table-cell>
          <table:table-cell table:formula="of:=IF([.F285]=0;[.B284];COM.MICROSOFT.CONCAT([.B284];&quot; &quot;;[.B285]))" office:value-type="string" office:string-value="McLaren Health Care/Flint/MSU Program" calcext:value-type="string">
            <text:p>McLaren Health Care/Flint/MSU Program</text:p>
          </table:table-cell>
          <table:table-cell/>
          <table:table-cell table:formula="of:=IF(ISNUMBER(SEARCH(&quot;(Combined&quot;;[.B284]));COM.MICROSOFT.CONCAT([.B283];&quot; &quot;;[.B284]);[.B284])" office:value-type="string" office:string-value="McLaren Health Care/Flint/MSU Program" calcext:value-type="string">
            <text:p>McLaren Health Care/Flint/MSU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Laren Health Care/Greater Lansing/MSU Progra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table:style-name="ce11" table:formula="of:=IF([.D285]+[.E285]=[.D284]+[.E284];1;0)" office:value-type="float" office:value="0" calcext:value-type="float">
            <text:p>0</text:p>
          </table:table-cell>
          <table:table-cell table:formula="of:=IF([.F286]=0;[.B285];COM.MICROSOFT.CONCAT([.B285];&quot; &quot;;[.B286]))" office:value-type="string" office:string-value="McLaren Health Care/Greater Lansing/MSU Program" calcext:value-type="string">
            <text:p>McLaren Health Care/Greater Lansing/MSU Program</text:p>
          </table:table-cell>
          <table:table-cell/>
          <table:table-cell table:formula="of:=IF(ISNUMBER(SEARCH(&quot;(Combined&quot;;[.B285]));COM.MICROSOFT.CONCAT([.B284];&quot; &quot;;[.B285]);[.B285])" office:value-type="string" office:string-value="McLaren Health Care/Greater Lansing/MSU Program" calcext:value-type="string">
            <text:p>McLaren Health Care/Greater Lansing/MSU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Laren Health Care/Macomb/MSU Progr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286]+[.E286]=[.D285]+[.E285];1;0)" office:value-type="float" office:value="0" calcext:value-type="float">
            <text:p>0</text:p>
          </table:table-cell>
          <table:table-cell table:formula="of:=IF([.F287]=0;[.B286];COM.MICROSOFT.CONCAT([.B286];&quot; &quot;;[.B287]))" office:value-type="string" office:string-value="McLaren Health Care/Macomb/MSU Program" calcext:value-type="string">
            <text:p>McLaren Health Care/Macomb/MSU Program</text:p>
          </table:table-cell>
          <table:table-cell/>
          <table:table-cell table:formula="of:=IF(ISNUMBER(SEARCH(&quot;(Combined&quot;;[.B286]));COM.MICROSOFT.CONCAT([.B285];&quot; &quot;;[.B286]);[.B286])" office:value-type="string" office:string-value="McLaren Health Care/Macomb/MSU Program" calcext:value-type="string">
            <text:p>McLaren Health Care/Macomb/MSU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Laren Health Care/Oakland/MSU Progra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2" calcext:value-type="float">
            <text:p>0.42</text:p>
          </table:table-cell>
          <table:table-cell table:style-name="ce11" table:formula="of:=IF([.D287]+[.E287]=[.D286]+[.E286];1;0)" office:value-type="float" office:value="0" calcext:value-type="float">
            <text:p>0</text:p>
          </table:table-cell>
          <table:table-cell table:formula="of:=IF([.F288]=0;[.B287];COM.MICROSOFT.CONCAT([.B287];&quot; &quot;;[.B288]))" office:value-type="string" office:string-value="McLaren Health Care/Oakland/MSU Program" calcext:value-type="string">
            <text:p>McLaren Health Care/Oakland/MSU Program</text:p>
          </table:table-cell>
          <table:table-cell/>
          <table:table-cell table:formula="of:=IF(ISNUMBER(SEARCH(&quot;(Combined&quot;;[.B287]));COM.MICROSOFT.CONCAT([.B286];&quot; &quot;;[.B287]);[.B287])" office:value-type="string" office:string-value="McLaren Health Care/Oakland/MSU Program" calcext:value-type="string">
            <text:p>McLaren Health Care/Oakland/MSU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cy Health Progra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.67</text:p>
          </table:table-cell>
          <table:table-cell table:style-name="ce11" table:formula="of:=IF([.D288]+[.E288]=[.D287]+[.E287];1;0)" office:value-type="float" office:value="0" calcext:value-type="float">
            <text:p>0</text:p>
          </table:table-cell>
          <table:table-cell table:formula="of:=IF([.F289]=0;[.B288];COM.MICROSOFT.CONCAT([.B288];&quot; &quot;;[.B289]))" office:value-type="string" office:string-value="Mercy Health Program" calcext:value-type="string">
            <text:p>Mercy Health Program</text:p>
          </table:table-cell>
          <table:table-cell/>
          <table:table-cell table:formula="of:=IF(ISNUMBER(SEARCH(&quot;(Combined&quot;;[.B288]));COM.MICROSOFT.CONCAT([.B287];&quot; &quot;;[.B288]);[.B288])" office:value-type="string" office:string-value="Mercy Health Program" calcext:value-type="string">
            <text:p>Mercy Heal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 Health University of Michigan Health (Metro Health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style-name="ce11" table:formula="of:=IF([.D289]+[.E289]=[.D288]+[.E288];1;0)" office:value-type="float" office:value="0" calcext:value-type="float">
            <text:p>0</text:p>
          </table:table-cell>
          <table:table-cell table:formula="of:=IF([.F290]=0;[.B289];COM.MICROSOFT.CONCAT([.B289];&quot; &quot;;[.B290]))" office:value-type="string" office:string-value="Metro Health University of Michigan Health (Metro Health) Program" calcext:value-type="string">
            <text:p>Metro Health University of Michigan Health (Metro Health) Program</text:p>
          </table:table-cell>
          <table:table-cell/>
          <table:table-cell table:formula="of:=IF(ISNUMBER(SEARCH(&quot;(Combined&quot;;[.B289]));COM.MICROSOFT.CONCAT([.B288];&quot; &quot;;[.B289]);[.B289])" office:value-type="string" office:string-value="Metro Health University of Michigan Health (Metro Health)" calcext:value-type="string">
            <text:p>Metro Health University of Michigan Health (Metro Healt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style-name="ce11" table:formula="of:=IF([.D290]+[.E290]=[.D289]+[.E289];1;0)" office:value-type="float" office:value="1" calcext:value-type="float">
            <text:p>1</text:p>
          </table:table-cell>
          <table:table-cell table:formula="of:=IF([.F291]=0;[.B290];COM.MICROSOFT.CONCAT([.B290];&quot; &quot;;[.B291]))" office:value-type="string" office:string-value="Program" calcext:value-type="string">
            <text:p>Program</text:p>
          </table:table-cell>
          <table:table-cell/>
          <table:table-cell table:formula="of:=IF(ISNUMBER(SEARCH(&quot;(Combined&quot;;[.B290]));COM.MICROSOFT.CONCAT([.B289];&quot; &quot;;[.B290]);[.B290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rrow Hospital/Michigan State University Program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291]+[.E291]=[.D290]+[.E290];1;0)" office:value-type="float" office:value="0" calcext:value-type="float">
            <text:p>0</text:p>
          </table:table-cell>
          <table:table-cell table:formula="of:=IF([.F292]=0;[.B291];COM.MICROSOFT.CONCAT([.B291];&quot; &quot;;[.B292]))" office:value-type="string" office:string-value="Sparrow Hospital/Michigan State University Program" calcext:value-type="string">
            <text:p>Sparrow Hospital/Michigan State University Program</text:p>
          </table:table-cell>
          <table:table-cell/>
          <table:table-cell table:formula="of:=IF(ISNUMBER(SEARCH(&quot;(Combined&quot;;[.B291]));COM.MICROSOFT.CONCAT([.B290];&quot; &quot;;[.B291]);[.B291])" office:value-type="string" office:string-value="Sparrow Hospital/Michigan State University Program" calcext:value-type="string">
            <text:p>Sparrow Hospital/Michigan Stat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um Health Lakeland Prog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style-name="ce11" table:formula="of:=IF([.D292]+[.E292]=[.D291]+[.E291];1;0)" office:value-type="float" office:value="0" calcext:value-type="float">
            <text:p>0</text:p>
          </table:table-cell>
          <table:table-cell table:formula="of:=IF([.F293]=0;[.B292];COM.MICROSOFT.CONCAT([.B292];&quot; &quot;;[.B293]))" office:value-type="string" office:string-value="Spectrum Health Lakeland Program" calcext:value-type="string">
            <text:p>Spectrum Health Lakeland Program</text:p>
          </table:table-cell>
          <table:table-cell/>
          <table:table-cell table:formula="of:=IF(ISNUMBER(SEARCH(&quot;(Combined&quot;;[.B292]));COM.MICROSOFT.CONCAT([.B291];&quot; &quot;;[.B292]);[.B292])" office:value-type="string" office:string-value="Spectrum Health Lakeland Program" calcext:value-type="string">
            <text:p>Spectrum Health Lakeland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um Health/Michigan State University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293]+[.E293]=[.D292]+[.E292];1;0)" office:value-type="float" office:value="0" calcext:value-type="float">
            <text:p>0</text:p>
          </table:table-cell>
          <table:table-cell table:formula="of:=IF([.F294]=0;[.B293];COM.MICROSOFT.CONCAT([.B293];&quot; &quot;;[.B294]))" office:value-type="string" office:string-value="Spectrum Health/Michigan State University Program" calcext:value-type="string">
            <text:p>Spectrum Health/Michigan State University Program</text:p>
          </table:table-cell>
          <table:table-cell/>
          <table:table-cell table:formula="of:=IF(ISNUMBER(SEARCH(&quot;(Combined&quot;;[.B293]));COM.MICROSOFT.CONCAT([.B292];&quot; &quot;;[.B293]);[.B293])" office:value-type="string" office:string-value="Spectrum Health/Michigan State University Program" calcext:value-type="string">
            <text:p>Spectrum Health/Michigan Stat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10" office:value-type="percentage" office:value="0.94" calcext:value-type="percentage">
            <text:p>94.00%</text:p>
          </table:table-cell>
          <table:table-cell table:style-name="ce11" table:formula="of:=IF([.D294]+[.E294]=[.D293]+[.E293];1;0)" office:value-type="float" office:value="0" calcext:value-type="float">
            <text:p>0</text:p>
          </table:table-cell>
          <table:table-cell table:formula="of:=IF([.F295]=0;[.B294];COM.MICROSOFT.CONCAT([.B294];&quot; &quot;;[.B295]))" office:value-type="string" office:string-value="(Combined Internal Medicine-Pediatrics) St Joseph Mercy Ann Arbor Program" calcext:value-type="string">
            <text:p>(Combined Internal Medicine-Pediatrics) St Joseph Mercy Ann Arbor Program</text:p>
          </table:table-cell>
          <table:table-cell/>
          <table:table-cell table:formula="of:=IF(ISNUMBER(SEARCH(&quot;(Combined&quot;;[.B294]));COM.MICROSOFT.CONCAT([.B293];&quot; &quot;;[.B294]);[.B294])" office:value-type="string" office:string-value="Spectrum Health/Michigan State University Program (Combined Internal Medicine-Pediatrics)" calcext:value-type="string">
            <text:p>Spectrum Health/Michigan State University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Joseph Mercy Ann Arbor Program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295]+[.E295]=[.D294]+[.E294];1;0)" office:value-type="float" office:value="1" calcext:value-type="float">
            <text:p>1</text:p>
          </table:table-cell>
          <table:table-cell table:formula="of:=IF([.F296]=0;[.B295];COM.MICROSOFT.CONCAT([.B295];&quot; &quot;;[.B296]))" office:value-type="string" office:string-value="St Joseph Mercy Ann Arbor Program" calcext:value-type="string">
            <text:p>St Joseph Mercy Ann Arbor Program</text:p>
          </table:table-cell>
          <table:table-cell/>
          <table:table-cell table:formula="of:=IF(ISNUMBER(SEARCH(&quot;(Combined&quot;;[.B295]));COM.MICROSOFT.CONCAT([.B294];&quot; &quot;;[.B295]);[.B295])" office:value-type="string" office:string-value="St Joseph Mercy Ann Arbor Program" calcext:value-type="string">
            <text:p>St Joseph Mercy Ann Arbo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Joseph Mercy-Oakland Progra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296]+[.E296]=[.D295]+[.E295];1;0)" office:value-type="float" office:value="0" calcext:value-type="float">
            <text:p>0</text:p>
          </table:table-cell>
          <table:table-cell table:formula="of:=IF([.F297]=0;[.B296];COM.MICROSOFT.CONCAT([.B296];&quot; &quot;;[.B297]))" office:value-type="string" office:string-value="St Joseph Mercy-Oakland Program" calcext:value-type="string">
            <text:p>St Joseph Mercy-Oakland Program</text:p>
          </table:table-cell>
          <table:table-cell/>
          <table:table-cell table:formula="of:=IF(ISNUMBER(SEARCH(&quot;(Combined&quot;;[.B296]));COM.MICROSOFT.CONCAT([.B295];&quot; &quot;;[.B296]);[.B296])" office:value-type="string" office:string-value="St Joseph Mercy-Oakland Program" calcext:value-type="string">
            <text:p>St Joseph Mercy-Oakland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Mary Mercy Hospital Program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297]+[.E297]=[.D296]+[.E296];1;0)" office:value-type="float" office:value="0" calcext:value-type="float">
            <text:p>0</text:p>
          </table:table-cell>
          <table:table-cell table:formula="of:=IF([.F298]=0;[.B297];COM.MICROSOFT.CONCAT([.B297];&quot; &quot;;[.B298]))" office:value-type="string" office:string-value="St Mary Mercy Hospital Program" calcext:value-type="string">
            <text:p>St Mary Mercy Hospital Program</text:p>
          </table:table-cell>
          <table:table-cell/>
          <table:table-cell table:formula="of:=IF(ISNUMBER(SEARCH(&quot;(Combined&quot;;[.B297]));COM.MICROSOFT.CONCAT([.B296];&quot; &quot;;[.B297]);[.B297])" office:value-type="string" office:string-value="St Mary Mercy Hospital Program" calcext:value-type="string">
            <text:p>St Mary Merc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ichigan Health System Program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298]+[.E298]=[.D297]+[.E297];1;0)" office:value-type="float" office:value="0" calcext:value-type="float">
            <text:p>0</text:p>
          </table:table-cell>
          <table:table-cell table:formula="of:=IF([.F299]=0;[.B298];COM.MICROSOFT.CONCAT([.B298];&quot; &quot;;[.B299]))" office:value-type="string" office:string-value="University of Michigan Health System Program" calcext:value-type="string">
            <text:p>University of Michigan Health System Program</text:p>
          </table:table-cell>
          <table:table-cell/>
          <table:table-cell table:formula="of:=IF(ISNUMBER(SEARCH(&quot;(Combined&quot;;[.B298]));COM.MICROSOFT.CONCAT([.B297];&quot; &quot;;[.B298]);[.B298])" office:value-type="string" office:string-value="University of Michigan Health System Program" calcext:value-type="string">
            <text:p>University of Michigan Health Syste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299]+[.E299]=[.D298]+[.E298];1;0)" office:value-type="float" office:value="0" calcext:value-type="float">
            <text:p>0</text:p>
          </table:table-cell>
          <table:table-cell table:formula="of:=IF([.F300]=0;[.B299];COM.MICROSOFT.CONCAT([.B299];&quot; &quot;;[.B300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299]));COM.MICROSOFT.CONCAT([.B298];&quot; &quot;;[.B299]);[.B299])" office:value-type="string" office:string-value="University of Michigan Health System Program (Combined Internal Medicine-Pediatrics)" calcext:value-type="string">
            <text:p>University of Michigan Health System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yne State University School of Medicine Progra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300]+[.E300]=[.D299]+[.E299];1;0)" office:value-type="float" office:value="0" calcext:value-type="float">
            <text:p>0</text:p>
          </table:table-cell>
          <table:table-cell table:formula="of:=IF([.F301]=0;[.B300];COM.MICROSOFT.CONCAT([.B300];&quot; &quot;;[.B301]))" office:value-type="string" office:string-value="Wayne State University School of Medicine Program" calcext:value-type="string">
            <text:p>Wayne State University School of Medicine Program</text:p>
          </table:table-cell>
          <table:table-cell/>
          <table:table-cell table:formula="of:=IF(ISNUMBER(SEARCH(&quot;(Combined&quot;;[.B300]));COM.MICROSOFT.CONCAT([.B299];&quot; &quot;;[.B300]);[.B300])" office:value-type="string" office:string-value="Wayne State University School of Medicine Program" calcext:value-type="string">
            <text:p>Wayne State University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ern Michigan University Homer Stryker MD School of Medicine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1" table:formula="of:=IF([.D301]+[.E301]=[.D300]+[.E300];1;0)" office:value-type="float" office:value="0" calcext:value-type="float">
            <text:p>0</text:p>
          </table:table-cell>
          <table:table-cell table:formula="of:=IF([.F302]=0;[.B301];COM.MICROSOFT.CONCAT([.B301];&quot; &quot;;[.B302]))" office:value-type="string" office:string-value="Western Michigan University Homer Stryker MD School of Medicine Program" calcext:value-type="string">
            <text:p>Western Michigan University Homer Stryker MD School of Medicine Program</text:p>
          </table:table-cell>
          <table:table-cell/>
          <table:table-cell table:formula="of:=IF(ISNUMBER(SEARCH(&quot;(Combined&quot;;[.B301]));COM.MICROSOFT.CONCAT([.B300];&quot; &quot;;[.B301]);[.B301])" office:value-type="string" office:string-value="Western Michigan University Homer Stryker MD School of Medicine" calcext:value-type="string">
            <text:p>Western Michigan University Homer Stryker MD School of Medic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1" table:formula="of:=IF([.D302]+[.E302]=[.D301]+[.E301];1;0)" office:value-type="float" office:value="1" calcext:value-type="float">
            <text:p>1</text:p>
          </table:table-cell>
          <table:table-cell table:formula="of:=IF([.F303]=0;[.B302];COM.MICROSOFT.CONCAT([.B302];&quot; &quot;;[.B303]))" office:value-type="string" office:string-value="Program" calcext:value-type="string">
            <text:p>Program</text:p>
          </table:table-cell>
          <table:table-cell/>
          <table:table-cell table:formula="of:=IF(ISNUMBER(SEARCH(&quot;(Combined&quot;;[.B302]));COM.MICROSOFT.CONCAT([.B301];&quot; &quot;;[.B302]);[.B302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0" office:value-type="percentage" office:value="0.92" calcext:value-type="percentage">
            <text:p>92.00%</text:p>
          </table:table-cell>
          <table:table-cell table:style-name="ce11" table:formula="of:=IF([.D303]+[.E303]=[.D302]+[.E302];1;0)" office:value-type="float" office:value="0" calcext:value-type="float">
            <text:p>0</text:p>
          </table:table-cell>
          <table:table-cell table:formula="of:=IF([.F304]=0;[.B303];COM.MICROSOFT.CONCAT([.B303];&quot; &quot;;[.B304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303]));COM.MICROSOFT.CONCAT([.B302];&quot; &quot;;[.B303]);[.B303])" office:value-type="string" office:string-value="Program (Combined Internal Medicine-Pediatrics)" calcext:value-type="string">
            <text:p>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nesot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304]+[.E304]=[.D303]+[.E303];1;0)" office:value-type="float" office:value="0" calcext:value-type="float">
            <text:p>0</text:p>
          </table:table-cell>
          <table:table-cell table:formula="of:=IF([.F305]=0;[.B304];COM.MICROSOFT.CONCAT([.B304];&quot; &quot;;[.B305]))" office:value-type="string" office:string-value="Minnesota Abbott-Northwestern Hospital Program" calcext:value-type="string">
            <text:p>Minnesota Abbott-Northwestern Hospital Program</text:p>
          </table:table-cell>
          <table:table-cell/>
          <table:table-cell table:formula="of:=IF(ISNUMBER(SEARCH(&quot;(Combined&quot;;[.B304]));COM.MICROSOFT.CONCAT([.B303];&quot; &quot;;[.B304]);[.B304])" office:value-type="string" office:string-value="Minnesota" calcext:value-type="string">
            <text:p>Minneso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bott-Northwestern Hospital Progra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305]+[.E305]=[.D304]+[.E304];1;0)" office:value-type="float" office:value="1" calcext:value-type="float">
            <text:p>1</text:p>
          </table:table-cell>
          <table:table-cell table:formula="of:=IF([.F306]=0;[.B305];COM.MICROSOFT.CONCAT([.B305];&quot; &quot;;[.B306]))" office:value-type="string" office:string-value="Abbott-Northwestern Hospital Program" calcext:value-type="string">
            <text:p>Abbott-Northwestern Hospital Program</text:p>
          </table:table-cell>
          <table:table-cell/>
          <table:table-cell table:formula="of:=IF(ISNUMBER(SEARCH(&quot;(Combined&quot;;[.B305]));COM.MICROSOFT.CONCAT([.B304];&quot; &quot;;[.B305]);[.B305])" office:value-type="string" office:string-value="Abbott-Northwestern Hospital Program" calcext:value-type="string">
            <text:p>Abbott-Northwestern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nnepin Healthcare Program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06]+[.E306]=[.D305]+[.E305];1;0)" office:value-type="float" office:value="0" calcext:value-type="float">
            <text:p>0</text:p>
          </table:table-cell>
          <table:table-cell table:formula="of:=IF([.F307]=0;[.B306];COM.MICROSOFT.CONCAT([.B306];&quot; &quot;;[.B307]))" office:value-type="string" office:string-value="Hennepin Healthcare Program" calcext:value-type="string">
            <text:p>Hennepin Healthcare Program</text:p>
          </table:table-cell>
          <table:table-cell/>
          <table:table-cell table:formula="of:=IF(ISNUMBER(SEARCH(&quot;(Combined&quot;;[.B306]));COM.MICROSOFT.CONCAT([.B305];&quot; &quot;;[.B306]);[.B306])" office:value-type="string" office:string-value="Hennepin Healthcare Program" calcext:value-type="string">
            <text:p>Hennepin Healthcar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yo Clinic College of Medicine and Science (Rochester) Program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1" table:formula="of:=IF([.D307]+[.E307]=[.D306]+[.E306];1;0)" office:value-type="float" office:value="0" calcext:value-type="float">
            <text:p>0</text:p>
          </table:table-cell>
          <table:table-cell table:formula="of:=IF([.F308]=0;[.B307];COM.MICROSOFT.CONCAT([.B307];&quot; &quot;;[.B308]))" office:value-type="string" office:string-value="Mayo Clinic College of Medicine and Science (Rochester) Program" calcext:value-type="string">
            <text:p>Mayo Clinic College of Medicine and Science (Rochester) Program</text:p>
          </table:table-cell>
          <table:table-cell/>
          <table:table-cell table:formula="of:=IF(ISNUMBER(SEARCH(&quot;(Combined&quot;;[.B307]));COM.MICROSOFT.CONCAT([.B306];&quot; &quot;;[.B307]);[.B307])" office:value-type="string" office:string-value="Mayo Clinic College of Medicine and Science (Rochester) Program" calcext:value-type="string">
            <text:p>Mayo Clinic College of Medicine and Science (Rochester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innesota Program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08]+[.E308]=[.D307]+[.E307];1;0)" office:value-type="float" office:value="0" calcext:value-type="float">
            <text:p>0</text:p>
          </table:table-cell>
          <table:table-cell table:formula="of:=IF([.F309]=0;[.B308];COM.MICROSOFT.CONCAT([.B308];&quot; &quot;;[.B309]))" office:value-type="string" office:string-value="University of Minnesota Program" calcext:value-type="string">
            <text:p>University of Minnesota Program</text:p>
          </table:table-cell>
          <table:table-cell/>
          <table:table-cell table:formula="of:=IF(ISNUMBER(SEARCH(&quot;(Combined&quot;;[.B308]));COM.MICROSOFT.CONCAT([.B307];&quot; &quot;;[.B308]);[.B308])" office:value-type="string" office:string-value="University of Minnesota Program" calcext:value-type="string">
            <text:p>University of Minnesot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309]+[.E309]=[.D308]+[.E308];1;0)" office:value-type="float" office:value="0" calcext:value-type="float">
            <text:p>0</text:p>
          </table:table-cell>
          <table:table-cell table:formula="of:=IF([.F310]=0;[.B309];COM.MICROSOFT.CONCAT([.B309];&quot; &quot;;[.B310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309]));COM.MICROSOFT.CONCAT([.B308];&quot; &quot;;[.B309]);[.B309])" office:value-type="string" office:string-value="University of Minnesota Program (Combined Internal Medicine-Pediatrics)" calcext:value-type="string">
            <text:p>University of Minnesota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issippi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10]+[.E310]=[.D309]+[.E309];1;0)" office:value-type="float" office:value="0" calcext:value-type="float">
            <text:p>0</text:p>
          </table:table-cell>
          <table:table-cell table:formula="of:=IF([.F311]=0;[.B310];COM.MICROSOFT.CONCAT([.B310];&quot; &quot;;[.B311]))" office:value-type="string" office:string-value="Mississippi Keesler Medical Center Program" calcext:value-type="string">
            <text:p>Mississippi Keesler Medical Center Program</text:p>
          </table:table-cell>
          <table:table-cell/>
          <table:table-cell table:formula="of:=IF(ISNUMBER(SEARCH(&quot;(Combined&quot;;[.B310]));COM.MICROSOFT.CONCAT([.B309];&quot; &quot;;[.B310]);[.B310])" office:value-type="string" office:string-value="Mississippi" calcext:value-type="string">
            <text:p>Mississip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esler Medical Center Progr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11]+[.E311]=[.D310]+[.E310];1;0)" office:value-type="float" office:value="1" calcext:value-type="float">
            <text:p>1</text:p>
          </table:table-cell>
          <table:table-cell table:formula="of:=IF([.F312]=0;[.B311];COM.MICROSOFT.CONCAT([.B311];&quot; &quot;;[.B312]))" office:value-type="string" office:string-value="Keesler Medical Center Program" calcext:value-type="string">
            <text:p>Keesler Medical Center Program</text:p>
          </table:table-cell>
          <table:table-cell/>
          <table:table-cell table:formula="of:=IF(ISNUMBER(SEARCH(&quot;(Combined&quot;;[.B311]));COM.MICROSOFT.CONCAT([.B310];&quot; &quot;;[.B311]);[.B311])" office:value-type="string" office:string-value="Keesler Medical Center Program" calcext:value-type="string">
            <text:p>Keesler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gnolia Regional Health Center Progra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312]+[.E312]=[.D311]+[.E311];1;0)" office:value-type="float" office:value="0" calcext:value-type="float">
            <text:p>0</text:p>
          </table:table-cell>
          <table:table-cell table:formula="of:=IF([.F313]=0;[.B312];COM.MICROSOFT.CONCAT([.B312];&quot; &quot;;[.B313]))" office:value-type="string" office:string-value="Magnolia Regional Health Center Program" calcext:value-type="string">
            <text:p>Magnolia Regional Health Center Program</text:p>
          </table:table-cell>
          <table:table-cell/>
          <table:table-cell table:formula="of:=IF(ISNUMBER(SEARCH(&quot;(Combined&quot;;[.B312]));COM.MICROSOFT.CONCAT([.B311];&quot; &quot;;[.B312]);[.B312])" office:value-type="string" office:string-value="Magnolia Regional Health Center Program" calcext:value-type="string">
            <text:p>Magnolia Regional Health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it Health Wesley Progra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11" table:formula="of:=IF([.D313]+[.E313]=[.D312]+[.E312];1;0)" office:value-type="float" office:value="0" calcext:value-type="float">
            <text:p>0</text:p>
          </table:table-cell>
          <table:table-cell table:formula="of:=IF([.F314]=0;[.B313];COM.MICROSOFT.CONCAT([.B313];&quot; &quot;;[.B314]))" office:value-type="string" office:string-value="Merit Health Wesley Program" calcext:value-type="string">
            <text:p>Merit Health Wesley Program</text:p>
          </table:table-cell>
          <table:table-cell/>
          <table:table-cell table:formula="of:=IF(ISNUMBER(SEARCH(&quot;(Combined&quot;;[.B313]));COM.MICROSOFT.CONCAT([.B312];&quot; &quot;;[.B313]);[.B313])" office:value-type="string" office:string-value="Merit Health Wesley Program" calcext:value-type="string">
            <text:p>Merit Health Wesle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ississippi Medical Center Program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14]+[.E314]=[.D313]+[.E313];1;0)" office:value-type="float" office:value="0" calcext:value-type="float">
            <text:p>0</text:p>
          </table:table-cell>
          <table:table-cell table:formula="of:=IF([.F315]=0;[.B314];COM.MICROSOFT.CONCAT([.B314];&quot; &quot;;[.B315]))" office:value-type="string" office:string-value="University of Mississippi Medical Center Program" calcext:value-type="string">
            <text:p>University of Mississippi Medical Center Program</text:p>
          </table:table-cell>
          <table:table-cell/>
          <table:table-cell table:formula="of:=IF(ISNUMBER(SEARCH(&quot;(Combined&quot;;[.B314]));COM.MICROSOFT.CONCAT([.B313];&quot; &quot;;[.B314]);[.B314])" office:value-type="string" office:string-value="University of Mississippi Medical Center Program" calcext:value-type="string">
            <text:p>University of Mississippi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315]+[.E315]=[.D314]+[.E314];1;0)" office:value-type="float" office:value="0" calcext:value-type="float">
            <text:p>0</text:p>
          </table:table-cell>
          <table:table-cell table:formula="of:=IF([.F316]=0;[.B315];COM.MICROSOFT.CONCAT([.B315];&quot; &quot;;[.B316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315]));COM.MICROSOFT.CONCAT([.B314];&quot; &quot;;[.B315]);[.B315])" office:value-type="string" office:string-value="University of Mississippi Medical Center Program (Combined Internal Medicine-Pediatrics)" calcext:value-type="string">
            <text:p>University of Mississippi Medical Center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ouri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316]+[.E316]=[.D315]+[.E315];1;0)" office:value-type="float" office:value="0" calcext:value-type="float">
            <text:p>0</text:p>
          </table:table-cell>
          <table:table-cell table:formula="of:=IF([.F317]=0;[.B316];COM.MICROSOFT.CONCAT([.B316];&quot; &quot;;[.B317]))" office:value-type="string" office:string-value="Missouri Mercy Hospital (St Louis) Program" calcext:value-type="string">
            <text:p>Missouri Mercy Hospital (St Louis) Program</text:p>
          </table:table-cell>
          <table:table-cell/>
          <table:table-cell table:formula="of:=IF(ISNUMBER(SEARCH(&quot;(Combined&quot;;[.B316]));COM.MICROSOFT.CONCAT([.B315];&quot; &quot;;[.B316]);[.B316])" office:value-type="string" office:string-value="Missouri" calcext:value-type="string">
            <text:p>Missou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cy Hospital (St Louis) Progra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317]+[.E317]=[.D316]+[.E316];1;0)" office:value-type="float" office:value="1" calcext:value-type="float">
            <text:p>1</text:p>
          </table:table-cell>
          <table:table-cell table:formula="of:=IF([.F318]=0;[.B317];COM.MICROSOFT.CONCAT([.B317];&quot; &quot;;[.B318]))" office:value-type="string" office:string-value="Mercy Hospital (St Louis) Program" calcext:value-type="string">
            <text:p>Mercy Hospital (St Louis) Program</text:p>
          </table:table-cell>
          <table:table-cell/>
          <table:table-cell table:formula="of:=IF(ISNUMBER(SEARCH(&quot;(Combined&quot;;[.B317]));COM.MICROSOFT.CONCAT([.B316];&quot; &quot;;[.B317]);[.B317])" office:value-type="string" office:string-value="Mercy Hospital (St Louis) Program" calcext:value-type="string">
            <text:p>Mercy Hospital (St Louis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M St Mary's Hospital-St Louis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318]+[.E318]=[.D317]+[.E317];1;0)" office:value-type="float" office:value="0" calcext:value-type="float">
            <text:p>0</text:p>
          </table:table-cell>
          <table:table-cell table:formula="of:=IF([.F319]=0;[.B318];COM.MICROSOFT.CONCAT([.B318];&quot; &quot;;[.B319]))" office:value-type="string" office:string-value="SSM St Mary's Hospital-St Louis Program" calcext:value-type="string">
            <text:p>SSM St Mary's Hospital-St Louis Program</text:p>
          </table:table-cell>
          <table:table-cell/>
          <table:table-cell table:formula="of:=IF(ISNUMBER(SEARCH(&quot;(Combined&quot;;[.B318]));COM.MICROSOFT.CONCAT([.B317];&quot; &quot;;[.B318]);[.B318])" office:value-type="string" office:string-value="SSM St Mary's Hospital-St Louis Program" calcext:value-type="string">
            <text:p>SSM St Mary's Hospital-St Loui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Louis University School of Medicine Program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319]+[.E319]=[.D318]+[.E318];1;0)" office:value-type="float" office:value="0" calcext:value-type="float">
            <text:p>0</text:p>
          </table:table-cell>
          <table:table-cell table:formula="of:=IF([.F320]=0;[.B319];COM.MICROSOFT.CONCAT([.B319];&quot; &quot;;[.B320]))" office:value-type="string" office:string-value="St Louis University School of Medicine Program" calcext:value-type="string">
            <text:p>St Louis University School of Medicine Program</text:p>
          </table:table-cell>
          <table:table-cell/>
          <table:table-cell table:formula="of:=IF(ISNUMBER(SEARCH(&quot;(Combined&quot;;[.B319]));COM.MICROSOFT.CONCAT([.B318];&quot; &quot;;[.B319]);[.B319])" office:value-type="string" office:string-value="St Louis University School of Medicine Program" calcext:value-type="string">
            <text:p>St Louis University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Luke's Hospital Progra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320]+[.E320]=[.D319]+[.E319];1;0)" office:value-type="float" office:value="0" calcext:value-type="float">
            <text:p>0</text:p>
          </table:table-cell>
          <table:table-cell table:formula="of:=IF([.F321]=0;[.B320];COM.MICROSOFT.CONCAT([.B320];&quot; &quot;;[.B321]))" office:value-type="string" office:string-value="St Luke's Hospital Program" calcext:value-type="string">
            <text:p>St Luke's Hospital Program</text:p>
          </table:table-cell>
          <table:table-cell/>
          <table:table-cell table:formula="of:=IF(ISNUMBER(SEARCH(&quot;(Combined&quot;;[.B320]));COM.MICROSOFT.CONCAT([.B319];&quot; &quot;;[.B320]);[.B320])" office:value-type="string" office:string-value="St Luke's Hospital Program" calcext:value-type="string">
            <text:p>St Luke's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issouri-Columbia Progra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321]+[.E321]=[.D320]+[.E320];1;0)" office:value-type="float" office:value="0" calcext:value-type="float">
            <text:p>0</text:p>
          </table:table-cell>
          <table:table-cell table:formula="of:=IF([.F322]=0;[.B321];COM.MICROSOFT.CONCAT([.B321];&quot; &quot;;[.B322]))" office:value-type="string" office:string-value="University of Missouri-Columbia Program" calcext:value-type="string">
            <text:p>University of Missouri-Columbia Program</text:p>
          </table:table-cell>
          <table:table-cell/>
          <table:table-cell table:formula="of:=IF(ISNUMBER(SEARCH(&quot;(Combined&quot;;[.B321]));COM.MICROSOFT.CONCAT([.B320];&quot; &quot;;[.B321]);[.B321])" office:value-type="string" office:string-value="University of Missouri-Columbia Program" calcext:value-type="string">
            <text:p>University of Missouri-Columbi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322]+[.E322]=[.D321]+[.E321];1;0)" office:value-type="float" office:value="0" calcext:value-type="float">
            <text:p>0</text:p>
          </table:table-cell>
          <table:table-cell table:formula="of:=IF([.F323]=0;[.B322];COM.MICROSOFT.CONCAT([.B322];&quot; &quot;;[.B323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322]));COM.MICROSOFT.CONCAT([.B321];&quot; &quot;;[.B322]);[.B322])" office:value-type="string" office:string-value="University of Missouri-Columbia Program (Combined Internal Medicine-Pediatrics)" calcext:value-type="string">
            <text:p>University of Missouri-Columbia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issouri-Kansas City School of Medicine Program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323]+[.E323]=[.D322]+[.E322];1;0)" office:value-type="float" office:value="0" calcext:value-type="float">
            <text:p>0</text:p>
          </table:table-cell>
          <table:table-cell table:formula="of:=IF([.F324]=0;[.B323];COM.MICROSOFT.CONCAT([.B323];&quot; &quot;;[.B324]))" office:value-type="string" office:string-value="University of Missouri-Kansas City School of Medicine Program" calcext:value-type="string">
            <text:p>University of Missouri-Kansas City School of Medicine Program</text:p>
          </table:table-cell>
          <table:table-cell/>
          <table:table-cell table:formula="of:=IF(ISNUMBER(SEARCH(&quot;(Combined&quot;;[.B323]));COM.MICROSOFT.CONCAT([.B322];&quot; &quot;;[.B323]);[.B323])" office:value-type="string" office:string-value="University of Missouri-Kansas City School of Medicine Program" calcext:value-type="string">
            <text:p>University of Missouri-Kansas City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52" calcext:value-type="float">
            <text:p>152</text:p>
          </table:table-cell>
          <table:table-cell table:style-name="ce9" office:value-type="float" office:value="0.95" calcext:value-type="float">
            <text:p>0.95</text:p>
          </table:table-cell>
          <table:table-cell table:style-name="ce11" table:formula="of:=IF([.D324]+[.E324]=[.D323]+[.E323];1;0)" office:value-type="float" office:value="0" calcext:value-type="float">
            <text:p>0</text:p>
          </table:table-cell>
          <table:table-cell table:formula="of:=IF([.F325]=0;[.B324];COM.MICROSOFT.CONCAT([.B324];&quot; &quot;;[.B325]))" office:value-type="string" office:string-value="(Combined Internal Medicine-Pediatrics) Washington University/B-JH/SLCH Consortium Program" calcext:value-type="string">
            <text:p>(Combined Internal Medicine-Pediatrics) Washington University/B-JH/SLCH Consortium Program</text:p>
          </table:table-cell>
          <table:table-cell/>
          <table:table-cell table:formula="of:=IF(ISNUMBER(SEARCH(&quot;(Combined&quot;;[.B324]));COM.MICROSOFT.CONCAT([.B323];&quot; &quot;;[.B324]);[.B324])" office:value-type="string" office:string-value="University of Missouri-Kansas City School of Medicine Program (Combined Internal Medicine-Pediatrics)" calcext:value-type="string">
            <text:p>University of Missouri-Kansas City School of Medicine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shington University/B-JH/SLCH Consortium Program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325]+[.E325]=[.D324]+[.E324];1;0)" office:value-type="float" office:value="1" calcext:value-type="float">
            <text:p>1</text:p>
          </table:table-cell>
          <table:table-cell table:formula="of:=IF([.F326]=0;[.B325];COM.MICROSOFT.CONCAT([.B325];&quot; &quot;;[.B326]))" office:value-type="string" office:string-value="Washington University/B-JH/SLCH Consortium Program" calcext:value-type="string">
            <text:p>Washington University/B-JH/SLCH Consortium Program</text:p>
          </table:table-cell>
          <table:table-cell/>
          <table:table-cell table:formula="of:=IF(ISNUMBER(SEARCH(&quot;(Combined&quot;;[.B325]));COM.MICROSOFT.CONCAT([.B324];&quot; &quot;;[.B325]);[.B325])" office:value-type="string" office:string-value="Washington University/B-JH/SLCH Consortium Program" calcext:value-type="string">
            <text:p>Washington University/B-JH/SLCH Consortiu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braska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326]+[.E326]=[.D325]+[.E325];1;0)" office:value-type="float" office:value="0" calcext:value-type="float">
            <text:p>0</text:p>
          </table:table-cell>
          <table:table-cell table:formula="of:=IF([.F327]=0;[.B326];COM.MICROSOFT.CONCAT([.B326];&quot; &quot;;[.B327]))" office:value-type="string" office:string-value="Nebraska Creighton University School of Medicine (Omaha) Program" calcext:value-type="string">
            <text:p>Nebraska Creighton University School of Medicine (Omaha) Program</text:p>
          </table:table-cell>
          <table:table-cell/>
          <table:table-cell table:formula="of:=IF(ISNUMBER(SEARCH(&quot;(Combined&quot;;[.B326]));COM.MICROSOFT.CONCAT([.B325];&quot; &quot;;[.B326]);[.B326])" office:value-type="string" office:string-value="Nebraska" calcext:value-type="string">
            <text:p>Nebras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ighton University School of Medicine (Omaha) Program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327]+[.E327]=[.D326]+[.E326];1;0)" office:value-type="float" office:value="1" calcext:value-type="float">
            <text:p>1</text:p>
          </table:table-cell>
          <table:table-cell table:formula="of:=IF([.F328]=0;[.B327];COM.MICROSOFT.CONCAT([.B327];&quot; &quot;;[.B328]))" office:value-type="string" office:string-value="Creighton University School of Medicine (Omaha) Program" calcext:value-type="string">
            <text:p>Creighton University School of Medicine (Omaha) Program</text:p>
          </table:table-cell>
          <table:table-cell/>
          <table:table-cell table:formula="of:=IF(ISNUMBER(SEARCH(&quot;(Combined&quot;;[.B327]));COM.MICROSOFT.CONCAT([.B326];&quot; &quot;;[.B327]);[.B327])" office:value-type="string" office:string-value="Creighton University School of Medicine (Omaha) Program" calcext:value-type="string">
            <text:p>Creighton University School of Medicine (Omaha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Nebraska Medical Center College of Medicine Program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1" table:formula="of:=IF([.D328]+[.E328]=[.D327]+[.E327];1;0)" office:value-type="float" office:value="0" calcext:value-type="float">
            <text:p>0</text:p>
          </table:table-cell>
          <table:table-cell table:formula="of:=IF([.F329]=0;[.B328];COM.MICROSOFT.CONCAT([.B328];&quot; &quot;;[.B329]))" office:value-type="string" office:string-value="University of Nebraska Medical Center College of Medicine Program" calcext:value-type="string">
            <text:p>University of Nebraska Medical Center College of Medicine Program</text:p>
          </table:table-cell>
          <table:table-cell/>
          <table:table-cell table:formula="of:=IF(ISNUMBER(SEARCH(&quot;(Combined&quot;;[.B328]));COM.MICROSOFT.CONCAT([.B327];&quot; &quot;;[.B328]);[.B328])" office:value-type="string" office:string-value="University of Nebraska Medical Center College of Medicine Program" calcext:value-type="string">
            <text:p>University of Nebraska Medical Center College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 Sunrise Health Graduate Medical Education Program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3" calcext:value-type="float">
            <text:p>0.83</text:p>
          </table:table-cell>
          <table:table-cell table:style-name="ce11" table:formula="of:=IF([.D329]+[.E329]=[.D328]+[.E328];1;0)" office:value-type="float" office:value="0" calcext:value-type="float">
            <text:p>0</text:p>
          </table:table-cell>
          <table:table-cell table:formula="of:=IF([.F330]=0;[.B329];COM.MICROSOFT.CONCAT([.B329];&quot; &quot;;[.B330]))" office:value-type="string" office:string-value="HCA Healthcare Sunrise Health Graduate Medical Education Program" calcext:value-type="string">
            <text:p>HCA Healthcare Sunrise Health Graduate Medical Education Program</text:p>
          </table:table-cell>
          <table:table-cell/>
          <table:table-cell table:formula="of:=IF(ISNUMBER(SEARCH(&quot;(Combined&quot;;[.B329]));COM.MICROSOFT.CONCAT([.B328];&quot; &quot;;[.B329]);[.B329])" office:value-type="string" office:string-value="HCA Healthcare Sunrise Health Graduate Medical Education Program" calcext:value-type="string">
            <text:p>HCA Healthcare Sunrise Health Graduate Medical Education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 West/Valley Hospital (Las Vegas) Progr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1" calcext:value-type="float">
            <text:p>0.71</text:p>
          </table:table-cell>
          <table:table-cell table:style-name="ce11" table:formula="of:=IF([.D330]+[.E330]=[.D329]+[.E329];1;0)" office:value-type="float" office:value="0" calcext:value-type="float">
            <text:p>0</text:p>
          </table:table-cell>
          <table:table-cell table:formula="of:=IF([.F331]=0;[.B330];COM.MICROSOFT.CONCAT([.B330];&quot; &quot;;[.B331]))" office:value-type="string" office:string-value="OPTI West/Valley Hospital (Las Vegas) Program" calcext:value-type="string">
            <text:p>OPTI West/Valley Hospital (Las Vegas) Program</text:p>
          </table:table-cell>
          <table:table-cell/>
          <table:table-cell table:formula="of:=IF(ISNUMBER(SEARCH(&quot;(Combined&quot;;[.B330]));COM.MICROSOFT.CONCAT([.B329];&quot; &quot;;[.B330]);[.B330])" office:value-type="string" office:string-value="OPTI West/Valley Hospital (Las Vegas) Program" calcext:value-type="string">
            <text:p>OPTI West/Valley Hospital (Las Vegas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Nevada Las Vegas (UNLV) School of Medicine Program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331]+[.E331]=[.D330]+[.E330];1;0)" office:value-type="float" office:value="0" calcext:value-type="float">
            <text:p>0</text:p>
          </table:table-cell>
          <table:table-cell table:formula="of:=IF([.F332]=0;[.B331];COM.MICROSOFT.CONCAT([.B331];&quot; &quot;;[.B332]))" office:value-type="string" office:string-value="University of Nevada Las Vegas (UNLV) School of Medicine Program" calcext:value-type="string">
            <text:p>University of Nevada Las Vegas (UNLV) School of Medicine Program</text:p>
          </table:table-cell>
          <table:table-cell/>
          <table:table-cell table:formula="of:=IF(ISNUMBER(SEARCH(&quot;(Combined&quot;;[.B331]));COM.MICROSOFT.CONCAT([.B330];&quot; &quot;;[.B331]);[.B331])" office:value-type="string" office:string-value="University of Nevada Las Vegas (UNLV) School of Medicine Program" calcext:value-type="string">
            <text:p>University of Nevada Las Vegas (UNLV)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Nevada Reno School of Medicine Program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332]+[.E332]=[.D331]+[.E331];1;0)" office:value-type="float" office:value="0" calcext:value-type="float">
            <text:p>0</text:p>
          </table:table-cell>
          <table:table-cell table:formula="of:=IF([.F333]=0;[.B332];COM.MICROSOFT.CONCAT([.B332];&quot; &quot;;[.B333]))" office:value-type="string" office:string-value="University of Nevada Reno School of Medicine Program" calcext:value-type="string">
            <text:p>University of Nevada Reno School of Medicine Program</text:p>
          </table:table-cell>
          <table:table-cell/>
          <table:table-cell table:formula="of:=IF(ISNUMBER(SEARCH(&quot;(Combined&quot;;[.B332]));COM.MICROSOFT.CONCAT([.B331];&quot; &quot;;[.B332]);[.B332])" office:value-type="string" office:string-value="University of Nevada Reno School of Medicine Program" calcext:value-type="string">
            <text:p>University of Nevada Reno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Hampshi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1" table:formula="of:=IF([.D333]+[.E333]=[.D332]+[.E332];1;0)" office:value-type="float" office:value="0" calcext:value-type="float">
            <text:p>0</text:p>
          </table:table-cell>
          <table:table-cell table:formula="of:=IF([.F334]=0;[.B333];COM.MICROSOFT.CONCAT([.B333];&quot; &quot;;[.B334]))" office:value-type="string" office:string-value="New Hampshire Mary Hitchcock Memorial Hospital/Dartmouth-Hitchcock Program" calcext:value-type="string">
            <text:p>New Hampshire Mary Hitchcock Memorial Hospital/Dartmouth-Hitchcock Program</text:p>
          </table:table-cell>
          <table:table-cell/>
          <table:table-cell table:formula="of:=IF(ISNUMBER(SEARCH(&quot;(Combined&quot;;[.B333]));COM.MICROSOFT.CONCAT([.B332];&quot; &quot;;[.B333]);[.B333])" office:value-type="string" office:string-value="New Hampshire" calcext:value-type="string">
            <text:p>New Hampsh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y Hitchcock Memorial Hospital/Dartmouth-Hitchcock Progra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1" table:formula="of:=IF([.D334]+[.E334]=[.D333]+[.E333];1;0)" office:value-type="float" office:value="1" calcext:value-type="float">
            <text:p>1</text:p>
          </table:table-cell>
          <table:table-cell table:formula="of:=IF([.F335]=0;[.B334];COM.MICROSOFT.CONCAT([.B334];&quot; &quot;;[.B335]))" office:value-type="string" office:string-value="Mary Hitchcock Memorial Hospital/Dartmouth-Hitchcock Program" calcext:value-type="string">
            <text:p>Mary Hitchcock Memorial Hospital/Dartmouth-Hitchcock Program</text:p>
          </table:table-cell>
          <table:table-cell/>
          <table:table-cell table:formula="of:=IF(ISNUMBER(SEARCH(&quot;(Combined&quot;;[.B334]));COM.MICROSOFT.CONCAT([.B333];&quot; &quot;;[.B334]);[.B334])" office:value-type="string" office:string-value="Mary Hitchcock Memorial Hospital/Dartmouth-Hitchcock Program" calcext:value-type="string">
            <text:p>Mary Hitchcock Memorial Hospital/Dartmouth-Hitchcock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Jerse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335]+[.E335]=[.D334]+[.E334];1;0)" office:value-type="float" office:value="0" calcext:value-type="float">
            <text:p>0</text:p>
          </table:table-cell>
          <table:table-cell table:formula="of:=IF([.F336]=0;[.B335];COM.MICROSOFT.CONCAT([.B335];&quot; &quot;;[.B336]))" office:value-type="string" office:string-value="New Jersey Atlantic Health (Morristown) Program" calcext:value-type="string">
            <text:p>New Jersey Atlantic Health (Morristown) Program</text:p>
          </table:table-cell>
          <table:table-cell/>
          <table:table-cell table:formula="of:=IF(ISNUMBER(SEARCH(&quot;(Combined&quot;;[.B335]));COM.MICROSOFT.CONCAT([.B334];&quot; &quot;;[.B335]);[.B335])" office:value-type="string" office:string-value="New Jersey" calcext:value-type="string">
            <text:p>New Jers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lantic Health (Morristown) Program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336]+[.E336]=[.D335]+[.E335];1;0)" office:value-type="float" office:value="1" calcext:value-type="float">
            <text:p>1</text:p>
          </table:table-cell>
          <table:table-cell table:formula="of:=IF([.F337]=0;[.B336];COM.MICROSOFT.CONCAT([.B336];&quot; &quot;;[.B337]))" office:value-type="string" office:string-value="Atlantic Health (Morristown) Program" calcext:value-type="string">
            <text:p>Atlantic Health (Morristown) Program</text:p>
          </table:table-cell>
          <table:table-cell/>
          <table:table-cell table:formula="of:=IF(ISNUMBER(SEARCH(&quot;(Combined&quot;;[.B336]));COM.MICROSOFT.CONCAT([.B335];&quot; &quot;;[.B336]);[.B336])" office:value-type="string" office:string-value="Atlantic Health (Morristown) Program" calcext:value-type="string">
            <text:p>Atlantic Health (Morristown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lantic Health (Overlook)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6" calcext:value-type="float">
            <text:p>0.86</text:p>
          </table:table-cell>
          <table:table-cell table:style-name="ce11" table:formula="of:=IF([.D337]+[.E337]=[.D336]+[.E336];1;0)" office:value-type="float" office:value="0" calcext:value-type="float">
            <text:p>0</text:p>
          </table:table-cell>
          <table:table-cell table:formula="of:=IF([.F338]=0;[.B337];COM.MICROSOFT.CONCAT([.B337];&quot; &quot;;[.B338]))" office:value-type="string" office:string-value="Atlantic Health (Overlook) Program" calcext:value-type="string">
            <text:p>Atlantic Health (Overlook) Program</text:p>
          </table:table-cell>
          <table:table-cell/>
          <table:table-cell table:formula="of:=IF(ISNUMBER(SEARCH(&quot;(Combined&quot;;[.B337]));COM.MICROSOFT.CONCAT([.B336];&quot; &quot;;[.B337]);[.B337])" office:value-type="string" office:string-value="Atlantic Health (Overlook) Program" calcext:value-type="string">
            <text:p>Atlantic Health (Overlook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lantiCare Regional Medical Center Program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338]+[.E338]=[.D337]+[.E337];1;0)" office:value-type="float" office:value="0" calcext:value-type="float">
            <text:p>0</text:p>
          </table:table-cell>
          <table:table-cell table:formula="of:=IF([.F339]=0;[.B338];COM.MICROSOFT.CONCAT([.B338];&quot; &quot;;[.B339]))" office:value-type="string" office:string-value="AtlantiCare Regional Medical Center Program" calcext:value-type="string">
            <text:p>AtlantiCare Regional Medical Center Program</text:p>
          </table:table-cell>
          <table:table-cell/>
          <table:table-cell table:formula="of:=IF(ISNUMBER(SEARCH(&quot;(Combined&quot;;[.B338]));COM.MICROSOFT.CONCAT([.B337];&quot; &quot;;[.B338]);[.B338])" office:value-type="string" office:string-value="AtlantiCare Regional Medical Center Program" calcext:value-type="string">
            <text:p>AtlantiCare Region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ital Health Regional Medical Center Progra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339]+[.E339]=[.D338]+[.E338];1;0)" office:value-type="float" office:value="0" calcext:value-type="float">
            <text:p>0</text:p>
          </table:table-cell>
          <table:table-cell table:formula="of:=IF([.F340]=0;[.B339];COM.MICROSOFT.CONCAT([.B339];&quot; &quot;;[.B340]))" office:value-type="string" office:string-value="Capital Health Regional Medical Center Program" calcext:value-type="string">
            <text:p>Capital Health Regional Medical Center Program</text:p>
          </table:table-cell>
          <table:table-cell/>
          <table:table-cell table:formula="of:=IF(ISNUMBER(SEARCH(&quot;(Combined&quot;;[.B339]));COM.MICROSOFT.CONCAT([.B338];&quot; &quot;;[.B339]);[.B339])" office:value-type="string" office:string-value="Capital Health Regional Medical Center Program" calcext:value-type="string">
            <text:p>Capital Health Region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oper Medical School of Rowan University/Cooper University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340]+[.E340]=[.D339]+[.E339];1;0)" office:value-type="float" office:value="0" calcext:value-type="float">
            <text:p>0</text:p>
          </table:table-cell>
          <table:table-cell table:formula="of:=IF([.F341]=0;[.B340];COM.MICROSOFT.CONCAT([.B340];&quot; &quot;;[.B341]))" office:value-type="string" office:string-value="Cooper Medical School of Rowan University/Cooper University Hospital Program" calcext:value-type="string">
            <text:p>Cooper Medical School of Rowan University/Cooper University Hospital Program</text:p>
          </table:table-cell>
          <table:table-cell/>
          <table:table-cell table:formula="of:=IF(ISNUMBER(SEARCH(&quot;(Combined&quot;;[.B340]));COM.MICROSOFT.CONCAT([.B339];&quot; &quot;;[.B340]);[.B340])" office:value-type="string" office:string-value="Cooper Medical School of Rowan University/Cooper University" calcext:value-type="string">
            <text:p>Cooper Medical School of Rowan University/Cooper Univers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pital Program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341]+[.E341]=[.D340]+[.E340];1;0)" office:value-type="float" office:value="1" calcext:value-type="float">
            <text:p>1</text:p>
          </table:table-cell>
          <table:table-cell table:formula="of:=IF([.F342]=0;[.B341];COM.MICROSOFT.CONCAT([.B341];&quot; &quot;;[.B342]))" office:value-type="string" office:string-value="Hospital Program" calcext:value-type="string">
            <text:p>Hospital Program</text:p>
          </table:table-cell>
          <table:table-cell/>
          <table:table-cell table:formula="of:=IF(ISNUMBER(SEARCH(&quot;(Combined&quot;;[.B341]));COM.MICROSOFT.CONCAT([.B340];&quot; &quot;;[.B341]);[.B341])" office:value-type="string" office:string-value="Hospital Program" calcext:value-type="string">
            <text:p>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ckensack University Medical Center (Mountainside) Progra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342]+[.E342]=[.D341]+[.E341];1;0)" office:value-type="float" office:value="0" calcext:value-type="float">
            <text:p>0</text:p>
          </table:table-cell>
          <table:table-cell table:formula="of:=IF([.F343]=0;[.B342];COM.MICROSOFT.CONCAT([.B342];&quot; &quot;;[.B343]))" office:value-type="string" office:string-value="Hackensack University Medical Center (Mountainside) Program" calcext:value-type="string">
            <text:p>Hackensack University Medical Center (Mountainside) Program</text:p>
          </table:table-cell>
          <table:table-cell/>
          <table:table-cell table:formula="of:=IF(ISNUMBER(SEARCH(&quot;(Combined&quot;;[.B342]));COM.MICROSOFT.CONCAT([.B341];&quot; &quot;;[.B342]);[.B342])" office:value-type="string" office:string-value="Hackensack University Medical Center (Mountainside) Program" calcext:value-type="string">
            <text:p>Hackensack University Medical Center (Mountainsid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ckensack University Medical Center (Palisades) Progr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5" calcext:value-type="float">
            <text:p>0.65</text:p>
          </table:table-cell>
          <table:table-cell table:style-name="ce11" table:formula="of:=IF([.D343]+[.E343]=[.D342]+[.E342];1;0)" office:value-type="float" office:value="0" calcext:value-type="float">
            <text:p>0</text:p>
          </table:table-cell>
          <table:table-cell table:formula="of:=IF([.F344]=0;[.B343];COM.MICROSOFT.CONCAT([.B343];&quot; &quot;;[.B344]))" office:value-type="string" office:string-value="Hackensack University Medical Center (Palisades) Program" calcext:value-type="string">
            <text:p>Hackensack University Medical Center (Palisades) Program</text:p>
          </table:table-cell>
          <table:table-cell/>
          <table:table-cell table:formula="of:=IF(ISNUMBER(SEARCH(&quot;(Combined&quot;;[.B343]));COM.MICROSOFT.CONCAT([.B342];&quot; &quot;;[.B343]);[.B343])" office:value-type="string" office:string-value="Hackensack University Medical Center (Palisades) Program" calcext:value-type="string">
            <text:p>Hackensack University Medical Center (Palisades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ckensack University Medical Center/Englewood Hospital and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344]+[.E344]=[.D343]+[.E343];1;0)" office:value-type="float" office:value="0" calcext:value-type="float">
            <text:p>0</text:p>
          </table:table-cell>
          <table:table-cell table:formula="of:=IF([.F345]=0;[.B344];COM.MICROSOFT.CONCAT([.B344];&quot; &quot;;[.B345]))" office:value-type="string" office:string-value="Hackensack University Medical Center/Englewood Hospital and Medical Center Program" calcext:value-type="string">
            <text:p>Hackensack University Medical Center/Englewood Hospital and Medical Center Program</text:p>
          </table:table-cell>
          <table:table-cell/>
          <table:table-cell table:formula="of:=IF(ISNUMBER(SEARCH(&quot;(Combined&quot;;[.B344]));COM.MICROSOFT.CONCAT([.B343];&quot; &quot;;[.B344]);[.B344])" office:value-type="string" office:string-value="Hackensack University Medical Center/Englewood Hospital and" calcext:value-type="string">
            <text:p>Hackensack University Medical Center/Englewood Hospital 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 Center Progra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345]+[.E345]=[.D344]+[.E344];1;0)" office:value-type="float" office:value="1" calcext:value-type="float">
            <text:p>1</text:p>
          </table:table-cell>
          <table:table-cell table:formula="of:=IF([.F346]=0;[.B345];COM.MICROSOFT.CONCAT([.B345];&quot; &quot;;[.B346]))" office:value-type="string" office:string-value="Medical Center Program" calcext:value-type="string">
            <text:p>Medical Center Program</text:p>
          </table:table-cell>
          <table:table-cell/>
          <table:table-cell table:formula="of:=IF(ISNUMBER(SEARCH(&quot;(Combined&quot;;[.B345]));COM.MICROSOFT.CONCAT([.B344];&quot; &quot;;[.B345]);[.B345])" office:value-type="string" office:string-value="Medical Center Program" calcext:value-type="string">
            <text:p>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pira Health Network/Inspira Medical Center Vineland Prog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style-name="ce11" table:formula="of:=IF([.D346]+[.E346]=[.D345]+[.E345];1;0)" office:value-type="float" office:value="0" calcext:value-type="float">
            <text:p>0</text:p>
          </table:table-cell>
          <table:table-cell table:formula="of:=IF([.F347]=0;[.B346];COM.MICROSOFT.CONCAT([.B346];&quot; &quot;;[.B347]))" office:value-type="string" office:string-value="Inspira Health Network/Inspira Medical Center Vineland Program" calcext:value-type="string">
            <text:p>Inspira Health Network/Inspira Medical Center Vineland Program</text:p>
          </table:table-cell>
          <table:table-cell/>
          <table:table-cell table:formula="of:=IF(ISNUMBER(SEARCH(&quot;(Combined&quot;;[.B346]));COM.MICROSOFT.CONCAT([.B345];&quot; &quot;;[.B346]);[.B346])" office:value-type="string" office:string-value="Inspira Health Network/Inspira Medical Center Vineland Program" calcext:value-type="string">
            <text:p>Inspira Health Network/Inspira Medical Center Vineland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rsey Shore University Medical Center Program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347]+[.E347]=[.D346]+[.E346];1;0)" office:value-type="float" office:value="0" calcext:value-type="float">
            <text:p>0</text:p>
          </table:table-cell>
          <table:table-cell table:formula="of:=IF([.F348]=0;[.B347];COM.MICROSOFT.CONCAT([.B347];&quot; &quot;;[.B348]))" office:value-type="string" office:string-value="Jersey Shore University Medical Center Program" calcext:value-type="string">
            <text:p>Jersey Shore University Medical Center Program</text:p>
          </table:table-cell>
          <table:table-cell/>
          <table:table-cell table:formula="of:=IF(ISNUMBER(SEARCH(&quot;(Combined&quot;;[.B347]));COM.MICROSOFT.CONCAT([.B346];&quot; &quot;;[.B347]);[.B347])" office:value-type="string" office:string-value="Jersey Shore University Medical Center Program" calcext:value-type="string">
            <text:p>Jersey Shore Univers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rsey Shore University Medical Center/St. Francis Medical Cent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table:formula="of:=IF([.D348]+[.E348]=[.D347]+[.E347];1;0)" office:value-type="float" office:value="0" calcext:value-type="float">
            <text:p>0</text:p>
          </table:table-cell>
          <table:table-cell table:formula="of:=IF([.F349]=0;[.B348];COM.MICROSOFT.CONCAT([.B348];&quot; &quot;;[.B349]))" office:value-type="string" office:string-value="Jersey Shore University Medical Center/St. Francis Medical Center Program" calcext:value-type="string">
            <text:p>Jersey Shore University Medical Center/St. Francis Medical Center Program</text:p>
          </table:table-cell>
          <table:table-cell/>
          <table:table-cell table:formula="of:=IF(ISNUMBER(SEARCH(&quot;(Combined&quot;;[.B348]));COM.MICROSOFT.CONCAT([.B347];&quot; &quot;;[.B348]);[.B348])" office:value-type="string" office:string-value="Jersey Shore University Medical Center/St. Francis Medical Center" calcext:value-type="string">
            <text:p>Jersey Shore University Medical Center/St. Francis Medical Ce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table:formula="of:=IF([.D349]+[.E349]=[.D348]+[.E348];1;0)" office:value-type="float" office:value="1" calcext:value-type="float">
            <text:p>1</text:p>
          </table:table-cell>
          <table:table-cell table:formula="of:=IF([.F350]=0;[.B349];COM.MICROSOFT.CONCAT([.B349];&quot; &quot;;[.B350]))" office:value-type="string" office:string-value="Program" calcext:value-type="string">
            <text:p>Program</text:p>
          </table:table-cell>
          <table:table-cell/>
          <table:table-cell table:formula="of:=IF(ISNUMBER(SEARCH(&quot;(Combined&quot;;[.B349]));COM.MICROSOFT.CONCAT([.B348];&quot; &quot;;[.B349]);[.B349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FK Medical Center/Raritan Bay Medical Center Progr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350]+[.E350]=[.D349]+[.E349];1;0)" office:value-type="float" office:value="0" calcext:value-type="float">
            <text:p>0</text:p>
          </table:table-cell>
          <table:table-cell table:formula="of:=IF([.F351]=0;[.B350];COM.MICROSOFT.CONCAT([.B350];&quot; &quot;;[.B351]))" office:value-type="string" office:string-value="JFK Medical Center/Raritan Bay Medical Center Program" calcext:value-type="string">
            <text:p>JFK Medical Center/Raritan Bay Medical Center Program</text:p>
          </table:table-cell>
          <table:table-cell/>
          <table:table-cell table:formula="of:=IF(ISNUMBER(SEARCH(&quot;(Combined&quot;;[.B350]));COM.MICROSOFT.CONCAT([.B349];&quot; &quot;;[.B350]);[.B350])" office:value-type="string" office:string-value="JFK Medical Center/Raritan Bay Medical Center Program" calcext:value-type="string">
            <text:p>JFK Medical Center/Raritan Ba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York Medical College at St Michael's Medical Center Program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351]+[.E351]=[.D350]+[.E350];1;0)" office:value-type="float" office:value="0" calcext:value-type="float">
            <text:p>0</text:p>
          </table:table-cell>
          <table:table-cell table:formula="of:=IF([.F352]=0;[.B351];COM.MICROSOFT.CONCAT([.B351];&quot; &quot;;[.B352]))" office:value-type="string" office:string-value="New York Medical College at St Michael's Medical Center Program" calcext:value-type="string">
            <text:p>New York Medical College at St Michael's Medical Center Program</text:p>
          </table:table-cell>
          <table:table-cell/>
          <table:table-cell table:formula="of:=IF(ISNUMBER(SEARCH(&quot;(Combined&quot;;[.B351]));COM.MICROSOFT.CONCAT([.B350];&quot; &quot;;[.B351]);[.B351])" office:value-type="string" office:string-value="New York Medical College at St Michael's Medical Center Program" calcext:value-type="string">
            <text:p>New York Medical College at St Michael's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wanSOM/Jefferson Health/Virtua Our Lady of Lourdes Hospita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style-name="ce11" table:formula="of:=IF([.D352]+[.E352]=[.D351]+[.E351];1;0)" office:value-type="float" office:value="0" calcext:value-type="float">
            <text:p>0</text:p>
          </table:table-cell>
          <table:table-cell table:formula="of:=IF([.F353]=0;[.B352];COM.MICROSOFT.CONCAT([.B352];&quot; &quot;;[.B353]))" office:value-type="string" office:string-value="RowanSOM/Jefferson Health/Virtua Our Lady of Lourdes Hospital Program" calcext:value-type="string">
            <text:p>RowanSOM/Jefferson Health/Virtua Our Lady of Lourdes Hospital Program</text:p>
          </table:table-cell>
          <table:table-cell/>
          <table:table-cell table:formula="of:=IF(ISNUMBER(SEARCH(&quot;(Combined&quot;;[.B352]));COM.MICROSOFT.CONCAT([.B351];&quot; &quot;;[.B352]);[.B352])" office:value-type="string" office:string-value="RowanSOM/Jefferson Health/Virtua Our Lady of Lourdes Hospital" calcext:value-type="string">
            <text:p>RowanSOM/Jefferson Health/Virtua Our Lady of Lourdes Hospi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style-name="ce11" table:formula="of:=IF([.D353]+[.E353]=[.D352]+[.E352];1;0)" office:value-type="float" office:value="1" calcext:value-type="float">
            <text:p>1</text:p>
          </table:table-cell>
          <table:table-cell table:formula="of:=IF([.F354]=0;[.B353];COM.MICROSOFT.CONCAT([.B353];&quot; &quot;;[.B354]))" office:value-type="string" office:string-value="Program" calcext:value-type="string">
            <text:p>Program</text:p>
          </table:table-cell>
          <table:table-cell/>
          <table:table-cell table:formula="of:=IF(ISNUMBER(SEARCH(&quot;(Combined&quot;;[.B353]));COM.MICROSOFT.CONCAT([.B352];&quot; &quot;;[.B353]);[.B353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tgers Health/Jersey City Medical Center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54]+[.E354]=[.D353]+[.E353];1;0)" office:value-type="float" office:value="0" calcext:value-type="float">
            <text:p>0</text:p>
          </table:table-cell>
          <table:table-cell table:formula="of:=IF([.F355]=0;[.B354];COM.MICROSOFT.CONCAT([.B354];&quot; &quot;;[.B355]))" office:value-type="string" office:string-value="Rutgers Health/Jersey City Medical Center Program" calcext:value-type="string">
            <text:p>Rutgers Health/Jersey City Medical Center Program</text:p>
          </table:table-cell>
          <table:table-cell/>
          <table:table-cell table:formula="of:=IF(ISNUMBER(SEARCH(&quot;(Combined&quot;;[.B354]));COM.MICROSOFT.CONCAT([.B353];&quot; &quot;;[.B354]);[.B354])" office:value-type="string" office:string-value="Rutgers Health/Jersey City Medical Center Program" calcext:value-type="string">
            <text:p>Rutgers Health/Jersey C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tgers Health/Monmouth Medical Center Progra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355]+[.E355]=[.D354]+[.E354];1;0)" office:value-type="float" office:value="0" calcext:value-type="float">
            <text:p>0</text:p>
          </table:table-cell>
          <table:table-cell table:formula="of:=IF([.F356]=0;[.B355];COM.MICROSOFT.CONCAT([.B355];&quot; &quot;;[.B356]))" office:value-type="string" office:string-value="Rutgers Health/Monmouth Medical Center Program" calcext:value-type="string">
            <text:p>Rutgers Health/Monmouth Medical Center Program</text:p>
          </table:table-cell>
          <table:table-cell/>
          <table:table-cell table:formula="of:=IF(ISNUMBER(SEARCH(&quot;(Combined&quot;;[.B355]));COM.MICROSOFT.CONCAT([.B354];&quot; &quot;;[.B355]);[.B355])" office:value-type="string" office:string-value="Rutgers Health/Monmouth Medical Center Program" calcext:value-type="string">
            <text:p>Rutgers Health/Monmouth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tgers Health/New Jersey Medical School Program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356]+[.E356]=[.D355]+[.E355];1;0)" office:value-type="float" office:value="0" calcext:value-type="float">
            <text:p>0</text:p>
          </table:table-cell>
          <table:table-cell table:formula="of:=IF([.F357]=0;[.B356];COM.MICROSOFT.CONCAT([.B356];&quot; &quot;;[.B357]))" office:value-type="string" office:string-value="Rutgers Health/New Jersey Medical School Program" calcext:value-type="string">
            <text:p>Rutgers Health/New Jersey Medical School Program</text:p>
          </table:table-cell>
          <table:table-cell/>
          <table:table-cell table:formula="of:=IF(ISNUMBER(SEARCH(&quot;(Combined&quot;;[.B356]));COM.MICROSOFT.CONCAT([.B355];&quot; &quot;;[.B356]);[.B356])" office:value-type="string" office:string-value="Rutgers Health/New Jersey Medical School Program" calcext:value-type="string">
            <text:p>Rutgers Health/New Jersey Medical Schoo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357]+[.E357]=[.D356]+[.E356];1;0)" office:value-type="float" office:value="0" calcext:value-type="float">
            <text:p>0</text:p>
          </table:table-cell>
          <table:table-cell table:formula="of:=IF([.F358]=0;[.B357];COM.MICROSOFT.CONCAT([.B357];&quot; &quot;;[.B358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357]));COM.MICROSOFT.CONCAT([.B356];&quot; &quot;;[.B357]);[.B357])" office:value-type="string" office:string-value="Rutgers Health/New Jersey Medical School Program (Combined Internal Medicine-Pediatrics)" calcext:value-type="string">
            <text:p>Rutgers Health/New Jersey Medical School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tgers Health/Newark Beth Israel Medical Center Progra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358]+[.E358]=[.D357]+[.E357];1;0)" office:value-type="float" office:value="0" calcext:value-type="float">
            <text:p>0</text:p>
          </table:table-cell>
          <table:table-cell table:formula="of:=IF([.F359]=0;[.B358];COM.MICROSOFT.CONCAT([.B358];&quot; &quot;;[.B359]))" office:value-type="string" office:string-value="Rutgers Health/Newark Beth Israel Medical Center Program" calcext:value-type="string">
            <text:p>Rutgers Health/Newark Beth Israel Medical Center Program</text:p>
          </table:table-cell>
          <table:table-cell/>
          <table:table-cell table:formula="of:=IF(ISNUMBER(SEARCH(&quot;(Combined&quot;;[.B358]));COM.MICROSOFT.CONCAT([.B357];&quot; &quot;;[.B358]);[.B358])" office:value-type="string" office:string-value="Rutgers Health/Newark Beth Israel Medical Center Program" calcext:value-type="string">
            <text:p>Rutgers Health/Newark Beth Israe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tgers Health/Robert Wood Johnson Medical School Program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359]+[.E359]=[.D358]+[.E358];1;0)" office:value-type="float" office:value="0" calcext:value-type="float">
            <text:p>0</text:p>
          </table:table-cell>
          <table:table-cell table:formula="of:=IF([.F360]=0;[.B359];COM.MICROSOFT.CONCAT([.B359];&quot; &quot;;[.B360]))" office:value-type="string" office:string-value="Rutgers Health/Robert Wood Johnson Medical School Program" calcext:value-type="string">
            <text:p>Rutgers Health/Robert Wood Johnson Medical School Program</text:p>
          </table:table-cell>
          <table:table-cell/>
          <table:table-cell table:formula="of:=IF(ISNUMBER(SEARCH(&quot;(Combined&quot;;[.B359]));COM.MICROSOFT.CONCAT([.B358];&quot; &quot;;[.B359]);[.B359])" office:value-type="string" office:string-value="Rutgers Health/Robert Wood Johnson Medical School Program" calcext:value-type="string">
            <text:p>Rutgers Health/Robert Wood Johnson Medical Schoo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tgers Health/St Barnabas Medical Center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360]+[.E360]=[.D359]+[.E359];1;0)" office:value-type="float" office:value="0" calcext:value-type="float">
            <text:p>0</text:p>
          </table:table-cell>
          <table:table-cell table:formula="of:=IF([.F361]=0;[.B360];COM.MICROSOFT.CONCAT([.B360];&quot; &quot;;[.B361]))" office:value-type="string" office:string-value="Rutgers Health/St Barnabas Medical Center Program" calcext:value-type="string">
            <text:p>Rutgers Health/St Barnabas Medical Center Program</text:p>
          </table:table-cell>
          <table:table-cell/>
          <table:table-cell table:formula="of:=IF(ISNUMBER(SEARCH(&quot;(Combined&quot;;[.B360]));COM.MICROSOFT.CONCAT([.B359];&quot; &quot;;[.B360]);[.B360])" office:value-type="string" office:string-value="Rutgers Health/St Barnabas Medical Center Program" calcext:value-type="string">
            <text:p>Rutgers Health/St Barnabas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tgers Health/Trinitas Regional Medical Center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361]+[.E361]=[.D360]+[.E360];1;0)" office:value-type="float" office:value="0" calcext:value-type="float">
            <text:p>0</text:p>
          </table:table-cell>
          <table:table-cell table:formula="of:=IF([.F362]=0;[.B361];COM.MICROSOFT.CONCAT([.B361];&quot; &quot;;[.B362]))" office:value-type="string" office:string-value="Rutgers Health/Trinitas Regional Medical Center Program" calcext:value-type="string">
            <text:p>Rutgers Health/Trinitas Regional Medical Center Program</text:p>
          </table:table-cell>
          <table:table-cell/>
          <table:table-cell table:formula="of:=IF(ISNUMBER(SEARCH(&quot;(Combined&quot;;[.B361]));COM.MICROSOFT.CONCAT([.B360];&quot; &quot;;[.B361]);[.B361])" office:value-type="string" office:string-value="Rutgers Health/Trinitas Regional Medical Center Program" calcext:value-type="string">
            <text:p>Rutgers Health/Trinitas Region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nt Peter's University Hospital/Rutgers Robert Wood Johns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1" table:formula="of:=IF([.D362]+[.E362]=[.D361]+[.E361];1;0)" office:value-type="float" office:value="0" calcext:value-type="float">
            <text:p>0</text:p>
          </table:table-cell>
          <table:table-cell table:formula="of:=IF([.F363]=0;[.B362];COM.MICROSOFT.CONCAT([.B362];&quot; &quot;;[.B363]))" office:value-type="string" office:string-value="Saint Peter's University Hospital/Rutgers Robert Wood Johnson Medical School Program" calcext:value-type="string">
            <text:p>Saint Peter's University Hospital/Rutgers Robert Wood Johnson Medical School Program</text:p>
          </table:table-cell>
          <table:table-cell/>
          <table:table-cell table:formula="of:=IF(ISNUMBER(SEARCH(&quot;(Combined&quot;;[.B362]));COM.MICROSOFT.CONCAT([.B361];&quot; &quot;;[.B362]);[.B362])" office:value-type="string" office:string-value="Saint Peter's University Hospital/Rutgers Robert Wood Johnson" calcext:value-type="string">
            <text:p>Saint Peter's University Hospital/Rutgers Robert Wood John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 School Progra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1" table:formula="of:=IF([.D363]+[.E363]=[.D362]+[.E362];1;0)" office:value-type="float" office:value="1" calcext:value-type="float">
            <text:p>1</text:p>
          </table:table-cell>
          <table:table-cell table:formula="of:=IF([.F364]=0;[.B363];COM.MICROSOFT.CONCAT([.B363];&quot; &quot;;[.B364]))" office:value-type="string" office:string-value="Medical School Program" calcext:value-type="string">
            <text:p>Medical School Program</text:p>
          </table:table-cell>
          <table:table-cell/>
          <table:table-cell table:formula="of:=IF(ISNUMBER(SEARCH(&quot;(Combined&quot;;[.B363]));COM.MICROSOFT.CONCAT([.B362];&quot; &quot;;[.B363]);[.B363])" office:value-type="string" office:string-value="Medical School Program" calcext:value-type="string">
            <text:p>Medical Schoo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Joseph's University Medical Center Program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364]+[.E364]=[.D363]+[.E363];1;0)" office:value-type="float" office:value="0" calcext:value-type="float">
            <text:p>0</text:p>
          </table:table-cell>
          <table:table-cell table:formula="of:=IF([.F365]=0;[.B364];COM.MICROSOFT.CONCAT([.B364];&quot; &quot;;[.B365]))" office:value-type="string" office:string-value="St Joseph's University Medical Center Program" calcext:value-type="string">
            <text:p>St Joseph's University Medical Center Program</text:p>
          </table:table-cell>
          <table:table-cell/>
          <table:table-cell table:formula="of:=IF(ISNUMBER(SEARCH(&quot;(Combined&quot;;[.B364]));COM.MICROSOFT.CONCAT([.B363];&quot; &quot;;[.B364]);[.B364])" office:value-type="string" office:string-value="St Joseph's University Medical Center Program" calcext:value-type="string">
            <text:p>St Joseph's Univers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Mexico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365]+[.E365]=[.D364]+[.E364];1;0)" office:value-type="float" office:value="0" calcext:value-type="float">
            <text:p>0</text:p>
          </table:table-cell>
          <table:table-cell table:formula="of:=IF([.F366]=0;[.B365];COM.MICROSOFT.CONCAT([.B365];&quot; &quot;;[.B366]))" office:value-type="string" office:string-value="New Mexico University of New Mexico School of Medicine Program" calcext:value-type="string">
            <text:p>New Mexico University of New Mexico School of Medicine Program</text:p>
          </table:table-cell>
          <table:table-cell/>
          <table:table-cell table:formula="of:=IF(ISNUMBER(SEARCH(&quot;(Combined&quot;;[.B365]));COM.MICROSOFT.CONCAT([.B364];&quot; &quot;;[.B365]);[.B365])" office:value-type="string" office:string-value="New Mexico" calcext:value-type="string">
            <text:p>New Mex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New Mexico School of Medicine Program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366]+[.E366]=[.D365]+[.E365];1;0)" office:value-type="float" office:value="1" calcext:value-type="float">
            <text:p>1</text:p>
          </table:table-cell>
          <table:table-cell table:formula="of:=IF([.F367]=0;[.B366];COM.MICROSOFT.CONCAT([.B366];&quot; &quot;;[.B367]))" office:value-type="string" office:string-value="University of New Mexico School of Medicine Program" calcext:value-type="string">
            <text:p>University of New Mexico School of Medicine Program</text:p>
          </table:table-cell>
          <table:table-cell/>
          <table:table-cell table:formula="of:=IF(ISNUMBER(SEARCH(&quot;(Combined&quot;;[.B366]));COM.MICROSOFT.CONCAT([.B365];&quot; &quot;;[.B366]);[.B366])" office:value-type="string" office:string-value="University of New Mexico School of Medicine Program" calcext:value-type="string">
            <text:p>University of New Mexico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York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1" table:formula="of:=IF([.D367]+[.E367]=[.D366]+[.E366];1;0)" office:value-type="float" office:value="0" calcext:value-type="float">
            <text:p>0</text:p>
          </table:table-cell>
          <table:table-cell table:formula="of:=IF([.F368]=0;[.B367];COM.MICROSOFT.CONCAT([.B367];&quot; &quot;;[.B368]))" office:value-type="string" office:string-value="New York Albany Medical Center Program" calcext:value-type="string">
            <text:p>New York Albany Medical Center Program</text:p>
          </table:table-cell>
          <table:table-cell/>
          <table:table-cell table:formula="of:=IF(ISNUMBER(SEARCH(&quot;(Combined&quot;;[.B367]));COM.MICROSOFT.CONCAT([.B366];&quot; &quot;;[.B367]);[.B367])" office:value-type="string" office:string-value="New York" calcext:value-type="string">
            <text:p>New Y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ny Medical Center Progra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1" table:formula="of:=IF([.D368]+[.E368]=[.D367]+[.E367];1;0)" office:value-type="float" office:value="1" calcext:value-type="float">
            <text:p>1</text:p>
          </table:table-cell>
          <table:table-cell table:formula="of:=IF([.F369]=0;[.B368];COM.MICROSOFT.CONCAT([.B368];&quot; &quot;;[.B369]))" office:value-type="string" office:string-value="Albany Medical Center Program" calcext:value-type="string">
            <text:p>Albany Medical Center Program</text:p>
          </table:table-cell>
          <table:table-cell/>
          <table:table-cell table:formula="of:=IF(ISNUMBER(SEARCH(&quot;(Combined&quot;;[.B368]));COM.MICROSOFT.CONCAT([.B367];&quot; &quot;;[.B368]);[.B368])" office:value-type="string" office:string-value="Albany Medical Center Program" calcext:value-type="string">
            <text:p>Alban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369]+[.E369]=[.D368]+[.E368];1;0)" office:value-type="float" office:value="0" calcext:value-type="float">
            <text:p>0</text:p>
          </table:table-cell>
          <table:table-cell table:formula="of:=IF([.F370]=0;[.B369];COM.MICROSOFT.CONCAT([.B369];&quot; &quot;;[.B370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369]));COM.MICROSOFT.CONCAT([.B368];&quot; &quot;;[.B369]);[.B369])" office:value-type="string" office:string-value="Albany Medical Center Program (Combined Internal Medicine-Pediatrics)" calcext:value-type="string">
            <text:p>Albany Medical Center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not Ogden Medical Center Progr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4" calcext:value-type="float">
            <text:p>0.74</text:p>
          </table:table-cell>
          <table:table-cell table:style-name="ce11" table:formula="of:=IF([.D370]+[.E370]=[.D369]+[.E369];1;0)" office:value-type="float" office:value="0" calcext:value-type="float">
            <text:p>0</text:p>
          </table:table-cell>
          <table:table-cell table:formula="of:=IF([.F371]=0;[.B370];COM.MICROSOFT.CONCAT([.B370];&quot; &quot;;[.B371]))" office:value-type="string" office:string-value="Arnot Ogden Medical Center Program" calcext:value-type="string">
            <text:p>Arnot Ogden Medical Center Program</text:p>
          </table:table-cell>
          <table:table-cell/>
          <table:table-cell table:formula="of:=IF(ISNUMBER(SEARCH(&quot;(Combined&quot;;[.B370]));COM.MICROSOFT.CONCAT([.B369];&quot; &quot;;[.B370]);[.B370])" office:value-type="string" office:string-value="Arnot Ogden Medical Center Program" calcext:value-type="string">
            <text:p>Arnot Ogden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sett Medical Center 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71]+[.E371]=[.D370]+[.E370];1;0)" office:value-type="float" office:value="0" calcext:value-type="float">
            <text:p>0</text:p>
          </table:table-cell>
          <table:table-cell table:formula="of:=IF([.F372]=0;[.B371];COM.MICROSOFT.CONCAT([.B371];&quot; &quot;;[.B372]))" office:value-type="string" office:string-value="Bassett Medical Center Program" calcext:value-type="string">
            <text:p>Bassett Medical Center Program</text:p>
          </table:table-cell>
          <table:table-cell/>
          <table:table-cell table:formula="of:=IF(ISNUMBER(SEARCH(&quot;(Combined&quot;;[.B371]));COM.MICROSOFT.CONCAT([.B370];&quot; &quot;;[.B371]);[.B371])" office:value-type="string" office:string-value="Bassett Medical Center Program" calcext:value-type="string">
            <text:p>Bassett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nxCare Health System Program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372]+[.E372]=[.D371]+[.E371];1;0)" office:value-type="float" office:value="0" calcext:value-type="float">
            <text:p>0</text:p>
          </table:table-cell>
          <table:table-cell table:formula="of:=IF([.F373]=0;[.B372];COM.MICROSOFT.CONCAT([.B372];&quot; &quot;;[.B373]))" office:value-type="string" office:string-value="BronxCare Health System Program" calcext:value-type="string">
            <text:p>BronxCare Health System Program</text:p>
          </table:table-cell>
          <table:table-cell/>
          <table:table-cell table:formula="of:=IF(ISNUMBER(SEARCH(&quot;(Combined&quot;;[.B372]));COM.MICROSOFT.CONCAT([.B371];&quot; &quot;;[.B372]);[.B372])" office:value-type="string" office:string-value="BronxCare Health System Program" calcext:value-type="string">
            <text:p>BronxCare Health Syste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oklyn Hospital Center Program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73]+[.E373]=[.D372]+[.E372];1;0)" office:value-type="float" office:value="0" calcext:value-type="float">
            <text:p>0</text:p>
          </table:table-cell>
          <table:table-cell table:formula="of:=IF([.F374]=0;[.B373];COM.MICROSOFT.CONCAT([.B373];&quot; &quot;;[.B374]))" office:value-type="string" office:string-value="Brooklyn Hospital Center Program" calcext:value-type="string">
            <text:p>Brooklyn Hospital Center Program</text:p>
          </table:table-cell>
          <table:table-cell/>
          <table:table-cell table:formula="of:=IF(ISNUMBER(SEARCH(&quot;(Combined&quot;;[.B373]));COM.MICROSOFT.CONCAT([.B372];&quot; &quot;;[.B373]);[.B373])" office:value-type="string" office:string-value="Brooklyn Hospital Center Program" calcext:value-type="string">
            <text:p>Brooklyn Hospit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ey Island Hospital Program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75" calcext:value-type="float">
            <text:p>0.75</text:p>
          </table:table-cell>
          <table:table-cell table:style-name="ce11" table:formula="of:=IF([.D374]+[.E374]=[.D373]+[.E373];1;0)" office:value-type="float" office:value="0" calcext:value-type="float">
            <text:p>0</text:p>
          </table:table-cell>
          <table:table-cell table:formula="of:=IF([.F375]=0;[.B374];COM.MICROSOFT.CONCAT([.B374];&quot; &quot;;[.B375]))" office:value-type="string" office:string-value="Coney Island Hospital Program" calcext:value-type="string">
            <text:p>Coney Island Hospital Program</text:p>
          </table:table-cell>
          <table:table-cell/>
          <table:table-cell table:formula="of:=IF(ISNUMBER(SEARCH(&quot;(Combined&quot;;[.B374]));COM.MICROSOFT.CONCAT([.B373];&quot; &quot;;[.B374]);[.B374])" office:value-type="string" office:string-value="Coney Island Hospital Program" calcext:value-type="string">
            <text:p>Coney Island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mily Health Center at NYU Langone Progra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style-name="ce11" table:formula="of:=IF([.D375]+[.E375]=[.D374]+[.E374];1;0)" office:value-type="float" office:value="0" calcext:value-type="float">
            <text:p>0</text:p>
          </table:table-cell>
          <table:table-cell table:formula="of:=IF([.F376]=0;[.B375];COM.MICROSOFT.CONCAT([.B375];&quot; &quot;;[.B376]))" office:value-type="string" office:string-value="Family Health Center at NYU Langone Program" calcext:value-type="string">
            <text:p>Family Health Center at NYU Langone Program</text:p>
          </table:table-cell>
          <table:table-cell/>
          <table:table-cell table:formula="of:=IF(ISNUMBER(SEARCH(&quot;(Combined&quot;;[.B375]));COM.MICROSOFT.CONCAT([.B374];&quot; &quot;;[.B375]);[.B375])" office:value-type="string" office:string-value="Family Health Center at NYU Langone Program" calcext:value-type="string">
            <text:p>Family Health Center at NYU Lango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ushing Hospital Medical Center Program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76]+[.E376]=[.D375]+[.E375];1;0)" office:value-type="float" office:value="0" calcext:value-type="float">
            <text:p>0</text:p>
          </table:table-cell>
          <table:table-cell table:formula="of:=IF([.F377]=0;[.B376];COM.MICROSOFT.CONCAT([.B376];&quot; &quot;;[.B377]))" office:value-type="string" office:string-value="Flushing Hospital Medical Center Program" calcext:value-type="string">
            <text:p>Flushing Hospital Medical Center Program</text:p>
          </table:table-cell>
          <table:table-cell/>
          <table:table-cell table:formula="of:=IF(ISNUMBER(SEARCH(&quot;(Combined&quot;;[.B376]));COM.MICROSOFT.CONCAT([.B375];&quot; &quot;;[.B376]);[.B376])" office:value-type="string" office:string-value="Flushing Hospital Medical Center Program" calcext:value-type="string">
            <text:p>Flushing Hospit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net Health Medical Center Progra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4" calcext:value-type="float">
            <text:p>0.64</text:p>
          </table:table-cell>
          <table:table-cell table:style-name="ce11" table:formula="of:=IF([.D377]+[.E377]=[.D376]+[.E376];1;0)" office:value-type="float" office:value="0" calcext:value-type="float">
            <text:p>0</text:p>
          </table:table-cell>
          <table:table-cell table:formula="of:=IF([.F378]=0;[.B377];COM.MICROSOFT.CONCAT([.B377];&quot; &quot;;[.B378]))" office:value-type="string" office:string-value="Garnet Health Medical Center Program" calcext:value-type="string">
            <text:p>Garnet Health Medical Center Program</text:p>
          </table:table-cell>
          <table:table-cell/>
          <table:table-cell table:formula="of:=IF(ISNUMBER(SEARCH(&quot;(Combined&quot;;[.B377]));COM.MICROSOFT.CONCAT([.B376];&quot; &quot;;[.B377]);[.B377])" office:value-type="string" office:string-value="Garnet Health Medical Center Program" calcext:value-type="string">
            <text:p>Garnet Health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lem Hospital Center Program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86" calcext:value-type="float">
            <text:p>0.86</text:p>
          </table:table-cell>
          <table:table-cell table:style-name="ce11" table:formula="of:=IF([.D378]+[.E378]=[.D377]+[.E377];1;0)" office:value-type="float" office:value="0" calcext:value-type="float">
            <text:p>0</text:p>
          </table:table-cell>
          <table:table-cell table:formula="of:=IF([.F379]=0;[.B378];COM.MICROSOFT.CONCAT([.B378];&quot; &quot;;[.B379]))" office:value-type="string" office:string-value="Harlem Hospital Center Program" calcext:value-type="string">
            <text:p>Harlem Hospital Center Program</text:p>
          </table:table-cell>
          <table:table-cell/>
          <table:table-cell table:formula="of:=IF(ISNUMBER(SEARCH(&quot;(Combined&quot;;[.B378]));COM.MICROSOFT.CONCAT([.B377];&quot; &quot;;[.B378]);[.B378])" office:value-type="string" office:string-value="Harlem Hospital Center Program" calcext:value-type="string">
            <text:p>Harlem Hospit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ahn School of Medicine at Mount Sinai (Beth Israel) Program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79]+[.E379]=[.D378]+[.E378];1;0)" office:value-type="float" office:value="0" calcext:value-type="float">
            <text:p>0</text:p>
          </table:table-cell>
          <table:table-cell table:formula="of:=IF([.F380]=0;[.B379];COM.MICROSOFT.CONCAT([.B379];&quot; &quot;;[.B380]))" office:value-type="string" office:string-value="Icahn School of Medicine at Mount Sinai (Beth Israel) Program" calcext:value-type="string">
            <text:p>Icahn School of Medicine at Mount Sinai (Beth Israel) Program</text:p>
          </table:table-cell>
          <table:table-cell/>
          <table:table-cell table:formula="of:=IF(ISNUMBER(SEARCH(&quot;(Combined&quot;;[.B379]));COM.MICROSOFT.CONCAT([.B378];&quot; &quot;;[.B379]);[.B379])" office:value-type="string" office:string-value="Icahn School of Medicine at Mount Sinai (Beth Israel) Program" calcext:value-type="string">
            <text:p>Icahn School of Medicine at Mount Sinai (Beth Israel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ahn School of Medicine at Mount Sinai (Bronx) Program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380]+[.E380]=[.D379]+[.E379];1;0)" office:value-type="float" office:value="0" calcext:value-type="float">
            <text:p>0</text:p>
          </table:table-cell>
          <table:table-cell table:formula="of:=IF([.F381]=0;[.B380];COM.MICROSOFT.CONCAT([.B380];&quot; &quot;;[.B381]))" office:value-type="string" office:string-value="Icahn School of Medicine at Mount Sinai (Bronx) Program" calcext:value-type="string">
            <text:p>Icahn School of Medicine at Mount Sinai (Bronx) Program</text:p>
          </table:table-cell>
          <table:table-cell/>
          <table:table-cell table:formula="of:=IF(ISNUMBER(SEARCH(&quot;(Combined&quot;;[.B380]));COM.MICROSOFT.CONCAT([.B379];&quot; &quot;;[.B380]);[.B380])" office:value-type="string" office:string-value="Icahn School of Medicine at Mount Sinai (Bronx) Program" calcext:value-type="string">
            <text:p>Icahn School of Medicine at Mount Sinai (Bronx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ahn School of Medicine at Mount Sinai (Morningside/West)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381]+[.E381]=[.D380]+[.E380];1;0)" office:value-type="float" office:value="0" calcext:value-type="float">
            <text:p>0</text:p>
          </table:table-cell>
          <table:table-cell table:formula="of:=IF([.F382]=0;[.B381];COM.MICROSOFT.CONCAT([.B381];&quot; &quot;;[.B382]))" office:value-type="string" office:string-value="Icahn School of Medicine at Mount Sinai (Morningside/West) Program" calcext:value-type="string">
            <text:p>Icahn School of Medicine at Mount Sinai (Morningside/West) Program</text:p>
          </table:table-cell>
          <table:table-cell/>
          <table:table-cell table:formula="of:=IF(ISNUMBER(SEARCH(&quot;(Combined&quot;;[.B381]));COM.MICROSOFT.CONCAT([.B380];&quot; &quot;;[.B381]);[.B381])" office:value-type="string" office:string-value="Icahn School of Medicine at Mount Sinai (Morningside/West)" calcext:value-type="string">
            <text:p>Icahn School of Medicine at Mount Sinai (Morningside/Wes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382]+[.E382]=[.D381]+[.E381];1;0)" office:value-type="float" office:value="1" calcext:value-type="float">
            <text:p>1</text:p>
          </table:table-cell>
          <table:table-cell table:formula="of:=IF([.F383]=0;[.B382];COM.MICROSOFT.CONCAT([.B382];&quot; &quot;;[.B383]))" office:value-type="string" office:string-value="Program" calcext:value-type="string">
            <text:p>Program</text:p>
          </table:table-cell>
          <table:table-cell/>
          <table:table-cell table:formula="of:=IF(ISNUMBER(SEARCH(&quot;(Combined&quot;;[.B382]));COM.MICROSOFT.CONCAT([.B381];&quot; &quot;;[.B382]);[.B382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ahn School of Medicine at Mount Sinai (Mount Sinai Hospital)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383]+[.E383]=[.D382]+[.E382];1;0)" office:value-type="float" office:value="0" calcext:value-type="float">
            <text:p>0</text:p>
          </table:table-cell>
          <table:table-cell table:formula="of:=IF([.F384]=0;[.B383];COM.MICROSOFT.CONCAT([.B383];&quot; &quot;;[.B384]))" office:value-type="string" office:string-value="Icahn School of Medicine at Mount Sinai (Mount Sinai Hospital) Program" calcext:value-type="string">
            <text:p>Icahn School of Medicine at Mount Sinai (Mount Sinai Hospital) Program</text:p>
          </table:table-cell>
          <table:table-cell/>
          <table:table-cell table:formula="of:=IF(ISNUMBER(SEARCH(&quot;(Combined&quot;;[.B383]));COM.MICROSOFT.CONCAT([.B382];&quot; &quot;;[.B383]);[.B383])" office:value-type="string" office:string-value="Icahn School of Medicine at Mount Sinai (Mount Sinai Hospital)" calcext:value-type="string">
            <text:p>Icahn School of Medicine at Mount Sinai (Mount Sinai Hospita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384]+[.E384]=[.D383]+[.E383];1;0)" office:value-type="float" office:value="1" calcext:value-type="float">
            <text:p>1</text:p>
          </table:table-cell>
          <table:table-cell table:formula="of:=IF([.F385]=0;[.B384];COM.MICROSOFT.CONCAT([.B384];&quot; &quot;;[.B385]))" office:value-type="string" office:string-value="Program" calcext:value-type="string">
            <text:p>Program</text:p>
          </table:table-cell>
          <table:table-cell/>
          <table:table-cell table:formula="of:=IF(ISNUMBER(SEARCH(&quot;(Combined&quot;;[.B384]));COM.MICROSOFT.CONCAT([.B383];&quot; &quot;;[.B384]);[.B384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ahn School of Medicine at Mount Sinai (NYC Health and Hospitals: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3" calcext:value-type="float">
            <text:p>0.83</text:p>
          </table:table-cell>
          <table:table-cell table:style-name="ce11" table:formula="of:=IF([.D385]+[.E385]=[.D384]+[.E384];1;0)" office:value-type="float" office:value="0" calcext:value-type="float">
            <text:p>0</text:p>
          </table:table-cell>
          <table:table-cell table:formula="of:=IF([.F386]=0;[.B385];COM.MICROSOFT.CONCAT([.B385];&quot; &quot;;[.B386]))" office:value-type="string" office:string-value="Icahn School of Medicine at Mount Sinai (NYC Health and Hospitals: Elmhurst) Program" calcext:value-type="string">
            <text:p>Icahn School of Medicine at Mount Sinai (NYC Health and Hospitals: Elmhurst) Program</text:p>
          </table:table-cell>
          <table:table-cell/>
          <table:table-cell table:formula="of:=IF(ISNUMBER(SEARCH(&quot;(Combined&quot;;[.B385]));COM.MICROSOFT.CONCAT([.B384];&quot; &quot;;[.B385]);[.B385])" office:value-type="string" office:string-value="Icahn School of Medicine at Mount Sinai (NYC Health and Hospitals:" calcext:value-type="string">
            <text:p>Icahn School of Medicine at Mount Sinai (NYC Health and Hospital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mhurst)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3" calcext:value-type="float">
            <text:p>0.83</text:p>
          </table:table-cell>
          <table:table-cell table:style-name="ce11" table:formula="of:=IF([.D386]+[.E386]=[.D385]+[.E385];1;0)" office:value-type="float" office:value="1" calcext:value-type="float">
            <text:p>1</text:p>
          </table:table-cell>
          <table:table-cell table:formula="of:=IF([.F387]=0;[.B386];COM.MICROSOFT.CONCAT([.B386];&quot; &quot;;[.B387]))" office:value-type="string" office:string-value="Elmhurst) Program" calcext:value-type="string">
            <text:p>Elmhurst) Program</text:p>
          </table:table-cell>
          <table:table-cell/>
          <table:table-cell table:formula="of:=IF(ISNUMBER(SEARCH(&quot;(Combined&quot;;[.B386]));COM.MICROSOFT.CONCAT([.B385];&quot; &quot;;[.B386]);[.B386])" office:value-type="string" office:string-value="Elmhurst) Program" calcext:value-type="string">
            <text:p>Elmhurst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ahn School of Medicine at Mount Sinai (NYC Health and Hospitals: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4" calcext:value-type="float">
            <text:p>0.84</text:p>
          </table:table-cell>
          <table:table-cell table:style-name="ce11" table:formula="of:=IF([.D387]+[.E387]=[.D386]+[.E386];1;0)" office:value-type="float" office:value="0" calcext:value-type="float">
            <text:p>0</text:p>
          </table:table-cell>
          <table:table-cell table:formula="of:=IF([.F388]=0;[.B387];COM.MICROSOFT.CONCAT([.B387];&quot; &quot;;[.B388]))" office:value-type="string" office:string-value="Icahn School of Medicine at Mount Sinai (NYC Health and Hospitals: Queens) Program" calcext:value-type="string">
            <text:p>Icahn School of Medicine at Mount Sinai (NYC Health and Hospitals: Queens) Program</text:p>
          </table:table-cell>
          <table:table-cell/>
          <table:table-cell table:formula="of:=IF(ISNUMBER(SEARCH(&quot;(Combined&quot;;[.B387]));COM.MICROSOFT.CONCAT([.B386];&quot; &quot;;[.B387]);[.B387])" office:value-type="string" office:string-value="Icahn School of Medicine at Mount Sinai (NYC Health and Hospitals:" calcext:value-type="string">
            <text:p>Icahn School of Medicine at Mount Sinai (NYC Health and Hospital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ens) Program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4" calcext:value-type="float">
            <text:p>0.84</text:p>
          </table:table-cell>
          <table:table-cell table:style-name="ce11" table:formula="of:=IF([.D388]+[.E388]=[.D387]+[.E387];1;0)" office:value-type="float" office:value="1" calcext:value-type="float">
            <text:p>1</text:p>
          </table:table-cell>
          <table:table-cell table:formula="of:=IF([.F389]=0;[.B388];COM.MICROSOFT.CONCAT([.B388];&quot; &quot;;[.B389]))" office:value-type="string" office:string-value="Queens) Program" calcext:value-type="string">
            <text:p>Queens) Program</text:p>
          </table:table-cell>
          <table:table-cell/>
          <table:table-cell table:formula="of:=IF(ISNUMBER(SEARCH(&quot;(Combined&quot;;[.B388]));COM.MICROSOFT.CONCAT([.B387];&quot; &quot;;[.B388]);[.B388])" office:value-type="string" office:string-value="Queens) Program" calcext:value-type="string">
            <text:p>Queens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cobiMedical Center/Albert Einstein College of Medicine Progr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389]+[.E389]=[.D388]+[.E388];1;0)" office:value-type="float" office:value="0" calcext:value-type="float">
            <text:p>0</text:p>
          </table:table-cell>
          <table:table-cell table:formula="of:=IF([.F390]=0;[.B389];COM.MICROSOFT.CONCAT([.B389];&quot; &quot;;[.B390]))" office:value-type="string" office:string-value="JacobiMedical Center/Albert Einstein College of Medicine Program" calcext:value-type="string">
            <text:p>JacobiMedical Center/Albert Einstein College of Medicine Program</text:p>
          </table:table-cell>
          <table:table-cell/>
          <table:table-cell table:formula="of:=IF(ISNUMBER(SEARCH(&quot;(Combined&quot;;[.B389]));COM.MICROSOFT.CONCAT([.B388];&quot; &quot;;[.B389]);[.B389])" office:value-type="string" office:string-value="JacobiMedical Center/Albert Einstein College of Medicine Program" calcext:value-type="string">
            <text:p>JacobiMedical Center/Albert Einstein College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aicaHospital Medical Center Progr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90]+[.E390]=[.D389]+[.E389];1;0)" office:value-type="float" office:value="0" calcext:value-type="float">
            <text:p>0</text:p>
          </table:table-cell>
          <table:table-cell table:formula="of:=IF([.F391]=0;[.B390];COM.MICROSOFT.CONCAT([.B390];&quot; &quot;;[.B391]))" office:value-type="string" office:string-value="JamaicaHospital Medical Center Program" calcext:value-type="string">
            <text:p>JamaicaHospital Medical Center Program</text:p>
          </table:table-cell>
          <table:table-cell/>
          <table:table-cell table:formula="of:=IF(ISNUMBER(SEARCH(&quot;(Combined&quot;;[.B390]));COM.MICROSOFT.CONCAT([.B389];&quot; &quot;;[.B390]);[.B390])" office:value-type="string" office:string-value="JamaicaHospital Medical Center Program" calcext:value-type="string">
            <text:p>JamaicaHospit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ngsbrook Jewish Medical Center Progr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391]+[.E391]=[.D390]+[.E390];1;0)" office:value-type="float" office:value="0" calcext:value-type="float">
            <text:p>0</text:p>
          </table:table-cell>
          <table:table-cell table:formula="of:=IF([.F392]=0;[.B391];COM.MICROSOFT.CONCAT([.B391];&quot; &quot;;[.B392]))" office:value-type="string" office:string-value="Kingsbrook Jewish Medical Center Program" calcext:value-type="string">
            <text:p>Kingsbrook Jewish Medical Center Program</text:p>
          </table:table-cell>
          <table:table-cell/>
          <table:table-cell table:formula="of:=IF(ISNUMBER(SEARCH(&quot;(Combined&quot;;[.B391]));COM.MICROSOFT.CONCAT([.B390];&quot; &quot;;[.B391]);[.B391])" office:value-type="string" office:string-value="Kingsbrook Jewish Medical Center Program" calcext:value-type="string">
            <text:p>Kingsbrook Jewish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colnMedical and Mental Health Center Progr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style-name="ce11" table:formula="of:=IF([.D392]+[.E392]=[.D391]+[.E391];1;0)" office:value-type="float" office:value="0" calcext:value-type="float">
            <text:p>0</text:p>
          </table:table-cell>
          <table:table-cell table:formula="of:=IF([.F393]=0;[.B392];COM.MICROSOFT.CONCAT([.B392];&quot; &quot;;[.B393]))" office:value-type="string" office:string-value="LincolnMedical and Mental Health Center Program" calcext:value-type="string">
            <text:p>LincolnMedical and Mental Health Center Program</text:p>
          </table:table-cell>
          <table:table-cell/>
          <table:table-cell table:formula="of:=IF(ISNUMBER(SEARCH(&quot;(Combined&quot;;[.B392]));COM.MICROSOFT.CONCAT([.B391];&quot; &quot;;[.B392]);[.B392])" office:value-type="string" office:string-value="LincolnMedical and Mental Health Center Program" calcext:value-type="string">
            <text:p>LincolnMedical and Mental Health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monides Medical Center Progr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style-name="ce11" table:formula="of:=IF([.D393]+[.E393]=[.D392]+[.E392];1;0)" office:value-type="float" office:value="0" calcext:value-type="float">
            <text:p>0</text:p>
          </table:table-cell>
          <table:table-cell table:formula="of:=IF([.F394]=0;[.B393];COM.MICROSOFT.CONCAT([.B393];&quot; &quot;;[.B394]))" office:value-type="string" office:string-value="Maimonides Medical Center Program" calcext:value-type="string">
            <text:p>Maimonides Medical Center Program</text:p>
          </table:table-cell>
          <table:table-cell/>
          <table:table-cell table:formula="of:=IF(ISNUMBER(SEARCH(&quot;(Combined&quot;;[.B393]));COM.MICROSOFT.CONCAT([.B392];&quot; &quot;;[.B393]);[.B393])" office:value-type="string" office:string-value="Maimonides Medical Center Program" calcext:value-type="string">
            <text:p>Maimonides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fiore - Mount Vernon Hospital Progr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394]+[.E394]=[.D393]+[.E393];1;0)" office:value-type="float" office:value="0" calcext:value-type="float">
            <text:p>0</text:p>
          </table:table-cell>
          <table:table-cell table:formula="of:=IF([.F395]=0;[.B394];COM.MICROSOFT.CONCAT([.B394];&quot; &quot;;[.B395]))" office:value-type="string" office:string-value="Montefiore - Mount Vernon Hospital Program" calcext:value-type="string">
            <text:p>Montefiore - Mount Vernon Hospital Program</text:p>
          </table:table-cell>
          <table:table-cell/>
          <table:table-cell table:formula="of:=IF(ISNUMBER(SEARCH(&quot;(Combined&quot;;[.B394]));COM.MICROSOFT.CONCAT([.B393];&quot; &quot;;[.B394]);[.B394])" office:value-type="string" office:string-value="Montefiore - Mount Vernon Hospital Program" calcext:value-type="string">
            <text:p>Montefiore - Mount Vernon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fiore Medical Center/Albert Einstein College of Medic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395]+[.E395]=[.D394]+[.E394];1;0)" office:value-type="float" office:value="0" calcext:value-type="float">
            <text:p>0</text:p>
          </table:table-cell>
          <table:table-cell table:formula="of:=IF([.F396]=0;[.B395];COM.MICROSOFT.CONCAT([.B395];&quot; &quot;;[.B396]))" office:value-type="string" office:string-value="Montefiore Medical Center/Albert Einstein College of Medicine (Mosesand Weiler Campuses) Program" calcext:value-type="string">
            <text:p>Montefiore Medical Center/Albert Einstein College of Medicine (Mosesand Weiler Campuses) Program</text:p>
          </table:table-cell>
          <table:table-cell/>
          <table:table-cell table:formula="of:=IF(ISNUMBER(SEARCH(&quot;(Combined&quot;;[.B395]));COM.MICROSOFT.CONCAT([.B394];&quot; &quot;;[.B395]);[.B395])" office:value-type="string" office:string-value="Montefiore Medical Center/Albert Einstein College of Medicine" calcext:value-type="string">
            <text:p>Montefiore Medical Center/Albert Einstein College of Medic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Mosesand Weiler Campuses) Progr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396]+[.E396]=[.D395]+[.E395];1;0)" office:value-type="float" office:value="1" calcext:value-type="float">
            <text:p>1</text:p>
          </table:table-cell>
          <table:table-cell table:formula="of:=IF([.F397]=0;[.B396];COM.MICROSOFT.CONCAT([.B396];&quot; &quot;;[.B397]))" office:value-type="string" office:string-value="(Mosesand Weiler Campuses) Program" calcext:value-type="string">
            <text:p>(Mosesand Weiler Campuses) Program</text:p>
          </table:table-cell>
          <table:table-cell/>
          <table:table-cell table:formula="of:=IF(ISNUMBER(SEARCH(&quot;(Combined&quot;;[.B396]));COM.MICROSOFT.CONCAT([.B395];&quot; &quot;;[.B396]);[.B396])" office:value-type="string" office:string-value="(Mosesand Weiler Campuses) Program" calcext:value-type="string">
            <text:p>(Mosesand Weiler Campuses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fiore Medical Center/Albert Einstein College of Medicine (New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397]+[.E397]=[.D396]+[.E396];1;0)" office:value-type="float" office:value="0" calcext:value-type="float">
            <text:p>0</text:p>
          </table:table-cell>
          <table:table-cell table:formula="of:=IF([.F398]=0;[.B397];COM.MICROSOFT.CONCAT([.B397];&quot; &quot;;[.B398]))" office:value-type="string" office:string-value="Montefiore Medical Center/Albert Einstein College of Medicine (New Rochelle) Program" calcext:value-type="string">
            <text:p>Montefiore Medical Center/Albert Einstein College of Medicine (New Rochelle) Program</text:p>
          </table:table-cell>
          <table:table-cell/>
          <table:table-cell table:formula="of:=IF(ISNUMBER(SEARCH(&quot;(Combined&quot;;[.B397]));COM.MICROSOFT.CONCAT([.B396];&quot; &quot;;[.B397]);[.B397])" office:value-type="string" office:string-value="Montefiore Medical Center/Albert Einstein College of Medicine (New" calcext:value-type="string">
            <text:p>Montefiore Medical Center/Albert Einstein College of Medicine (N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helle) Progr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398]+[.E398]=[.D397]+[.E397];1;0)" office:value-type="float" office:value="1" calcext:value-type="float">
            <text:p>1</text:p>
          </table:table-cell>
          <table:table-cell table:formula="of:=IF([.F399]=0;[.B398];COM.MICROSOFT.CONCAT([.B398];&quot; &quot;;[.B399]))" office:value-type="string" office:string-value="Rochelle) Program" calcext:value-type="string">
            <text:p>Rochelle) Program</text:p>
          </table:table-cell>
          <table:table-cell/>
          <table:table-cell table:formula="of:=IF(ISNUMBER(SEARCH(&quot;(Combined&quot;;[.B398]));COM.MICROSOFT.CONCAT([.B397];&quot; &quot;;[.B398]);[.B398])" office:value-type="string" office:string-value="Rochelle) Program" calcext:value-type="string">
            <text:p>Rochell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fiore Medical Center/Albert Einstein College of Medic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399]+[.E399]=[.D398]+[.E398];1;0)" office:value-type="float" office:value="0" calcext:value-type="float">
            <text:p>0</text:p>
          </table:table-cell>
          <table:table-cell table:formula="of:=IF([.F400]=0;[.B399];COM.MICROSOFT.CONCAT([.B399];&quot; &quot;;[.B400]))" office:value-type="string" office:string-value="Montefiore Medical Center/Albert Einstein College of Medicine (Wakefield Campus) Program" calcext:value-type="string">
            <text:p>Montefiore Medical Center/Albert Einstein College of Medicine (Wakefield Campus) Program</text:p>
          </table:table-cell>
          <table:table-cell/>
          <table:table-cell table:formula="of:=IF(ISNUMBER(SEARCH(&quot;(Combined&quot;;[.B399]));COM.MICROSOFT.CONCAT([.B398];&quot; &quot;;[.B399]);[.B399])" office:value-type="string" office:string-value="Montefiore Medical Center/Albert Einstein College of Medicine" calcext:value-type="string">
            <text:p>Montefiore Medical Center/Albert Einstein College of Medic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Wakefield Campus) Progr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400]+[.E400]=[.D399]+[.E399];1;0)" office:value-type="float" office:value="1" calcext:value-type="float">
            <text:p>1</text:p>
          </table:table-cell>
          <table:table-cell table:formula="of:=IF([.F401]=0;[.B400];COM.MICROSOFT.CONCAT([.B400];&quot; &quot;;[.B401]))" office:value-type="string" office:string-value="(Wakefield Campus) Program" calcext:value-type="string">
            <text:p>(Wakefield Campus) Program</text:p>
          </table:table-cell>
          <table:table-cell/>
          <table:table-cell table:formula="of:=IF(ISNUMBER(SEARCH(&quot;(Combined&quot;;[.B400]));COM.MICROSOFT.CONCAT([.B399];&quot; &quot;;[.B400]);[.B400])" office:value-type="string" office:string-value="(Wakefield Campus) Program" calcext:value-type="string">
            <text:p>(Wakefield Campus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ssauUniversity Medical Center Progr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401]+[.E401]=[.D400]+[.E400];1;0)" office:value-type="float" office:value="0" calcext:value-type="float">
            <text:p>0</text:p>
          </table:table-cell>
          <table:table-cell table:formula="of:=IF([.F402]=0;[.B401];COM.MICROSOFT.CONCAT([.B401];&quot; &quot;;[.B402]))" office:value-type="string" office:string-value="NassauUniversity Medical Center Program" calcext:value-type="string">
            <text:p>NassauUniversity Medical Center Program</text:p>
          </table:table-cell>
          <table:table-cell/>
          <table:table-cell table:formula="of:=IF(ISNUMBER(SEARCH(&quot;(Combined&quot;;[.B401]));COM.MICROSOFT.CONCAT([.B400];&quot; &quot;;[.B401]);[.B401])" office:value-type="string" office:string-value="NassauUniversity Medical Center Program" calcext:value-type="string">
            <text:p>NassauUnivers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York Medical College (Metropolitan) Program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402]+[.E402]=[.D401]+[.E401];1;0)" office:value-type="float" office:value="0" calcext:value-type="float">
            <text:p>0</text:p>
          </table:table-cell>
          <table:table-cell table:formula="of:=IF([.F403]=0;[.B402];COM.MICROSOFT.CONCAT([.B402];&quot; &quot;;[.B403]))" office:value-type="string" office:string-value="New York Medical College (Metropolitan) Program" calcext:value-type="string">
            <text:p>New York Medical College (Metropolitan) Program</text:p>
          </table:table-cell>
          <table:table-cell/>
          <table:table-cell table:formula="of:=IF(ISNUMBER(SEARCH(&quot;(Combined&quot;;[.B402]));COM.MICROSOFT.CONCAT([.B401];&quot; &quot;;[.B402]);[.B402])" office:value-type="string" office:string-value="New York Medical College (Metropolitan) Program" calcext:value-type="string">
            <text:p>New York Medical College (Metropolitan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York Presbyterian Hospital (Columbia Campus) Program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403]+[.E403]=[.D402]+[.E402];1;0)" office:value-type="float" office:value="0" calcext:value-type="float">
            <text:p>0</text:p>
          </table:table-cell>
          <table:table-cell table:formula="of:=IF([.F404]=0;[.B403];COM.MICROSOFT.CONCAT([.B403];&quot; &quot;;[.B404]))" office:value-type="string" office:string-value="New York Presbyterian Hospital (Columbia Campus) Program" calcext:value-type="string">
            <text:p>New York Presbyterian Hospital (Columbia Campus) Program</text:p>
          </table:table-cell>
          <table:table-cell/>
          <table:table-cell table:formula="of:=IF(ISNUMBER(SEARCH(&quot;(Combined&quot;;[.B403]));COM.MICROSOFT.CONCAT([.B402];&quot; &quot;;[.B403]);[.B403])" office:value-type="string" office:string-value="New York Presbyterian Hospital (Columbia Campus) Program" calcext:value-type="string">
            <text:p>New York Presbyterian Hospital (Columbia Campus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York Presbyterian Hospital (Cornell Campus) Program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404]+[.E404]=[.D403]+[.E403];1;0)" office:value-type="float" office:value="0" calcext:value-type="float">
            <text:p>0</text:p>
          </table:table-cell>
          <table:table-cell table:formula="of:=IF([.F405]=0;[.B404];COM.MICROSOFT.CONCAT([.B404];&quot; &quot;;[.B405]))" office:value-type="string" office:string-value="New York Presbyterian Hospital (Cornell Campus) Program" calcext:value-type="string">
            <text:p>New York Presbyterian Hospital (Cornell Campus) Program</text:p>
          </table:table-cell>
          <table:table-cell/>
          <table:table-cell table:formula="of:=IF(ISNUMBER(SEARCH(&quot;(Combined&quot;;[.B404]));COM.MICROSOFT.CONCAT([.B403];&quot; &quot;;[.B404]);[.B404])" office:value-type="string" office:string-value="New York Presbyterian Hospital (Cornell Campus) Program" calcext:value-type="string">
            <text:p>New York Presbyterian Hospital (Cornell Campus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York-Presbyterian Brooklyn Methodist Hospital Program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405]+[.E405]=[.D404]+[.E404];1;0)" office:value-type="float" office:value="0" calcext:value-type="float">
            <text:p>0</text:p>
          </table:table-cell>
          <table:table-cell table:formula="of:=IF([.F406]=0;[.B405];COM.MICROSOFT.CONCAT([.B405];&quot; &quot;;[.B406]))" office:value-type="string" office:string-value="New York-Presbyterian Brooklyn Methodist Hospital Program" calcext:value-type="string">
            <text:p>New York-Presbyterian Brooklyn Methodist Hospital Program</text:p>
          </table:table-cell>
          <table:table-cell/>
          <table:table-cell table:formula="of:=IF(ISNUMBER(SEARCH(&quot;(Combined&quot;;[.B405]));COM.MICROSOFT.CONCAT([.B404];&quot; &quot;;[.B405]);[.B405])" office:value-type="string" office:string-value="New York-Presbyterian Brooklyn Methodist Hospital Program" calcext:value-type="string">
            <text:p>New York-Presbyterian Brooklyn Methodist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York-Presbyterian/Queens Program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406]+[.E406]=[.D405]+[.E405];1;0)" office:value-type="float" office:value="0" calcext:value-type="float">
            <text:p>0</text:p>
          </table:table-cell>
          <table:table-cell table:formula="of:=IF([.F407]=0;[.B406];COM.MICROSOFT.CONCAT([.B406];&quot; &quot;;[.B407]))" office:value-type="string" office:string-value="New York-Presbyterian/Queens Program" calcext:value-type="string">
            <text:p>New York-Presbyterian/Queens Program</text:p>
          </table:table-cell>
          <table:table-cell/>
          <table:table-cell table:formula="of:=IF(ISNUMBER(SEARCH(&quot;(Combined&quot;;[.B406]));COM.MICROSOFT.CONCAT([.B405];&quot; &quot;;[.B406]);[.B406])" office:value-type="string" office:string-value="New York-Presbyterian/Queens Program" calcext:value-type="string">
            <text:p>New York-Presbyterian/Queen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U Grossman School of Medicine Program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407]+[.E407]=[.D406]+[.E406];1;0)" office:value-type="float" office:value="0" calcext:value-type="float">
            <text:p>0</text:p>
          </table:table-cell>
          <table:table-cell table:formula="of:=IF([.F408]=0;[.B407];COM.MICROSOFT.CONCAT([.B407];&quot; &quot;;[.B408]))" office:value-type="string" office:string-value="NYU Grossman School of Medicine Program" calcext:value-type="string">
            <text:p>NYU Grossman School of Medicine Program</text:p>
          </table:table-cell>
          <table:table-cell/>
          <table:table-cell table:formula="of:=IF(ISNUMBER(SEARCH(&quot;(Combined&quot;;[.B407]));COM.MICROSOFT.CONCAT([.B406];&quot; &quot;;[.B407]);[.B407])" office:value-type="string" office:string-value="NYU Grossman School of Medicine Program" calcext:value-type="string">
            <text:p>NYU Grossman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U Long Island School of Medicine Program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408]+[.E408]=[.D407]+[.E407];1;0)" office:value-type="float" office:value="0" calcext:value-type="float">
            <text:p>0</text:p>
          </table:table-cell>
          <table:table-cell table:formula="of:=IF([.F409]=0;[.B408];COM.MICROSOFT.CONCAT([.B408];&quot; &quot;;[.B409]))" office:value-type="string" office:string-value="NYU Long Island School of Medicine Program" calcext:value-type="string">
            <text:p>NYU Long Island School of Medicine Program</text:p>
          </table:table-cell>
          <table:table-cell/>
          <table:table-cell table:formula="of:=IF(ISNUMBER(SEARCH(&quot;(Combined&quot;;[.B408]));COM.MICROSOFT.CONCAT([.B407];&quot; &quot;;[.B408]);[.B408])" office:value-type="string" office:string-value="NYU Long Island School of Medicine Program" calcext:value-type="string">
            <text:p>NYU Long Island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e Brooklyn Health System/Brookdale University Hospital and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409]+[.E409]=[.D408]+[.E408];1;0)" office:value-type="float" office:value="0" calcext:value-type="float">
            <text:p>0</text:p>
          </table:table-cell>
          <table:table-cell table:formula="of:=IF([.F410]=0;[.B409];COM.MICROSOFT.CONCAT([.B409];&quot; &quot;;[.B410]))" office:value-type="string" office:string-value="One Brooklyn Health System/Brookdale University Hospital and MedicalCenter Program" calcext:value-type="string">
            <text:p>One Brooklyn Health System/Brookdale University Hospital and MedicalCenter Program</text:p>
          </table:table-cell>
          <table:table-cell/>
          <table:table-cell table:formula="of:=IF(ISNUMBER(SEARCH(&quot;(Combined&quot;;[.B409]));COM.MICROSOFT.CONCAT([.B408];&quot; &quot;;[.B409]);[.B409])" office:value-type="string" office:string-value="One Brooklyn Health System/Brookdale University Hospital and" calcext:value-type="string">
            <text:p>One Brooklyn Health System/Brookdale University Hospital 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Center Program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410]+[.E410]=[.D409]+[.E409];1;0)" office:value-type="float" office:value="1" calcext:value-type="float">
            <text:p>1</text:p>
          </table:table-cell>
          <table:table-cell table:formula="of:=IF([.F411]=0;[.B410];COM.MICROSOFT.CONCAT([.B410];&quot; &quot;;[.B411]))" office:value-type="string" office:string-value="MedicalCenter Program" calcext:value-type="string">
            <text:p>MedicalCenter Program</text:p>
          </table:table-cell>
          <table:table-cell/>
          <table:table-cell table:formula="of:=IF(ISNUMBER(SEARCH(&quot;(Combined&quot;;[.B410]));COM.MICROSOFT.CONCAT([.B409];&quot; &quot;;[.B410]);[.B410])" office:value-type="string" office:string-value="MedicalCenter Program" calcext:value-type="string">
            <text:p>Medical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e Brooklyn Health System/Interfaith Medical Center Program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411]+[.E411]=[.D410]+[.E410];1;0)" office:value-type="float" office:value="0" calcext:value-type="float">
            <text:p>0</text:p>
          </table:table-cell>
          <table:table-cell table:formula="of:=IF([.F412]=0;[.B411];COM.MICROSOFT.CONCAT([.B411];&quot; &quot;;[.B412]))" office:value-type="string" office:string-value="One Brooklyn Health System/Interfaith Medical Center Program" calcext:value-type="string">
            <text:p>One Brooklyn Health System/Interfaith Medical Center Program</text:p>
          </table:table-cell>
          <table:table-cell/>
          <table:table-cell table:formula="of:=IF(ISNUMBER(SEARCH(&quot;(Combined&quot;;[.B411]));COM.MICROSOFT.CONCAT([.B410];&quot; &quot;;[.B411]);[.B411])" office:value-type="string" office:string-value="One Brooklyn Health System/Interfaith Medical Center Program" calcext:value-type="string">
            <text:p>One Brooklyn Health System/Interfaith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hmond University Medical Center Program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412]+[.E412]=[.D411]+[.E411];1;0)" office:value-type="float" office:value="0" calcext:value-type="float">
            <text:p>0</text:p>
          </table:table-cell>
          <table:table-cell table:formula="of:=IF([.F413]=0;[.B412];COM.MICROSOFT.CONCAT([.B412];&quot; &quot;;[.B413]))" office:value-type="string" office:string-value="Richmond University Medical Center Program" calcext:value-type="string">
            <text:p>Richmond University Medical Center Program</text:p>
          </table:table-cell>
          <table:table-cell/>
          <table:table-cell table:formula="of:=IF(ISNUMBER(SEARCH(&quot;(Combined&quot;;[.B412]));COM.MICROSOFT.CONCAT([.B411];&quot; &quot;;[.B412]);[.B412])" office:value-type="string" office:string-value="Richmond University Medical Center Program" calcext:value-type="string">
            <text:p>Richmond Univers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hester General Hospital Program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413]+[.E413]=[.D412]+[.E412];1;0)" office:value-type="float" office:value="0" calcext:value-type="float">
            <text:p>0</text:p>
          </table:table-cell>
          <table:table-cell table:formula="of:=IF([.F414]=0;[.B413];COM.MICROSOFT.CONCAT([.B413];&quot; &quot;;[.B414]))" office:value-type="string" office:string-value="Rochester General Hospital Program" calcext:value-type="string">
            <text:p>Rochester General Hospital Program</text:p>
          </table:table-cell>
          <table:table-cell/>
          <table:table-cell table:formula="of:=IF(ISNUMBER(SEARCH(&quot;(Combined&quot;;[.B413]));COM.MICROSOFT.CONCAT([.B412];&quot; &quot;;[.B413]);[.B413])" office:value-type="string" office:string-value="Rochester General Hospital Program" calcext:value-type="string">
            <text:p>Rochester Gener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hester Regional Health/Unity Hospital (Rochester) Progra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1" table:formula="of:=IF([.D414]+[.E414]=[.D413]+[.E413];1;0)" office:value-type="float" office:value="0" calcext:value-type="float">
            <text:p>0</text:p>
          </table:table-cell>
          <table:table-cell table:formula="of:=IF([.F415]=0;[.B414];COM.MICROSOFT.CONCAT([.B414];&quot; &quot;;[.B415]))" office:value-type="string" office:string-value="Rochester Regional Health/Unity Hospital (Rochester) Program" calcext:value-type="string">
            <text:p>Rochester Regional Health/Unity Hospital (Rochester) Program</text:p>
          </table:table-cell>
          <table:table-cell/>
          <table:table-cell table:formula="of:=IF(ISNUMBER(SEARCH(&quot;(Combined&quot;;[.B414]));COM.MICROSOFT.CONCAT([.B413];&quot; &quot;;[.B414]);[.B414])" office:value-type="string" office:string-value="Rochester Regional Health/Unity Hospital (Rochester) Program" calcext:value-type="string">
            <text:p>Rochester Regional Health/Unity Hospital (Rochester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Barnabas Hospital Program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87" calcext:value-type="float">
            <text:p>0.87</text:p>
          </table:table-cell>
          <table:table-cell table:style-name="ce11" table:formula="of:=IF([.D415]+[.E415]=[.D414]+[.E414];1;0)" office:value-type="float" office:value="0" calcext:value-type="float">
            <text:p>0</text:p>
          </table:table-cell>
          <table:table-cell table:formula="of:=IF([.F416]=0;[.B415];COM.MICROSOFT.CONCAT([.B415];&quot; &quot;;[.B416]))" office:value-type="string" office:string-value="St Barnabas Hospital Program" calcext:value-type="string">
            <text:p>St Barnabas Hospital Program</text:p>
          </table:table-cell>
          <table:table-cell/>
          <table:table-cell table:formula="of:=IF(ISNUMBER(SEARCH(&quot;(Combined&quot;;[.B415]));COM.MICROSOFT.CONCAT([.B414];&quot; &quot;;[.B415]);[.B415])" office:value-type="string" office:string-value="St Barnabas Hospital Program" calcext:value-type="string">
            <text:p>St Barnabas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John's Episcopal Hospital-South Shore Program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6" calcext:value-type="float">
            <text:p>0.86</text:p>
          </table:table-cell>
          <table:table-cell table:style-name="ce11" table:formula="of:=IF([.D416]+[.E416]=[.D415]+[.E415];1;0)" office:value-type="float" office:value="0" calcext:value-type="float">
            <text:p>0</text:p>
          </table:table-cell>
          <table:table-cell table:formula="of:=IF([.F417]=0;[.B416];COM.MICROSOFT.CONCAT([.B416];&quot; &quot;;[.B417]))" office:value-type="string" office:string-value="St John's Episcopal Hospital-South Shore Program" calcext:value-type="string">
            <text:p>St John's Episcopal Hospital-South Shore Program</text:p>
          </table:table-cell>
          <table:table-cell/>
          <table:table-cell table:formula="of:=IF(ISNUMBER(SEARCH(&quot;(Combined&quot;;[.B416]));COM.MICROSOFT.CONCAT([.B415];&quot; &quot;;[.B416]);[.B416])" office:value-type="string" office:string-value="St John's Episcopal Hospital-South Shore Program" calcext:value-type="string">
            <text:p>St John's Episcopal Hospital-South Shor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John's Riverside Hospital Progra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9" calcext:value-type="float">
            <text:p>0.39</text:p>
          </table:table-cell>
          <table:table-cell table:style-name="ce11" table:formula="of:=IF([.D417]+[.E417]=[.D416]+[.E416];1;0)" office:value-type="float" office:value="0" calcext:value-type="float">
            <text:p>0</text:p>
          </table:table-cell>
          <table:table-cell table:formula="of:=IF([.F418]=0;[.B417];COM.MICROSOFT.CONCAT([.B417];&quot; &quot;;[.B418]))" office:value-type="string" office:string-value="St. John's Riverside Hospital Program" calcext:value-type="string">
            <text:p>St. John's Riverside Hospital Program</text:p>
          </table:table-cell>
          <table:table-cell/>
          <table:table-cell table:formula="of:=IF(ISNUMBER(SEARCH(&quot;(Combined&quot;;[.B417]));COM.MICROSOFT.CONCAT([.B416];&quot; &quot;;[.B417]);[.B417])" office:value-type="string" office:string-value="St. John's Riverside Hospital Program" calcext:value-type="string">
            <text:p>St. John's Riverside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ny Brook Medicine/Southampton Hospital Progra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table:style-name="ce11" table:formula="of:=IF([.D418]+[.E418]=[.D417]+[.E417];1;0)" office:value-type="float" office:value="0" calcext:value-type="float">
            <text:p>0</text:p>
          </table:table-cell>
          <table:table-cell table:formula="of:=IF([.F419]=0;[.B418];COM.MICROSOFT.CONCAT([.B418];&quot; &quot;;[.B419]))" office:value-type="string" office:string-value="Stony Brook Medicine/Southampton Hospital Program" calcext:value-type="string">
            <text:p>Stony Brook Medicine/Southampton Hospital Program</text:p>
          </table:table-cell>
          <table:table-cell/>
          <table:table-cell table:formula="of:=IF(ISNUMBER(SEARCH(&quot;(Combined&quot;;[.B418]));COM.MICROSOFT.CONCAT([.B417];&quot; &quot;;[.B418]);[.B418])" office:value-type="string" office:string-value="Stony Brook Medicine/Southampton Hospital Program" calcext:value-type="string">
            <text:p>Stony Brook Medicine/Southampton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ny Brook Medicine/University Hospital Program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419]+[.E419]=[.D418]+[.E418];1;0)" office:value-type="float" office:value="0" calcext:value-type="float">
            <text:p>0</text:p>
          </table:table-cell>
          <table:table-cell table:formula="of:=IF([.F420]=0;[.B419];COM.MICROSOFT.CONCAT([.B419];&quot; &quot;;[.B420]))" office:value-type="string" office:string-value="Stony Brook Medicine/University Hospital Program" calcext:value-type="string">
            <text:p>Stony Brook Medicine/University Hospital Program</text:p>
          </table:table-cell>
          <table:table-cell/>
          <table:table-cell table:formula="of:=IF(ISNUMBER(SEARCH(&quot;(Combined&quot;;[.B419]));COM.MICROSOFT.CONCAT([.B418];&quot; &quot;;[.B419]);[.B419])" office:value-type="string" office:string-value="Stony Brook Medicine/University Hospital Program" calcext:value-type="string">
            <text:p>Stony Brook Medicine/Univers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NY Downstate Health Sciences University Program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420]+[.E420]=[.D419]+[.E419];1;0)" office:value-type="float" office:value="0" calcext:value-type="float">
            <text:p>0</text:p>
          </table:table-cell>
          <table:table-cell table:formula="of:=IF([.F421]=0;[.B420];COM.MICROSOFT.CONCAT([.B420];&quot; &quot;;[.B421]))" office:value-type="string" office:string-value="SUNY Downstate Health Sciences University Program" calcext:value-type="string">
            <text:p>SUNY Downstate Health Sciences University Program</text:p>
          </table:table-cell>
          <table:table-cell/>
          <table:table-cell table:formula="of:=IF(ISNUMBER(SEARCH(&quot;(Combined&quot;;[.B420]));COM.MICROSOFT.CONCAT([.B419];&quot; &quot;;[.B420]);[.B420])" office:value-type="string" office:string-value="SUNY Downstate Health Sciences University Program" calcext:value-type="string">
            <text:p>SUNY Downstate Health Sciences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NY Upstate Medical University Prog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421]+[.E421]=[.D420]+[.E420];1;0)" office:value-type="float" office:value="0" calcext:value-type="float">
            <text:p>0</text:p>
          </table:table-cell>
          <table:table-cell table:formula="of:=IF([.F422]=0;[.B421];COM.MICROSOFT.CONCAT([.B421];&quot; &quot;;[.B422]))" office:value-type="string" office:string-value="SUNY Upstate Medical University Program" calcext:value-type="string">
            <text:p>SUNY Upstate Medical University Program</text:p>
          </table:table-cell>
          <table:table-cell/>
          <table:table-cell table:formula="of:=IF(ISNUMBER(SEARCH(&quot;(Combined&quot;;[.B421]));COM.MICROSOFT.CONCAT([.B420];&quot; &quot;;[.B421]);[.B421])" office:value-type="string" office:string-value="SUNY Upstate Medical University Program" calcext:value-type="string">
            <text:p>SUNY Upstate Medical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edHealth Services Hospitals Progr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422]+[.E422]=[.D421]+[.E421];1;0)" office:value-type="float" office:value="0" calcext:value-type="float">
            <text:p>0</text:p>
          </table:table-cell>
          <table:table-cell table:formula="of:=IF([.F423]=0;[.B422];COM.MICROSOFT.CONCAT([.B422];&quot; &quot;;[.B423]))" office:value-type="string" office:string-value="UnitedHealth Services Hospitals Program" calcext:value-type="string">
            <text:p>UnitedHealth Services Hospitals Program</text:p>
          </table:table-cell>
          <table:table-cell/>
          <table:table-cell table:formula="of:=IF(ISNUMBER(SEARCH(&quot;(Combined&quot;;[.B422]));COM.MICROSOFT.CONCAT([.B421];&quot; &quot;;[.B422]);[.B422])" office:value-type="string" office:string-value="UnitedHealth Services Hospitals Program" calcext:value-type="string">
            <text:p>UnitedHealth Services Hospital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at Buffalo (Catholic Health System--Sisters of Charity)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423]+[.E423]=[.D422]+[.E422];1;0)" office:value-type="float" office:value="0" calcext:value-type="float">
            <text:p>0</text:p>
          </table:table-cell>
          <table:table-cell table:formula="of:=IF([.F424]=0;[.B423];COM.MICROSOFT.CONCAT([.B423];&quot; &quot;;[.B424]))" office:value-type="string" office:string-value="University at Buffalo (Catholic Health System--Sisters of Charity)" calcext:value-type="string">
            <text:p>University at Buffalo (Catholic Health System--Sisters of Charity)</text:p>
          </table:table-cell>
          <table:table-cell/>
          <table:table-cell table:formula="of:=IF(ISNUMBER(SEARCH(&quot;(Combined&quot;;[.B423]));COM.MICROSOFT.CONCAT([.B422];&quot; &quot;;[.B423]);[.B423])" office:value-type="string" office:string-value="University at Buffalo (Catholic Health System--Sisters of Charity)" calcext:value-type="string">
            <text:p>University at Buffalo (Catholic Health System--Sisters of Chari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at Buffalo Program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424]+[.E424]=[.D423]+[.E423];1;0)" office:value-type="float" office:value="0" calcext:value-type="float">
            <text:p>0</text:p>
          </table:table-cell>
          <table:table-cell table:formula="of:=IF([.F425]=0;[.B424];COM.MICROSOFT.CONCAT([.B424];&quot; &quot;;[.B425]))" office:value-type="string" office:string-value="University at Buffalo Program" calcext:value-type="string">
            <text:p>University at Buffalo Program</text:p>
          </table:table-cell>
          <table:table-cell/>
          <table:table-cell table:formula="of:=IF(ISNUMBER(SEARCH(&quot;(Combined&quot;;[.B424]));COM.MICROSOFT.CONCAT([.B423];&quot; &quot;;[.B424]);[.B424])" office:value-type="string" office:string-value="University at Buffalo Program" calcext:value-type="string">
            <text:p>University at Buffalo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Rochester Program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425]+[.E425]=[.D424]+[.E424];1;0)" office:value-type="float" office:value="0" calcext:value-type="float">
            <text:p>0</text:p>
          </table:table-cell>
          <table:table-cell table:formula="of:=IF([.F426]=0;[.B425];COM.MICROSOFT.CONCAT([.B425];&quot; &quot;;[.B426]))" office:value-type="string" office:string-value="University of Rochester Program" calcext:value-type="string">
            <text:p>University of Rochester Program</text:p>
          </table:table-cell>
          <table:table-cell/>
          <table:table-cell table:formula="of:=IF(ISNUMBER(SEARCH(&quot;(Combined&quot;;[.B425]));COM.MICROSOFT.CONCAT([.B424];&quot; &quot;;[.B425]);[.B425])" office:value-type="string" office:string-value="University of Rochester Program" calcext:value-type="string">
            <text:p>University of Roches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 <text:s text:c="31"/>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426]+[.E426]=[.D425]+[.E425];1;0)" office:value-type="float" office:value="0" calcext:value-type="float">
            <text:p>0</text:p>
          </table:table-cell>
          <table:table-cell table:formula="of:=IF([.F427]=0;[.B426];COM.MICROSOFT.CONCAT([.B426];&quot; &quot;;[.B427]))" office:value-type="string" office:string-value="(Combined Internal Medicine-Pediatrics)                                " calcext:value-type="string">
            <text:p>(Combined Internal Medicine-Pediatrics) <text:s text:c="31"/></text:p>
          </table:table-cell>
          <table:table-cell/>
          <table:table-cell table:formula="of:=IF(ISNUMBER(SEARCH(&quot;(Combined&quot;;[.B426]));COM.MICROSOFT.CONCAT([.B425];&quot; &quot;;[.B426]);[.B426])" office:value-type="string" office:string-value="University of Rochester Program (Combined Internal Medicine-Pediatrics)                                " calcext:value-type="string">
            <text:p>University of Rochester Program (Combined Internal Medicine-Pediatrics) <text:s text:c="31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chester Medical Center Progra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427]+[.E427]=[.D426]+[.E426];1;0)" office:value-type="float" office:value="0" calcext:value-type="float">
            <text:p>0</text:p>
          </table:table-cell>
          <table:table-cell table:formula="of:=IF([.F428]=0;[.B427];COM.MICROSOFT.CONCAT([.B427];&quot; &quot;;[.B428]))" office:value-type="string" office:string-value="Westchester Medical Center Program" calcext:value-type="string">
            <text:p>Westchester Medical Center Program</text:p>
          </table:table-cell>
          <table:table-cell/>
          <table:table-cell table:formula="of:=IF(ISNUMBER(SEARCH(&quot;(Combined&quot;;[.B427]));COM.MICROSOFT.CONCAT([.B426];&quot; &quot;;[.B427]);[.B427])" office:value-type="string" office:string-value="Westchester Medical Center Program" calcext:value-type="string">
            <text:p>Westchester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odhull Medical and Mental Health Center Progra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4" calcext:value-type="float">
            <text:p>0.84</text:p>
          </table:table-cell>
          <table:table-cell table:style-name="ce11" table:formula="of:=IF([.D428]+[.E428]=[.D427]+[.E427];1;0)" office:value-type="float" office:value="0" calcext:value-type="float">
            <text:p>0</text:p>
          </table:table-cell>
          <table:table-cell table:formula="of:=IF([.F429]=0;[.B428];COM.MICROSOFT.CONCAT([.B428];&quot; &quot;;[.B429]))" office:value-type="string" office:string-value="Woodhull Medical and Mental Health Center Program" calcext:value-type="string">
            <text:p>Woodhull Medical and Mental Health Center Program</text:p>
          </table:table-cell>
          <table:table-cell/>
          <table:table-cell table:formula="of:=IF(ISNUMBER(SEARCH(&quot;(Combined&quot;;[.B428]));COM.MICROSOFT.CONCAT([.B427];&quot; &quot;;[.B428]);[.B428])" office:value-type="string" office:string-value="Woodhull Medical and Mental Health Center Program" calcext:value-type="string">
            <text:p>Woodhull Medical and Mental Health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yckoffHeights Medical Center Program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9" calcext:value-type="float">
            <text:p>0.69</text:p>
          </table:table-cell>
          <table:table-cell table:style-name="ce11" table:formula="of:=IF([.D429]+[.E429]=[.D428]+[.E428];1;0)" office:value-type="float" office:value="0" calcext:value-type="float">
            <text:p>0</text:p>
          </table:table-cell>
          <table:table-cell table:formula="of:=IF([.F430]=0;[.B429];COM.MICROSOFT.CONCAT([.B429];&quot; &quot;;[.B430]))" office:value-type="string" office:string-value="WyckoffHeights Medical Center Program" calcext:value-type="string">
            <text:p>WyckoffHeights Medical Center Program</text:p>
          </table:table-cell>
          <table:table-cell/>
          <table:table-cell table:formula="of:=IF(ISNUMBER(SEARCH(&quot;(Combined&quot;;[.B429]));COM.MICROSOFT.CONCAT([.B428];&quot; &quot;;[.B429]);[.B429])" office:value-type="string" office:string-value="WyckoffHeights Medical Center Program" calcext:value-type="string">
            <text:p>WyckoffHeights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ckerSchool of Medicine at Hofstra/Northwell at Forest Hill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430]+[.E430]=[.D429]+[.E429];1;0)" office:value-type="float" office:value="0" calcext:value-type="float">
            <text:p>0</text:p>
          </table:table-cell>
          <table:table-cell table:formula="of:=IF([.F431]=0;[.B430];COM.MICROSOFT.CONCAT([.B430];&quot; &quot;;[.B431]))" office:value-type="string" office:string-value="ZuckerSchool of Medicine at Hofstra/Northwell at Forest Hills Hospital Program" calcext:value-type="string">
            <text:p>ZuckerSchool of Medicine at Hofstra/Northwell at Forest Hills Hospital Program</text:p>
          </table:table-cell>
          <table:table-cell/>
          <table:table-cell table:formula="of:=IF(ISNUMBER(SEARCH(&quot;(Combined&quot;;[.B430]));COM.MICROSOFT.CONCAT([.B429];&quot; &quot;;[.B430]);[.B430])" office:value-type="string" office:string-value="ZuckerSchool of Medicine at Hofstra/Northwell at Forest Hills" calcext:value-type="string">
            <text:p>ZuckerSchool of Medicine at Hofstra/Northwell at Forest Hil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pital Program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431]+[.E431]=[.D430]+[.E430];1;0)" office:value-type="float" office:value="1" calcext:value-type="float">
            <text:p>1</text:p>
          </table:table-cell>
          <table:table-cell table:formula="of:=IF([.F432]=0;[.B431];COM.MICROSOFT.CONCAT([.B431];&quot; &quot;;[.B432]))" office:value-type="string" office:string-value="Hospital Program" calcext:value-type="string">
            <text:p>Hospital Program</text:p>
          </table:table-cell>
          <table:table-cell/>
          <table:table-cell table:formula="of:=IF(ISNUMBER(SEARCH(&quot;(Combined&quot;;[.B431]));COM.MICROSOFT.CONCAT([.B430];&quot; &quot;;[.B431]);[.B431])" office:value-type="string" office:string-value="Hospital Program" calcext:value-type="string">
            <text:p>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ckerSchool of Medicine at Hofstra/Northwell at Lenox Hill Hospital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432]+[.E432]=[.D431]+[.E431];1;0)" office:value-type="float" office:value="0" calcext:value-type="float">
            <text:p>0</text:p>
          </table:table-cell>
          <table:table-cell table:formula="of:=IF([.F433]=0;[.B432];COM.MICROSOFT.CONCAT([.B432];&quot; &quot;;[.B433]))" office:value-type="string" office:string-value="ZuckerSchool of Medicine at Hofstra/Northwell at Lenox Hill Hospital" calcext:value-type="string">
            <text:p>ZuckerSchool of Medicine at Hofstra/Northwell at Lenox Hill Hospital</text:p>
          </table:table-cell>
          <table:table-cell/>
          <table:table-cell table:formula="of:=IF(ISNUMBER(SEARCH(&quot;(Combined&quot;;[.B432]));COM.MICROSOFT.CONCAT([.B431];&quot; &quot;;[.B432]);[.B432])" office:value-type="string" office:string-value="ZuckerSchool of Medicine at Hofstra/Northwell at Lenox Hill Hospital" calcext:value-type="string">
            <text:p>ZuckerSchool of Medicine at Hofstra/Northwell at Lenox Hill Hospi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ckerSchool of Medicine at Hofstra/Northwell at Mather Hospital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table:style-name="ce11" table:formula="of:=IF([.D433]+[.E433]=[.D432]+[.E432];1;0)" office:value-type="float" office:value="0" calcext:value-type="float">
            <text:p>0</text:p>
          </table:table-cell>
          <table:table-cell table:formula="of:=IF([.F434]=0;[.B433];COM.MICROSOFT.CONCAT([.B433];&quot; &quot;;[.B434]))" office:value-type="string" office:string-value="ZuckerSchool of Medicine at Hofstra/Northwell at Mather Hospital" calcext:value-type="string">
            <text:p>ZuckerSchool of Medicine at Hofstra/Northwell at Mather Hospital</text:p>
          </table:table-cell>
          <table:table-cell/>
          <table:table-cell table:formula="of:=IF(ISNUMBER(SEARCH(&quot;(Combined&quot;;[.B433]));COM.MICROSOFT.CONCAT([.B432];&quot; &quot;;[.B433]);[.B433])" office:value-type="string" office:string-value="ZuckerSchool of Medicine at Hofstra/Northwell at Mather Hospital" calcext:value-type="string">
            <text:p>ZuckerSchool of Medicine at Hofstra/Northwell at Mather Hospi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ckerSchool of Medicine at Hofstra/Northwell at Staten Island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434]+[.E434]=[.D433]+[.E433];1;0)" office:value-type="float" office:value="0" calcext:value-type="float">
            <text:p>0</text:p>
          </table:table-cell>
          <table:table-cell table:formula="of:=IF([.F435]=0;[.B434];COM.MICROSOFT.CONCAT([.B434];&quot; &quot;;[.B435]))" office:value-type="string" office:string-value="ZuckerSchool of Medicine at Hofstra/Northwell at Staten Island University Hospital Program" calcext:value-type="string">
            <text:p>ZuckerSchool of Medicine at Hofstra/Northwell at Staten Island University Hospital Program</text:p>
          </table:table-cell>
          <table:table-cell/>
          <table:table-cell table:formula="of:=IF(ISNUMBER(SEARCH(&quot;(Combined&quot;;[.B434]));COM.MICROSOFT.CONCAT([.B433];&quot; &quot;;[.B434]);[.B434])" office:value-type="string" office:string-value="ZuckerSchool of Medicine at Hofstra/Northwell at Staten Island" calcext:value-type="string">
            <text:p>ZuckerSchool of Medicine at Hofstra/Northwell at Staten Is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Hospital Program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435]+[.E435]=[.D434]+[.E434];1;0)" office:value-type="float" office:value="1" calcext:value-type="float">
            <text:p>1</text:p>
          </table:table-cell>
          <table:table-cell table:formula="of:=IF([.F436]=0;[.B435];COM.MICROSOFT.CONCAT([.B435];&quot; &quot;;[.B436]))" office:value-type="string" office:string-value="University Hospital Program" calcext:value-type="string">
            <text:p>University Hospital Program</text:p>
          </table:table-cell>
          <table:table-cell/>
          <table:table-cell table:formula="of:=IF(ISNUMBER(SEARCH(&quot;(Combined&quot;;[.B435]));COM.MICROSOFT.CONCAT([.B434];&quot; &quot;;[.B435]);[.B435])" office:value-type="string" office:string-value="University Hospital Program" calcext:value-type="string">
            <text:p>Univers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ckerSchool of Medicine at Hofstra/Northwell Progra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436]+[.E436]=[.D435]+[.E435];1;0)" office:value-type="float" office:value="0" calcext:value-type="float">
            <text:p>0</text:p>
          </table:table-cell>
          <table:table-cell table:formula="of:=IF([.F437]=0;[.B436];COM.MICROSOFT.CONCAT([.B436];&quot; &quot;;[.B437]))" office:value-type="string" office:string-value="ZuckerSchool of Medicine at Hofstra/Northwell Program" calcext:value-type="string">
            <text:p>ZuckerSchool of Medicine at Hofstra/Northwell Program</text:p>
          </table:table-cell>
          <table:table-cell/>
          <table:table-cell table:formula="of:=IF(ISNUMBER(SEARCH(&quot;(Combined&quot;;[.B436]));COM.MICROSOFT.CONCAT([.B435];&quot; &quot;;[.B436]);[.B436])" office:value-type="string" office:string-value="ZuckerSchool of Medicine at Hofstra/Northwell Program" calcext:value-type="string">
            <text:p>ZuckerSchool of Medicine at Hofstra/Northwel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Carol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7" calcext:value-type="float">
            <text:p>0.67</text:p>
          </table:table-cell>
          <table:table-cell table:style-name="ce11" table:formula="of:=IF([.D437]+[.E437]=[.D436]+[.E436];1;0)" office:value-type="float" office:value="0" calcext:value-type="float">
            <text:p>0</text:p>
          </table:table-cell>
          <table:table-cell table:formula="of:=IF([.F438]=0;[.B437];COM.MICROSOFT.CONCAT([.B437];&quot; &quot;;[.B438]))" office:value-type="string" office:string-value="NorthCarolina Campbell University/Southeastern Regional Medical Center Program" calcext:value-type="string">
            <text:p>NorthCarolina Campbell University/Southeastern Regional Medical Center Program</text:p>
          </table:table-cell>
          <table:table-cell/>
          <table:table-cell table:formula="of:=IF(ISNUMBER(SEARCH(&quot;(Combined&quot;;[.B437]));COM.MICROSOFT.CONCAT([.B436];&quot; &quot;;[.B437]);[.B437])" office:value-type="string" office:string-value="NorthCarolina" calcext:value-type="string">
            <text:p>North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pbell University/Southeastern Regional Medical Center Progra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7" calcext:value-type="float">
            <text:p>0.67</text:p>
          </table:table-cell>
          <table:table-cell table:style-name="ce11" table:formula="of:=IF([.D438]+[.E438]=[.D437]+[.E437];1;0)" office:value-type="float" office:value="1" calcext:value-type="float">
            <text:p>1</text:p>
          </table:table-cell>
          <table:table-cell table:formula="of:=IF([.F439]=0;[.B438];COM.MICROSOFT.CONCAT([.B438];&quot; &quot;;[.B439]))" office:value-type="string" office:string-value="Campbell University/Southeastern Regional Medical Center Program" calcext:value-type="string">
            <text:p>Campbell University/Southeastern Regional Medical Center Program</text:p>
          </table:table-cell>
          <table:table-cell/>
          <table:table-cell table:formula="of:=IF(ISNUMBER(SEARCH(&quot;(Combined&quot;;[.B438]));COM.MICROSOFT.CONCAT([.B437];&quot; &quot;;[.B438]);[.B438])" office:value-type="string" office:string-value="Campbell University/Southeastern Regional Medical Center Program" calcext:value-type="string">
            <text:p>Campbell University/Southeastern Region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olinas HealthCare System Blue Ridge Progr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table:style-name="ce11" table:formula="of:=IF([.D439]+[.E439]=[.D438]+[.E438];1;0)" office:value-type="float" office:value="0" calcext:value-type="float">
            <text:p>0</text:p>
          </table:table-cell>
          <table:table-cell table:formula="of:=IF([.F440]=0;[.B439];COM.MICROSOFT.CONCAT([.B439];&quot; &quot;;[.B440]))" office:value-type="string" office:string-value="Carolinas HealthCare System Blue Ridge Program" calcext:value-type="string">
            <text:p>Carolinas HealthCare System Blue Ridge Program</text:p>
          </table:table-cell>
          <table:table-cell/>
          <table:table-cell table:formula="of:=IF(ISNUMBER(SEARCH(&quot;(Combined&quot;;[.B439]));COM.MICROSOFT.CONCAT([.B438];&quot; &quot;;[.B439]);[.B439])" office:value-type="string" office:string-value="Carolinas HealthCare System Blue Ridge Program" calcext:value-type="string">
            <text:p>Carolinas HealthCare System Blue Ridg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olinas Medical Center Program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1" table:formula="of:=IF([.D440]+[.E440]=[.D439]+[.E439];1;0)" office:value-type="float" office:value="0" calcext:value-type="float">
            <text:p>0</text:p>
          </table:table-cell>
          <table:table-cell table:formula="of:=IF([.F441]=0;[.B440];COM.MICROSOFT.CONCAT([.B440];&quot; &quot;;[.B441]))" office:value-type="string" office:string-value="Carolinas Medical Center Program" calcext:value-type="string">
            <text:p>Carolinas Medical Center Program</text:p>
          </table:table-cell>
          <table:table-cell/>
          <table:table-cell table:formula="of:=IF(ISNUMBER(SEARCH(&quot;(Combined&quot;;[.B440]));COM.MICROSOFT.CONCAT([.B439];&quot; &quot;;[.B440]);[.B440])" office:value-type="string" office:string-value="Carolinas Medical Center Program" calcext:value-type="string">
            <text:p>Carolinas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e Health Prog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IF([.D441]+[.E441]=[.D440]+[.E440];1;0)" office:value-type="float" office:value="0" calcext:value-type="float">
            <text:p>0</text:p>
          </table:table-cell>
          <table:table-cell table:formula="of:=IF([.F442]=0;[.B441];COM.MICROSOFT.CONCAT([.B441];&quot; &quot;;[.B442]))" office:value-type="string" office:string-value="Cone Health Program" calcext:value-type="string">
            <text:p>Cone Health Program</text:p>
          </table:table-cell>
          <table:table-cell/>
          <table:table-cell table:formula="of:=IF(ISNUMBER(SEARCH(&quot;(Combined&quot;;[.B441]));COM.MICROSOFT.CONCAT([.B440];&quot; &quot;;[.B441]);[.B441])" office:value-type="string" office:string-value="Cone Health Program" calcext:value-type="string">
            <text:p>Cone Heal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ke University Hospital Program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442]+[.E442]=[.D441]+[.E441];1;0)" office:value-type="float" office:value="0" calcext:value-type="float">
            <text:p>0</text:p>
          </table:table-cell>
          <table:table-cell table:formula="of:=IF([.F443]=0;[.B442];COM.MICROSOFT.CONCAT([.B442];&quot; &quot;;[.B443]))" office:value-type="string" office:string-value="Duke University Hospital Program" calcext:value-type="string">
            <text:p>Duke University Hospital Program</text:p>
          </table:table-cell>
          <table:table-cell/>
          <table:table-cell table:formula="of:=IF(ISNUMBER(SEARCH(&quot;(Combined&quot;;[.B442]));COM.MICROSOFT.CONCAT([.B441];&quot; &quot;;[.B442]);[.B442])" office:value-type="string" office:string-value="Duke University Hospital Program" calcext:value-type="string">
            <text:p>Duke Univers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443]+[.E443]=[.D442]+[.E442];1;0)" office:value-type="float" office:value="0" calcext:value-type="float">
            <text:p>0</text:p>
          </table:table-cell>
          <table:table-cell table:formula="of:=IF([.F444]=0;[.B443];COM.MICROSOFT.CONCAT([.B443];&quot; &quot;;[.B444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443]));COM.MICROSOFT.CONCAT([.B442];&quot; &quot;;[.B443]);[.B443])" office:value-type="string" office:string-value="Duke University Hospital Program (Combined Internal Medicine-Pediatrics)" calcext:value-type="string">
            <text:p>Duke University Hospital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Hanover Regional Medical Center Progra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444]+[.E444]=[.D443]+[.E443];1;0)" office:value-type="float" office:value="0" calcext:value-type="float">
            <text:p>0</text:p>
          </table:table-cell>
          <table:table-cell table:formula="of:=IF([.F445]=0;[.B444];COM.MICROSOFT.CONCAT([.B444];&quot; &quot;;[.B445]))" office:value-type="string" office:string-value="New Hanover Regional Medical Center Program" calcext:value-type="string">
            <text:p>New Hanover Regional Medical Center Program</text:p>
          </table:table-cell>
          <table:table-cell/>
          <table:table-cell table:formula="of:=IF(ISNUMBER(SEARCH(&quot;(Combined&quot;;[.B444]));COM.MICROSOFT.CONCAT([.B443];&quot; &quot;;[.B444]);[.B444])" office:value-type="string" office:string-value="New Hanover Regional Medical Center Program" calcext:value-type="string">
            <text:p>New Hanover Region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North Carolina Hospitals Program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445]+[.E445]=[.D444]+[.E444];1;0)" office:value-type="float" office:value="0" calcext:value-type="float">
            <text:p>0</text:p>
          </table:table-cell>
          <table:table-cell table:formula="of:=IF([.F446]=0;[.B445];COM.MICROSOFT.CONCAT([.B445];&quot; &quot;;[.B446]))" office:value-type="string" office:string-value="University of North Carolina Hospitals Program" calcext:value-type="string">
            <text:p>University of North Carolina Hospitals Program</text:p>
          </table:table-cell>
          <table:table-cell/>
          <table:table-cell table:formula="of:=IF(ISNUMBER(SEARCH(&quot;(Combined&quot;;[.B445]));COM.MICROSOFT.CONCAT([.B444];&quot; &quot;;[.B445]);[.B445])" office:value-type="string" office:string-value="University of North Carolina Hospitals Program" calcext:value-type="string">
            <text:p>University of North Carolina Hospital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446]+[.E446]=[.D445]+[.E445];1;0)" office:value-type="float" office:value="0" calcext:value-type="float">
            <text:p>0</text:p>
          </table:table-cell>
          <table:table-cell table:formula="of:=IF([.F447]=0;[.B446];COM.MICROSOFT.CONCAT([.B446];&quot; &quot;;[.B447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446]));COM.MICROSOFT.CONCAT([.B445];&quot; &quot;;[.B446]);[.B446])" office:value-type="string" office:string-value="University of North Carolina Hospitals Program (Combined Internal Medicine-Pediatrics)" calcext:value-type="string">
            <text:p>University of North Carolina Hospitals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dant Medical Center/East Carolina University Program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447]+[.E447]=[.D446]+[.E446];1;0)" office:value-type="float" office:value="0" calcext:value-type="float">
            <text:p>0</text:p>
          </table:table-cell>
          <table:table-cell table:formula="of:=IF([.F448]=0;[.B447];COM.MICROSOFT.CONCAT([.B447];&quot; &quot;;[.B448]))" office:value-type="string" office:string-value="Vidant Medical Center/East Carolina University Program" calcext:value-type="string">
            <text:p>Vidant Medical Center/East Carolina University Program</text:p>
          </table:table-cell>
          <table:table-cell/>
          <table:table-cell table:formula="of:=IF(ISNUMBER(SEARCH(&quot;(Combined&quot;;[.B447]));COM.MICROSOFT.CONCAT([.B446];&quot; &quot;;[.B447]);[.B447])" office:value-type="string" office:string-value="Vidant Medical Center/East Carolina University Program" calcext:value-type="string">
            <text:p>Vidant Medical Center/East Carolina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9" office:value-type="float" office:value="0.97" calcext:value-type="float">
            <text:p>0.97</text:p>
          </table:table-cell>
          <table:table-cell table:style-name="ce11" table:formula="of:=IF([.D448]+[.E448]=[.D447]+[.E447];1;0)" office:value-type="float" office:value="0" calcext:value-type="float">
            <text:p>0</text:p>
          </table:table-cell>
          <table:table-cell table:formula="of:=IF([.F449]=0;[.B448];COM.MICROSOFT.CONCAT([.B448];&quot; &quot;;[.B449]))" office:value-type="string" office:string-value="(Combined Internal Medicine-Pediatrics) Wake Forest University School of Medicine Program" calcext:value-type="string">
            <text:p>(Combined Internal Medicine-Pediatrics) Wake Forest University School of Medicine Program</text:p>
          </table:table-cell>
          <table:table-cell/>
          <table:table-cell table:formula="of:=IF(ISNUMBER(SEARCH(&quot;(Combined&quot;;[.B448]));COM.MICROSOFT.CONCAT([.B447];&quot; &quot;;[.B448]);[.B448])" office:value-type="string" office:string-value="Vidant Medical Center/East Carolina University Program (Combined Internal Medicine-Pediatrics)" calcext:value-type="string">
            <text:p>Vidant Medical Center/East Carolina University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ke Forest University School of Medicine Program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449]+[.E449]=[.D448]+[.E448];1;0)" office:value-type="float" office:value="1" calcext:value-type="float">
            <text:p>1</text:p>
          </table:table-cell>
          <table:table-cell table:formula="of:=IF([.F450]=0;[.B449];COM.MICROSOFT.CONCAT([.B449];&quot; &quot;;[.B450]))" office:value-type="string" office:string-value="Wake Forest University School of Medicine Program" calcext:value-type="string">
            <text:p>Wake Forest University School of Medicine Program</text:p>
          </table:table-cell>
          <table:table-cell/>
          <table:table-cell table:formula="of:=IF(ISNUMBER(SEARCH(&quot;(Combined&quot;;[.B449]));COM.MICROSOFT.CONCAT([.B448];&quot; &quot;;[.B449]);[.B449])" office:value-type="string" office:string-value="Wake Forest University School of Medicine Program" calcext:value-type="string">
            <text:p>Wake Forest University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Dakot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4" calcext:value-type="float">
            <text:p>0.64</text:p>
          </table:table-cell>
          <table:table-cell table:style-name="ce11" table:formula="of:=IF([.D450]+[.E450]=[.D449]+[.E449];1;0)" office:value-type="float" office:value="0" calcext:value-type="float">
            <text:p>0</text:p>
          </table:table-cell>
          <table:table-cell table:formula="of:=IF([.F451]=0;[.B450];COM.MICROSOFT.CONCAT([.B450];&quot; &quot;;[.B451]))" office:value-type="string" office:string-value="North Dakota University of North Dakota Program" calcext:value-type="string">
            <text:p>North Dakota University of North Dakota Program</text:p>
          </table:table-cell>
          <table:table-cell/>
          <table:table-cell table:formula="of:=IF(ISNUMBER(SEARCH(&quot;(Combined&quot;;[.B450]));COM.MICROSOFT.CONCAT([.B449];&quot; &quot;;[.B450]);[.B450])" office:value-type="string" office:string-value="North Dakota" calcext:value-type="string">
            <text:p>North Dako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North Dakota Progra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4" calcext:value-type="float">
            <text:p>0.64</text:p>
          </table:table-cell>
          <table:table-cell table:style-name="ce11" table:formula="of:=IF([.D451]+[.E451]=[.D450]+[.E450];1;0)" office:value-type="float" office:value="1" calcext:value-type="float">
            <text:p>1</text:p>
          </table:table-cell>
          <table:table-cell table:formula="of:=IF([.F452]=0;[.B451];COM.MICROSOFT.CONCAT([.B451];&quot; &quot;;[.B452]))" office:value-type="string" office:string-value="University of North Dakota Program" calcext:value-type="string">
            <text:p>University of North Dakota Program</text:p>
          </table:table-cell>
          <table:table-cell/>
          <table:table-cell table:formula="of:=IF(ISNUMBER(SEARCH(&quot;(Combined&quot;;[.B451]));COM.MICROSOFT.CONCAT([.B450];&quot; &quot;;[.B451]);[.B451])" office:value-type="string" office:string-value="University of North Dakota Program" calcext:value-type="string">
            <text:p>University of North Dakot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kron General Medical Center/NEOMED Progra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452]+[.E452]=[.D451]+[.E451];1;0)" office:value-type="float" office:value="0" calcext:value-type="float">
            <text:p>0</text:p>
          </table:table-cell>
          <table:table-cell table:formula="of:=IF([.F453]=0;[.B452];COM.MICROSOFT.CONCAT([.B452];&quot; &quot;;[.B453]))" office:value-type="string" office:string-value="Akron General Medical Center/NEOMED Program" calcext:value-type="string">
            <text:p>Akron General Medical Center/NEOMED Program</text:p>
          </table:table-cell>
          <table:table-cell/>
          <table:table-cell table:formula="of:=IF(ISNUMBER(SEARCH(&quot;(Combined&quot;;[.B452]));COM.MICROSOFT.CONCAT([.B451];&quot; &quot;;[.B452]);[.B452])" office:value-type="string" office:string-value="Akron General Medical Center/NEOMED Program" calcext:value-type="string">
            <text:p>Akron General Medical Center/NEOMED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ton Medical Education Foundation/NEOMED Progra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453]+[.E453]=[.D452]+[.E452];1;0)" office:value-type="float" office:value="0" calcext:value-type="float">
            <text:p>0</text:p>
          </table:table-cell>
          <table:table-cell table:formula="of:=IF([.F454]=0;[.B453];COM.MICROSOFT.CONCAT([.B453];&quot; &quot;;[.B454]))" office:value-type="string" office:string-value="Canton Medical Education Foundation/NEOMED Program" calcext:value-type="string">
            <text:p>Canton Medical Education Foundation/NEOMED Program</text:p>
          </table:table-cell>
          <table:table-cell/>
          <table:table-cell table:formula="of:=IF(ISNUMBER(SEARCH(&quot;(Combined&quot;;[.B453]));COM.MICROSOFT.CONCAT([.B452];&quot; &quot;;[.B453]);[.B453])" office:value-type="string" office:string-value="Canton Medical Education Foundation/NEOMED Program" calcext:value-type="string">
            <text:p>Canton Medical Education Foundation/NEOMED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e Western Reserve University/University Hospitals Cleveland Medical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454]+[.E454]=[.D453]+[.E453];1;0)" office:value-type="float" office:value="0" calcext:value-type="float">
            <text:p>0</text:p>
          </table:table-cell>
          <table:table-cell table:formula="of:=IF([.F455]=0;[.B454];COM.MICROSOFT.CONCAT([.B454];&quot; &quot;;[.B455]))" office:value-type="string" office:string-value="Case Western Reserve University/University Hospitals Cleveland Medical Center Program" calcext:value-type="string">
            <text:p>Case Western Reserve University/University Hospitals Cleveland Medical Center Program</text:p>
          </table:table-cell>
          <table:table-cell/>
          <table:table-cell table:formula="of:=IF(ISNUMBER(SEARCH(&quot;(Combined&quot;;[.B454]));COM.MICROSOFT.CONCAT([.B453];&quot; &quot;;[.B454]);[.B454])" office:value-type="string" office:string-value="Case Western Reserve University/University Hospitals Cleveland Medical" calcext:value-type="string">
            <text:p>Case Western Reserve University/University Hospitals Cleveland Med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er Program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455]+[.E455]=[.D454]+[.E454];1;0)" office:value-type="float" office:value="1" calcext:value-type="float">
            <text:p>1</text:p>
          </table:table-cell>
          <table:table-cell table:formula="of:=IF([.F456]=0;[.B455];COM.MICROSOFT.CONCAT([.B455];&quot; &quot;;[.B456]))" office:value-type="string" office:string-value="Center Program" calcext:value-type="string">
            <text:p>Center Program</text:p>
          </table:table-cell>
          <table:table-cell/>
          <table:table-cell table:formula="of:=IF(ISNUMBER(SEARCH(&quot;(Combined&quot;;[.B455]));COM.MICROSOFT.CONCAT([.B454];&quot; &quot;;[.B455]);[.B455])" office:value-type="string" office:string-value="Center Program" calcext:value-type="string">
            <text:p>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456]+[.E456]=[.D455]+[.E455];1;0)" office:value-type="float" office:value="0" calcext:value-type="float">
            <text:p>0</text:p>
          </table:table-cell>
          <table:table-cell table:formula="of:=IF([.F457]=0;[.B456];COM.MICROSOFT.CONCAT([.B456];&quot; &quot;;[.B457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456]));COM.MICROSOFT.CONCAT([.B455];&quot; &quot;;[.B456]);[.B456])" office:value-type="string" office:string-value="Center Program (Combined Internal Medicine-Pediatrics)" calcext:value-type="string">
            <text:p>Center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t Hospital Progr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457]+[.E457]=[.D456]+[.E456];1;0)" office:value-type="float" office:value="0" calcext:value-type="float">
            <text:p>0</text:p>
          </table:table-cell>
          <table:table-cell table:formula="of:=IF([.F458]=0;[.B457];COM.MICROSOFT.CONCAT([.B457];&quot; &quot;;[.B458]))" office:value-type="string" office:string-value="Christ Hospital Program" calcext:value-type="string">
            <text:p>Christ Hospital Program</text:p>
          </table:table-cell>
          <table:table-cell/>
          <table:table-cell table:formula="of:=IF(ISNUMBER(SEARCH(&quot;(Combined&quot;;[.B457]));COM.MICROSOFT.CONCAT([.B456];&quot; &quot;;[.B457]);[.B457])" office:value-type="string" office:string-value="Christ Hospital Program" calcext:value-type="string">
            <text:p>Christ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veland Clinic Foundation Program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458]+[.E458]=[.D457]+[.E457];1;0)" office:value-type="float" office:value="0" calcext:value-type="float">
            <text:p>0</text:p>
          </table:table-cell>
          <table:table-cell table:formula="of:=IF([.F459]=0;[.B458];COM.MICROSOFT.CONCAT([.B458];&quot; &quot;;[.B459]))" office:value-type="string" office:string-value="Cleveland Clinic Foundation Program" calcext:value-type="string">
            <text:p>Cleveland Clinic Foundation Program</text:p>
          </table:table-cell>
          <table:table-cell/>
          <table:table-cell table:formula="of:=IF(ISNUMBER(SEARCH(&quot;(Combined&quot;;[.B458]));COM.MICROSOFT.CONCAT([.B457];&quot; &quot;;[.B458]);[.B458])" office:value-type="string" office:string-value="Cleveland Clinic Foundation Program" calcext:value-type="string">
            <text:p>Cleveland Clinic Foundation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veland Clinic Foundation/Fairview Hospital Program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459]+[.E459]=[.D458]+[.E458];1;0)" office:value-type="float" office:value="0" calcext:value-type="float">
            <text:p>0</text:p>
          </table:table-cell>
          <table:table-cell table:formula="of:=IF([.F460]=0;[.B459];COM.MICROSOFT.CONCAT([.B459];&quot; &quot;;[.B460]))" office:value-type="string" office:string-value="Cleveland Clinic Foundation/Fairview Hospital Program" calcext:value-type="string">
            <text:p>Cleveland Clinic Foundation/Fairview Hospital Program</text:p>
          </table:table-cell>
          <table:table-cell/>
          <table:table-cell table:formula="of:=IF(ISNUMBER(SEARCH(&quot;(Combined&quot;;[.B459]));COM.MICROSOFT.CONCAT([.B458];&quot; &quot;;[.B459]);[.B459])" office:value-type="string" office:string-value="Cleveland Clinic Foundation/Fairview Hospital Program" calcext:value-type="string">
            <text:p>Cleveland Clinic Foundation/Fairview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veland Clinic Foundation/South Pointe Hospital Progra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4" calcext:value-type="float">
            <text:p>0.64</text:p>
          </table:table-cell>
          <table:table-cell table:style-name="ce11" table:formula="of:=IF([.D460]+[.E460]=[.D459]+[.E459];1;0)" office:value-type="float" office:value="0" calcext:value-type="float">
            <text:p>0</text:p>
          </table:table-cell>
          <table:table-cell table:formula="of:=IF([.F461]=0;[.B460];COM.MICROSOFT.CONCAT([.B460];&quot; &quot;;[.B461]))" office:value-type="string" office:string-value="Cleveland Clinic Foundation/South Pointe Hospital Program" calcext:value-type="string">
            <text:p>Cleveland Clinic Foundation/South Pointe Hospital Program</text:p>
          </table:table-cell>
          <table:table-cell/>
          <table:table-cell table:formula="of:=IF(ISNUMBER(SEARCH(&quot;(Combined&quot;;[.B460]));COM.MICROSOFT.CONCAT([.B459];&quot; &quot;;[.B460]);[.B460])" office:value-type="string" office:string-value="Cleveland Clinic Foundation/South Pointe Hospital Program" calcext:value-type="string">
            <text:p>Cleveland Clinic Foundation/South Pointe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wish Hospital of Cincinnati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7" calcext:value-type="float">
            <text:p>0.67</text:p>
          </table:table-cell>
          <table:table-cell table:style-name="ce11" table:formula="of:=IF([.D461]+[.E461]=[.D460]+[.E460];1;0)" office:value-type="float" office:value="0" calcext:value-type="float">
            <text:p>0</text:p>
          </table:table-cell>
          <table:table-cell table:formula="of:=IF([.F462]=0;[.B461];COM.MICROSOFT.CONCAT([.B461];&quot; &quot;;[.B462]))" office:value-type="string" office:string-value="Jewish Hospital of Cincinnati Program" calcext:value-type="string">
            <text:p>Jewish Hospital of Cincinnati Program</text:p>
          </table:table-cell>
          <table:table-cell/>
          <table:table-cell table:formula="of:=IF(ISNUMBER(SEARCH(&quot;(Combined&quot;;[.B461]));COM.MICROSOFT.CONCAT([.B460];&quot; &quot;;[.B461]);[.B461])" office:value-type="string" office:string-value="Jewish Hospital of Cincinnati Program" calcext:value-type="string">
            <text:p>Jewish Hospital of Cincinnati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ttering Health Network/Kettering Medical Center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462]+[.E462]=[.D461]+[.E461];1;0)" office:value-type="float" office:value="0" calcext:value-type="float">
            <text:p>0</text:p>
          </table:table-cell>
          <table:table-cell table:formula="of:=IF([.F463]=0;[.B462];COM.MICROSOFT.CONCAT([.B462];&quot; &quot;;[.B463]))" office:value-type="string" office:string-value="Kettering Health Network/Kettering Medical Center Program" calcext:value-type="string">
            <text:p>Kettering Health Network/Kettering Medical Center Program</text:p>
          </table:table-cell>
          <table:table-cell/>
          <table:table-cell table:formula="of:=IF(ISNUMBER(SEARCH(&quot;(Combined&quot;;[.B462]));COM.MICROSOFT.CONCAT([.B461];&quot; &quot;;[.B462]);[.B462])" office:value-type="string" office:string-value="Kettering Health Network/Kettering Medical Center Program" calcext:value-type="string">
            <text:p>Kettering Health Network/Kettering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cy St Vincent Medical Center/Mercy Health Partners Program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6" calcext:value-type="float">
            <text:p>0.86</text:p>
          </table:table-cell>
          <table:table-cell table:style-name="ce11" table:formula="of:=IF([.D463]+[.E463]=[.D462]+[.E462];1;0)" office:value-type="float" office:value="0" calcext:value-type="float">
            <text:p>0</text:p>
          </table:table-cell>
          <table:table-cell table:formula="of:=IF([.F464]=0;[.B463];COM.MICROSOFT.CONCAT([.B463];&quot; &quot;;[.B464]))" office:value-type="string" office:string-value="Mercy St Vincent Medical Center/Mercy Health Partners Program" calcext:value-type="string">
            <text:p>Mercy St Vincent Medical Center/Mercy Health Partners Program</text:p>
          </table:table-cell>
          <table:table-cell/>
          <table:table-cell table:formula="of:=IF(ISNUMBER(SEARCH(&quot;(Combined&quot;;[.B463]));COM.MICROSOFT.CONCAT([.B462];&quot; &quot;;[.B463]);[.B463])" office:value-type="string" office:string-value="Mercy St Vincent Medical Center/Mercy Health Partners Program" calcext:value-type="string">
            <text:p>Mercy St Vincent Medical Center/Mercy Health Partner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nt Carmel Health System Progr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83" calcext:value-type="float">
            <text:p>0.83</text:p>
          </table:table-cell>
          <table:table-cell table:style-name="ce11" table:formula="of:=IF([.D464]+[.E464]=[.D463]+[.E463];1;0)" office:value-type="float" office:value="0" calcext:value-type="float">
            <text:p>0</text:p>
          </table:table-cell>
          <table:table-cell table:formula="of:=IF([.F465]=0;[.B464];COM.MICROSOFT.CONCAT([.B464];&quot; &quot;;[.B465]))" office:value-type="string" office:string-value="Mount Carmel Health System Program" calcext:value-type="string">
            <text:p>Mount Carmel Health System Program</text:p>
          </table:table-cell>
          <table:table-cell/>
          <table:table-cell table:formula="of:=IF(ISNUMBER(SEARCH(&quot;(Combined&quot;;[.B464]));COM.MICROSOFT.CONCAT([.B463];&quot; &quot;;[.B464]);[.B464])" office:value-type="string" office:string-value="Mount Carmel Health System Program" calcext:value-type="string">
            <text:p>Mount Carmel Health Syste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hio State University Hospital Program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465]+[.E465]=[.D464]+[.E464];1;0)" office:value-type="float" office:value="0" calcext:value-type="float">
            <text:p>0</text:p>
          </table:table-cell>
          <table:table-cell table:formula="of:=IF([.F466]=0;[.B465];COM.MICROSOFT.CONCAT([.B465];&quot; &quot;;[.B466]))" office:value-type="string" office:string-value="Ohio State University Hospital Program" calcext:value-type="string">
            <text:p>Ohio State University Hospital Program</text:p>
          </table:table-cell>
          <table:table-cell/>
          <table:table-cell table:formula="of:=IF(ISNUMBER(SEARCH(&quot;(Combined&quot;;[.B465]));COM.MICROSOFT.CONCAT([.B464];&quot; &quot;;[.B465]);[.B465])" office:value-type="string" office:string-value="Ohio State University Hospital Program" calcext:value-type="string">
            <text:p>Ohio State Univers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0" office:value-type="percentage" office:value="0.97" calcext:value-type="percentage">
            <text:p>97.00%</text:p>
          </table:table-cell>
          <table:table-cell table:style-name="ce11" table:formula="of:=IF([.D466]+[.E466]=[.D465]+[.E465];1;0)" office:value-type="float" office:value="0" calcext:value-type="float">
            <text:p>0</text:p>
          </table:table-cell>
          <table:table-cell table:formula="of:=IF([.F467]=0;[.B466];COM.MICROSOFT.CONCAT([.B466];&quot; &quot;;[.B467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466]));COM.MICROSOFT.CONCAT([.B465];&quot; &quot;;[.B466]);[.B466])" office:value-type="string" office:string-value="Ohio State University Hospital Program (Combined Internal Medicine-Pediatrics)" calcext:value-type="string">
            <text:p>Ohio State University Hospital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hioHealth/Doctors Hospital Progra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9" calcext:value-type="float">
            <text:p>0.79</text:p>
          </table:table-cell>
          <table:table-cell table:style-name="ce11" table:formula="of:=IF([.D467]+[.E467]=[.D466]+[.E466];1;0)" office:value-type="float" office:value="0" calcext:value-type="float">
            <text:p>0</text:p>
          </table:table-cell>
          <table:table-cell table:formula="of:=IF([.F468]=0;[.B467];COM.MICROSOFT.CONCAT([.B467];&quot; &quot;;[.B468]))" office:value-type="string" office:string-value="OhioHealth/Doctors Hospital Program" calcext:value-type="string">
            <text:p>OhioHealth/Doctors Hospital Program</text:p>
          </table:table-cell>
          <table:table-cell/>
          <table:table-cell table:formula="of:=IF(ISNUMBER(SEARCH(&quot;(Combined&quot;;[.B467]));COM.MICROSOFT.CONCAT([.B466];&quot; &quot;;[.B467]);[.B467])" office:value-type="string" office:string-value="OhioHealth/Doctors Hospital Program" calcext:value-type="string">
            <text:p>OhioHealth/Doctors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hioHealth/Riverside Methodist Hospital Program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1" table:formula="of:=IF([.D468]+[.E468]=[.D467]+[.E467];1;0)" office:value-type="float" office:value="0" calcext:value-type="float">
            <text:p>0</text:p>
          </table:table-cell>
          <table:table-cell table:formula="of:=IF([.F469]=0;[.B468];COM.MICROSOFT.CONCAT([.B468];&quot; &quot;;[.B469]))" office:value-type="string" office:string-value="OhioHealth/Riverside Methodist Hospital Program" calcext:value-type="string">
            <text:p>OhioHealth/Riverside Methodist Hospital Program</text:p>
          </table:table-cell>
          <table:table-cell/>
          <table:table-cell table:formula="of:=IF(ISNUMBER(SEARCH(&quot;(Combined&quot;;[.B468]));COM.MICROSOFT.CONCAT([.B467];&quot; &quot;;[.B468]);[.B468])" office:value-type="string" office:string-value="OhioHealth/Riverside Methodist Hospital Program" calcext:value-type="string">
            <text:p>OhioHealth/Riverside Methodist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Elizabeth Youngstown Hospital/NEOMED Progr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IF([.D469]+[.E469]=[.D468]+[.E468];1;0)" office:value-type="float" office:value="0" calcext:value-type="float">
            <text:p>0</text:p>
          </table:table-cell>
          <table:table-cell table:formula="of:=IF([.F470]=0;[.B469];COM.MICROSOFT.CONCAT([.B469];&quot; &quot;;[.B470]))" office:value-type="string" office:string-value="St Elizabeth Youngstown Hospital/NEOMED Program" calcext:value-type="string">
            <text:p>St Elizabeth Youngstown Hospital/NEOMED Program</text:p>
          </table:table-cell>
          <table:table-cell/>
          <table:table-cell table:formula="of:=IF(ISNUMBER(SEARCH(&quot;(Combined&quot;;[.B469]));COM.MICROSOFT.CONCAT([.B468];&quot; &quot;;[.B469]);[.B469])" office:value-type="string" office:string-value="St Elizabeth Youngstown Hospital/NEOMED Program" calcext:value-type="string">
            <text:p>St Elizabeth Youngstown Hospital/NEOMED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Vincent Charity Medical Center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470]+[.E470]=[.D469]+[.E469];1;0)" office:value-type="float" office:value="0" calcext:value-type="float">
            <text:p>0</text:p>
          </table:table-cell>
          <table:table-cell table:formula="of:=IF([.F471]=0;[.B470];COM.MICROSOFT.CONCAT([.B470];&quot; &quot;;[.B471]))" office:value-type="string" office:string-value="St Vincent Charity Medical Center Program" calcext:value-type="string">
            <text:p>St Vincent Charity Medical Center Program</text:p>
          </table:table-cell>
          <table:table-cell/>
          <table:table-cell table:formula="of:=IF(ISNUMBER(SEARCH(&quot;(Combined&quot;;[.B470]));COM.MICROSOFT.CONCAT([.B469];&quot; &quot;;[.B470]);[.B470])" office:value-type="string" office:string-value="St Vincent Charity Medical Center Program" calcext:value-type="string">
            <text:p>St Vincent Char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ma Health System/NEOMED Program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471]+[.E471]=[.D470]+[.E470];1;0)" office:value-type="float" office:value="0" calcext:value-type="float">
            <text:p>0</text:p>
          </table:table-cell>
          <table:table-cell table:formula="of:=IF([.F472]=0;[.B471];COM.MICROSOFT.CONCAT([.B471];&quot; &quot;;[.B472]))" office:value-type="string" office:string-value="Summa Health System/NEOMED Program" calcext:value-type="string">
            <text:p>Summa Health System/NEOMED Program</text:p>
          </table:table-cell>
          <table:table-cell/>
          <table:table-cell table:formula="of:=IF(ISNUMBER(SEARCH(&quot;(Combined&quot;;[.B471]));COM.MICROSOFT.CONCAT([.B470];&quot; &quot;;[.B471]);[.B471])" office:value-type="string" office:string-value="Summa Health System/NEOMED Program" calcext:value-type="string">
            <text:p>Summa Health System/NEOMED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MetroHealth System/Case Western Reserve University Program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472]+[.E472]=[.D471]+[.E471];1;0)" office:value-type="float" office:value="0" calcext:value-type="float">
            <text:p>0</text:p>
          </table:table-cell>
          <table:table-cell table:formula="of:=IF([.F473]=0;[.B472];COM.MICROSOFT.CONCAT([.B472];&quot; &quot;;[.B473]))" office:value-type="string" office:string-value="The MetroHealth System/Case Western Reserve University Program" calcext:value-type="string">
            <text:p>The MetroHealth System/Case Western Reserve University Program</text:p>
          </table:table-cell>
          <table:table-cell/>
          <table:table-cell table:formula="of:=IF(ISNUMBER(SEARCH(&quot;(Combined&quot;;[.B472]));COM.MICROSOFT.CONCAT([.B471];&quot; &quot;;[.B472]);[.B472])" office:value-type="string" office:string-value="The MetroHealth System/Case Western Reserve University Program" calcext:value-type="string">
            <text:p>The MetroHealth System/Case Western Reserv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0" office:value-type="percentage" office:value="0.92" calcext:value-type="percentage">
            <text:p>92.00%</text:p>
          </table:table-cell>
          <table:table-cell table:style-name="ce11" table:formula="of:=IF([.D473]+[.E473]=[.D472]+[.E472];1;0)" office:value-type="float" office:value="0" calcext:value-type="float">
            <text:p>0</text:p>
          </table:table-cell>
          <table:table-cell table:formula="of:=IF([.F474]=0;[.B473];COM.MICROSOFT.CONCAT([.B473];&quot; &quot;;[.B474]))" office:value-type="string" office:string-value="(Combined Internal Medicine-Pediatrics) TriHealth (Good Samaritan Hospital) Program" calcext:value-type="string">
            <text:p>(Combined Internal Medicine-Pediatrics) TriHealth (Good Samaritan Hospital) Program</text:p>
          </table:table-cell>
          <table:table-cell/>
          <table:table-cell table:formula="of:=IF(ISNUMBER(SEARCH(&quot;(Combined&quot;;[.B473]));COM.MICROSOFT.CONCAT([.B472];&quot; &quot;;[.B473]);[.B473])" office:value-type="string" office:string-value="The MetroHealth System/Case Western Reserve University Program (Combined Internal Medicine-Pediatrics)" calcext:value-type="string">
            <text:p>The MetroHealth System/Case Western Reserve University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Health (Good Samaritan Hospital) Progr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474]+[.E474]=[.D473]+[.E473];1;0)" office:value-type="float" office:value="1" calcext:value-type="float">
            <text:p>1</text:p>
          </table:table-cell>
          <table:table-cell table:formula="of:=IF([.F475]=0;[.B474];COM.MICROSOFT.CONCAT([.B474];&quot; &quot;;[.B475]))" office:value-type="string" office:string-value="TriHealth (Good Samaritan Hospital) Program" calcext:value-type="string">
            <text:p>TriHealth (Good Samaritan Hospital) Program</text:p>
          </table:table-cell>
          <table:table-cell/>
          <table:table-cell table:formula="of:=IF(ISNUMBER(SEARCH(&quot;(Combined&quot;;[.B474]));COM.MICROSOFT.CONCAT([.B473];&quot; &quot;;[.B474]);[.B474])" office:value-type="string" office:string-value="TriHealth (Good Samaritan Hospital) Program" calcext:value-type="string">
            <text:p>TriHealth (Good Samaritan Hospital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Hospitals Osteopathic Consortium (UHOC) Progra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3" calcext:value-type="float">
            <text:p>0.73</text:p>
          </table:table-cell>
          <table:table-cell table:style-name="ce11" table:formula="of:=IF([.D475]+[.E475]=[.D474]+[.E474];1;0)" office:value-type="float" office:value="0" calcext:value-type="float">
            <text:p>0</text:p>
          </table:table-cell>
          <table:table-cell table:formula="of:=IF([.F476]=0;[.B475];COM.MICROSOFT.CONCAT([.B475];&quot; &quot;;[.B476]))" office:value-type="string" office:string-value="University Hospitals Osteopathic Consortium (UHOC) Program" calcext:value-type="string">
            <text:p>University Hospitals Osteopathic Consortium (UHOC) Program</text:p>
          </table:table-cell>
          <table:table-cell/>
          <table:table-cell table:formula="of:=IF(ISNUMBER(SEARCH(&quot;(Combined&quot;;[.B475]));COM.MICROSOFT.CONCAT([.B474];&quot; &quot;;[.B475]);[.B475])" office:value-type="string" office:string-value="University Hospitals Osteopathic Consortium (UHOC) Program" calcext:value-type="string">
            <text:p>University Hospitals Osteopathic Consortium (UHOC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incinnati Medical Center/College of Medicine Program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476]+[.E476]=[.D475]+[.E475];1;0)" office:value-type="float" office:value="0" calcext:value-type="float">
            <text:p>0</text:p>
          </table:table-cell>
          <table:table-cell table:formula="of:=IF([.F477]=0;[.B476];COM.MICROSOFT.CONCAT([.B476];&quot; &quot;;[.B477]))" office:value-type="string" office:string-value="University of Cincinnati Medical Center/College of Medicine Program" calcext:value-type="string">
            <text:p>University of Cincinnati Medical Center/College of Medicine Program</text:p>
          </table:table-cell>
          <table:table-cell/>
          <table:table-cell table:formula="of:=IF(ISNUMBER(SEARCH(&quot;(Combined&quot;;[.B476]));COM.MICROSOFT.CONCAT([.B475];&quot; &quot;;[.B476]);[.B476])" office:value-type="string" office:string-value="University of Cincinnati Medical Center/College of Medicine Program" calcext:value-type="string">
            <text:p>University of Cincinnati Medical Center/College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0.95" calcext:value-type="float">
            <text:p>0.95</text:p>
          </table:table-cell>
          <table:table-cell table:style-name="ce11" table:formula="of:=IF([.D477]+[.E477]=[.D476]+[.E476];1;0)" office:value-type="float" office:value="0" calcext:value-type="float">
            <text:p>0</text:p>
          </table:table-cell>
          <table:table-cell table:formula="of:=IF([.F478]=0;[.B477];COM.MICROSOFT.CONCAT([.B477];&quot; &quot;;[.B478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477]));COM.MICROSOFT.CONCAT([.B476];&quot; &quot;;[.B477]);[.B477])" office:value-type="string" office:string-value="University of Cincinnati Medical Center/College of Medicine Program (Combined Internal Medicine-Pediatrics)" calcext:value-type="string">
            <text:p>University of Cincinnati Medical Center/College of Medicine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oledo Progra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478]+[.E478]=[.D477]+[.E477];1;0)" office:value-type="float" office:value="0" calcext:value-type="float">
            <text:p>0</text:p>
          </table:table-cell>
          <table:table-cell table:formula="of:=IF([.F479]=0;[.B478];COM.MICROSOFT.CONCAT([.B478];&quot; &quot;;[.B479]))" office:value-type="string" office:string-value="University of Toledo Program" calcext:value-type="string">
            <text:p>University of Toledo Program</text:p>
          </table:table-cell>
          <table:table-cell/>
          <table:table-cell table:formula="of:=IF(ISNUMBER(SEARCH(&quot;(Combined&quot;;[.B478]));COM.MICROSOFT.CONCAT([.B477];&quot; &quot;;[.B478]);[.B478])" office:value-type="string" office:string-value="University of Toledo Program" calcext:value-type="string">
            <text:p>University of Toledo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ern Reserve Health Education/NEOMED Progr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4" calcext:value-type="float">
            <text:p>0.84</text:p>
          </table:table-cell>
          <table:table-cell table:style-name="ce11" table:formula="of:=IF([.D479]+[.E479]=[.D478]+[.E478];1;0)" office:value-type="float" office:value="0" calcext:value-type="float">
            <text:p>0</text:p>
          </table:table-cell>
          <table:table-cell table:formula="of:=IF([.F480]=0;[.B479];COM.MICROSOFT.CONCAT([.B479];&quot; &quot;;[.B480]))" office:value-type="string" office:string-value="Western Reserve Health Education/NEOMED Program" calcext:value-type="string">
            <text:p>Western Reserve Health Education/NEOMED Program</text:p>
          </table:table-cell>
          <table:table-cell/>
          <table:table-cell table:formula="of:=IF(ISNUMBER(SEARCH(&quot;(Combined&quot;;[.B479]));COM.MICROSOFT.CONCAT([.B478];&quot; &quot;;[.B479]);[.B479])" office:value-type="string" office:string-value="Western Reserve Health Education/NEOMED Program" calcext:value-type="string">
            <text:p>Western Reserve Health Education/NEOMED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ght State University Program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480]+[.E480]=[.D479]+[.E479];1;0)" office:value-type="float" office:value="0" calcext:value-type="float">
            <text:p>0</text:p>
          </table:table-cell>
          <table:table-cell table:formula="of:=IF([.F481]=0;[.B480];COM.MICROSOFT.CONCAT([.B480];&quot; &quot;;[.B481]))" office:value-type="string" office:string-value="Wright State University Program" calcext:value-type="string">
            <text:p>Wright State University Program</text:p>
          </table:table-cell>
          <table:table-cell/>
          <table:table-cell table:formula="of:=IF(ISNUMBER(SEARCH(&quot;(Combined&quot;;[.B480]));COM.MICROSOFT.CONCAT([.B479];&quot; &quot;;[.B480]);[.B480])" office:value-type="string" office:string-value="Wright State University Program" calcext:value-type="string">
            <text:p>Wright Stat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klaho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481]+[.E481]=[.D480]+[.E480];1;0)" office:value-type="float" office:value="0" calcext:value-type="float">
            <text:p>0</text:p>
          </table:table-cell>
          <table:table-cell table:formula="of:=IF([.F482]=0;[.B481];COM.MICROSOFT.CONCAT([.B481];&quot; &quot;;[.B482]))" office:value-type="string" office:string-value="Oklahoma Oklahoma State University Center for Health Sciences Program" calcext:value-type="string">
            <text:p>Oklahoma Oklahoma State University Center for Health Sciences Program</text:p>
          </table:table-cell>
          <table:table-cell/>
          <table:table-cell table:formula="of:=IF(ISNUMBER(SEARCH(&quot;(Combined&quot;;[.B481]));COM.MICROSOFT.CONCAT([.B480];&quot; &quot;;[.B481]);[.B481])" office:value-type="string" office:string-value="Oklahoma" calcext:value-type="string">
            <text:p>Oklaho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klahoma State University Center for Health Sciences Progra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482]+[.E482]=[.D481]+[.E481];1;0)" office:value-type="float" office:value="1" calcext:value-type="float">
            <text:p>1</text:p>
          </table:table-cell>
          <table:table-cell table:formula="of:=IF([.F483]=0;[.B482];COM.MICROSOFT.CONCAT([.B482];&quot; &quot;;[.B483]))" office:value-type="string" office:string-value="Oklahoma State University Center for Health Sciences Program" calcext:value-type="string">
            <text:p>Oklahoma State University Center for Health Sciences Program</text:p>
          </table:table-cell>
          <table:table-cell/>
          <table:table-cell table:formula="of:=IF(ISNUMBER(SEARCH(&quot;(Combined&quot;;[.B482]));COM.MICROSOFT.CONCAT([.B481];&quot; &quot;;[.B482]);[.B482])" office:value-type="string" office:string-value="Oklahoma State University Center for Health Sciences Program" calcext:value-type="string">
            <text:p>Oklahoma State University Center for Health Science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Oklahoma Health Sciences Center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483]+[.E483]=[.D482]+[.E482];1;0)" office:value-type="float" office:value="0" calcext:value-type="float">
            <text:p>0</text:p>
          </table:table-cell>
          <table:table-cell table:formula="of:=IF([.F484]=0;[.B483];COM.MICROSOFT.CONCAT([.B483];&quot; &quot;;[.B484]))" office:value-type="string" office:string-value="University of Oklahoma Health Sciences Center Program" calcext:value-type="string">
            <text:p>University of Oklahoma Health Sciences Center Program</text:p>
          </table:table-cell>
          <table:table-cell/>
          <table:table-cell table:formula="of:=IF(ISNUMBER(SEARCH(&quot;(Combined&quot;;[.B483]));COM.MICROSOFT.CONCAT([.B482];&quot; &quot;;[.B483]);[.B483])" office:value-type="string" office:string-value="University of Oklahoma Health Sciences Center Program" calcext:value-type="string">
            <text:p>University of Oklahoma Health Sciences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Oklahoma School of Community Medicine (Tulsa)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table:formula="of:=IF([.D484]+[.E484]=[.D483]+[.E483];1;0)" office:value-type="float" office:value="0" calcext:value-type="float">
            <text:p>0</text:p>
          </table:table-cell>
          <table:table-cell table:formula="of:=IF([.F485]=0;[.B484];COM.MICROSOFT.CONCAT([.B484];&quot; &quot;;[.B485]))" office:value-type="string" office:string-value="University of Oklahoma School of Community Medicine (Tulsa) Program" calcext:value-type="string">
            <text:p>University of Oklahoma School of Community Medicine (Tulsa) Program</text:p>
          </table:table-cell>
          <table:table-cell/>
          <table:table-cell table:formula="of:=IF(ISNUMBER(SEARCH(&quot;(Combined&quot;;[.B484]));COM.MICROSOFT.CONCAT([.B483];&quot; &quot;;[.B484]);[.B484])" office:value-type="string" office:string-value="University of Oklahoma School of Community Medicine (Tulsa)" calcext:value-type="string">
            <text:p>University of Oklahoma School of Community Medicine (Tuls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table:formula="of:=IF([.D485]+[.E485]=[.D484]+[.E484];1;0)" office:value-type="float" office:value="1" calcext:value-type="float">
            <text:p>1</text:p>
          </table:table-cell>
          <table:table-cell table:formula="of:=IF([.F486]=0;[.B485];COM.MICROSOFT.CONCAT([.B485];&quot; &quot;;[.B486]))" office:value-type="string" office:string-value="Program" calcext:value-type="string">
            <text:p>Program</text:p>
          </table:table-cell>
          <table:table-cell/>
          <table:table-cell table:formula="of:=IF(ISNUMBER(SEARCH(&quot;(Combined&quot;;[.B485]));COM.MICROSOFT.CONCAT([.B484];&quot; &quot;;[.B485]);[.B485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gacy Health/Emanuel Medical Center Program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486]+[.E486]=[.D485]+[.E485];1;0)" office:value-type="float" office:value="0" calcext:value-type="float">
            <text:p>0</text:p>
          </table:table-cell>
          <table:table-cell table:formula="of:=IF([.F487]=0;[.B486];COM.MICROSOFT.CONCAT([.B486];&quot; &quot;;[.B487]))" office:value-type="string" office:string-value="Legacy Health/Emanuel Medical Center Program" calcext:value-type="string">
            <text:p>Legacy Health/Emanuel Medical Center Program</text:p>
          </table:table-cell>
          <table:table-cell/>
          <table:table-cell table:formula="of:=IF(ISNUMBER(SEARCH(&quot;(Combined&quot;;[.B486]));COM.MICROSOFT.CONCAT([.B485];&quot; &quot;;[.B486]);[.B486])" office:value-type="string" office:string-value="Legacy Health/Emanuel Medical Center Program" calcext:value-type="string">
            <text:p>Legacy Health/Emanue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egon Health &amp; Science University Program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1" table:formula="of:=IF([.D487]+[.E487]=[.D486]+[.E486];1;0)" office:value-type="float" office:value="0" calcext:value-type="float">
            <text:p>0</text:p>
          </table:table-cell>
          <table:table-cell table:formula="of:=IF([.F488]=0;[.B487];COM.MICROSOFT.CONCAT([.B487];&quot; &quot;;[.B488]))" office:value-type="string" office:string-value="Oregon Health &amp; Science University Program" calcext:value-type="string">
            <text:p>Oregon Health &amp; Science University Program</text:p>
          </table:table-cell>
          <table:table-cell/>
          <table:table-cell table:formula="of:=IF(ISNUMBER(SEARCH(&quot;(Combined&quot;;[.B487]));COM.MICROSOFT.CONCAT([.B486];&quot; &quot;;[.B487]);[.B487])" office:value-type="string" office:string-value="Oregon Health &amp; Science University Program" calcext:value-type="string">
            <text:p>Oregon Health &amp; Science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vidence Health &amp; Services - Oregon/Providence Medical Center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488]+[.E488]=[.D487]+[.E487];1;0)" office:value-type="float" office:value="0" calcext:value-type="float">
            <text:p>0</text:p>
          </table:table-cell>
          <table:table-cell table:formula="of:=IF([.F489]=0;[.B488];COM.MICROSOFT.CONCAT([.B488];&quot; &quot;;[.B489]))" office:value-type="string" office:string-value="Providence Health &amp; Services - Oregon/Providence Medical Center Program" calcext:value-type="string">
            <text:p>Providence Health &amp; Services - Oregon/Providence Medical Center Program</text:p>
          </table:table-cell>
          <table:table-cell/>
          <table:table-cell table:formula="of:=IF(ISNUMBER(SEARCH(&quot;(Combined&quot;;[.B488]));COM.MICROSOFT.CONCAT([.B487];&quot; &quot;;[.B488]);[.B488])" office:value-type="string" office:string-value="Providence Health &amp; Services - Oregon/Providence Medical Center" calcext:value-type="string">
            <text:p>Providence Health &amp; Services - Oregon/Providence Medical Ce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489]+[.E489]=[.D488]+[.E488];1;0)" office:value-type="float" office:value="1" calcext:value-type="float">
            <text:p>1</text:p>
          </table:table-cell>
          <table:table-cell table:formula="of:=IF([.F490]=0;[.B489];COM.MICROSOFT.CONCAT([.B489];&quot; &quot;;[.B490]))" office:value-type="string" office:string-value="Program" calcext:value-type="string">
            <text:p>Program</text:p>
          </table:table-cell>
          <table:table-cell/>
          <table:table-cell table:formula="of:=IF(ISNUMBER(SEARCH(&quot;(Combined&quot;;[.B489]));COM.MICROSOFT.CONCAT([.B488];&quot; &quot;;[.B489]);[.B489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vidence Health &amp; Services - Oregon/St Vincent Hospital an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490]+[.E490]=[.D489]+[.E489];1;0)" office:value-type="float" office:value="0" calcext:value-type="float">
            <text:p>0</text:p>
          </table:table-cell>
          <table:table-cell table:formula="of:=IF([.F491]=0;[.B490];COM.MICROSOFT.CONCAT([.B490];&quot; &quot;;[.B491]))" office:value-type="string" office:string-value="Providence Health &amp; Services - Oregon/St Vincent Hospital and Medical Center Program" calcext:value-type="string">
            <text:p>Providence Health &amp; Services - Oregon/St Vincent Hospital and Medical Center Program</text:p>
          </table:table-cell>
          <table:table-cell/>
          <table:table-cell table:formula="of:=IF(ISNUMBER(SEARCH(&quot;(Combined&quot;;[.B490]));COM.MICROSOFT.CONCAT([.B489];&quot; &quot;;[.B490]);[.B490])" office:value-type="string" office:string-value="Providence Health &amp; Services - Oregon/St Vincent Hospital and" calcext:value-type="string">
            <text:p>Providence Health &amp; Services - Oregon/St Vincent Hospital 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 Center Progr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491]+[.E491]=[.D490]+[.E490];1;0)" office:value-type="float" office:value="1" calcext:value-type="float">
            <text:p>1</text:p>
          </table:table-cell>
          <table:table-cell table:formula="of:=IF([.F492]=0;[.B491];COM.MICROSOFT.CONCAT([.B491];&quot; &quot;;[.B492]))" office:value-type="string" office:string-value="Medical Center Program" calcext:value-type="string">
            <text:p>Medical Center Program</text:p>
          </table:table-cell>
          <table:table-cell/>
          <table:table-cell table:formula="of:=IF(ISNUMBER(SEARCH(&quot;(Combined&quot;;[.B491]));COM.MICROSOFT.CONCAT([.B490];&quot; &quot;;[.B491]);[.B491])" office:value-type="string" office:string-value="Medical Center Program" calcext:value-type="string">
            <text:p>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aritan Health Services - Corvallis Progra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492]+[.E492]=[.D491]+[.E491];1;0)" office:value-type="float" office:value="0" calcext:value-type="float">
            <text:p>0</text:p>
          </table:table-cell>
          <table:table-cell table:formula="of:=IF([.F493]=0;[.B492];COM.MICROSOFT.CONCAT([.B492];&quot; &quot;;[.B493]))" office:value-type="string" office:string-value="Samaritan Health Services - Corvallis Program" calcext:value-type="string">
            <text:p>Samaritan Health Services - Corvallis Program</text:p>
          </table:table-cell>
          <table:table-cell/>
          <table:table-cell table:formula="of:=IF(ISNUMBER(SEARCH(&quot;(Combined&quot;;[.B492]));COM.MICROSOFT.CONCAT([.B491];&quot; &quot;;[.B492]);[.B492])" office:value-type="string" office:string-value="Samaritan Health Services - Corvallis Program" calcext:value-type="string">
            <text:p>Samaritan Health Services - Corvalli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nsylvani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493]+[.E493]=[.D492]+[.E492];1;0)" office:value-type="float" office:value="0" calcext:value-type="float">
            <text:p>0</text:p>
          </table:table-cell>
          <table:table-cell table:formula="of:=IF([.F494]=0;[.B493];COM.MICROSOFT.CONCAT([.B493];&quot; &quot;;[.B494]))" office:value-type="string" office:string-value="Pennsylvania Abington Memorial Hospital Program" calcext:value-type="string">
            <text:p>Pennsylvania Abington Memorial Hospital Program</text:p>
          </table:table-cell>
          <table:table-cell/>
          <table:table-cell table:formula="of:=IF(ISNUMBER(SEARCH(&quot;(Combined&quot;;[.B493]));COM.MICROSOFT.CONCAT([.B492];&quot; &quot;;[.B493]);[.B493])" office:value-type="string" office:string-value="Pennsylvania" calcext:value-type="string">
            <text:p>Pennsylv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ington Memorial Hospital Program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494]+[.E494]=[.D493]+[.E493];1;0)" office:value-type="float" office:value="1" calcext:value-type="float">
            <text:p>1</text:p>
          </table:table-cell>
          <table:table-cell table:formula="of:=IF([.F495]=0;[.B494];COM.MICROSOFT.CONCAT([.B494];&quot; &quot;;[.B495]))" office:value-type="string" office:string-value="Abington Memorial Hospital Program" calcext:value-type="string">
            <text:p>Abington Memorial Hospital Program</text:p>
          </table:table-cell>
          <table:table-cell/>
          <table:table-cell table:formula="of:=IF(ISNUMBER(SEARCH(&quot;(Combined&quot;;[.B494]));COM.MICROSOFT.CONCAT([.B493];&quot; &quot;;[.B494]);[.B494])" office:value-type="string" office:string-value="Abington Memorial Hospital Program" calcext:value-type="string">
            <text:p>Abington Memorial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ert Einstein Healthcare Network Program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495]+[.E495]=[.D494]+[.E494];1;0)" office:value-type="float" office:value="0" calcext:value-type="float">
            <text:p>0</text:p>
          </table:table-cell>
          <table:table-cell table:formula="of:=IF([.F496]=0;[.B495];COM.MICROSOFT.CONCAT([.B495];&quot; &quot;;[.B496]))" office:value-type="string" office:string-value="Albert Einstein Healthcare Network Program" calcext:value-type="string">
            <text:p>Albert Einstein Healthcare Network Program</text:p>
          </table:table-cell>
          <table:table-cell/>
          <table:table-cell table:formula="of:=IF(ISNUMBER(SEARCH(&quot;(Combined&quot;;[.B495]));COM.MICROSOFT.CONCAT([.B494];&quot; &quot;;[.B495]);[.B495])" office:value-type="string" office:string-value="Albert Einstein Healthcare Network Program" calcext:value-type="string">
            <text:p>Albert Einstein Healthcare Network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gheny Health Network Medical Education Consortium (AGH)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496]+[.E496]=[.D495]+[.E495];1;0)" office:value-type="float" office:value="0" calcext:value-type="float">
            <text:p>0</text:p>
          </table:table-cell>
          <table:table-cell table:formula="of:=IF([.F497]=0;[.B496];COM.MICROSOFT.CONCAT([.B496];&quot; &quot;;[.B497]))" office:value-type="string" office:string-value="Allegheny Health Network Medical Education Consortium (AGH) Program" calcext:value-type="string">
            <text:p>Allegheny Health Network Medical Education Consortium (AGH) Program</text:p>
          </table:table-cell>
          <table:table-cell/>
          <table:table-cell table:formula="of:=IF(ISNUMBER(SEARCH(&quot;(Combined&quot;;[.B496]));COM.MICROSOFT.CONCAT([.B495];&quot; &quot;;[.B496]);[.B496])" office:value-type="string" office:string-value="Allegheny Health Network Medical Education Consortium (AGH)" calcext:value-type="string">
            <text:p>Allegheny Health Network Medical Education Consortium (AG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497]+[.E497]=[.D496]+[.E496];1;0)" office:value-type="float" office:value="1" calcext:value-type="float">
            <text:p>1</text:p>
          </table:table-cell>
          <table:table-cell table:formula="of:=IF([.F498]=0;[.B497];COM.MICROSOFT.CONCAT([.B497];&quot; &quot;;[.B498]))" office:value-type="string" office:string-value="Program" calcext:value-type="string">
            <text:p>Program</text:p>
          </table:table-cell>
          <table:table-cell/>
          <table:table-cell table:formula="of:=IF(ISNUMBER(SEARCH(&quot;(Combined&quot;;[.B497]));COM.MICROSOFT.CONCAT([.B496];&quot; &quot;;[.B497]);[.B497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emaugh Memorial Medical Center Progra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1" table:formula="of:=IF([.D498]+[.E498]=[.D497]+[.E497];1;0)" office:value-type="float" office:value="0" calcext:value-type="float">
            <text:p>0</text:p>
          </table:table-cell>
          <table:table-cell table:formula="of:=IF([.F499]=0;[.B498];COM.MICROSOFT.CONCAT([.B498];&quot; &quot;;[.B499]))" office:value-type="string" office:string-value="Conemaugh Memorial Medical Center Program" calcext:value-type="string">
            <text:p>Conemaugh Memorial Medical Center Program</text:p>
          </table:table-cell>
          <table:table-cell/>
          <table:table-cell table:formula="of:=IF(ISNUMBER(SEARCH(&quot;(Combined&quot;;[.B498]));COM.MICROSOFT.CONCAT([.B497];&quot; &quot;;[.B498]);[.B498])" office:value-type="string" office:string-value="Conemaugh Memorial Medical Center Program" calcext:value-type="string">
            <text:p>Conemaugh Memori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zer-Chester Medical Center Progr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499]+[.E499]=[.D498]+[.E498];1;0)" office:value-type="float" office:value="0" calcext:value-type="float">
            <text:p>0</text:p>
          </table:table-cell>
          <table:table-cell table:formula="of:=IF([.F500]=0;[.B499];COM.MICROSOFT.CONCAT([.B499];&quot; &quot;;[.B500]))" office:value-type="string" office:string-value="Crozer-Chester Medical Center Program" calcext:value-type="string">
            <text:p>Crozer-Chester Medical Center Program</text:p>
          </table:table-cell>
          <table:table-cell/>
          <table:table-cell table:formula="of:=IF(ISNUMBER(SEARCH(&quot;(Combined&quot;;[.B499]));COM.MICROSOFT.CONCAT([.B498];&quot; &quot;;[.B499]);[.B499])" office:value-type="string" office:string-value="Crozer-Chester Medical Center Program" calcext:value-type="string">
            <text:p>Crozer-Chester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isinger Health System (Danville) Program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500]+[.E500]=[.D499]+[.E499];1;0)" office:value-type="float" office:value="0" calcext:value-type="float">
            <text:p>0</text:p>
          </table:table-cell>
          <table:table-cell table:formula="of:=IF([.F501]=0;[.B500];COM.MICROSOFT.CONCAT([.B500];&quot; &quot;;[.B501]))" office:value-type="string" office:string-value="Geisinger Health System (Danville) Program" calcext:value-type="string">
            <text:p>Geisinger Health System (Danville) Program</text:p>
          </table:table-cell>
          <table:table-cell/>
          <table:table-cell table:formula="of:=IF(ISNUMBER(SEARCH(&quot;(Combined&quot;;[.B500]));COM.MICROSOFT.CONCAT([.B499];&quot; &quot;;[.B500]);[.B500])" office:value-type="string" office:string-value="Geisinger Health System (Danville) Program" calcext:value-type="string">
            <text:p>Geisinger Health System (Danvill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0.93" calcext:value-type="float">
            <text:p>0.93</text:p>
          </table:table-cell>
          <table:table-cell table:style-name="ce11" table:formula="of:=IF([.D501]+[.E501]=[.D500]+[.E500];1;0)" office:value-type="float" office:value="0" calcext:value-type="float">
            <text:p>0</text:p>
          </table:table-cell>
          <table:table-cell table:formula="of:=IF([.F502]=0;[.B501];COM.MICROSOFT.CONCAT([.B501];&quot; &quot;;[.B502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501]));COM.MICROSOFT.CONCAT([.B500];&quot; &quot;;[.B501]);[.B501])" office:value-type="string" office:string-value="Geisinger Health System (Danville) Program (Combined Internal Medicine-Pediatrics)" calcext:value-type="string">
            <text:p>Geisinger Health System (Danville)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fferson Health Northeast Progra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3" calcext:value-type="float">
            <text:p>0.23</text:p>
          </table:table-cell>
          <table:table-cell table:style-name="ce11" table:formula="of:=IF([.D502]+[.E502]=[.D501]+[.E501];1;0)" office:value-type="float" office:value="0" calcext:value-type="float">
            <text:p>0</text:p>
          </table:table-cell>
          <table:table-cell table:formula="of:=IF([.F503]=0;[.B502];COM.MICROSOFT.CONCAT([.B502];&quot; &quot;;[.B503]))" office:value-type="string" office:string-value="Jefferson Health Northeast Program" calcext:value-type="string">
            <text:p>Jefferson Health Northeast Program</text:p>
          </table:table-cell>
          <table:table-cell/>
          <table:table-cell table:formula="of:=IF(ISNUMBER(SEARCH(&quot;(Combined&quot;;[.B502]));COM.MICROSOFT.CONCAT([.B501];&quot; &quot;;[.B502]);[.B502])" office:value-type="string" office:string-value="Jefferson Health Northeast Program" calcext:value-type="string">
            <text:p>Jefferson Health Northeast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e Erie College of Osteopathic Medicine Progra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style-name="ce11" table:formula="of:=IF([.D503]+[.E503]=[.D502]+[.E502];1;0)" office:value-type="float" office:value="0" calcext:value-type="float">
            <text:p>0</text:p>
          </table:table-cell>
          <table:table-cell table:formula="of:=IF([.F504]=0;[.B503];COM.MICROSOFT.CONCAT([.B503];&quot; &quot;;[.B504]))" office:value-type="string" office:string-value="Lake Erie College of Osteopathic Medicine Program" calcext:value-type="string">
            <text:p>Lake Erie College of Osteopathic Medicine Program</text:p>
          </table:table-cell>
          <table:table-cell/>
          <table:table-cell table:formula="of:=IF(ISNUMBER(SEARCH(&quot;(Combined&quot;;[.B503]));COM.MICROSOFT.CONCAT([.B502];&quot; &quot;;[.B503]);[.B503])" office:value-type="string" office:string-value="Lake Erie College of Osteopathic Medicine Program" calcext:value-type="string">
            <text:p>Lake Erie College of Osteopathic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high Valley Health Network/University of South Florida College of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504]+[.E504]=[.D503]+[.E503];1;0)" office:value-type="float" office:value="0" calcext:value-type="float">
            <text:p>0</text:p>
          </table:table-cell>
          <table:table-cell table:formula="of:=IF([.F505]=0;[.B504];COM.MICROSOFT.CONCAT([.B504];&quot; &quot;;[.B505]))" office:value-type="string" office:string-value="Lehigh Valley Health Network/University of South Florida College of Medicine Program" calcext:value-type="string">
            <text:p>Lehigh Valley Health Network/University of South Florida College of Medicine Program</text:p>
          </table:table-cell>
          <table:table-cell/>
          <table:table-cell table:formula="of:=IF(ISNUMBER(SEARCH(&quot;(Combined&quot;;[.B504]));COM.MICROSOFT.CONCAT([.B503];&quot; &quot;;[.B504]);[.B504])" office:value-type="string" office:string-value="Lehigh Valley Health Network/University of South Florida College of" calcext:value-type="string">
            <text:p>Lehigh Valley Health Network/University of South Florida College o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ine Program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505]+[.E505]=[.D504]+[.E504];1;0)" office:value-type="float" office:value="1" calcext:value-type="float">
            <text:p>1</text:p>
          </table:table-cell>
          <table:table-cell table:formula="of:=IF([.F506]=0;[.B505];COM.MICROSOFT.CONCAT([.B505];&quot; &quot;;[.B506]))" office:value-type="string" office:string-value="Medicine Program" calcext:value-type="string">
            <text:p>Medicine Program</text:p>
          </table:table-cell>
          <table:table-cell/>
          <table:table-cell table:formula="of:=IF(ISNUMBER(SEARCH(&quot;(Combined&quot;;[.B505]));COM.MICROSOFT.CONCAT([.B504];&quot; &quot;;[.B505]);[.B505])" office:value-type="string" office:string-value="Medicine Program" calcext:value-type="string">
            <text:p>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Line Health System/Lankenau Medical Center Program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1" table:formula="of:=IF([.D506]+[.E506]=[.D505]+[.E505];1;0)" office:value-type="float" office:value="0" calcext:value-type="float">
            <text:p>0</text:p>
          </table:table-cell>
          <table:table-cell table:formula="of:=IF([.F507]=0;[.B506];COM.MICROSOFT.CONCAT([.B506];&quot; &quot;;[.B507]))" office:value-type="string" office:string-value="Main Line Health System/Lankenau Medical Center Program" calcext:value-type="string">
            <text:p>Main Line Health System/Lankenau Medical Center Program</text:p>
          </table:table-cell>
          <table:table-cell/>
          <table:table-cell table:formula="of:=IF(ISNUMBER(SEARCH(&quot;(Combined&quot;;[.B506]));COM.MICROSOFT.CONCAT([.B505];&quot; &quot;;[.B506]);[.B506])" office:value-type="string" office:string-value="Main Line Health System/Lankenau Medical Center Program" calcext:value-type="string">
            <text:p>Main Line Health System/Lankenau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cy Catholic Medical Center Program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507]+[.E507]=[.D506]+[.E506];1;0)" office:value-type="float" office:value="0" calcext:value-type="float">
            <text:p>0</text:p>
          </table:table-cell>
          <table:table-cell table:formula="of:=IF([.F508]=0;[.B507];COM.MICROSOFT.CONCAT([.B507];&quot; &quot;;[.B508]))" office:value-type="string" office:string-value="Mercy Catholic Medical Center Program" calcext:value-type="string">
            <text:p>Mercy Catholic Medical Center Program</text:p>
          </table:table-cell>
          <table:table-cell/>
          <table:table-cell table:formula="of:=IF(ISNUMBER(SEARCH(&quot;(Combined&quot;;[.B507]));COM.MICROSOFT.CONCAT([.B506];&quot; &quot;;[.B507]);[.B507])" office:value-type="string" office:string-value="Mercy Catholic Medical Center Program" calcext:value-type="string">
            <text:p>Mercy Catholic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zareth Hospital Progra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9" calcext:value-type="float">
            <text:p>0.69</text:p>
          </table:table-cell>
          <table:table-cell table:style-name="ce11" table:formula="of:=IF([.D508]+[.E508]=[.D507]+[.E507];1;0)" office:value-type="float" office:value="0" calcext:value-type="float">
            <text:p>0</text:p>
          </table:table-cell>
          <table:table-cell table:formula="of:=IF([.F509]=0;[.B508];COM.MICROSOFT.CONCAT([.B508];&quot; &quot;;[.B509]))" office:value-type="string" office:string-value="Nazareth Hospital Program" calcext:value-type="string">
            <text:p>Nazareth Hospital Program</text:p>
          </table:table-cell>
          <table:table-cell/>
          <table:table-cell table:formula="of:=IF(ISNUMBER(SEARCH(&quot;(Combined&quot;;[.B508]));COM.MICROSOFT.CONCAT([.B507];&quot; &quot;;[.B508]);[.B508])" office:value-type="string" office:string-value="Nazareth Hospital Program" calcext:value-type="string">
            <text:p>Nazareth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n State Milton S Hershey Medical Center Program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509]+[.E509]=[.D508]+[.E508];1;0)" office:value-type="float" office:value="0" calcext:value-type="float">
            <text:p>0</text:p>
          </table:table-cell>
          <table:table-cell table:formula="of:=IF([.F510]=0;[.B509];COM.MICROSOFT.CONCAT([.B509];&quot; &quot;;[.B510]))" office:value-type="string" office:string-value="Penn State Milton S Hershey Medical Center Program" calcext:value-type="string">
            <text:p>Penn State Milton S Hershey Medical Center Program</text:p>
          </table:table-cell>
          <table:table-cell/>
          <table:table-cell table:formula="of:=IF(ISNUMBER(SEARCH(&quot;(Combined&quot;;[.B509]));COM.MICROSOFT.CONCAT([.B508];&quot; &quot;;[.B509]);[.B509])" office:value-type="string" office:string-value="Penn State Milton S Hershey Medical Center Program" calcext:value-type="string">
            <text:p>Penn State Milton S Hershe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0.8" calcext:value-type="float">
            <text:p>0.8</text:p>
          </table:table-cell>
          <table:table-cell table:style-name="ce11" table:formula="of:=IF([.D510]+[.E510]=[.D509]+[.E509];1;0)" office:value-type="float" office:value="0" calcext:value-type="float">
            <text:p>0</text:p>
          </table:table-cell>
          <table:table-cell table:formula="of:=IF([.F511]=0;[.B510];COM.MICROSOFT.CONCAT([.B510];&quot; &quot;;[.B511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510]));COM.MICROSOFT.CONCAT([.B509];&quot; &quot;;[.B510]);[.B510])" office:value-type="string" office:string-value="Penn State Milton S Hershey Medical Center Program (Combined Internal Medicine-Pediatrics)" calcext:value-type="string">
            <text:p>Penn State Milton S Hershey Medical Center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nsylvania Hospital of the University of Pennsylvania Health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511]+[.E511]=[.D510]+[.E510];1;0)" office:value-type="float" office:value="0" calcext:value-type="float">
            <text:p>0</text:p>
          </table:table-cell>
          <table:table-cell table:formula="of:=IF([.F512]=0;[.B511];COM.MICROSOFT.CONCAT([.B511];&quot; &quot;;[.B512]))" office:value-type="string" office:string-value="Pennsylvania Hospital of the University of Pennsylvania Health System Program" calcext:value-type="string">
            <text:p>Pennsylvania Hospital of the University of Pennsylvania Health System Program</text:p>
          </table:table-cell>
          <table:table-cell/>
          <table:table-cell table:formula="of:=IF(ISNUMBER(SEARCH(&quot;(Combined&quot;;[.B511]));COM.MICROSOFT.CONCAT([.B510];&quot; &quot;;[.B511]);[.B511])" office:value-type="string" office:string-value="Pennsylvania Hospital of the University of Pennsylvania Health" calcext:value-type="string">
            <text:p>Pennsylvania Hospital of the University of Pennsylvania Heal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 Progra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512]+[.E512]=[.D511]+[.E511];1;0)" office:value-type="float" office:value="1" calcext:value-type="float">
            <text:p>1</text:p>
          </table:table-cell>
          <table:table-cell table:formula="of:=IF([.F513]=0;[.B512];COM.MICROSOFT.CONCAT([.B512];&quot; &quot;;[.B513]))" office:value-type="string" office:string-value="System Program" calcext:value-type="string">
            <text:p>System Program</text:p>
          </table:table-cell>
          <table:table-cell/>
          <table:table-cell table:formula="of:=IF(ISNUMBER(SEARCH(&quot;(Combined&quot;;[.B512]));COM.MICROSOFT.CONCAT([.B511];&quot; &quot;;[.B512]);[.B512])" office:value-type="string" office:string-value="System Program" calcext:value-type="string">
            <text:p>Syste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ladelphia College of Osteopathic Medicine Progra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.67</text:p>
          </table:table-cell>
          <table:table-cell table:style-name="ce11" table:formula="of:=IF([.D513]+[.E513]=[.D512]+[.E512];1;0)" office:value-type="float" office:value="0" calcext:value-type="float">
            <text:p>0</text:p>
          </table:table-cell>
          <table:table-cell table:formula="of:=IF([.F514]=0;[.B513];COM.MICROSOFT.CONCAT([.B513];&quot; &quot;;[.B514]))" office:value-type="string" office:string-value="Philadelphia College of Osteopathic Medicine Program" calcext:value-type="string">
            <text:p>Philadelphia College of Osteopathic Medicine Program</text:p>
          </table:table-cell>
          <table:table-cell/>
          <table:table-cell table:formula="of:=IF(ISNUMBER(SEARCH(&quot;(Combined&quot;;[.B513]));COM.MICROSOFT.CONCAT([.B512];&quot; &quot;;[.B513]);[.B513])" office:value-type="string" office:string-value="Philadelphia College of Osteopathic Medicine Program" calcext:value-type="string">
            <text:p>Philadelphia College of Osteopathic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ert Packer Hospital/Guthrie Progr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514]+[.E514]=[.D513]+[.E513];1;0)" office:value-type="float" office:value="0" calcext:value-type="float">
            <text:p>0</text:p>
          </table:table-cell>
          <table:table-cell table:formula="of:=IF([.F515]=0;[.B514];COM.MICROSOFT.CONCAT([.B514];&quot; &quot;;[.B515]))" office:value-type="string" office:string-value="Robert Packer Hospital/Guthrie Program" calcext:value-type="string">
            <text:p>Robert Packer Hospital/Guthrie Program</text:p>
          </table:table-cell>
          <table:table-cell/>
          <table:table-cell table:formula="of:=IF(ISNUMBER(SEARCH(&quot;(Combined&quot;;[.B514]));COM.MICROSOFT.CONCAT([.B513];&quot; &quot;;[.B514]);[.B514])" office:value-type="string" office:string-value="Robert Packer Hospital/Guthrie Program" calcext:value-type="string">
            <text:p>Robert Packer Hospital/Guthri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ney Kimmel Medical College at Thomas Jefferson University/TJUH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515]+[.E515]=[.D514]+[.E514];1;0)" office:value-type="float" office:value="0" calcext:value-type="float">
            <text:p>0</text:p>
          </table:table-cell>
          <table:table-cell table:formula="of:=IF([.F516]=0;[.B515];COM.MICROSOFT.CONCAT([.B515];&quot; &quot;;[.B516]))" office:value-type="string" office:string-value="Sidney Kimmel Medical College at Thomas Jefferson University/TJUH Program" calcext:value-type="string">
            <text:p>Sidney Kimmel Medical College at Thomas Jefferson University/TJUH Program</text:p>
          </table:table-cell>
          <table:table-cell/>
          <table:table-cell table:formula="of:=IF(ISNUMBER(SEARCH(&quot;(Combined&quot;;[.B515]));COM.MICROSOFT.CONCAT([.B514];&quot; &quot;;[.B515]);[.B515])" office:value-type="string" office:string-value="Sidney Kimmel Medical College at Thomas Jefferson University/TJUH" calcext:value-type="string">
            <text:p>Sidney Kimmel Medical College at Thomas Jefferson University/TJU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516]+[.E516]=[.D515]+[.E515];1;0)" office:value-type="float" office:value="1" calcext:value-type="float">
            <text:p>1</text:p>
          </table:table-cell>
          <table:table-cell table:formula="of:=IF([.F517]=0;[.B516];COM.MICROSOFT.CONCAT([.B516];&quot; &quot;;[.B517]))" office:value-type="string" office:string-value="Program" calcext:value-type="string">
            <text:p>Program</text:p>
          </table:table-cell>
          <table:table-cell/>
          <table:table-cell table:formula="of:=IF(ISNUMBER(SEARCH(&quot;(Combined&quot;;[.B516]));COM.MICROSOFT.CONCAT([.B515];&quot; &quot;;[.B516]);[.B516])" office:value-type="string" office:string-value="Program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Luke's University Hospital Progra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1" table:formula="of:=IF([.D517]+[.E517]=[.D516]+[.E516];1;0)" office:value-type="float" office:value="0" calcext:value-type="float">
            <text:p>0</text:p>
          </table:table-cell>
          <table:table-cell table:formula="of:=IF([.F518]=0;[.B517];COM.MICROSOFT.CONCAT([.B517];&quot; &quot;;[.B518]))" office:value-type="string" office:string-value="St Luke's University Hospital Program" calcext:value-type="string">
            <text:p>St Luke's University Hospital Program</text:p>
          </table:table-cell>
          <table:table-cell/>
          <table:table-cell table:formula="of:=IF(ISNUMBER(SEARCH(&quot;(Combined&quot;;[.B517]));COM.MICROSOFT.CONCAT([.B516];&quot; &quot;;[.B517]);[.B517])" office:value-type="string" office:string-value="St Luke's University Hospital Program" calcext:value-type="string">
            <text:p>St Luke's Univers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Luke's University Hospital/Easton Hospital Progr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IF([.D518]+[.E518]=[.D517]+[.E517];1;0)" office:value-type="float" office:value="0" calcext:value-type="float">
            <text:p>0</text:p>
          </table:table-cell>
          <table:table-cell table:formula="of:=IF([.F519]=0;[.B518];COM.MICROSOFT.CONCAT([.B518];&quot; &quot;;[.B519]))" office:value-type="string" office:string-value="St Luke's University Hospital/Easton Hospital Program" calcext:value-type="string">
            <text:p>St Luke's University Hospital/Easton Hospital Program</text:p>
          </table:table-cell>
          <table:table-cell/>
          <table:table-cell table:formula="of:=IF(ISNUMBER(SEARCH(&quot;(Combined&quot;;[.B518]));COM.MICROSOFT.CONCAT([.B517];&quot; &quot;;[.B518]);[.B518])" office:value-type="string" office:string-value="St Luke's University Hospital/Easton Hospital Program" calcext:value-type="string">
            <text:p>St Luke's University Hospital/Easton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urban Community Hospital Progra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8" calcext:value-type="float">
            <text:p>0.58</text:p>
          </table:table-cell>
          <table:table-cell table:style-name="ce11" table:formula="of:=IF([.D519]+[.E519]=[.D518]+[.E518];1;0)" office:value-type="float" office:value="0" calcext:value-type="float">
            <text:p>0</text:p>
          </table:table-cell>
          <table:table-cell table:formula="of:=IF([.F520]=0;[.B519];COM.MICROSOFT.CONCAT([.B519];&quot; &quot;;[.B520]))" office:value-type="string" office:string-value="Suburban Community Hospital Program" calcext:value-type="string">
            <text:p>Suburban Community Hospital Program</text:p>
          </table:table-cell>
          <table:table-cell/>
          <table:table-cell table:formula="of:=IF(ISNUMBER(SEARCH(&quot;(Combined&quot;;[.B519]));COM.MICROSOFT.CONCAT([.B518];&quot; &quot;;[.B519]);[.B519])" office:value-type="string" office:string-value="Suburban Community Hospital Program" calcext:value-type="string">
            <text:p>Suburban Commun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le University Hospital Program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520]+[.E520]=[.D519]+[.E519];1;0)" office:value-type="float" office:value="0" calcext:value-type="float">
            <text:p>0</text:p>
          </table:table-cell>
          <table:table-cell table:formula="of:=IF([.F521]=0;[.B520];COM.MICROSOFT.CONCAT([.B520];&quot; &quot;;[.B521]))" office:value-type="string" office:string-value="Temple University Hospital Program" calcext:value-type="string">
            <text:p>Temple University Hospital Program</text:p>
          </table:table-cell>
          <table:table-cell/>
          <table:table-cell table:formula="of:=IF(ISNUMBER(SEARCH(&quot;(Combined&quot;;[.B520]));COM.MICROSOFT.CONCAT([.B519];&quot; &quot;;[.B520]);[.B520])" office:value-type="string" office:string-value="Temple University Hospital Program" calcext:value-type="string">
            <text:p>Temple Univers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er Health Program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521]+[.E521]=[.D520]+[.E520];1;0)" office:value-type="float" office:value="0" calcext:value-type="float">
            <text:p>0</text:p>
          </table:table-cell>
          <table:table-cell table:formula="of:=IF([.F522]=0;[.B521];COM.MICROSOFT.CONCAT([.B521];&quot; &quot;;[.B522]))" office:value-type="string" office:string-value="Tower Health Program" calcext:value-type="string">
            <text:p>Tower Health Program</text:p>
          </table:table-cell>
          <table:table-cell/>
          <table:table-cell table:formula="of:=IF(ISNUMBER(SEARCH(&quot;(Combined&quot;;[.B521]));COM.MICROSOFT.CONCAT([.B520];&quot; &quot;;[.B521]);[.B521])" office:value-type="string" office:string-value="Tower Health Program" calcext:value-type="string">
            <text:p>Tower Heal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Pennsylvania Health System Program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522]+[.E522]=[.D521]+[.E521];1;0)" office:value-type="float" office:value="0" calcext:value-type="float">
            <text:p>0</text:p>
          </table:table-cell>
          <table:table-cell table:formula="of:=IF([.F523]=0;[.B522];COM.MICROSOFT.CONCAT([.B522];&quot; &quot;;[.B523]))" office:value-type="string" office:string-value="University of Pennsylvania Health System Program" calcext:value-type="string">
            <text:p>University of Pennsylvania Health System Program</text:p>
          </table:table-cell>
          <table:table-cell/>
          <table:table-cell table:formula="of:=IF(ISNUMBER(SEARCH(&quot;(Combined&quot;;[.B522]));COM.MICROSOFT.CONCAT([.B521];&quot; &quot;;[.B522]);[.B522])" office:value-type="string" office:string-value="University of Pennsylvania Health System Program" calcext:value-type="string">
            <text:p>University of Pennsylvania Health Syste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523]+[.E523]=[.D522]+[.E522];1;0)" office:value-type="float" office:value="0" calcext:value-type="float">
            <text:p>0</text:p>
          </table:table-cell>
          <table:table-cell table:formula="of:=IF([.F524]=0;[.B523];COM.MICROSOFT.CONCAT([.B523];&quot; &quot;;[.B524]))" office:value-type="string" office:string-value="(Combined Internal Medicine-Pediatrics) UPMC Medical Education (McKeesport Hospital) Program" calcext:value-type="string">
            <text:p>(Combined Internal Medicine-Pediatrics) UPMC Medical Education (McKeesport Hospital) Program</text:p>
          </table:table-cell>
          <table:table-cell/>
          <table:table-cell table:formula="of:=IF(ISNUMBER(SEARCH(&quot;(Combined&quot;;[.B523]));COM.MICROSOFT.CONCAT([.B522];&quot; &quot;;[.B523]);[.B523])" office:value-type="string" office:string-value="University of Pennsylvania Health System Program (Combined Internal Medicine-Pediatrics)" calcext:value-type="string">
            <text:p>University of Pennsylvania Health System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MC Medical Education (McKeesport Hospital) Progra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1" table:formula="of:=IF([.D524]+[.E524]=[.D523]+[.E523];1;0)" office:value-type="float" office:value="1" calcext:value-type="float">
            <text:p>1</text:p>
          </table:table-cell>
          <table:table-cell table:formula="of:=IF([.F525]=0;[.B524];COM.MICROSOFT.CONCAT([.B524];&quot; &quot;;[.B525]))" office:value-type="string" office:string-value="UPMC Medical Education (McKeesport Hospital) Program" calcext:value-type="string">
            <text:p>UPMC Medical Education (McKeesport Hospital) Program</text:p>
          </table:table-cell>
          <table:table-cell/>
          <table:table-cell table:formula="of:=IF(ISNUMBER(SEARCH(&quot;(Combined&quot;;[.B524]));COM.MICROSOFT.CONCAT([.B523];&quot; &quot;;[.B524]);[.B524])" office:value-type="string" office:string-value="UPMC Medical Education (McKeesport Hospital) Program" calcext:value-type="string">
            <text:p>UPMC Medical Education (McKeesport Hospital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MC Medical Education (Mercy) Progra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525]+[.E525]=[.D524]+[.E524];1;0)" office:value-type="float" office:value="0" calcext:value-type="float">
            <text:p>0</text:p>
          </table:table-cell>
          <table:table-cell table:formula="of:=IF([.F526]=0;[.B525];COM.MICROSOFT.CONCAT([.B525];&quot; &quot;;[.B526]))" office:value-type="string" office:string-value="UPMC Medical Education (Mercy) Program" calcext:value-type="string">
            <text:p>UPMC Medical Education (Mercy) Program</text:p>
          </table:table-cell>
          <table:table-cell/>
          <table:table-cell table:formula="of:=IF(ISNUMBER(SEARCH(&quot;(Combined&quot;;[.B525]));COM.MICROSOFT.CONCAT([.B524];&quot; &quot;;[.B525]);[.B525])" office:value-type="string" office:string-value="UPMC Medical Education (Mercy) Program" calcext:value-type="string">
            <text:p>UPMC Medical Education (Mercy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MC Medical Education Program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526]+[.E526]=[.D525]+[.E525];1;0)" office:value-type="float" office:value="0" calcext:value-type="float">
            <text:p>0</text:p>
          </table:table-cell>
          <table:table-cell table:formula="of:=IF([.F527]=0;[.B526];COM.MICROSOFT.CONCAT([.B526];&quot; &quot;;[.B527]))" office:value-type="string" office:string-value="UPMC Medical Education Program" calcext:value-type="string">
            <text:p>UPMC Medical Education Program</text:p>
          </table:table-cell>
          <table:table-cell/>
          <table:table-cell table:formula="of:=IF(ISNUMBER(SEARCH(&quot;(Combined&quot;;[.B526]));COM.MICROSOFT.CONCAT([.B525];&quot; &quot;;[.B526]);[.B526])" office:value-type="string" office:string-value="UPMC Medical Education Program" calcext:value-type="string">
            <text:p>UPMC Medical Education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527]+[.E527]=[.D526]+[.E526];1;0)" office:value-type="float" office:value="0" calcext:value-type="float">
            <text:p>0</text:p>
          </table:table-cell>
          <table:table-cell table:formula="of:=IF([.F528]=0;[.B527];COM.MICROSOFT.CONCAT([.B527];&quot; &quot;;[.B528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527]));COM.MICROSOFT.CONCAT([.B526];&quot; &quot;;[.B527]);[.B527])" office:value-type="string" office:string-value="UPMC Medical Education Program (Combined Internal Medicine-Pediatrics)" calcext:value-type="string">
            <text:p>UPMC Medical Education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MC Pinnacle Hospitals Progra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528]+[.E528]=[.D527]+[.E527];1;0)" office:value-type="float" office:value="0" calcext:value-type="float">
            <text:p>0</text:p>
          </table:table-cell>
          <table:table-cell table:formula="of:=IF([.F529]=0;[.B528];COM.MICROSOFT.CONCAT([.B528];&quot; &quot;;[.B529]))" office:value-type="string" office:string-value="UPMC Pinnacle Hospitals Program" calcext:value-type="string">
            <text:p>UPMC Pinnacle Hospitals Program</text:p>
          </table:table-cell>
          <table:table-cell/>
          <table:table-cell table:formula="of:=IF(ISNUMBER(SEARCH(&quot;(Combined&quot;;[.B528]));COM.MICROSOFT.CONCAT([.B527];&quot; &quot;;[.B528]);[.B528])" office:value-type="string" office:string-value="UPMC Pinnacle Hospitals Program" calcext:value-type="string">
            <text:p>UPMC Pinnacle Hospital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llspan Health/York Hospital Progra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1" table:formula="of:=IF([.D529]+[.E529]=[.D528]+[.E528];1;0)" office:value-type="float" office:value="0" calcext:value-type="float">
            <text:p>0</text:p>
          </table:table-cell>
          <table:table-cell table:formula="of:=IF([.F530]=0;[.B529];COM.MICROSOFT.CONCAT([.B529];&quot; &quot;;[.B530]))" office:value-type="string" office:string-value="Wellspan Health/York Hospital Program" calcext:value-type="string">
            <text:p>Wellspan Health/York Hospital Program</text:p>
          </table:table-cell>
          <table:table-cell/>
          <table:table-cell table:formula="of:=IF(ISNUMBER(SEARCH(&quot;(Combined&quot;;[.B529]));COM.MICROSOFT.CONCAT([.B528];&quot; &quot;;[.B529]);[.B529])" office:value-type="string" office:string-value="Wellspan Health/York Hospital Program" calcext:value-type="string">
            <text:p>Wellspan Health/York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ght Center for Graduate Medical Education Program A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530]+[.E530]=[.D529]+[.E529];1;0)" office:value-type="float" office:value="0" calcext:value-type="float">
            <text:p>0</text:p>
          </table:table-cell>
          <table:table-cell table:formula="of:=IF([.F531]=0;[.B530];COM.MICROSOFT.CONCAT([.B530];&quot; &quot;;[.B531]))" office:value-type="string" office:string-value="Wright Center for Graduate Medical Education Program A" calcext:value-type="string">
            <text:p>Wright Center for Graduate Medical Education Program A</text:p>
          </table:table-cell>
          <table:table-cell/>
          <table:table-cell table:formula="of:=IF(ISNUMBER(SEARCH(&quot;(Combined&quot;;[.B530]));COM.MICROSOFT.CONCAT([.B529];&quot; &quot;;[.B530]);[.B530])" office:value-type="string" office:string-value="Wright Center for Graduate Medical Education Program A" calcext:value-type="string">
            <text:p>Wright Center for Graduate Medical Education Program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rtoRico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531]+[.E531]=[.D530]+[.E530];1;0)" office:value-type="float" office:value="0" calcext:value-type="float">
            <text:p>0</text:p>
          </table:table-cell>
          <table:table-cell table:formula="of:=IF([.F532]=0;[.B531];COM.MICROSOFT.CONCAT([.B531];&quot; &quot;;[.B532]))" office:value-type="string" office:string-value="PuertoRico Damas Hospital Program" calcext:value-type="string">
            <text:p>PuertoRico Damas Hospital Program</text:p>
          </table:table-cell>
          <table:table-cell/>
          <table:table-cell table:formula="of:=IF(ISNUMBER(SEARCH(&quot;(Combined&quot;;[.B531]));COM.MICROSOFT.CONCAT([.B530];&quot; &quot;;[.B531]);[.B531])" office:value-type="string" office:string-value="PuertoRico" calcext:value-type="string">
            <text:p>PuertoR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mas Hospital Progra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532]+[.E532]=[.D531]+[.E531];1;0)" office:value-type="float" office:value="1" calcext:value-type="float">
            <text:p>1</text:p>
          </table:table-cell>
          <table:table-cell table:formula="of:=IF([.F533]=0;[.B532];COM.MICROSOFT.CONCAT([.B532];&quot; &quot;;[.B533]))" office:value-type="string" office:string-value="Damas Hospital Program" calcext:value-type="string">
            <text:p>Damas Hospital Program</text:p>
          </table:table-cell>
          <table:table-cell/>
          <table:table-cell table:formula="of:=IF(ISNUMBER(SEARCH(&quot;(Combined&quot;;[.B532]));COM.MICROSOFT.CONCAT([.B531];&quot; &quot;;[.B532]);[.B532])" office:value-type="string" office:string-value="Damas Hospital Program" calcext:value-type="string">
            <text:p>Damas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pital de la Concepcion Progra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style-name="ce11" table:formula="of:=IF([.D533]+[.E533]=[.D532]+[.E532];1;0)" office:value-type="float" office:value="0" calcext:value-type="float">
            <text:p>0</text:p>
          </table:table-cell>
          <table:table-cell table:formula="of:=IF([.F534]=0;[.B533];COM.MICROSOFT.CONCAT([.B533];&quot; &quot;;[.B534]))" office:value-type="string" office:string-value="Hospital de la Concepcion Program" calcext:value-type="string">
            <text:p>Hospital de la Concepcion Program</text:p>
          </table:table-cell>
          <table:table-cell/>
          <table:table-cell table:formula="of:=IF(ISNUMBER(SEARCH(&quot;(Combined&quot;;[.B533]));COM.MICROSOFT.CONCAT([.B532];&quot; &quot;;[.B533]);[.B533])" office:value-type="string" office:string-value="Hospital de la Concepcion Program" calcext:value-type="string">
            <text:p>Hospital de la Concepcion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pital Episcopal San Lucas/Ponce School of Medicine Prog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style-name="ce11" table:formula="of:=IF([.D534]+[.E534]=[.D533]+[.E533];1;0)" office:value-type="float" office:value="0" calcext:value-type="float">
            <text:p>0</text:p>
          </table:table-cell>
          <table:table-cell table:formula="of:=IF([.F535]=0;[.B534];COM.MICROSOFT.CONCAT([.B534];&quot; &quot;;[.B535]))" office:value-type="string" office:string-value="Hospital Episcopal San Lucas/Ponce School of Medicine Program" calcext:value-type="string">
            <text:p>Hospital Episcopal San Lucas/Ponce School of Medicine Program</text:p>
          </table:table-cell>
          <table:table-cell/>
          <table:table-cell table:formula="of:=IF(ISNUMBER(SEARCH(&quot;(Combined&quot;;[.B534]));COM.MICROSOFT.CONCAT([.B533];&quot; &quot;;[.B534]);[.B534])" office:value-type="string" office:string-value="Hospital Episcopal San Lucas/Ponce School of Medicine Program" calcext:value-type="string">
            <text:p>Hospital Episcopal San Lucas/Ponce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on Betances Hospital-Mayaguez Medical Center/Ponce School of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535]+[.E535]=[.D534]+[.E534];1;0)" office:value-type="float" office:value="0" calcext:value-type="float">
            <text:p>0</text:p>
          </table:table-cell>
          <table:table-cell table:formula="of:=IF([.F536]=0;[.B535];COM.MICROSOFT.CONCAT([.B535];&quot; &quot;;[.B536]))" office:value-type="string" office:string-value="Ramon Betances Hospital-Mayaguez Medical Center/Ponce School of Medicine Consortium Program" calcext:value-type="string">
            <text:p>Ramon Betances Hospital-Mayaguez Medical Center/Ponce School of Medicine Consortium Program</text:p>
          </table:table-cell>
          <table:table-cell/>
          <table:table-cell table:formula="of:=IF(ISNUMBER(SEARCH(&quot;(Combined&quot;;[.B535]));COM.MICROSOFT.CONCAT([.B534];&quot; &quot;;[.B535]);[.B535])" office:value-type="string" office:string-value="Ramon Betances Hospital-Mayaguez Medical Center/Ponce School of" calcext:value-type="string">
            <text:p>Ramon Betances Hospital-Mayaguez Medical Center/Ponce School o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ine Consortium Progra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table:style-name="ce11" table:formula="of:=IF([.D536]+[.E536]=[.D535]+[.E535];1;0)" office:value-type="float" office:value="1" calcext:value-type="float">
            <text:p>1</text:p>
          </table:table-cell>
          <table:table-cell table:formula="of:=IF([.F537]=0;[.B536];COM.MICROSOFT.CONCAT([.B536];&quot; &quot;;[.B537]))" office:value-type="string" office:string-value="Medicine Consortium Program" calcext:value-type="string">
            <text:p>Medicine Consortium Program</text:p>
          </table:table-cell>
          <table:table-cell/>
          <table:table-cell table:formula="of:=IF(ISNUMBER(SEARCH(&quot;(Combined&quot;;[.B536]));COM.MICROSOFT.CONCAT([.B535];&quot; &quot;;[.B536]);[.B536])" office:value-type="string" office:string-value="Medicine Consortium Program" calcext:value-type="string">
            <text:p>Medicine Consortiu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 Juan City Hospital Program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537]+[.E537]=[.D536]+[.E536];1;0)" office:value-type="float" office:value="0" calcext:value-type="float">
            <text:p>0</text:p>
          </table:table-cell>
          <table:table-cell table:formula="of:=IF([.F538]=0;[.B537];COM.MICROSOFT.CONCAT([.B537];&quot; &quot;;[.B538]))" office:value-type="string" office:string-value="San Juan City Hospital Program" calcext:value-type="string">
            <text:p>San Juan City Hospital Program</text:p>
          </table:table-cell>
          <table:table-cell/>
          <table:table-cell table:formula="of:=IF(ISNUMBER(SEARCH(&quot;(Combined&quot;;[.B537]));COM.MICROSOFT.CONCAT([.B536];&quot; &quot;;[.B537]);[.B537])" office:value-type="string" office:string-value="San Juan City Hospital Program" calcext:value-type="string">
            <text:p>San Juan C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 Central del Caribe Progr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9" calcext:value-type="float">
            <text:p>0.79</text:p>
          </table:table-cell>
          <table:table-cell table:style-name="ce11" table:formula="of:=IF([.D538]+[.E538]=[.D537]+[.E537];1;0)" office:value-type="float" office:value="0" calcext:value-type="float">
            <text:p>0</text:p>
          </table:table-cell>
          <table:table-cell table:formula="of:=IF([.F539]=0;[.B538];COM.MICROSOFT.CONCAT([.B538];&quot; &quot;;[.B539]))" office:value-type="string" office:string-value="Universidad Central del Caribe Program" calcext:value-type="string">
            <text:p>Universidad Central del Caribe Program</text:p>
          </table:table-cell>
          <table:table-cell/>
          <table:table-cell table:formula="of:=IF(ISNUMBER(SEARCH(&quot;(Combined&quot;;[.B538]));COM.MICROSOFT.CONCAT([.B537];&quot; &quot;;[.B538]);[.B538])" office:value-type="string" office:string-value="Universidad Central del Caribe Program" calcext:value-type="string">
            <text:p>Universidad Central del Carib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Puerto Rico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539]+[.E539]=[.D538]+[.E538];1;0)" office:value-type="float" office:value="0" calcext:value-type="float">
            <text:p>0</text:p>
          </table:table-cell>
          <table:table-cell table:formula="of:=IF([.F540]=0;[.B539];COM.MICROSOFT.CONCAT([.B539];&quot; &quot;;[.B540]))" office:value-type="string" office:string-value="University of Puerto Rico Program" calcext:value-type="string">
            <text:p>University of Puerto Rico Program</text:p>
          </table:table-cell>
          <table:table-cell/>
          <table:table-cell table:formula="of:=IF(ISNUMBER(SEARCH(&quot;(Combined&quot;;[.B539]));COM.MICROSOFT.CONCAT([.B538];&quot; &quot;;[.B539]);[.B539])" office:value-type="string" office:string-value="University of Puerto Rico Program" calcext:value-type="string">
            <text:p>University of Puerto Rico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 Caribbean Healthcare System Program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540]+[.E540]=[.D539]+[.E539];1;0)" office:value-type="float" office:value="0" calcext:value-type="float">
            <text:p>0</text:p>
          </table:table-cell>
          <table:table-cell table:formula="of:=IF([.F541]=0;[.B540];COM.MICROSOFT.CONCAT([.B540];&quot; &quot;;[.B541]))" office:value-type="string" office:string-value="VA Caribbean Healthcare System Program" calcext:value-type="string">
            <text:p>VA Caribbean Healthcare System Program</text:p>
          </table:table-cell>
          <table:table-cell/>
          <table:table-cell table:formula="of:=IF(ISNUMBER(SEARCH(&quot;(Combined&quot;;[.B540]));COM.MICROSOFT.CONCAT([.B539];&quot; &quot;;[.B540]);[.B540])" office:value-type="string" office:string-value="VA Caribbean Healthcare System Program" calcext:value-type="string">
            <text:p>VA Caribbean Healthcare Syste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odeIsland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541]+[.E541]=[.D540]+[.E540];1;0)" office:value-type="float" office:value="0" calcext:value-type="float">
            <text:p>0</text:p>
          </table:table-cell>
          <table:table-cell table:formula="of:=IF([.F542]=0;[.B541];COM.MICROSOFT.CONCAT([.B541];&quot; &quot;;[.B542]))" office:value-type="string" office:string-value="RhodeIsland Brown University Program" calcext:value-type="string">
            <text:p>RhodeIsland Brown University Program</text:p>
          </table:table-cell>
          <table:table-cell/>
          <table:table-cell table:formula="of:=IF(ISNUMBER(SEARCH(&quot;(Combined&quot;;[.B541]));COM.MICROSOFT.CONCAT([.B540];&quot; &quot;;[.B541]);[.B541])" office:value-type="string" office:string-value="RhodeIsland" calcext:value-type="string">
            <text:p>RhodeIs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wn University Program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542]+[.E542]=[.D541]+[.E541];1;0)" office:value-type="float" office:value="1" calcext:value-type="float">
            <text:p>1</text:p>
          </table:table-cell>
          <table:table-cell table:formula="of:=IF([.F543]=0;[.B542];COM.MICROSOFT.CONCAT([.B542];&quot; &quot;;[.B543]))" office:value-type="string" office:string-value="Brown University Program" calcext:value-type="string">
            <text:p>Brown University Program</text:p>
          </table:table-cell>
          <table:table-cell/>
          <table:table-cell table:formula="of:=IF(ISNUMBER(SEARCH(&quot;(Combined&quot;;[.B542]));COM.MICROSOFT.CONCAT([.B541];&quot; &quot;;[.B542]);[.B542])" office:value-type="string" office:string-value="Brown University Program" calcext:value-type="string">
            <text:p>Brown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percentage" office:value="0.92" calcext:value-type="percentage">
            <text:p>92.00%</text:p>
          </table:table-cell>
          <table:table-cell table:style-name="ce11" table:formula="of:=IF([.D543]+[.E543]=[.D542]+[.E542];1;0)" office:value-type="float" office:value="0" calcext:value-type="float">
            <text:p>0</text:p>
          </table:table-cell>
          <table:table-cell table:formula="of:=IF([.F544]=0;[.B543];COM.MICROSOFT.CONCAT([.B543];&quot; &quot;;[.B544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543]));COM.MICROSOFT.CONCAT([.B542];&quot; &quot;;[.B543]);[.B543])" office:value-type="string" office:string-value="Brown University Program (Combined Internal Medicine-Pediatrics)" calcext:value-type="string">
            <text:p>Brown University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nt Hospital/Brown University Program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544]+[.E544]=[.D543]+[.E543];1;0)" office:value-type="float" office:value="0" calcext:value-type="float">
            <text:p>0</text:p>
          </table:table-cell>
          <table:table-cell table:formula="of:=IF([.F545]=0;[.B544];COM.MICROSOFT.CONCAT([.B544];&quot; &quot;;[.B545]))" office:value-type="string" office:string-value="Kent Hospital/Brown University Program" calcext:value-type="string">
            <text:p>Kent Hospital/Brown University Program</text:p>
          </table:table-cell>
          <table:table-cell/>
          <table:table-cell table:formula="of:=IF(ISNUMBER(SEARCH(&quot;(Combined&quot;;[.B544]));COM.MICROSOFT.CONCAT([.B543];&quot; &quot;;[.B544]);[.B544])" office:value-type="string" office:string-value="Kent Hospital/Brown University Program" calcext:value-type="string">
            <text:p>Kent Hospital/Brown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ger Williams Medical Center Progra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545]+[.E545]=[.D544]+[.E544];1;0)" office:value-type="float" office:value="0" calcext:value-type="float">
            <text:p>0</text:p>
          </table:table-cell>
          <table:table-cell table:formula="of:=IF([.F546]=0;[.B545];COM.MICROSOFT.CONCAT([.B545];&quot; &quot;;[.B546]))" office:value-type="string" office:string-value="Roger Williams Medical Center Program" calcext:value-type="string">
            <text:p>Roger Williams Medical Center Program</text:p>
          </table:table-cell>
          <table:table-cell/>
          <table:table-cell table:formula="of:=IF(ISNUMBER(SEARCH(&quot;(Combined&quot;;[.B545]));COM.MICROSOFT.CONCAT([.B544];&quot; &quot;;[.B545]);[.B545])" office:value-type="string" office:string-value="Roger Williams Medical Center Program" calcext:value-type="string">
            <text:p>Roger Williams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Carolin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1" table:formula="of:=IF([.D546]+[.E546]=[.D545]+[.E545];1;0)" office:value-type="float" office:value="0" calcext:value-type="float">
            <text:p>0</text:p>
          </table:table-cell>
          <table:table-cell table:formula="of:=IF([.F547]=0;[.B546];COM.MICROSOFT.CONCAT([.B546];&quot; &quot;;[.B547]))" office:value-type="string" office:string-value="South Carolina HCA Healthcare Grand Strand Regional Medical Center Program" calcext:value-type="string">
            <text:p>South Carolina HCA Healthcare Grand Strand Regional Medical Center Program</text:p>
          </table:table-cell>
          <table:table-cell/>
          <table:table-cell table:formula="of:=IF(ISNUMBER(SEARCH(&quot;(Combined&quot;;[.B546]));COM.MICROSOFT.CONCAT([.B545];&quot; &quot;;[.B546]);[.B546])" office:value-type="string" office:string-value="South Carolina" calcext:value-type="string">
            <text:p>South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 Grand Strand Regional Medical Center Progra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1" table:formula="of:=IF([.D547]+[.E547]=[.D546]+[.E546];1;0)" office:value-type="float" office:value="1" calcext:value-type="float">
            <text:p>1</text:p>
          </table:table-cell>
          <table:table-cell table:formula="of:=IF([.F548]=0;[.B547];COM.MICROSOFT.CONCAT([.B547];&quot; &quot;;[.B548]))" office:value-type="string" office:string-value="HCA Healthcare Grand Strand Regional Medical Center Program" calcext:value-type="string">
            <text:p>HCA Healthcare Grand Strand Regional Medical Center Program</text:p>
          </table:table-cell>
          <table:table-cell/>
          <table:table-cell table:formula="of:=IF(ISNUMBER(SEARCH(&quot;(Combined&quot;;[.B547]));COM.MICROSOFT.CONCAT([.B546];&quot; &quot;;[.B547]);[.B547])" office:value-type="string" office:string-value="HCA Healthcare Grand Strand Regional Medical Center Program" calcext:value-type="string">
            <text:p>HCA Healthcare Grand Strand Regional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 University of South Carolina Program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548]+[.E548]=[.D547]+[.E547];1;0)" office:value-type="float" office:value="0" calcext:value-type="float">
            <text:p>0</text:p>
          </table:table-cell>
          <table:table-cell table:formula="of:=IF([.F549]=0;[.B548];COM.MICROSOFT.CONCAT([.B548];&quot; &quot;;[.B549]))" office:value-type="string" office:string-value="Medical University of South Carolina Program" calcext:value-type="string">
            <text:p>Medical University of South Carolina Program</text:p>
          </table:table-cell>
          <table:table-cell/>
          <table:table-cell table:formula="of:=IF(ISNUMBER(SEARCH(&quot;(Combined&quot;;[.B548]));COM.MICROSOFT.CONCAT([.B547];&quot; &quot;;[.B548]);[.B548])" office:value-type="string" office:string-value="Medical University of South Carolina Program" calcext:value-type="string">
            <text:p>Medical University of South Carolin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ma Health/University of South Carolina SOM Columbi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549]+[.E549]=[.D548]+[.E548];1;0)" office:value-type="float" office:value="0" calcext:value-type="float">
            <text:p>0</text:p>
          </table:table-cell>
          <table:table-cell table:formula="of:=IF([.F550]=0;[.B549];COM.MICROSOFT.CONCAT([.B549];&quot; &quot;;[.B550]))" office:value-type="string" office:string-value="Prisma Health/University of South Carolina SOM Columbia (Columbia) Program" calcext:value-type="string">
            <text:p>Prisma Health/University of South Carolina SOM Columbia (Columbia) Program</text:p>
          </table:table-cell>
          <table:table-cell/>
          <table:table-cell table:formula="of:=IF(ISNUMBER(SEARCH(&quot;(Combined&quot;;[.B549]));COM.MICROSOFT.CONCAT([.B548];&quot; &quot;;[.B549]);[.B549])" office:value-type="string" office:string-value="Prisma Health/University of South Carolina SOM Columbia" calcext:value-type="string">
            <text:p>Prisma Health/University of South Carolina SOM Colum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lumbia) Progra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550]+[.E550]=[.D549]+[.E549];1;0)" office:value-type="float" office:value="1" calcext:value-type="float">
            <text:p>1</text:p>
          </table:table-cell>
          <table:table-cell table:formula="of:=IF([.F551]=0;[.B550];COM.MICROSOFT.CONCAT([.B550];&quot; &quot;;[.B551]))" office:value-type="string" office:string-value="(Columbia) Program" calcext:value-type="string">
            <text:p>(Columbia) Program</text:p>
          </table:table-cell>
          <table:table-cell/>
          <table:table-cell table:formula="of:=IF(ISNUMBER(SEARCH(&quot;(Combined&quot;;[.B550]));COM.MICROSOFT.CONCAT([.B549];&quot; &quot;;[.B550]);[.B550])" office:value-type="string" office:string-value="(Columbia) Program" calcext:value-type="string">
            <text:p>(Columbia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ma Health/University of South Carolina SOM Greenvill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1" table:formula="of:=IF([.D551]+[.E551]=[.D550]+[.E550];1;0)" office:value-type="float" office:value="0" calcext:value-type="float">
            <text:p>0</text:p>
          </table:table-cell>
          <table:table-cell table:formula="of:=IF([.F552]=0;[.B551];COM.MICROSOFT.CONCAT([.B551];&quot; &quot;;[.B552]))" office:value-type="string" office:string-value="Prisma Health/University of South Carolina SOM Greenville (Greenville) Program" calcext:value-type="string">
            <text:p>Prisma Health/University of South Carolina SOM Greenville (Greenville) Program</text:p>
          </table:table-cell>
          <table:table-cell/>
          <table:table-cell table:formula="of:=IF(ISNUMBER(SEARCH(&quot;(Combined&quot;;[.B551]));COM.MICROSOFT.CONCAT([.B550];&quot; &quot;;[.B551]);[.B551])" office:value-type="string" office:string-value="Prisma Health/University of South Carolina SOM Greenville" calcext:value-type="string">
            <text:p>Prisma Health/University of South Carolina SOM Greenvi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Greenville)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1" table:formula="of:=IF([.D552]+[.E552]=[.D551]+[.E551];1;0)" office:value-type="float" office:value="1" calcext:value-type="float">
            <text:p>1</text:p>
          </table:table-cell>
          <table:table-cell table:formula="of:=IF([.F553]=0;[.B552];COM.MICROSOFT.CONCAT([.B552];&quot; &quot;;[.B553]))" office:value-type="string" office:string-value="(Greenville) Program" calcext:value-type="string">
            <text:p>(Greenville) Program</text:p>
          </table:table-cell>
          <table:table-cell/>
          <table:table-cell table:formula="of:=IF(ISNUMBER(SEARCH(&quot;(Combined&quot;;[.B552]));COM.MICROSOFT.CONCAT([.B551];&quot; &quot;;[.B552]);[.B552])" office:value-type="string" office:string-value="(Greenville) Program" calcext:value-type="string">
            <text:p>(Greenvill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table:formula="of:=IF([.D553]+[.E553]=[.D552]+[.E552];1;0)" office:value-type="float" office:value="0" calcext:value-type="float">
            <text:p>0</text:p>
          </table:table-cell>
          <table:table-cell table:formula="of:=IF([.F554]=0;[.B553];COM.MICROSOFT.CONCAT([.B553];&quot; &quot;;[.B554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553]));COM.MICROSOFT.CONCAT([.B552];&quot; &quot;;[.B553]);[.B553])" office:value-type="string" office:string-value="(Greenville) Program (Combined Internal Medicine-Pediatrics)" calcext:value-type="string">
            <text:p>(Greenville)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Dakot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1" table:formula="of:=IF([.D554]+[.E554]=[.D553]+[.E553];1;0)" office:value-type="float" office:value="0" calcext:value-type="float">
            <text:p>0</text:p>
          </table:table-cell>
          <table:table-cell table:formula="of:=IF([.F555]=0;[.B554];COM.MICROSOFT.CONCAT([.B554];&quot; &quot;;[.B555]))" office:value-type="string" office:string-value="South Dakota University of South Dakota Program" calcext:value-type="string">
            <text:p>South Dakota University of South Dakota Program</text:p>
          </table:table-cell>
          <table:table-cell/>
          <table:table-cell table:formula="of:=IF(ISNUMBER(SEARCH(&quot;(Combined&quot;;[.B554]));COM.MICROSOFT.CONCAT([.B553];&quot; &quot;;[.B554]);[.B554])" office:value-type="string" office:string-value="South Dakota" calcext:value-type="string">
            <text:p>South Dako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South Dakota Progr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1" table:formula="of:=IF([.D555]+[.E555]=[.D554]+[.E554];1;0)" office:value-type="float" office:value="1" calcext:value-type="float">
            <text:p>1</text:p>
          </table:table-cell>
          <table:table-cell table:formula="of:=IF([.F556]=0;[.B555];COM.MICROSOFT.CONCAT([.B555];&quot; &quot;;[.B556]))" office:value-type="string" office:string-value="University of South Dakota Program" calcext:value-type="string">
            <text:p>University of South Dakota Program</text:p>
          </table:table-cell>
          <table:table-cell/>
          <table:table-cell table:formula="of:=IF(ISNUMBER(SEARCH(&quot;(Combined&quot;;[.B555]));COM.MICROSOFT.CONCAT([.B554];&quot; &quot;;[.B555]);[.B555])" office:value-type="string" office:string-value="University of South Dakota Program" calcext:value-type="string">
            <text:p>University of South Dakot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nesse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556]+[.E556]=[.D555]+[.E555];1;0)" office:value-type="float" office:value="0" calcext:value-type="float">
            <text:p>0</text:p>
          </table:table-cell>
          <table:table-cell table:formula="of:=IF([.F557]=0;[.B556];COM.MICROSOFT.CONCAT([.B556];&quot; &quot;;[.B557]))" office:value-type="string" office:string-value="Tennessee East Tennessee State University/Quillen College of Medicine Program" calcext:value-type="string">
            <text:p>Tennessee East Tennessee State University/Quillen College of Medicine Program</text:p>
          </table:table-cell>
          <table:table-cell/>
          <table:table-cell table:formula="of:=IF(ISNUMBER(SEARCH(&quot;(Combined&quot;;[.B556]));COM.MICROSOFT.CONCAT([.B555];&quot; &quot;;[.B556]);[.B556])" office:value-type="string" office:string-value="Tennessee" calcext:value-type="string">
            <text:p>Tennes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st Tennessee State University/Quillen College of Medicine Program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557]+[.E557]=[.D556]+[.E556];1;0)" office:value-type="float" office:value="1" calcext:value-type="float">
            <text:p>1</text:p>
          </table:table-cell>
          <table:table-cell table:formula="of:=IF([.F558]=0;[.B557];COM.MICROSOFT.CONCAT([.B557];&quot; &quot;;[.B558]))" office:value-type="string" office:string-value="East Tennessee State University/Quillen College of Medicine Program" calcext:value-type="string">
            <text:p>East Tennessee State University/Quillen College of Medicine Program</text:p>
          </table:table-cell>
          <table:table-cell/>
          <table:table-cell table:formula="of:=IF(ISNUMBER(SEARCH(&quot;(Combined&quot;;[.B557]));COM.MICROSOFT.CONCAT([.B556];&quot; &quot;;[.B557]);[.B557])" office:value-type="string" office:string-value="East Tennessee State University/Quillen College of Medicine Program" calcext:value-type="string">
            <text:p>East Tennessee State University/Quillen College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harry Medical College Program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8" calcext:value-type="float">
            <text:p>0.88</text:p>
          </table:table-cell>
          <table:table-cell table:style-name="ce11" table:formula="of:=IF([.D558]+[.E558]=[.D557]+[.E557];1;0)" office:value-type="float" office:value="0" calcext:value-type="float">
            <text:p>0</text:p>
          </table:table-cell>
          <table:table-cell table:formula="of:=IF([.F559]=0;[.B558];COM.MICROSOFT.CONCAT([.B558];&quot; &quot;;[.B559]))" office:value-type="string" office:string-value="Meharry Medical College Program" calcext:value-type="string">
            <text:p>Meharry Medical College Program</text:p>
          </table:table-cell>
          <table:table-cell/>
          <table:table-cell table:formula="of:=IF(ISNUMBER(SEARCH(&quot;(Combined&quot;;[.B558]));COM.MICROSOFT.CONCAT([.B557];&quot; &quot;;[.B558]);[.B558])" office:value-type="string" office:string-value="Meharry Medical College Program" calcext:value-type="string">
            <text:p>Meharry Medical Colleg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nnessee (Nashville) Progr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559]+[.E559]=[.D558]+[.E558];1;0)" office:value-type="float" office:value="0" calcext:value-type="float">
            <text:p>0</text:p>
          </table:table-cell>
          <table:table-cell table:formula="of:=IF([.F560]=0;[.B559];COM.MICROSOFT.CONCAT([.B559];&quot; &quot;;[.B560]))" office:value-type="string" office:string-value="University of Tennessee (Nashville) Program" calcext:value-type="string">
            <text:p>University of Tennessee (Nashville) Program</text:p>
          </table:table-cell>
          <table:table-cell/>
          <table:table-cell table:formula="of:=IF(ISNUMBER(SEARCH(&quot;(Combined&quot;;[.B559]));COM.MICROSOFT.CONCAT([.B558];&quot; &quot;;[.B559]);[.B559])" office:value-type="string" office:string-value="University of Tennessee (Nashville) Program" calcext:value-type="string">
            <text:p>University of Tennessee (Nashvill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nnessee College of Medicine at Chattanooga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560]+[.E560]=[.D559]+[.E559];1;0)" office:value-type="float" office:value="0" calcext:value-type="float">
            <text:p>0</text:p>
          </table:table-cell>
          <table:table-cell table:formula="of:=IF([.F561]=0;[.B560];COM.MICROSOFT.CONCAT([.B560];&quot; &quot;;[.B561]))" office:value-type="string" office:string-value="University of Tennessee College of Medicine at Chattanooga Program" calcext:value-type="string">
            <text:p>University of Tennessee College of Medicine at Chattanooga Program</text:p>
          </table:table-cell>
          <table:table-cell/>
          <table:table-cell table:formula="of:=IF(ISNUMBER(SEARCH(&quot;(Combined&quot;;[.B560]));COM.MICROSOFT.CONCAT([.B559];&quot; &quot;;[.B560]);[.B560])" office:value-type="string" office:string-value="University of Tennessee College of Medicine at Chattanooga Program" calcext:value-type="string">
            <text:p>University of Tennessee College of Medicine at Chattanoog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nnessee Medical Center at Knoxville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561]+[.E561]=[.D560]+[.E560];1;0)" office:value-type="float" office:value="0" calcext:value-type="float">
            <text:p>0</text:p>
          </table:table-cell>
          <table:table-cell table:formula="of:=IF([.F562]=0;[.B561];COM.MICROSOFT.CONCAT([.B561];&quot; &quot;;[.B562]))" office:value-type="string" office:string-value="University of Tennessee Medical Center at Knoxville Program" calcext:value-type="string">
            <text:p>University of Tennessee Medical Center at Knoxville Program</text:p>
          </table:table-cell>
          <table:table-cell/>
          <table:table-cell table:formula="of:=IF(ISNUMBER(SEARCH(&quot;(Combined&quot;;[.B561]));COM.MICROSOFT.CONCAT([.B560];&quot; &quot;;[.B561]);[.B561])" office:value-type="string" office:string-value="University of Tennessee Medical Center at Knoxville Program" calcext:value-type="string">
            <text:p>University of Tennessee Medical Center at Knoxvill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nnessee Program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562]+[.E562]=[.D561]+[.E561];1;0)" office:value-type="float" office:value="0" calcext:value-type="float">
            <text:p>0</text:p>
          </table:table-cell>
          <table:table-cell table:formula="of:=IF([.F563]=0;[.B562];COM.MICROSOFT.CONCAT([.B562];&quot; &quot;;[.B563]))" office:value-type="string" office:string-value="University of Tennessee Program" calcext:value-type="string">
            <text:p>University of Tennessee Program</text:p>
          </table:table-cell>
          <table:table-cell/>
          <table:table-cell table:formula="of:=IF(ISNUMBER(SEARCH(&quot;(Combined&quot;;[.B562]));COM.MICROSOFT.CONCAT([.B561];&quot; &quot;;[.B562]);[.B562])" office:value-type="string" office:string-value="University of Tennessee Program" calcext:value-type="string">
            <text:p>University of Tennesse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9" office:value-type="float" office:value="0.95" calcext:value-type="float">
            <text:p>0.95</text:p>
          </table:table-cell>
          <table:table-cell table:style-name="ce11" table:formula="of:=IF([.D563]+[.E563]=[.D562]+[.E562];1;0)" office:value-type="float" office:value="0" calcext:value-type="float">
            <text:p>0</text:p>
          </table:table-cell>
          <table:table-cell table:formula="of:=IF([.F564]=0;[.B563];COM.MICROSOFT.CONCAT([.B563];&quot; &quot;;[.B564]))" office:value-type="string" office:string-value="(Combined Internal Medicine-Pediatrics) Vanderbilt University Medical Center Program" calcext:value-type="string">
            <text:p>(Combined Internal Medicine-Pediatrics) Vanderbilt University Medical Center Program</text:p>
          </table:table-cell>
          <table:table-cell/>
          <table:table-cell table:formula="of:=IF(ISNUMBER(SEARCH(&quot;(Combined&quot;;[.B563]));COM.MICROSOFT.CONCAT([.B562];&quot; &quot;;[.B563]);[.B563])" office:value-type="string" office:string-value="University of Tennessee Program (Combined Internal Medicine-Pediatrics)" calcext:value-type="string">
            <text:p>University of Tennessee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erbilt University Medical Center Program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564]+[.E564]=[.D563]+[.E563];1;0)" office:value-type="float" office:value="1" calcext:value-type="float">
            <text:p>1</text:p>
          </table:table-cell>
          <table:table-cell table:formula="of:=IF([.F565]=0;[.B564];COM.MICROSOFT.CONCAT([.B564];&quot; &quot;;[.B565]))" office:value-type="string" office:string-value="Vanderbilt University Medical Center Program" calcext:value-type="string">
            <text:p>Vanderbilt University Medical Center Program</text:p>
          </table:table-cell>
          <table:table-cell/>
          <table:table-cell table:formula="of:=IF(ISNUMBER(SEARCH(&quot;(Combined&quot;;[.B564]));COM.MICROSOFT.CONCAT([.B563];&quot; &quot;;[.B564]);[.B564])" office:value-type="string" office:string-value="Vanderbilt University Medical Center Program" calcext:value-type="string">
            <text:p>Vanderbilt Univers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565]+[.E565]=[.D564]+[.E564];1;0)" office:value-type="float" office:value="0" calcext:value-type="float">
            <text:p>0</text:p>
          </table:table-cell>
          <table:table-cell table:formula="of:=IF([.F566]=0;[.B565];COM.MICROSOFT.CONCAT([.B565];&quot; &quot;;[.B566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565]));COM.MICROSOFT.CONCAT([.B564];&quot; &quot;;[.B565]);[.B565])" office:value-type="string" office:string-value="Vanderbilt University Medical Center Program (Combined Internal Medicine-Pediatrics)" calcext:value-type="string">
            <text:p>Vanderbilt University Medical Center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ylor College of Medicine Program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566]+[.E566]=[.D565]+[.E565];1;0)" office:value-type="float" office:value="0" calcext:value-type="float">
            <text:p>0</text:p>
          </table:table-cell>
          <table:table-cell table:formula="of:=IF([.F567]=0;[.B566];COM.MICROSOFT.CONCAT([.B566];&quot; &quot;;[.B567]))" office:value-type="string" office:string-value="Baylor College of Medicine Program" calcext:value-type="string">
            <text:p>Baylor College of Medicine Program</text:p>
          </table:table-cell>
          <table:table-cell/>
          <table:table-cell table:formula="of:=IF(ISNUMBER(SEARCH(&quot;(Combined&quot;;[.B566]));COM.MICROSOFT.CONCAT([.B565];&quot; &quot;;[.B566]);[.B566])" office:value-type="string" office:string-value="Baylor College of Medicine Program" calcext:value-type="string">
            <text:p>Baylor College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567]+[.E567]=[.D566]+[.E566];1;0)" office:value-type="float" office:value="0" calcext:value-type="float">
            <text:p>0</text:p>
          </table:table-cell>
          <table:table-cell table:formula="of:=IF([.F568]=0;[.B567];COM.MICROSOFT.CONCAT([.B567];&quot; &quot;;[.B568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567]));COM.MICROSOFT.CONCAT([.B566];&quot; &quot;;[.B567]);[.B567])" office:value-type="string" office:string-value="Baylor College of Medicine Program (Combined Internal Medicine-Pediatrics)" calcext:value-type="string">
            <text:p>Baylor College of Medicine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ylor University Medical Center Progra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568]+[.E568]=[.D567]+[.E567];1;0)" office:value-type="float" office:value="0" calcext:value-type="float">
            <text:p>0</text:p>
          </table:table-cell>
          <table:table-cell table:formula="of:=IF([.F569]=0;[.B568];COM.MICROSOFT.CONCAT([.B568];&quot; &quot;;[.B569]))" office:value-type="string" office:string-value="Baylor University Medical Center Program" calcext:value-type="string">
            <text:p>Baylor University Medical Center Program</text:p>
          </table:table-cell>
          <table:table-cell/>
          <table:table-cell table:formula="of:=IF(ISNUMBER(SEARCH(&quot;(Combined&quot;;[.B568]));COM.MICROSOFT.CONCAT([.B567];&quot; &quot;;[.B568]);[.B568])" office:value-type="string" office:string-value="Baylor University Medical Center Program" calcext:value-type="string">
            <text:p>Baylor Universit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 Corpus Christi Medical Center - Bay Area Progra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8" calcext:value-type="float">
            <text:p>0.68</text:p>
          </table:table-cell>
          <table:table-cell table:style-name="ce11" table:formula="of:=IF([.D569]+[.E569]=[.D568]+[.E568];1;0)" office:value-type="float" office:value="0" calcext:value-type="float">
            <text:p>0</text:p>
          </table:table-cell>
          <table:table-cell table:formula="of:=IF([.F570]=0;[.B569];COM.MICROSOFT.CONCAT([.B569];&quot; &quot;;[.B570]))" office:value-type="string" office:string-value="HCA Healthcare Corpus Christi Medical Center - Bay Area Program" calcext:value-type="string">
            <text:p>HCA Healthcare Corpus Christi Medical Center - Bay Area Program</text:p>
          </table:table-cell>
          <table:table-cell/>
          <table:table-cell table:formula="of:=IF(ISNUMBER(SEARCH(&quot;(Combined&quot;;[.B569]));COM.MICROSOFT.CONCAT([.B568];&quot; &quot;;[.B569]);[.B569])" office:value-type="string" office:string-value="HCA Healthcare Corpus Christi Medical Center - Bay Area Program" calcext:value-type="string">
            <text:p>HCA Healthcare Corpus Christi Medical Center - Bay Area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Medical City Fort Worth Progr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8" calcext:value-type="float">
            <text:p>0.78</text:p>
          </table:table-cell>
          <table:table-cell table:style-name="ce11" table:formula="of:=IF([.D570]+[.E570]=[.D569]+[.E569];1;0)" office:value-type="float" office:value="0" calcext:value-type="float">
            <text:p>0</text:p>
          </table:table-cell>
          <table:table-cell table:formula="of:=IF([.F571]=0;[.B570];COM.MICROSOFT.CONCAT([.B570];&quot; &quot;;[.B571]))" office:value-type="string" office:string-value="HCA Medical City Fort Worth Program" calcext:value-type="string">
            <text:p>HCA Medical City Fort Worth Program</text:p>
          </table:table-cell>
          <table:table-cell/>
          <table:table-cell table:formula="of:=IF(ISNUMBER(SEARCH(&quot;(Combined&quot;;[.B570]));COM.MICROSOFT.CONCAT([.B569];&quot; &quot;;[.B570]);[.B570])" office:value-type="string" office:string-value="HCA Medical City Fort Worth Program" calcext:value-type="string">
            <text:p>HCA Medical City Fort Wor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hodist Health System Dallas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571]+[.E571]=[.D570]+[.E570];1;0)" office:value-type="float" office:value="0" calcext:value-type="float">
            <text:p>0</text:p>
          </table:table-cell>
          <table:table-cell table:formula="of:=IF([.F572]=0;[.B571];COM.MICROSOFT.CONCAT([.B571];&quot; &quot;;[.B572]))" office:value-type="string" office:string-value="Methodist Health System Dallas Program" calcext:value-type="string">
            <text:p>Methodist Health System Dallas Program</text:p>
          </table:table-cell>
          <table:table-cell/>
          <table:table-cell table:formula="of:=IF(ISNUMBER(SEARCH(&quot;(Combined&quot;;[.B571]));COM.MICROSOFT.CONCAT([.B570];&quot; &quot;;[.B571]);[.B571])" office:value-type="string" office:string-value="Methodist Health System Dallas Program" calcext:value-type="string">
            <text:p>Methodist Health System Dalla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hodist Hospital (Houston) Progra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1" table:formula="of:=IF([.D572]+[.E572]=[.D571]+[.E571];1;0)" office:value-type="float" office:value="0" calcext:value-type="float">
            <text:p>0</text:p>
          </table:table-cell>
          <table:table-cell table:formula="of:=IF([.F573]=0;[.B572];COM.MICROSOFT.CONCAT([.B572];&quot; &quot;;[.B573]))" office:value-type="string" office:string-value="Methodist Hospital (Houston) Program" calcext:value-type="string">
            <text:p>Methodist Hospital (Houston) Program</text:p>
          </table:table-cell>
          <table:table-cell/>
          <table:table-cell table:formula="of:=IF(ISNUMBER(SEARCH(&quot;(Combined&quot;;[.B572]));COM.MICROSOFT.CONCAT([.B571];&quot; &quot;;[.B572]);[.B572])" office:value-type="string" office:string-value="Methodist Hospital (Houston) Program" calcext:value-type="string">
            <text:p>Methodist Hospital (Houston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 Antonio Uniformed Services Health Education Consortium Program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573]+[.E573]=[.D572]+[.E572];1;0)" office:value-type="float" office:value="0" calcext:value-type="float">
            <text:p>0</text:p>
          </table:table-cell>
          <table:table-cell table:formula="of:=IF([.F574]=0;[.B573];COM.MICROSOFT.CONCAT([.B573];&quot; &quot;;[.B574]))" office:value-type="string" office:string-value="San Antonio Uniformed Services Health Education Consortium Program" calcext:value-type="string">
            <text:p>San Antonio Uniformed Services Health Education Consortium Program</text:p>
          </table:table-cell>
          <table:table-cell/>
          <table:table-cell table:formula="of:=IF(ISNUMBER(SEARCH(&quot;(Combined&quot;;[.B573]));COM.MICROSOFT.CONCAT([.B572];&quot; &quot;;[.B573]);[.B573])" office:value-type="string" office:string-value="San Antonio Uniformed Services Health Education Consortium Program" calcext:value-type="string">
            <text:p>San Antonio Uniformed Services Health Education Consortiu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as A&amp;M College of Medicine-Scott and White Medical Cen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574]+[.E574]=[.D573]+[.E573];1;0)" office:value-type="float" office:value="0" calcext:value-type="float">
            <text:p>0</text:p>
          </table:table-cell>
          <table:table-cell table:formula="of:=IF([.F575]=0;[.B574];COM.MICROSOFT.CONCAT([.B574];&quot; &quot;;[.B575]))" office:value-type="string" office:string-value="Texas A&amp;M College of Medicine-Scott and White Medical Center (Temple) Program" calcext:value-type="string">
            <text:p>Texas A&amp;M College of Medicine-Scott and White Medical Center (Temple) Program</text:p>
          </table:table-cell>
          <table:table-cell/>
          <table:table-cell table:formula="of:=IF(ISNUMBER(SEARCH(&quot;(Combined&quot;;[.B574]));COM.MICROSOFT.CONCAT([.B573];&quot; &quot;;[.B574]);[.B574])" office:value-type="string" office:string-value="Texas A&amp;M College of Medicine-Scott and White Medical Center" calcext:value-type="string">
            <text:p>Texas A&amp;M College of Medicine-Scott and White Medical Ce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Temple) Program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8" calcext:value-type="float">
            <text:p>0.98</text:p>
          </table:table-cell>
          <table:table-cell table:style-name="ce11" table:formula="of:=IF([.D575]+[.E575]=[.D574]+[.E574];1;0)" office:value-type="float" office:value="1" calcext:value-type="float">
            <text:p>1</text:p>
          </table:table-cell>
          <table:table-cell table:formula="of:=IF([.F576]=0;[.B575];COM.MICROSOFT.CONCAT([.B575];&quot; &quot;;[.B576]))" office:value-type="string" office:string-value="(Temple) Program" calcext:value-type="string">
            <text:p>(Temple) Program</text:p>
          </table:table-cell>
          <table:table-cell/>
          <table:table-cell table:formula="of:=IF(ISNUMBER(SEARCH(&quot;(Combined&quot;;[.B575]));COM.MICROSOFT.CONCAT([.B574];&quot; &quot;;[.B575]);[.B575])" office:value-type="string" office:string-value="(Temple) Program" calcext:value-type="string">
            <text:p>(Temple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as Health Resources Prog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IF([.D576]+[.E576]=[.D575]+[.E575];1;0)" office:value-type="float" office:value="0" calcext:value-type="float">
            <text:p>0</text:p>
          </table:table-cell>
          <table:table-cell table:formula="of:=IF([.F577]=0;[.B576];COM.MICROSOFT.CONCAT([.B576];&quot; &quot;;[.B577]))" office:value-type="string" office:string-value="Texas Health Resources Program" calcext:value-type="string">
            <text:p>Texas Health Resources Program</text:p>
          </table:table-cell>
          <table:table-cell/>
          <table:table-cell table:formula="of:=IF(ISNUMBER(SEARCH(&quot;(Combined&quot;;[.B576]));COM.MICROSOFT.CONCAT([.B575];&quot; &quot;;[.B576]);[.B576])" office:value-type="string" office:string-value="Texas Health Resources Program" calcext:value-type="string">
            <text:p>Texas Health Resource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as Tech University (Amarillo)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577]+[.E577]=[.D576]+[.E576];1;0)" office:value-type="float" office:value="0" calcext:value-type="float">
            <text:p>0</text:p>
          </table:table-cell>
          <table:table-cell table:formula="of:=IF([.F578]=0;[.B577];COM.MICROSOFT.CONCAT([.B577];&quot; &quot;;[.B578]))" office:value-type="string" office:string-value="Texas Tech University (Amarillo) Program" calcext:value-type="string">
            <text:p>Texas Tech University (Amarillo) Program</text:p>
          </table:table-cell>
          <table:table-cell/>
          <table:table-cell table:formula="of:=IF(ISNUMBER(SEARCH(&quot;(Combined&quot;;[.B577]));COM.MICROSOFT.CONCAT([.B576];&quot; &quot;;[.B577]);[.B577])" office:value-type="string" office:string-value="Texas Tech University (Amarillo) Program" calcext:value-type="string">
            <text:p>Texas Tech University (Amarillo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as Tech University (Permian Basin) Program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3" calcext:value-type="float">
            <text:p>0.83</text:p>
          </table:table-cell>
          <table:table-cell table:style-name="ce11" table:formula="of:=IF([.D578]+[.E578]=[.D577]+[.E577];1;0)" office:value-type="float" office:value="0" calcext:value-type="float">
            <text:p>0</text:p>
          </table:table-cell>
          <table:table-cell table:formula="of:=IF([.F579]=0;[.B578];COM.MICROSOFT.CONCAT([.B578];&quot; &quot;;[.B579]))" office:value-type="string" office:string-value="Texas Tech University (Permian Basin) Program" calcext:value-type="string">
            <text:p>Texas Tech University (Permian Basin) Program</text:p>
          </table:table-cell>
          <table:table-cell/>
          <table:table-cell table:formula="of:=IF(ISNUMBER(SEARCH(&quot;(Combined&quot;;[.B578]));COM.MICROSOFT.CONCAT([.B577];&quot; &quot;;[.B578]);[.B578])" office:value-type="string" office:string-value="Texas Tech University (Permian Basin) Program" calcext:value-type="string">
            <text:p>Texas Tech University (Permian Basin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as Tech University Health Sciences Center at Lubbock Progra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579]+[.E579]=[.D578]+[.E578];1;0)" office:value-type="float" office:value="0" calcext:value-type="float">
            <text:p>0</text:p>
          </table:table-cell>
          <table:table-cell table:formula="of:=IF([.F580]=0;[.B579];COM.MICROSOFT.CONCAT([.B579];&quot; &quot;;[.B580]))" office:value-type="string" office:string-value="Texas Tech University Health Sciences Center at Lubbock Program" calcext:value-type="string">
            <text:p>Texas Tech University Health Sciences Center at Lubbock Program</text:p>
          </table:table-cell>
          <table:table-cell/>
          <table:table-cell table:formula="of:=IF(ISNUMBER(SEARCH(&quot;(Combined&quot;;[.B579]));COM.MICROSOFT.CONCAT([.B578];&quot; &quot;;[.B579]);[.B579])" office:value-type="string" office:string-value="Texas Tech University Health Sciences Center at Lubbock Program" calcext:value-type="string">
            <text:p>Texas Tech University Health Sciences Center at Lubbock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as Tech University HSC El Paso Program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1" table:formula="of:=IF([.D580]+[.E580]=[.D579]+[.E579];1;0)" office:value-type="float" office:value="0" calcext:value-type="float">
            <text:p>0</text:p>
          </table:table-cell>
          <table:table-cell table:formula="of:=IF([.F581]=0;[.B580];COM.MICROSOFT.CONCAT([.B580];&quot; &quot;;[.B581]))" office:value-type="string" office:string-value="Texas Tech University HSC El Paso Program" calcext:value-type="string">
            <text:p>Texas Tech University HSC El Paso Program</text:p>
          </table:table-cell>
          <table:table-cell/>
          <table:table-cell table:formula="of:=IF(ISNUMBER(SEARCH(&quot;(Combined&quot;;[.B580]));COM.MICROSOFT.CONCAT([.B579];&quot; &quot;;[.B580]);[.B580])" office:value-type="string" office:string-value="Texas Tech University HSC El Paso Program" calcext:value-type="string">
            <text:p>Texas Tech University HSC El Paso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xas at Austin Dell Medical School Program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581]+[.E581]=[.D580]+[.E580];1;0)" office:value-type="float" office:value="0" calcext:value-type="float">
            <text:p>0</text:p>
          </table:table-cell>
          <table:table-cell table:formula="of:=IF([.F582]=0;[.B581];COM.MICROSOFT.CONCAT([.B581];&quot; &quot;;[.B582]))" office:value-type="string" office:string-value="University of Texas at Austin Dell Medical School Program" calcext:value-type="string">
            <text:p>University of Texas at Austin Dell Medical School Program</text:p>
          </table:table-cell>
          <table:table-cell/>
          <table:table-cell table:formula="of:=IF(ISNUMBER(SEARCH(&quot;(Combined&quot;;[.B581]));COM.MICROSOFT.CONCAT([.B580];&quot; &quot;;[.B581]);[.B581])" office:value-type="string" office:string-value="University of Texas at Austin Dell Medical School Program" calcext:value-type="string">
            <text:p>University of Texas at Austin Dell Medical Schoo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xas Health Science Center at Houston Program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582]+[.E582]=[.D581]+[.E581];1;0)" office:value-type="float" office:value="0" calcext:value-type="float">
            <text:p>0</text:p>
          </table:table-cell>
          <table:table-cell table:formula="of:=IF([.F583]=0;[.B582];COM.MICROSOFT.CONCAT([.B582];&quot; &quot;;[.B583]))" office:value-type="string" office:string-value="University of Texas Health Science Center at Houston Program" calcext:value-type="string">
            <text:p>University of Texas Health Science Center at Houston Program</text:p>
          </table:table-cell>
          <table:table-cell/>
          <table:table-cell table:formula="of:=IF(ISNUMBER(SEARCH(&quot;(Combined&quot;;[.B582]));COM.MICROSOFT.CONCAT([.B581];&quot; &quot;;[.B582]);[.B582])" office:value-type="string" office:string-value="University of Texas Health Science Center at Houston Program" calcext:value-type="string">
            <text:p>University of Texas Health Science Center at Houston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0.76" calcext:value-type="float">
            <text:p>0.76</text:p>
          </table:table-cell>
          <table:table-cell table:style-name="ce11" table:formula="of:=IF([.D583]+[.E583]=[.D582]+[.E582];1;0)" office:value-type="float" office:value="0" calcext:value-type="float">
            <text:p>0</text:p>
          </table:table-cell>
          <table:table-cell table:formula="of:=IF([.F584]=0;[.B583];COM.MICROSOFT.CONCAT([.B583];&quot; &quot;;[.B584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583]));COM.MICROSOFT.CONCAT([.B582];&quot; &quot;;[.B583]);[.B583])" office:value-type="string" office:string-value="University of Texas Health Science Center at Houston Program (Combined Internal Medicine-Pediatrics)" calcext:value-type="string">
            <text:p>University of Texas Health Science Center at Houston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xas Health Science Center at Tyler/Good Shepherd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1" table:formula="of:=IF([.D584]+[.E584]=[.D583]+[.E583];1;0)" office:value-type="float" office:value="0" calcext:value-type="float">
            <text:p>0</text:p>
          </table:table-cell>
          <table:table-cell table:formula="of:=IF([.F585]=0;[.B584];COM.MICROSOFT.CONCAT([.B584];&quot; &quot;;[.B585]))" office:value-type="string" office:string-value="University of Texas Health Science Center at Tyler/Good Shepherd Medical Center (Longview) Program" calcext:value-type="string">
            <text:p>University of Texas Health Science Center at Tyler/Good Shepherd Medical Center (Longview) Program</text:p>
          </table:table-cell>
          <table:table-cell/>
          <table:table-cell table:formula="of:=IF(ISNUMBER(SEARCH(&quot;(Combined&quot;;[.B584]));COM.MICROSOFT.CONCAT([.B583];&quot; &quot;;[.B584]);[.B584])" office:value-type="string" office:string-value="University of Texas Health Science Center at Tyler/Good Shepherd" calcext:value-type="string">
            <text:p>University of Texas Health Science Center at Tyler/Good Shephe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 Center (Longview) Progra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1" table:formula="of:=IF([.D585]+[.E585]=[.D584]+[.E584];1;0)" office:value-type="float" office:value="1" calcext:value-type="float">
            <text:p>1</text:p>
          </table:table-cell>
          <table:table-cell table:formula="of:=IF([.F586]=0;[.B585];COM.MICROSOFT.CONCAT([.B585];&quot; &quot;;[.B586]))" office:value-type="string" office:string-value="Medical Center (Longview) Program" calcext:value-type="string">
            <text:p>Medical Center (Longview) Program</text:p>
          </table:table-cell>
          <table:table-cell/>
          <table:table-cell table:formula="of:=IF(ISNUMBER(SEARCH(&quot;(Combined&quot;;[.B585]));COM.MICROSOFT.CONCAT([.B584];&quot; &quot;;[.B585]);[.B585])" office:value-type="string" office:string-value="Medical Center (Longview) Program" calcext:value-type="string">
            <text:p>Medical Center (Longview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xas Health Science Center San Antonio Joe and Teresa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586]+[.E586]=[.D585]+[.E585];1;0)" office:value-type="float" office:value="0" calcext:value-type="float">
            <text:p>0</text:p>
          </table:table-cell>
          <table:table-cell table:formula="of:=IF([.F587]=0;[.B586];COM.MICROSOFT.CONCAT([.B586];&quot; &quot;;[.B587]))" office:value-type="string" office:string-value="University of Texas Health Science Center San Antonio Joe and Teresa Lozano Long School of Medicine Program" calcext:value-type="string">
            <text:p>University of Texas Health Science Center San Antonio Joe and Teresa Lozano Long School of Medicine Program</text:p>
          </table:table-cell>
          <table:table-cell/>
          <table:table-cell table:formula="of:=IF(ISNUMBER(SEARCH(&quot;(Combined&quot;;[.B586]));COM.MICROSOFT.CONCAT([.B585];&quot; &quot;;[.B586]);[.B586])" office:value-type="string" office:string-value="University of Texas Health Science Center San Antonio Joe and Teresa" calcext:value-type="string">
            <text:p>University of Texas Health Science Center San Antonio Joe and Ter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zano Long School of Medicine Program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587]+[.E587]=[.D586]+[.E586];1;0)" office:value-type="float" office:value="1" calcext:value-type="float">
            <text:p>1</text:p>
          </table:table-cell>
          <table:table-cell table:formula="of:=IF([.F588]=0;[.B587];COM.MICROSOFT.CONCAT([.B587];&quot; &quot;;[.B588]))" office:value-type="string" office:string-value="Lozano Long School of Medicine Program" calcext:value-type="string">
            <text:p>Lozano Long School of Medicine Program</text:p>
          </table:table-cell>
          <table:table-cell/>
          <table:table-cell table:formula="of:=IF(ISNUMBER(SEARCH(&quot;(Combined&quot;;[.B587]));COM.MICROSOFT.CONCAT([.B586];&quot; &quot;;[.B587]);[.B587])" office:value-type="string" office:string-value="Lozano Long School of Medicine Program" calcext:value-type="string">
            <text:p>Lozano Long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xas Medical Branch Hospitals Program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588]+[.E588]=[.D587]+[.E587];1;0)" office:value-type="float" office:value="0" calcext:value-type="float">
            <text:p>0</text:p>
          </table:table-cell>
          <table:table-cell table:formula="of:=IF([.F589]=0;[.B588];COM.MICROSOFT.CONCAT([.B588];&quot; &quot;;[.B589]))" office:value-type="string" office:string-value="University of Texas Medical Branch Hospitals Program" calcext:value-type="string">
            <text:p>University of Texas Medical Branch Hospitals Program</text:p>
          </table:table-cell>
          <table:table-cell/>
          <table:table-cell table:formula="of:=IF(ISNUMBER(SEARCH(&quot;(Combined&quot;;[.B588]));COM.MICROSOFT.CONCAT([.B587];&quot; &quot;;[.B588]);[.B588])" office:value-type="string" office:string-value="University of Texas Medical Branch Hospitals Program" calcext:value-type="string">
            <text:p>University of Texas Medical Branch Hospital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xas RGV (DHR) Progra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4" calcext:value-type="float">
            <text:p>0.94</text:p>
          </table:table-cell>
          <table:table-cell table:style-name="ce11" table:formula="of:=IF([.D589]+[.E589]=[.D588]+[.E588];1;0)" office:value-type="float" office:value="0" calcext:value-type="float">
            <text:p>0</text:p>
          </table:table-cell>
          <table:table-cell table:formula="of:=IF([.F590]=0;[.B589];COM.MICROSOFT.CONCAT([.B589];&quot; &quot;;[.B590]))" office:value-type="string" office:string-value="University of Texas RGV (DHR) Program" calcext:value-type="string">
            <text:p>University of Texas RGV (DHR) Program</text:p>
          </table:table-cell>
          <table:table-cell/>
          <table:table-cell table:formula="of:=IF(ISNUMBER(SEARCH(&quot;(Combined&quot;;[.B589]));COM.MICROSOFT.CONCAT([.B588];&quot; &quot;;[.B589]);[.B589])" office:value-type="string" office:string-value="University of Texas RGV (DHR) Program" calcext:value-type="string">
            <text:p>University of Texas RGV (DHR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xas RGV (VBMC) Progr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590]+[.E590]=[.D589]+[.E589];1;0)" office:value-type="float" office:value="0" calcext:value-type="float">
            <text:p>0</text:p>
          </table:table-cell>
          <table:table-cell table:formula="of:=IF([.F591]=0;[.B590];COM.MICROSOFT.CONCAT([.B590];&quot; &quot;;[.B591]))" office:value-type="string" office:string-value="University of Texas RGV (VBMC) Program" calcext:value-type="string">
            <text:p>University of Texas RGV (VBMC) Program</text:p>
          </table:table-cell>
          <table:table-cell/>
          <table:table-cell table:formula="of:=IF(ISNUMBER(SEARCH(&quot;(Combined&quot;;[.B590]));COM.MICROSOFT.CONCAT([.B589];&quot; &quot;;[.B590]);[.B590])" office:value-type="string" office:string-value="University of Texas RGV (VBMC) Program" calcext:value-type="string">
            <text:p>University of Texas RGV (VBMC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Texas Southwestern Medical Center Program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591]+[.E591]=[.D590]+[.E590];1;0)" office:value-type="float" office:value="0" calcext:value-type="float">
            <text:p>0</text:p>
          </table:table-cell>
          <table:table-cell table:formula="of:=IF([.F592]=0;[.B591];COM.MICROSOFT.CONCAT([.B591];&quot; &quot;;[.B592]))" office:value-type="string" office:string-value="University of Texas Southwestern Medical Center Program" calcext:value-type="string">
            <text:p>University of Texas Southwestern Medical Center Program</text:p>
          </table:table-cell>
          <table:table-cell/>
          <table:table-cell table:formula="of:=IF(ISNUMBER(SEARCH(&quot;(Combined&quot;;[.B591]));COM.MICROSOFT.CONCAT([.B590];&quot; &quot;;[.B591]);[.B591])" office:value-type="string" office:string-value="University of Texas Southwestern Medical Center Program" calcext:value-type="string">
            <text:p>University of Texas Southwestern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lliam Beaumont Army Medical Center Progr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592]+[.E592]=[.D591]+[.E591];1;0)" office:value-type="float" office:value="0" calcext:value-type="float">
            <text:p>0</text:p>
          </table:table-cell>
          <table:table-cell table:formula="of:=IF([.F593]=0;[.B592];COM.MICROSOFT.CONCAT([.B592];&quot; &quot;;[.B593]))" office:value-type="string" office:string-value="William Beaumont Army Medical Center Program" calcext:value-type="string">
            <text:p>William Beaumont Army Medical Center Program</text:p>
          </table:table-cell>
          <table:table-cell/>
          <table:table-cell table:formula="of:=IF(ISNUMBER(SEARCH(&quot;(Combined&quot;;[.B592]));COM.MICROSOFT.CONCAT([.B591];&quot; &quot;;[.B592]);[.B592])" office:value-type="string" office:string-value="William Beaumont Army Medical Center Program" calcext:value-type="string">
            <text:p>William Beaumont Arm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Utah Health Program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1" table:formula="of:=IF([.D593]+[.E593]=[.D592]+[.E592];1;0)" office:value-type="float" office:value="0" calcext:value-type="float">
            <text:p>0</text:p>
          </table:table-cell>
          <table:table-cell table:formula="of:=IF([.F594]=0;[.B593];COM.MICROSOFT.CONCAT([.B593];&quot; &quot;;[.B594]))" office:value-type="string" office:string-value="University of Utah Health Program" calcext:value-type="string">
            <text:p>University of Utah Health Program</text:p>
          </table:table-cell>
          <table:table-cell/>
          <table:table-cell table:formula="of:=IF(ISNUMBER(SEARCH(&quot;(Combined&quot;;[.B593]));COM.MICROSOFT.CONCAT([.B592];&quot; &quot;;[.B593]);[.B593])" office:value-type="string" office:string-value="University of Utah Health Program" calcext:value-type="string">
            <text:p>University of Utah Health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Vermont Medical Center Program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91" calcext:value-type="float">
            <text:p>0.91</text:p>
          </table:table-cell>
          <table:table-cell table:style-name="ce11" table:formula="of:=IF([.D594]+[.E594]=[.D593]+[.E593];1;0)" office:value-type="float" office:value="0" calcext:value-type="float">
            <text:p>0</text:p>
          </table:table-cell>
          <table:table-cell table:formula="of:=IF([.F595]=0;[.B594];COM.MICROSOFT.CONCAT([.B594];&quot; &quot;;[.B595]))" office:value-type="string" office:string-value="University of Vermont Medical Center Program" calcext:value-type="string">
            <text:p>University of Vermont Medical Center Program</text:p>
          </table:table-cell>
          <table:table-cell/>
          <table:table-cell table:formula="of:=IF(ISNUMBER(SEARCH(&quot;(Combined&quot;;[.B594]));COM.MICROSOFT.CONCAT([.B593];&quot; &quot;;[.B594]);[.B594])" office:value-type="string" office:string-value="University of Vermont Medical Center Program" calcext:value-type="string">
            <text:p>University of Vermont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ginia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1" table:formula="of:=IF([.D595]+[.E595]=[.D594]+[.E594];1;0)" office:value-type="float" office:value="0" calcext:value-type="float">
            <text:p>0</text:p>
          </table:table-cell>
          <table:table-cell table:formula="of:=IF([.F596]=0;[.B595];COM.MICROSOFT.CONCAT([.B595];&quot; &quot;;[.B596]))" office:value-type="string" office:string-value="Virginia Carilion Clinic-Virginia Tech Carilion School of Medicine Program" calcext:value-type="string">
            <text:p>Virginia Carilion Clinic-Virginia Tech Carilion School of Medicine Program</text:p>
          </table:table-cell>
          <table:table-cell/>
          <table:table-cell table:formula="of:=IF(ISNUMBER(SEARCH(&quot;(Combined&quot;;[.B595]));COM.MICROSOFT.CONCAT([.B594];&quot; &quot;;[.B595]);[.B595])" office:value-type="string" office:string-value="Virginia" calcext:value-type="string">
            <text:p>Virgi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ilion Clinic-Virginia Tech Carilion School of Medicine Program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1" table:formula="of:=IF([.D596]+[.E596]=[.D595]+[.E595];1;0)" office:value-type="float" office:value="1" calcext:value-type="float">
            <text:p>1</text:p>
          </table:table-cell>
          <table:table-cell table:formula="of:=IF([.F597]=0;[.B596];COM.MICROSOFT.CONCAT([.B596];&quot; &quot;;[.B597]))" office:value-type="string" office:string-value="Carilion Clinic-Virginia Tech Carilion School of Medicine Program" calcext:value-type="string">
            <text:p>Carilion Clinic-Virginia Tech Carilion School of Medicine Program</text:p>
          </table:table-cell>
          <table:table-cell/>
          <table:table-cell table:formula="of:=IF(ISNUMBER(SEARCH(&quot;(Combined&quot;;[.B596]));COM.MICROSOFT.CONCAT([.B595];&quot; &quot;;[.B596]);[.B596])" office:value-type="string" office:string-value="Carilion Clinic-Virginia Tech Carilion School of Medicine Program" calcext:value-type="string">
            <text:p>Carilion Clinic-Virginia Tech Carilion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stern Virginia Medical School Program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2" calcext:value-type="float">
            <text:p>0.92</text:p>
          </table:table-cell>
          <table:table-cell table:style-name="ce11" table:formula="of:=IF([.D597]+[.E597]=[.D596]+[.E596];1;0)" office:value-type="float" office:value="0" calcext:value-type="float">
            <text:p>0</text:p>
          </table:table-cell>
          <table:table-cell table:formula="of:=IF([.F598]=0;[.B597];COM.MICROSOFT.CONCAT([.B597];&quot; &quot;;[.B598]))" office:value-type="string" office:string-value="Eastern Virginia Medical School Program" calcext:value-type="string">
            <text:p>Eastern Virginia Medical School Program</text:p>
          </table:table-cell>
          <table:table-cell/>
          <table:table-cell table:formula="of:=IF(ISNUMBER(SEARCH(&quot;(Combined&quot;;[.B597]));COM.MICROSOFT.CONCAT([.B596];&quot; &quot;;[.B597]);[.B597])" office:value-type="string" office:string-value="Eastern Virginia Medical School Program" calcext:value-type="string">
            <text:p>Eastern Virginia Medical Schoo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 LewisGale Hospital-Montgomery/VCOM Progra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8" calcext:value-type="float">
            <text:p>0.58</text:p>
          </table:table-cell>
          <table:table-cell table:style-name="ce11" table:formula="of:=IF([.D598]+[.E598]=[.D597]+[.E597];1;0)" office:value-type="float" office:value="0" calcext:value-type="float">
            <text:p>0</text:p>
          </table:table-cell>
          <table:table-cell table:formula="of:=IF([.F599]=0;[.B598];COM.MICROSOFT.CONCAT([.B598];&quot; &quot;;[.B599]))" office:value-type="string" office:string-value="HCA Healthcare LewisGale Hospital-Montgomery/VCOM Program" calcext:value-type="string">
            <text:p>HCA Healthcare LewisGale Hospital-Montgomery/VCOM Program</text:p>
          </table:table-cell>
          <table:table-cell/>
          <table:table-cell table:formula="of:=IF(ISNUMBER(SEARCH(&quot;(Combined&quot;;[.B598]));COM.MICROSOFT.CONCAT([.B597];&quot; &quot;;[.B598]);[.B598])" office:value-type="string" office:string-value="HCA Healthcare LewisGale Hospital-Montgomery/VCOM Program" calcext:value-type="string">
            <text:p>HCA Healthcare LewisGale Hospital-Montgomery/VCO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CA Healthcare LewisGale Medical Center Progra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6" calcext:value-type="float">
            <text:p>0.86</text:p>
          </table:table-cell>
          <table:table-cell table:style-name="ce11" table:formula="of:=IF([.D599]+[.E599]=[.D598]+[.E598];1;0)" office:value-type="float" office:value="0" calcext:value-type="float">
            <text:p>0</text:p>
          </table:table-cell>
          <table:table-cell table:formula="of:=IF([.F600]=0;[.B599];COM.MICROSOFT.CONCAT([.B599];&quot; &quot;;[.B600]))" office:value-type="string" office:string-value="HCA Healthcare LewisGale Medical Center Program" calcext:value-type="string">
            <text:p>HCA Healthcare LewisGale Medical Center Program</text:p>
          </table:table-cell>
          <table:table-cell/>
          <table:table-cell table:formula="of:=IF(ISNUMBER(SEARCH(&quot;(Combined&quot;;[.B599]));COM.MICROSOFT.CONCAT([.B598];&quot; &quot;;[.B599]);[.B599])" office:value-type="string" office:string-value="HCA Healthcare LewisGale Medical Center Program" calcext:value-type="string">
            <text:p>HCA Healthcare LewisGale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ova Fairfax Medical Campus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600]+[.E600]=[.D599]+[.E599];1;0)" office:value-type="float" office:value="0" calcext:value-type="float">
            <text:p>0</text:p>
          </table:table-cell>
          <table:table-cell table:formula="of:=IF([.F601]=0;[.B600];COM.MICROSOFT.CONCAT([.B600];&quot; &quot;;[.B601]))" office:value-type="string" office:string-value="Inova Fairfax Medical Campus Program" calcext:value-type="string">
            <text:p>Inova Fairfax Medical Campus Program</text:p>
          </table:table-cell>
          <table:table-cell/>
          <table:table-cell table:formula="of:=IF(ISNUMBER(SEARCH(&quot;(Combined&quot;;[.B600]));COM.MICROSOFT.CONCAT([.B599];&quot; &quot;;[.B600]);[.B600])" office:value-type="string" office:string-value="Inova Fairfax Medical Campus Program" calcext:value-type="string">
            <text:p>Inova Fairfax Medical Campu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al Medical Center (Portsmouth) 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601]+[.E601]=[.D600]+[.E600];1;0)" office:value-type="float" office:value="0" calcext:value-type="float">
            <text:p>0</text:p>
          </table:table-cell>
          <table:table-cell table:formula="of:=IF([.F602]=0;[.B601];COM.MICROSOFT.CONCAT([.B601];&quot; &quot;;[.B602]))" office:value-type="string" office:string-value="Naval Medical Center (Portsmouth) Program" calcext:value-type="string">
            <text:p>Naval Medical Center (Portsmouth) Program</text:p>
          </table:table-cell>
          <table:table-cell/>
          <table:table-cell table:formula="of:=IF(ISNUMBER(SEARCH(&quot;(Combined&quot;;[.B601]));COM.MICROSOFT.CONCAT([.B600];&quot; &quot;;[.B601]);[.B601])" office:value-type="string" office:string-value="Naval Medical Center (Portsmouth) Program" calcext:value-type="string">
            <text:p>Naval Medical Center (Portsmouth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on Community Hospital Progra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6" calcext:value-type="float">
            <text:p>0.36</text:p>
          </table:table-cell>
          <table:table-cell table:style-name="ce11" table:formula="of:=IF([.D602]+[.E602]=[.D601]+[.E601];1;0)" office:value-type="float" office:value="0" calcext:value-type="float">
            <text:p>0</text:p>
          </table:table-cell>
          <table:table-cell table:formula="of:=IF([.F603]=0;[.B602];COM.MICROSOFT.CONCAT([.B602];&quot; &quot;;[.B603]))" office:value-type="string" office:string-value="Norton Community Hospital Program" calcext:value-type="string">
            <text:p>Norton Community Hospital Program</text:p>
          </table:table-cell>
          <table:table-cell/>
          <table:table-cell table:formula="of:=IF(ISNUMBER(SEARCH(&quot;(Combined&quot;;[.B602]));COM.MICROSOFT.CONCAT([.B601];&quot; &quot;;[.B602]);[.B602])" office:value-type="string" office:string-value="Norton Community Hospital Program" calcext:value-type="string">
            <text:p>Norton Community Hospital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vah Health-Danville Progra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table:style-name="ce11" table:formula="of:=IF([.D603]+[.E603]=[.D602]+[.E602];1;0)" office:value-type="float" office:value="0" calcext:value-type="float">
            <text:p>0</text:p>
          </table:table-cell>
          <table:table-cell table:formula="of:=IF([.F604]=0;[.B603];COM.MICROSOFT.CONCAT([.B603];&quot; &quot;;[.B604]))" office:value-type="string" office:string-value="Sovah Health-Danville Program" calcext:value-type="string">
            <text:p>Sovah Health-Danville Program</text:p>
          </table:table-cell>
          <table:table-cell/>
          <table:table-cell table:formula="of:=IF(ISNUMBER(SEARCH(&quot;(Combined&quot;;[.B603]));COM.MICROSOFT.CONCAT([.B602];&quot; &quot;;[.B603]);[.B603])" office:value-type="string" office:string-value="Sovah Health-Danville Program" calcext:value-type="string">
            <text:p>Sovah Health-Danvill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Virginia Medical Center Program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1" table:formula="of:=IF([.D604]+[.E604]=[.D603]+[.E603];1;0)" office:value-type="float" office:value="0" calcext:value-type="float">
            <text:p>0</text:p>
          </table:table-cell>
          <table:table-cell table:formula="of:=IF([.F605]=0;[.B604];COM.MICROSOFT.CONCAT([.B604];&quot; &quot;;[.B605]))" office:value-type="string" office:string-value="University of Virginia Medical Center Program" calcext:value-type="string">
            <text:p>University of Virginia Medical Center Program</text:p>
          </table:table-cell>
          <table:table-cell/>
          <table:table-cell table:formula="of:=IF(ISNUMBER(SEARCH(&quot;(Combined&quot;;[.B604]));COM.MICROSOFT.CONCAT([.B603];&quot; &quot;;[.B604]);[.B604])" office:value-type="string" office:string-value="University of Virginia Medical Center Program" calcext:value-type="string">
            <text:p>University of Virginia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ginia Commonwealth University Health System Program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6" calcext:value-type="float">
            <text:p>0.96</text:p>
          </table:table-cell>
          <table:table-cell table:style-name="ce11" table:formula="of:=IF([.D605]+[.E605]=[.D604]+[.E604];1;0)" office:value-type="float" office:value="0" calcext:value-type="float">
            <text:p>0</text:p>
          </table:table-cell>
          <table:table-cell table:formula="of:=IF([.F606]=0;[.B605];COM.MICROSOFT.CONCAT([.B605];&quot; &quot;;[.B606]))" office:value-type="string" office:string-value="Virginia Commonwealth University Health System Program" calcext:value-type="string">
            <text:p>Virginia Commonwealth University Health System Program</text:p>
          </table:table-cell>
          <table:table-cell/>
          <table:table-cell table:formula="of:=IF(ISNUMBER(SEARCH(&quot;(Combined&quot;;[.B605]));COM.MICROSOFT.CONCAT([.B604];&quot; &quot;;[.B605]);[.B605])" office:value-type="string" office:string-value="Virginia Commonwealth University Health System Program" calcext:value-type="string">
            <text:p>Virginia Commonwealth University Health System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0.92" calcext:value-type="float">
            <text:p>0.92</text:p>
          </table:table-cell>
          <table:table-cell table:style-name="ce11" table:formula="of:=IF([.D606]+[.E606]=[.D605]+[.E605];1;0)" office:value-type="float" office:value="0" calcext:value-type="float">
            <text:p>0</text:p>
          </table:table-cell>
          <table:table-cell table:formula="of:=IF([.F607]=0;[.B606];COM.MICROSOFT.CONCAT([.B606];&quot; &quot;;[.B607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606]));COM.MICROSOFT.CONCAT([.B605];&quot; &quot;;[.B606]);[.B606])" office:value-type="string" office:string-value="Virginia Commonwealth University Health System Program (Combined Internal Medicine-Pediatrics)" calcext:value-type="string">
            <text:p>Virginia Commonwealth University Health System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shington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607]+[.E607]=[.D606]+[.E606];1;0)" office:value-type="float" office:value="0" calcext:value-type="float">
            <text:p>0</text:p>
          </table:table-cell>
          <table:table-cell table:formula="of:=IF([.F608]=0;[.B607];COM.MICROSOFT.CONCAT([.B607];&quot; &quot;;[.B608]))" office:value-type="string" office:string-value="Washington Madigan Army Medical Center Program" calcext:value-type="string">
            <text:p>Washington Madigan Army Medical Center Program</text:p>
          </table:table-cell>
          <table:table-cell/>
          <table:table-cell table:formula="of:=IF(ISNUMBER(SEARCH(&quot;(Combined&quot;;[.B607]));COM.MICROSOFT.CONCAT([.B606];&quot; &quot;;[.B607]);[.B607])" office:value-type="string" office:string-value="Washington" calcext:value-type="string">
            <text:p>Washing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igan Army Medical Center Progra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608]+[.E608]=[.D607]+[.E607];1;0)" office:value-type="float" office:value="1" calcext:value-type="float">
            <text:p>1</text:p>
          </table:table-cell>
          <table:table-cell table:formula="of:=IF([.F609]=0;[.B608];COM.MICROSOFT.CONCAT([.B608];&quot; &quot;;[.B609]))" office:value-type="string" office:string-value="Madigan Army Medical Center Program" calcext:value-type="string">
            <text:p>Madigan Army Medical Center Program</text:p>
          </table:table-cell>
          <table:table-cell/>
          <table:table-cell table:formula="of:=IF(ISNUMBER(SEARCH(&quot;(Combined&quot;;[.B608]));COM.MICROSOFT.CONCAT([.B607];&quot; &quot;;[.B608]);[.B608])" office:value-type="string" office:string-value="Madigan Army Medical Center Program" calcext:value-type="string">
            <text:p>Madigan Army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kane Teaching Health Center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609]+[.E609]=[.D608]+[.E608];1;0)" office:value-type="float" office:value="0" calcext:value-type="float">
            <text:p>0</text:p>
          </table:table-cell>
          <table:table-cell table:formula="of:=IF([.F610]=0;[.B609];COM.MICROSOFT.CONCAT([.B609];&quot; &quot;;[.B610]))" office:value-type="string" office:string-value="Spokane Teaching Health Center Program" calcext:value-type="string">
            <text:p>Spokane Teaching Health Center Program</text:p>
          </table:table-cell>
          <table:table-cell/>
          <table:table-cell table:formula="of:=IF(ISNUMBER(SEARCH(&quot;(Combined&quot;;[.B609]));COM.MICROSOFT.CONCAT([.B608];&quot; &quot;;[.B609]);[.B609])" office:value-type="string" office:string-value="Spokane Teaching Health Center Program" calcext:value-type="string">
            <text:p>Spokane Teaching Health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Washington Program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7" calcext:value-type="float">
            <text:p>0.97</text:p>
          </table:table-cell>
          <table:table-cell table:style-name="ce11" table:formula="of:=IF([.D610]+[.E610]=[.D609]+[.E609];1;0)" office:value-type="float" office:value="0" calcext:value-type="float">
            <text:p>0</text:p>
          </table:table-cell>
          <table:table-cell table:formula="of:=IF([.F611]=0;[.B610];COM.MICROSOFT.CONCAT([.B610];&quot; &quot;;[.B611]))" office:value-type="string" office:string-value="University of Washington Program" calcext:value-type="string">
            <text:p>University of Washington Program</text:p>
          </table:table-cell>
          <table:table-cell/>
          <table:table-cell table:formula="of:=IF(ISNUMBER(SEARCH(&quot;(Combined&quot;;[.B610]));COM.MICROSOFT.CONCAT([.B609];&quot; &quot;;[.B610]);[.B610])" office:value-type="string" office:string-value="University of Washington Program" calcext:value-type="string">
            <text:p>University of Washington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ginia Mason Medical Center Progr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611]+[.E611]=[.D610]+[.E610];1;0)" office:value-type="float" office:value="0" calcext:value-type="float">
            <text:p>0</text:p>
          </table:table-cell>
          <table:table-cell table:formula="of:=IF([.F612]=0;[.B611];COM.MICROSOFT.CONCAT([.B611];&quot; &quot;;[.B612]))" office:value-type="string" office:string-value="Virginia Mason Medical Center Program" calcext:value-type="string">
            <text:p>Virginia Mason Medical Center Program</text:p>
          </table:table-cell>
          <table:table-cell/>
          <table:table-cell table:formula="of:=IF(ISNUMBER(SEARCH(&quot;(Combined&quot;;[.B611]));COM.MICROSOFT.CONCAT([.B610];&quot; &quot;;[.B611]);[.B611])" office:value-type="string" office:string-value="Virginia Mason Medical Center Program" calcext:value-type="string">
            <text:p>Virginia Mason Medical Center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Virgin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1" table:formula="of:=IF([.D612]+[.E612]=[.D611]+[.E611];1;0)" office:value-type="float" office:value="0" calcext:value-type="float">
            <text:p>0</text:p>
          </table:table-cell>
          <table:table-cell table:formula="of:=IF([.F613]=0;[.B612];COM.MICROSOFT.CONCAT([.B612];&quot; &quot;;[.B613]))" office:value-type="string" office:string-value="West Virginia Charleston Area Medical Center/West virginia University (Charleston" calcext:value-type="string">
            <text:p>West Virginia Charleston Area Medical Center/West virginia University (Charleston</text:p>
          </table:table-cell>
          <table:table-cell/>
          <table:table-cell table:formula="of:=IF(ISNUMBER(SEARCH(&quot;(Combined&quot;;[.B612]));COM.MICROSOFT.CONCAT([.B611];&quot; &quot;;[.B612]);[.B612])" office:value-type="string" office:string-value="West Virginia" calcext:value-type="string">
            <text:p>West Virgi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leston Area Medical Center/West virginia University (Charle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1" table:formula="of:=IF([.D613]+[.E613]=[.D612]+[.E612];1;0)" office:value-type="float" office:value="1" calcext:value-type="float">
            <text:p>1</text:p>
          </table:table-cell>
          <table:table-cell table:formula="of:=IF([.F614]=0;[.B613];COM.MICROSOFT.CONCAT([.B613];&quot; &quot;;[.B614]))" office:value-type="string" office:string-value="Charleston Area Medical Center/West virginia University (Charleston" calcext:value-type="string">
            <text:p>Charleston Area Medical Center/West virginia University (Charleston</text:p>
          </table:table-cell>
          <table:table-cell/>
          <table:table-cell table:formula="of:=IF(ISNUMBER(SEARCH(&quot;(Combined&quot;;[.B613]));COM.MICROSOFT.CONCAT([.B612];&quot; &quot;;[.B613]);[.B613])" office:value-type="string" office:string-value="Charleston Area Medical Center/West virginia University (Charleston" calcext:value-type="string">
            <text:p>Charleston Area Medical Center/West virginia University (Charles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sion) Progr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6" calcext:value-type="float">
            <text:p>0.86</text:p>
          </table:table-cell>
          <table:table-cell table:style-name="ce11" table:formula="of:=IF([.D614]+[.E614]=[.D613]+[.E613];1;0)" office:value-type="float" office:value="0" calcext:value-type="float">
            <text:p>0</text:p>
          </table:table-cell>
          <table:table-cell table:formula="of:=IF([.F615]=0;[.B614];COM.MICROSOFT.CONCAT([.B614];&quot; &quot;;[.B615]))" office:value-type="string" office:string-value="Division) Program" calcext:value-type="string">
            <text:p>Division) Program</text:p>
          </table:table-cell>
          <table:table-cell/>
          <table:table-cell table:formula="of:=IF(ISNUMBER(SEARCH(&quot;(Combined&quot;;[.B614]));COM.MICROSOFT.CONCAT([.B613];&quot; &quot;;[.B614]);[.B614])" office:value-type="string" office:string-value="Division) Program" calcext:value-type="string">
            <text:p>Division)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shall University School of Medicine Program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9" calcext:value-type="float">
            <text:p>0.89</text:p>
          </table:table-cell>
          <table:table-cell table:style-name="ce11" table:formula="of:=IF([.D615]+[.E615]=[.D614]+[.E614];1;0)" office:value-type="float" office:value="0" calcext:value-type="float">
            <text:p>0</text:p>
          </table:table-cell>
          <table:table-cell table:formula="of:=IF([.F616]=0;[.B615];COM.MICROSOFT.CONCAT([.B615];&quot; &quot;;[.B616]))" office:value-type="string" office:string-value="Marshall University School of Medicine Program" calcext:value-type="string">
            <text:p>Marshall University School of Medicine Program</text:p>
          </table:table-cell>
          <table:table-cell/>
          <table:table-cell table:formula="of:=IF(ISNUMBER(SEARCH(&quot;(Combined&quot;;[.B615]));COM.MICROSOFT.CONCAT([.B614];&quot; &quot;;[.B615]);[.B615])" office:value-type="string" office:string-value="Marshall University School of Medicine Program" calcext:value-type="string">
            <text:p>Marshall University School of Medicin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Virginia University Progra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616]+[.E616]=[.D615]+[.E615];1;0)" office:value-type="float" office:value="0" calcext:value-type="float">
            <text:p>0</text:p>
          </table:table-cell>
          <table:table-cell table:formula="of:=IF([.F617]=0;[.B616];COM.MICROSOFT.CONCAT([.B616];&quot; &quot;;[.B617]))" office:value-type="string" office:string-value="West Virginia University Program" calcext:value-type="string">
            <text:p>West Virginia University Program</text:p>
          </table:table-cell>
          <table:table-cell/>
          <table:table-cell table:formula="of:=IF(ISNUMBER(SEARCH(&quot;(Combined&quot;;[.B616]));COM.MICROSOFT.CONCAT([.B615];&quot; &quot;;[.B616]);[.B616])" office:value-type="string" office:string-value="West Virginia University Program" calcext:value-type="string">
            <text:p>West Virginia University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0.91" calcext:value-type="float">
            <text:p>0.91</text:p>
          </table:table-cell>
          <table:table-cell table:style-name="ce11" table:formula="of:=IF([.D617]+[.E617]=[.D616]+[.E616];1;0)" office:value-type="float" office:value="0" calcext:value-type="float">
            <text:p>0</text:p>
          </table:table-cell>
          <table:table-cell table:formula="of:=IF([.F618]=0;[.B617];COM.MICROSOFT.CONCAT([.B617];&quot; &quot;;[.B618]))" office:value-type="string" office:string-value="(Combined Internal Medicine-Pediatrics)" calcext:value-type="string">
            <text:p>(Combined Internal Medicine-Pediatrics)</text:p>
          </table:table-cell>
          <table:table-cell/>
          <table:table-cell table:formula="of:=IF(ISNUMBER(SEARCH(&quot;(Combined&quot;;[.B617]));COM.MICROSOFT.CONCAT([.B616];&quot; &quot;;[.B617]);[.B617])" office:value-type="string" office:string-value="West Virginia University Program (Combined Internal Medicine-Pediatrics)" calcext:value-type="string">
            <text:p>West Virginia University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Virginia University School of Medicine/Camden-Clark Progra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6" calcext:value-type="float">
            <text:p>0.36</text:p>
          </table:table-cell>
          <table:table-cell table:style-name="ce11" table:formula="of:=IF([.D618]+[.E618]=[.D617]+[.E617];1;0)" office:value-type="float" office:value="0" calcext:value-type="float">
            <text:p>0</text:p>
          </table:table-cell>
          <table:table-cell table:formula="of:=IF([.F619]=0;[.B618];COM.MICROSOFT.CONCAT([.B618];&quot; &quot;;[.B619]))" office:value-type="string" office:string-value="West Virginia University School of Medicine/Camden-Clark Program" calcext:value-type="string">
            <text:p>West Virginia University School of Medicine/Camden-Clark Program</text:p>
          </table:table-cell>
          <table:table-cell/>
          <table:table-cell table:formula="of:=IF(ISNUMBER(SEARCH(&quot;(Combined&quot;;[.B618]));COM.MICROSOFT.CONCAT([.B617];&quot; &quot;;[.B618]);[.B618])" office:value-type="string" office:string-value="West Virginia University School of Medicine/Camden-Clark Program" calcext:value-type="string">
            <text:p>West Virginia University School of Medicine/Camden-Clark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sconsin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619]+[.E619]=[.D618]+[.E618];1;0)" office:value-type="float" office:value="0" calcext:value-type="float">
            <text:p>0</text:p>
          </table:table-cell>
          <table:table-cell table:formula="of:=IF([.F620]=0;[.B619];COM.MICROSOFT.CONCAT([.B619];&quot; &quot;;[.B620]))" office:value-type="string" office:string-value="Wisconsin Aurora Health Care Program" calcext:value-type="string">
            <text:p>Wisconsin Aurora Health Care Program</text:p>
          </table:table-cell>
          <table:table-cell/>
          <table:table-cell table:formula="of:=IF(ISNUMBER(SEARCH(&quot;(Combined&quot;;[.B619]));COM.MICROSOFT.CONCAT([.B618];&quot; &quot;;[.B619]);[.B619])" office:value-type="string" office:string-value="Wisconsin" calcext:value-type="string">
            <text:p>Wiscons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rora Health Care Program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93" calcext:value-type="float">
            <text:p>0.93</text:p>
          </table:table-cell>
          <table:table-cell table:style-name="ce11" table:formula="of:=IF([.D620]+[.E620]=[.D619]+[.E619];1;0)" office:value-type="float" office:value="1" calcext:value-type="float">
            <text:p>1</text:p>
          </table:table-cell>
          <table:table-cell table:formula="of:=IF([.F621]=0;[.B620];COM.MICROSOFT.CONCAT([.B620];&quot; &quot;;[.B621]))" office:value-type="string" office:string-value="Aurora Health Care Program" calcext:value-type="string">
            <text:p>Aurora Health Care Program</text:p>
          </table:table-cell>
          <table:table-cell/>
          <table:table-cell table:formula="of:=IF(ISNUMBER(SEARCH(&quot;(Combined&quot;;[.B620]));COM.MICROSOFT.CONCAT([.B619];&quot; &quot;;[.B620]);[.B620])" office:value-type="string" office:string-value="Aurora Health Care Program" calcext:value-type="string">
            <text:p>Aurora Health Care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ndersen Lutheran Medical Foundation Progra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" calcext:value-type="float">
            <text:p>0.95</text:p>
          </table:table-cell>
          <table:table-cell table:style-name="ce11" table:formula="of:=IF([.D621]+[.E621]=[.D620]+[.E620];1;0)" office:value-type="float" office:value="0" calcext:value-type="float">
            <text:p>0</text:p>
          </table:table-cell>
          <table:table-cell table:formula="of:=IF([.F622]=0;[.B621];COM.MICROSOFT.CONCAT([.B621];&quot; &quot;;[.B622]))" office:value-type="string" office:string-value="Gundersen Lutheran Medical Foundation Program" calcext:value-type="string">
            <text:p>Gundersen Lutheran Medical Foundation Program</text:p>
          </table:table-cell>
          <table:table-cell/>
          <table:table-cell table:formula="of:=IF(ISNUMBER(SEARCH(&quot;(Combined&quot;;[.B621]));COM.MICROSOFT.CONCAT([.B620];&quot; &quot;;[.B621]);[.B621])" office:value-type="string" office:string-value="Gundersen Lutheran Medical Foundation Program" calcext:value-type="string">
            <text:p>Gundersen Lutheran Medical Foundation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shfield Clinic Progr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5" calcext:value-type="float">
            <text:p>0.85</text:p>
          </table:table-cell>
          <table:table-cell table:style-name="ce11" table:formula="of:=IF([.D622]+[.E622]=[.D621]+[.E621];1;0)" office:value-type="float" office:value="0" calcext:value-type="float">
            <text:p>0</text:p>
          </table:table-cell>
          <table:table-cell table:formula="of:=IF([.F623]=0;[.B622];COM.MICROSOFT.CONCAT([.B622];&quot; &quot;;[.B623]))" office:value-type="string" office:string-value="Marshfield Clinic Program" calcext:value-type="string">
            <text:p>Marshfield Clinic Program</text:p>
          </table:table-cell>
          <table:table-cell/>
          <table:table-cell table:formula="of:=IF(ISNUMBER(SEARCH(&quot;(Combined&quot;;[.B622]));COM.MICROSOFT.CONCAT([.B621];&quot; &quot;;[.B622]);[.B622])" office:value-type="string" office:string-value="Marshfield Clinic Program" calcext:value-type="string">
            <text:p>Marshfield Clinic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l College of Wisconsin Affiliated Hospitals Program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" calcext:value-type="float">
            <text:p>0.99</text:p>
          </table:table-cell>
          <table:table-cell table:style-name="ce11" table:formula="of:=IF([.D623]+[.E623]=[.D622]+[.E622];1;0)" office:value-type="float" office:value="0" calcext:value-type="float">
            <text:p>0</text:p>
          </table:table-cell>
          <table:table-cell table:formula="of:=IF([.F624]=0;[.B623];COM.MICROSOFT.CONCAT([.B623];&quot; &quot;;[.B624]))" office:value-type="string" office:string-value="Medical College of Wisconsin Affiliated Hospitals Program" calcext:value-type="string">
            <text:p>Medical College of Wisconsin Affiliated Hospitals Program</text:p>
          </table:table-cell>
          <table:table-cell/>
          <table:table-cell table:formula="of:=IF(ISNUMBER(SEARCH(&quot;(Combined&quot;;[.B623]));COM.MICROSOFT.CONCAT([.B622];&quot; &quot;;[.B623]);[.B623])" office:value-type="string" office:string-value="Medical College of Wisconsin Affiliated Hospitals Program" calcext:value-type="string">
            <text:p>Medical College of Wisconsin Affiliated Hospitals 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Combined Internal Medicine-Pediatrics)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IF([.D624]+[.E624]=[.D623]+[.E623];1;0)" office:value-type="float" office:value="0" calcext:value-type="float">
            <text:p>0</text:p>
          </table:table-cell>
          <table:table-cell table:formula="of:=IF([.F625]=0;[.B624];COM.MICROSOFT.CONCAT([.B624];&quot; &quot;;[.B625]))" office:value-type="string" office:string-value="(Combined Internal Medicine-Pediatrics) University of Wisconsin Hospitals and Clinics Program" calcext:value-type="string">
            <text:p>(Combined Internal Medicine-Pediatrics) University of Wisconsin Hospitals and Clinics Program</text:p>
          </table:table-cell>
          <table:table-cell/>
          <table:table-cell table:formula="of:=IF(ISNUMBER(SEARCH(&quot;(Combined&quot;;[.B624]));COM.MICROSOFT.CONCAT([.B623];&quot; &quot;;[.B624]);[.B624])" office:value-type="string" office:string-value="Medical College of Wisconsin Affiliated Hospitals Program (Combined Internal Medicine-Pediatrics)" calcext:value-type="string">
            <text:p>Medical College of Wisconsin Affiliated Hospitals Program (Combined Internal Medicine-Pediatric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Wisconsin Hospitals and Clinics Program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1" table:formula="of:=IF([.D625]+[.E625]=[.D624]+[.E624];1;0)" office:value-type="float" office:value="1" calcext:value-type="float">
            <text:p>1</text:p>
          </table:table-cell>
          <table:table-cell table:formula="of:=IF([.F626]=0;[.B625];COM.MICROSOFT.CONCAT([.B625];&quot; &quot;;[.B626]))" office:value-type="string" office:string-value="University of Wisconsin Hospitals and Clinics Program" calcext:value-type="string">
            <text:p>University of Wisconsin Hospitals and Clinics Program</text:p>
          </table:table-cell>
          <table:table-cell/>
          <table:table-cell table:formula="of:=IF(ISNUMBER(SEARCH(&quot;(Combined&quot;;[.B625]));COM.MICROSOFT.CONCAT([.B624];&quot; &quot;;[.B625]);[.B625])" office:value-type="string" office:string-value="University of Wisconsin Hospitals and Clinics Program" calcext:value-type="string">
            <text:p>University of Wisconsin Hospitals and Clinics Program</text:p>
          </table:table-cell>
          <table:table-cell/>
        </table:table-row>
        <table:table-row table:style-name="ro1">
          <table:table-cell table:number-columns-repeated="4"/>
          <table:table-cell table:style-name="ce9"/>
          <table:table-cell table:style-name="ce11"/>
          <table:table-cell table:number-columns-repeated="4"/>
        </table:table-row>
        <table:table-row table:style-name="ro1" table:number-rows-repeated="104794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internal_medicine_pass_rates.A1:internal_medicine_pass_rates.E62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1:42:27.129826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02T11:44:29.006525754</dc:date>
    <meta:editing-duration>PT40M49S</meta:editing-duration>
    <meta:editing-cycles>6</meta:editing-cycles>
    <meta:document-statistic meta:table-count="1" meta:cell-count="3749" meta:object-count="0"/>
  </office:meta>
</office:document-meta>
</file>